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fo:keep-together="always"/>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fo:keep-together="always"/>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fo:keep-together="always"/>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fo:keep-together="always"/>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fo:keep-together="always"/>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41" style:family="table">
      <style:table-properties style:width="16.531cm" table:align="right"/>
    </style:style>
    <style:style style:name="Table41.A" style:family="table-column">
      <style:table-column-properties style:column-width="16.531cm"/>
    </style:style>
    <style:style style:name="Table41.A1" style:family="table-cell">
      <style:table-cell-properties fo:padding="0.097cm" fo:border="0.002cm solid #000000"/>
    </style:style>
    <style:style style:name="Table41.A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4" style:family="table">
      <style:table-properties style:width="16.071cm" table:align="right"/>
    </style:style>
    <style:style style:name="Table4.A" style:family="table-column">
      <style:table-column-properties style:column-width="5.722cm"/>
    </style:style>
    <style:style style:name="Table4.B" style:family="table-column">
      <style:table-column-properties style:column-width="10.349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fo:margin-left="1.007cm" fo:margin-right="0.011cm" table:align="margins"/>
    </style:style>
    <style:style style:name="areaAttribute.A" style:family="table-column">
      <style:table-column-properties style:rel-column-width="8269*"/>
    </style:style>
    <style:style style:name="areaAttribute.B" style:family="table-column">
      <style:table-column-properties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fo:margin-left="0.997cm" fo:margin-right="0.007cm" style:page-number="0" table:align="margins"/>
    </style:style>
    <style:style style:name="Table15.A" style:family="table-column">
      <style:table-column-properties style:rel-column-width="49198*"/>
    </style:style>
    <style:style style:name="Table15.B" style:family="table-column">
      <style:table-column-properties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fo:margin-left="0.998cm" fo:margin-right="0.007cm" table:align="margins"/>
    </style:style>
    <style:style style:name="Table9.A" style:family="table-column">
      <style:table-column-properties style:rel-column-width="12554*"/>
    </style:style>
    <style:style style:name="Table9.B" style:family="table-column">
      <style:table-column-properties style:rel-column-width="52981*"/>
    </style:style>
    <style:style style:name="Table9.1" style:family="table-row">
      <style:table-row-properties style:keep-together="false" fo:keep-together="always"/>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fo:margin-left="0.998cm" fo:margin-right="0.007cm" table:align="margins"/>
    </style:style>
    <style:style style:name="Table10.A" style:family="table-column">
      <style:table-column-properties style:rel-column-width="10800*"/>
    </style:style>
    <style:style style:name="Table10.B" style:family="table-column">
      <style:table-column-properties style:rel-column-width="13610*"/>
    </style:style>
    <style:style style:name="Table10.C" style:family="table-column">
      <style:table-column-properties style:rel-column-width="41125*"/>
    </style:style>
    <style:style style:name="Table10.1" style:family="table-row">
      <style:table-row-properties style:keep-together="false" fo:keep-together="always"/>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fo:keep-together="always"/>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fo:keep-together="always"/>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fo:keep-together="always"/>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fo:margin-left="0.998cm" fo:margin-right="0.007cm" table:align="margins"/>
    </style:style>
    <style:style style:name="Table18.A" style:family="table-column">
      <style:table-column-properties style:rel-column-width="10798*"/>
    </style:style>
    <style:style style:name="Table18.B" style:family="table-column">
      <style:table-column-properties style:rel-column-width="13607*"/>
    </style:style>
    <style:style style:name="Table18.C" style:family="table-column">
      <style:table-column-properties style:rel-column-width="41130*"/>
    </style:style>
    <style:style style:name="Table18.1" style:family="table-row">
      <style:table-row-properties style:keep-together="false" fo:keep-together="always"/>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586cm" table:align="right"/>
    </style:style>
    <style:style style:name="Table3.A" style:family="table-column">
      <style:table-column-properties style:column-width="2.272cm"/>
    </style:style>
    <style:style style:name="Table3.B" style:family="table-column">
      <style:table-column-properties style:column-width="7.038cm"/>
    </style:style>
    <style:style style:name="Table3.C" style:family="table-column">
      <style:table-column-properties style:column-width="8.276cm"/>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background-color="#ffffcc"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fo:margin-left="0.997cm" fo:margin-right="0.007cm" table:align="margins"/>
    </style:style>
    <style:style style:name="Table21.A" style:family="table-column">
      <style:table-column-properties style:rel-column-width="17215*"/>
    </style:style>
    <style:style style:name="Table21.B" style:family="table-column">
      <style:table-column-properties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fo:font-weight="bold" style:font-size-asian="20pt" style:font-weight-asian="bold" style:font-size-complex="20pt" style:font-weight-complex="bold"/>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Contents_20_4">
      <style:paragraph-properties>
        <style:tab-stops>
          <style:tab-stop style:position="16.092cm" style:type="right" style:leader-style="dotted" style:leader-text="."/>
        </style:tab-stops>
      </style:paragraph-properties>
    </style:style>
    <style:style style:name="P16" style:family="paragraph" style:parent-style-name="Text_20_body_20_indent">
      <style:text-properties fo:font-weight="bold" style:font-weight-asian="bold" style:font-weight-complex="bold"/>
    </style:style>
    <style:style style:name="P17" style:family="paragraph" style:parent-style-name="Text_20_body_20_indent" style:list-style-name="L1"/>
    <style:style style:name="P18" style:family="paragraph" style:parent-style-name="Text_20_body_20_indent">
      <style:text-properties style:language-asian="zh" style:country-asian="TW"/>
    </style:style>
    <style:style style:name="P19" style:family="paragraph" style:parent-style-name="Heading_20_3">
      <style:text-properties style:language-asian="zh" style:country-asian="TW"/>
    </style:style>
    <style:style style:name="P20" style:family="paragraph" style:parent-style-name="Text_20_body">
      <style:text-properties style:language-asian="zh" style:country-asian="TW"/>
    </style:style>
    <style:style style:name="P21" style:family="paragraph" style:parent-style-name="Tip">
      <style:text-properties style:language-asian="zh" style:country-asian="TW"/>
    </style:style>
    <style:style style:name="P22" style:family="paragraph" style:parent-style-name="Text_20_body" style:list-style-name="L3">
      <style:paragraph-properties fo:margin-left="1.203cm" fo:margin-right="0cm" fo:text-indent="0cm" style:auto-text-indent="false"/>
    </style:style>
    <style:style style:name="P23" style:family="paragraph" style:parent-style-name="Text_20_body_20_indent_20_2">
      <style:text-properties style:language-asian="zh" style:country-asian="TW"/>
    </style:style>
    <style:style style:name="P24" style:family="paragraph" style:parent-style-name="Text_20_body_20_indent">
      <style:paragraph-properties fo:margin-left="1cm" fo:margin-right="0cm" fo:text-indent="0cm" style:auto-text-indent="false"/>
    </style:style>
    <style:style style:name="P25" style:family="paragraph" style:parent-style-name="Code_20_Indent">
      <style:text-properties style:language-asian="zh" style:country-asian="TW"/>
    </style:style>
    <style:style style:name="P26" style:family="paragraph" style:parent-style-name="Footnote">
      <style:text-properties style:font-name="Courier New1"/>
    </style:style>
    <style:style style:name="P27" style:family="paragraph" style:parent-style-name="Text_20_body_20_indent_20_3">
      <style:text-properties style:language-asian="zh" style:country-asian="TW"/>
    </style:style>
    <style:style style:name="P28" style:family="paragraph" style:parent-style-name="Text_20_body_20_indent_20_2">
      <style:text-properties style:font-name="Verdana1" style:language-asian="zh" style:country-asian="TW"/>
    </style:style>
    <style:style style:name="P29" style:family="paragraph" style:parent-style-name="Text_20_body_20_indent" style:list-style-name="L4"/>
    <style:style style:name="P30" style:family="paragraph" style:parent-style-name="Text_20_body_20_indent" style:list-style-name="L5">
      <style:paragraph-properties fo:margin-left="1cm" fo:margin-right="0cm" fo:text-indent="0cm" style:auto-text-indent="false"/>
    </style:style>
    <style:style style:name="P31" style:family="paragraph" style:parent-style-name="Heading_20_4">
      <style:paragraph-properties fo:margin-left="1.499cm" fo:margin-right="0cm" fo:margin-top="0.72cm" fo:margin-bottom="0.21cm" fo:line-height="125%" fo:text-align="justify" style:justify-single-word="false" fo:text-indent="0cm" style:auto-text-indent="false" fo:background-color="transparent" fo:keep-with-next="always">
        <style:tab-stops/>
        <style:background-image/>
      </style:paragraph-properties>
      <style:text-properties style:font-name="Tahoma1"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32"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3" style:family="paragraph" style:parent-style-name="Text_20_body_20_indent_20_2" style:list-style-name="L6">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4" style:family="paragraph" style:parent-style-name="Text_20_body_20_indent" style:list-style-name="L6">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5" style:family="paragraph" style:parent-style-name="Text_20_body_20_indent_20_3">
      <style:paragraph-properties fo:margin-left="2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6" style:family="paragraph" style:parent-style-name="Text_20_body_20_indent_20_3" style:list-style-name="L7"/>
    <style:style style:name="P37" style:family="paragraph" style:parent-style-name="Text_20_body_20_indent_20_2" style:list-style-name="L7"/>
    <style:style style:name="P38" style:family="paragraph" style:parent-style-name="Text_20_body_20_indent" style:master-page-name="">
      <style:paragraph-properties fo:margin-left="1cm" fo:margin-right="0cm" fo:text-indent="0cm" style:auto-text-indent="false" fo:keep-with-next="always"/>
    </style:style>
    <style:style style:name="P39" style:family="paragraph" style:parent-style-name="Table_20_Contents">
      <style:text-properties style:language-asian="zh" style:country-asian="TW"/>
    </style:style>
    <style:style style:name="P40" style:family="paragraph" style:parent-style-name="Table_20_Contents">
      <style:paragraph-properties fo:text-align="center" style:justify-single-word="false"/>
      <style:text-properties style:font-name="Courier New1"/>
    </style:style>
    <style:style style:name="P41" style:family="paragraph" style:parent-style-name="Table_20_Heading">
      <style:text-properties style:language-asian="zh" style:country-asian="TW"/>
    </style:style>
    <style:style style:name="P42" style:family="paragraph" style:parent-style-name="Text_20_body_20_indent" style:list-style-name="L8">
      <style:paragraph-properties fo:text-align="start" style:justify-single-word="false"/>
    </style:style>
    <style:style style:name="P43" style:family="paragraph" style:parent-style-name="Text_20_body_20_indent" style:list-style-name="L8">
      <style:paragraph-properties fo:text-align="start" style:justify-single-word="false"/>
      <style:text-properties style:language-asian="zh" style:country-asian="TW"/>
    </style:style>
    <style:style style:name="P44" style:family="paragraph" style:parent-style-name="Text_20_body" style:list-style-name="L9">
      <style:text-properties style:language-asian="zh" style:country-asian="TW"/>
    </style:style>
    <style:style style:name="P45" style:family="paragraph" style:parent-style-name="Table_20_Contents">
      <style:text-properties style:font-name="Courier New1"/>
    </style:style>
    <style:style style:name="P46" style:family="paragraph" style:parent-style-name="Table_20_Contents">
      <style:text-properties style:font-name="Verdana1" style:font-name-asian="Verdana1" style:language-asian="zh" style:country-asian="TW"/>
    </style:style>
    <style:style style:name="P47" style:family="paragraph" style:parent-style-name="Table_20_Contents">
      <style:text-properties style:font-name="Courier New1" style:font-name-asian="Verdana1"/>
    </style:style>
    <style:style style:name="P48" style:family="paragraph" style:parent-style-name="Table_20_Contents">
      <style:text-properties style:font-name="Verdana1" style:font-name-asian="Verdana1"/>
    </style:style>
    <style:style style:name="P49" style:family="paragraph" style:parent-style-name="Table_20_Contents">
      <style:text-properties style:font-name="Verdana1"/>
    </style:style>
    <style:style style:name="P50" style:family="paragraph" style:parent-style-name="Table_20_Contents">
      <style:text-properties style:font-name="Courier New1" style:language-asian="zh" style:country-asian="TW"/>
    </style:style>
    <style:style style:name="P51" style:family="paragraph" style:parent-style-name="Table_20_Contents">
      <style:text-properties style:font-name="Verdana1" style:language-asian="zh" style:country-asian="TW"/>
    </style:style>
    <style:style style:name="P52" style:family="paragraph" style:parent-style-name="Text_20_body_20_indent" style:list-style-name="L10"/>
    <style:style style:name="P53" style:family="paragraph" style:parent-style-name="Text_20_body_20_indent">
      <style:text-properties style:font-name="Courier New1"/>
    </style:style>
    <style:style style:name="P54" style:family="paragraph" style:parent-style-name="Text_20_body_20_indent_20_2">
      <style:text-properties style:font-name="Courier New1"/>
    </style:style>
    <style:style style:name="P55" style:family="paragraph" style:parent-style-name="Text_20_body_20_indent">
      <style:text-properties style:font-name="Courier New1" style:language-asian="zh" style:country-asian="TW"/>
    </style:style>
    <style:style style:name="P56" style:family="paragraph" style:parent-style-name="Heading_20_4">
      <style:text-properties style:language-asian="zh" style:country-asian="TW"/>
    </style:style>
    <style:style style:name="P57" style:family="paragraph" style:parent-style-name="Table_20_Contents">
      <style:text-properties fo:font-style="normal" style:language-asian="zh" style:country-asian="TW" style:font-style-asian="normal" style:font-style-complex="normal"/>
    </style:style>
    <style:style style:name="P58" style:family="paragraph" style:parent-style-name="Text_20_body_20_indent">
      <style:text-properties fo:font-style="normal" style:font-style-asian="normal" style:font-style-complex="normal"/>
    </style:style>
    <style:style style:name="P59" style:family="paragraph" style:parent-style-name="Text_20_body_20_indent_20_2" style:list-style-name="L11">
      <style:text-properties style:language-asian="zh" style:country-asian="TW"/>
    </style:style>
    <style:style style:name="P60" style:family="paragraph" style:parent-style-name="Code_20_Indent_20_2">
      <style:text-properties style:language-asian="zh" style:country-asian="TW"/>
    </style:style>
    <style:style style:name="P61" style:family="paragraph" style:parent-style-name="Text_20_body">
      <style:text-properties style:font-name="Courier New1"/>
    </style:style>
    <style:style style:name="P62" style:family="paragraph" style:parent-style-name="Table_20_Contents">
      <style:paragraph-properties fo:margin-left="1.251cm" fo:margin-right="0cm" fo:text-indent="0cm" style:auto-text-indent="false"/>
    </style:style>
    <style:style style:name="P63" style:family="paragraph" style:parent-style-name="Table_20_Contents">
      <style:paragraph-properties fo:margin-left="1.251cm" fo:margin-right="0cm" fo:text-indent="0cm" style:auto-text-indent="false"/>
      <style:text-properties style:language-asian="zh" style:country-asian="TW"/>
    </style:style>
    <style:style style:name="P64" style:family="paragraph" style:parent-style-name="Table_20_Contents">
      <style:paragraph-properties fo:margin-left="1.251cm" fo:margin-right="0cm" fo:text-indent="0cm" style:auto-text-indent="false"/>
      <style:text-properties style:font-name="Courier New1" style:language-asian="zh" style:country-asian="TW"/>
    </style:style>
    <style:style style:name="P65" style:family="paragraph" style:parent-style-name="Table_20_Heading">
      <style:text-properties style:font-name="Courier New1" style:language-asian="zh" style:country-asian="TW"/>
    </style:style>
    <style:style style:name="P66" style:family="paragraph" style:parent-style-name="Table_20_Heading">
      <style:text-properties style:font-name="Courier New1"/>
    </style:style>
    <style:style style:name="P67" style:family="paragraph" style:parent-style-name="Table_20_Contents">
      <style:paragraph-properties fo:text-align="center" style:justify-single-word="false"/>
    </style:style>
    <style:style style:name="P68" style:family="paragraph" style:parent-style-name="Table_20_Contents">
      <style:paragraph-properties fo:text-align="center" style:justify-single-word="false"/>
      <style:text-properties fo:font-style="normal" style:font-style-asian="normal" style:font-style-complex="normal"/>
    </style:style>
    <style:style style:name="P69" style:family="paragraph" style:parent-style-name="Text_20_body_20_indent">
      <style:text-properties style:font-name="Verdana1" style:language-asian="zh" style:country-asian="TW"/>
    </style:style>
    <style:style style:name="P70" style:family="paragraph" style:parent-style-name="Mouseless" style:list-style-name="L12"/>
    <style:style style:name="P71" style:family="paragraph" style:parent-style-name="Mouseless" style:list-style-name="L12">
      <style:text-properties style:language-asian="zh" style:country-asian="TW"/>
    </style:style>
    <style:style style:name="P72" style:family="paragraph" style:parent-style-name="Text_20_body_20_indent_20_2" style:list-style-name="L13"/>
    <style:style style:name="P73" style:family="paragraph" style:parent-style-name="Text_20_body_20_indent_20_2" style:list-style-name="L14">
      <style:text-properties style:language-asian="zh" style:country-asian="TW"/>
    </style:style>
    <style:style style:name="P74" style:family="paragraph" style:parent-style-name="Code_20_Indent_20_3">
      <style:text-properties style:language-asian="zh" style:country-asian="TW"/>
    </style:style>
    <style:style style:name="P75" style:family="paragraph" style:parent-style-name="Text_20_body" style:list-style-name="L15">
      <style:text-properties style:language-asian="zh" style:country-asian="TW"/>
    </style:style>
    <style:style style:name="P76" style:family="paragraph" style:parent-style-name="Heading_20_4">
      <style:text-properties style:font-name="Verdana1"/>
    </style:style>
    <style:style style:name="P77" style:family="paragraph" style:parent-style-name="Text_20_body_20_indent">
      <style:text-properties fo:font-weight="normal" style:font-weight-asian="normal" style:font-weight-complex="normal"/>
    </style:style>
    <style:style style:name="P78" style:family="paragraph" style:parent-style-name="Text_20_body_20_indent">
      <style:paragraph-properties fo:margin-left="0cm" fo:margin-right="0cm" fo:text-indent="0cm" style:auto-text-indent="false"/>
    </style:style>
    <style:style style:name="P79" style:family="paragraph" style:parent-style-name="Text_20_body" style:list-style-name="L16">
      <style:paragraph-properties fo:margin-top="0.349cm" fo:margin-bottom="0cm"/>
    </style:style>
    <style:style style:name="P80" style:family="paragraph" style:parent-style-name="Text_20_body" style:list-style-name="L17">
      <style:paragraph-properties fo:margin-top="0.349cm" fo:margin-bottom="0cm"/>
    </style:style>
    <style:style style:name="P81" style:family="paragraph" style:parent-style-name="Text_20_body" style:list-style-name="L18">
      <style:paragraph-properties fo:margin-top="0.349cm" fo:margin-bottom="0cm"/>
    </style:style>
    <style:style style:name="P82" style:family="paragraph" style:parent-style-name="Text_20_body" style:list-style-name="L19">
      <style:paragraph-properties fo:margin-top="0.349cm" fo:margin-bottom="0cm"/>
    </style:style>
    <style:style style:name="P83" style:family="paragraph" style:parent-style-name="Text_20_body" style:list-style-name="L20">
      <style:paragraph-properties fo:margin-top="0.349cm" fo:margin-bottom="0cm"/>
    </style:style>
    <style:style style:name="P84" style:family="paragraph" style:parent-style-name="Text_20_body">
      <style:paragraph-properties fo:margin-top="0.349cm" fo:margin-bottom="0cm"/>
    </style:style>
    <style:style style:name="P85" style:family="paragraph" style:parent-style-name="Text_20_body">
      <style:paragraph-properties fo:margin-top="0.349cm" fo:margin-bottom="0cm"/>
      <style:text-properties style:language-asian="zh" style:country-asian="TW"/>
    </style:style>
    <style:style style:name="P86" style:family="paragraph" style:parent-style-name="Text_20_body_20_indent" style:list-style-name="L21">
      <style:text-properties style:language-asian="zh" style:country-asian="TW"/>
    </style:style>
    <style:style style:name="P87" style:family="paragraph" style:parent-style-name="Text_20_body_20_indent" style:list-style-name="L21"/>
    <style:style style:name="P88" style:family="paragraph" style:parent-style-name="Text_20_body_20_indent" style:list-style-name="L22">
      <style:text-properties style:language-asian="zh" style:country-asian="TW"/>
    </style:style>
    <style:style style:name="P89" style:family="paragraph" style:parent-style-name="Text_20_body_20_indent" style:list-style-name="L23">
      <style:text-properties style:language-asian="zh" style:country-asian="TW"/>
    </style:style>
    <style:style style:name="P90" style:family="paragraph" style:parent-style-name="Text_20_body_20_indent" style:list-style-name="L24">
      <style:text-properties style:language-asian="zh" style:country-asian="TW"/>
    </style:style>
    <style:style style:name="P91" style:family="paragraph" style:parent-style-name="Text_20_body" style:list-style-name="L25"/>
    <style:style style:name="P92" style:family="paragraph" style:parent-style-name="Text_20_body" style:list-style-name="L25">
      <style:paragraph-properties fo:margin-top="0.349cm" fo:margin-bottom="0cm"/>
    </style:style>
    <style:style style:name="P93" style:family="paragraph" style:parent-style-name="Text_20_body" style:list-style-name="L26">
      <style:paragraph-properties fo:margin-top="0.349cm" fo:margin-bottom="0cm"/>
    </style:style>
    <style:style style:name="P94" style:family="paragraph" style:parent-style-name="Text_20_body" style:list-style-name="L27">
      <style:paragraph-properties fo:margin-top="0.349cm" fo:margin-bottom="0cm"/>
    </style:style>
    <style:style style:name="P95" style:family="paragraph" style:parent-style-name="Mouseless" style:list-style-name="L28"/>
    <style:style style:name="P96" style:family="paragraph" style:parent-style-name="Mouseless" style:list-style-name="L28">
      <style:text-properties style:language-asian="zh" style:country-asian="TW"/>
    </style:style>
    <style:style style:name="P97" style:family="paragraph" style:parent-style-name="Text_20_body_20_indent" style:list-style-name="L29">
      <style:text-properties style:language-asian="zh" style:country-asian="TW"/>
    </style:style>
    <style:style style:name="P98" style:family="paragraph" style:parent-style-name="Text_20_body_20_indent" style:list-style-name="L30">
      <style:text-properties style:language-asian="zh" style:country-asian="TW"/>
    </style:style>
    <style:style style:name="P99" style:family="paragraph" style:parent-style-name="Text_20_body_20_indent" style:list-style-name="L31">
      <style:text-properties style:language-asian="zh" style:country-asian="TW"/>
    </style:style>
    <style:style style:name="P100" style:family="paragraph" style:parent-style-name="Text_20_body" style:list-style-name="L32">
      <style:paragraph-properties fo:margin-top="0.349cm" fo:margin-bottom="0cm"/>
    </style:style>
    <style:style style:name="P101" style:family="paragraph" style:parent-style-name="Text_20_body" style:list-style-name="L33">
      <style:paragraph-properties fo:margin-top="0.349cm" fo:margin-bottom="0cm"/>
    </style:style>
    <style:style style:name="P102" style:family="paragraph" style:parent-style-name="Text_20_body" style:list-style-name="L34">
      <style:paragraph-properties fo:margin-top="0.349cm" fo:margin-bottom="0cm"/>
    </style:style>
    <style:style style:name="P103" style:family="paragraph" style:parent-style-name="Text_20_body" style:list-style-name="L35">
      <style:paragraph-properties fo:margin-top="0.349cm" fo:margin-bottom="0cm"/>
    </style:style>
    <style:style style:name="P104" style:family="paragraph" style:parent-style-name="Text_20_body" style:list-style-name="L35">
      <style:paragraph-properties fo:margin-top="0.349cm" fo:margin-bottom="0cm"/>
      <style:text-properties style:language-asian="zh" style:country-asian="TW"/>
    </style:style>
    <style:style style:name="P105" style:family="paragraph" style:parent-style-name="Mouseless" style:list-style-name="L36"/>
    <style:style style:name="P106" style:family="paragraph" style:parent-style-name="Mouseless" style:list-style-name="L36">
      <style:text-properties style:language-asian="zh" style:country-asian="TW"/>
    </style:style>
    <style:style style:name="P107" style:family="paragraph" style:parent-style-name="Mouseless" style:list-style-name="L37"/>
    <style:style style:name="P108" style:family="paragraph" style:parent-style-name="Mouseless" style:list-style-name="L38"/>
    <style:style style:name="P109" style:family="paragraph" style:parent-style-name="Table_20_Heading">
      <style:paragraph-properties fo:margin-left="-0.072cm" fo:margin-right="-0.097cm" fo:text-indent="0cm" style:auto-text-indent="false"/>
    </style:style>
    <style:style style:name="P110" style:family="paragraph" style:parent-style-name="Text_20_body_20_indent" style:list-style-name="L39"/>
    <style:style style:name="P111" style:family="paragraph" style:parent-style-name="Text_20_body_20_indent">
      <style:paragraph-properties fo:margin-left="1.011cm" fo:margin-right="0cm" fo:text-indent="0cm" style:auto-text-indent="false"/>
    </style:style>
    <style:style style:name="P112" style:family="paragraph" style:parent-style-name="Text_20_body_20_indent">
      <style:paragraph-properties fo:margin-top="0cm" fo:margin-bottom="0cm"/>
      <style:text-properties style:language-asian="zh" style:country-asian="TW"/>
    </style:style>
    <style:style style:name="P113" style:family="paragraph" style:parent-style-name="Text_20_body" style:list-style-name="L40"/>
    <style:style style:name="P114" style:family="paragraph" style:parent-style-name="Text_20_body" style:list-style-name="L40">
      <style:text-properties style:language-asian="zh" style:country-asian="TW"/>
    </style:style>
    <style:style style:name="P115" style:family="paragraph" style:parent-style-name="Text_20_body_20_indent_20_2" style:list-style-name="L41">
      <style:text-properties style:language-asian="zh" style:country-asian="TW"/>
    </style:style>
    <style:style style:name="P116" style:family="paragraph" style:parent-style-name="Text_20_body_20_indent_20_2" style:list-style-name="L41">
      <style:text-properties style:font-name="Verdana1" fo:font-style="normal" style:language-asian="zh" style:country-asian="TW" style:font-style-asian="normal" style:font-style-complex="normal"/>
    </style:style>
    <style:style style:name="P117" style:family="paragraph" style:parent-style-name="Table_20_Contents">
      <style:paragraph-properties fo:margin-left="0.499cm" fo:margin-right="0cm" fo:text-indent="0cm" style:auto-text-indent="false"/>
      <style:text-properties style:language-asian="zh" style:country-asian="TW"/>
    </style:style>
    <style:style style:name="P118"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119"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120" style:family="paragraph" style:parent-style-name="Table_20_Contents">
      <style:paragraph-properties fo:keep-with-next="auto"/>
    </style:style>
    <style:style style:name="P121" style:family="paragraph" style:parent-style-name="Table_20_Contents">
      <style:paragraph-properties fo:text-align="center" style:justify-single-word="false"/>
      <style:text-properties style:font-name="Courier New1" style:font-name-asian="Courier New1"/>
    </style:style>
    <style:style style:name="P122" style:family="paragraph" style:parent-style-name="Table_20_Contents">
      <style:paragraph-properties fo:text-align="center" style:justify-single-word="false"/>
      <style:text-properties style:font-name="Courier New1" style:font-name-asian="Courier New1" style:font-name-complex="Courier New1"/>
    </style:style>
    <style:style style:name="P123" style:family="paragraph" style:parent-style-name="Table_20_Contents">
      <style:paragraph-properties fo:text-align="start" style:justify-single-word="false"/>
      <style:text-properties style:font-name="Courier New1" style:font-name-asian="Courier New1"/>
    </style:style>
    <style:style style:name="P124" style:family="paragraph" style:parent-style-name="Table_20_Contents">
      <style:paragraph-properties fo:margin-top="0cm" fo:margin-bottom="0.349cm"/>
      <style:text-properties fo:font-size="2pt" style:font-size-asian="2pt" style:language-asian="zh" style:country-asian="TW" style:font-size-complex="2pt"/>
    </style:style>
    <style:style style:name="P125" style:family="paragraph" style:parent-style-name="Table_20_Contents">
      <style:paragraph-properties fo:margin-left="0cm" fo:margin-right="0cm" fo:margin-top="0cm" fo:margin-bottom="0cm" fo:line-height="90%" fo:text-align="start" style:justify-single-word="false" fo:text-indent="0cm" style:auto-text-indent="false" fo:background-color="transparent" style:shadow="none" text:number-lines="false" text:line-number="0">
        <style:tab-stops/>
        <style:background-image/>
      </style:paragraph-properties>
      <style:text-properties style:font-name="Courier New1" fo:font-size="10pt" style:font-size-asian="10pt" style:language-asian="zh" style:country-asian="TW"/>
    </style:style>
    <style:style style:name="P126" style:family="paragraph" style:parent-style-name="Table_20_Contents">
      <style:text-properties style:font-name="Courier New1" fo:font-style="normal" style:font-style-asian="normal" style:font-style-complex="normal"/>
    </style:style>
    <style:style style:name="P127" style:family="paragraph" style:parent-style-name="Table_20_Contents">
      <style:text-properties style:font-name="Verdana1" fo:font-style="italic" style:font-style-asian="italic" style:font-style-complex="italic"/>
    </style:style>
    <style:style style:name="P128" style:family="paragraph" style:parent-style-name="Code_20_Indent">
      <style:text-properties fo:color="#dc2300"/>
    </style:style>
    <style:style style:name="P129" style:family="paragraph" style:parent-style-name="Footnote">
      <style:text-properties style:language-asian="zh" style:country-asian="TW"/>
    </style:style>
    <style:style style:name="P130" style:family="paragraph" style:parent-style-name="Text_20_body" style:list-style-name="L42">
      <style:text-properties style:language-asian="zh" style:country-asian="TW"/>
    </style:style>
    <style:style style:name="P131" style:family="paragraph" style:parent-style-name="Text_20_body_20_indent" style:list-style-name="L43">
      <style:text-properties style:language-asian="zh" style:country-asian="TW"/>
    </style:style>
    <style:style style:name="P132" style:family="paragraph" style:parent-style-name="Code_20_Indent">
      <style:text-properties fo:color="#0000ff"/>
    </style:style>
    <style:style style:name="P133" style:family="paragraph" style:parent-style-name="Text_20_body" style:list-style-name="L44">
      <style:text-properties style:language-asian="zh" style:country-asian="TW"/>
    </style:style>
    <style:style style:name="P134" style:family="paragraph" style:parent-style-name="Text_20_body_20_indent" style:list-style-name="L45">
      <style:paragraph-properties fo:margin-left="0cm" fo:margin-right="0cm" fo:text-indent="0cm" style:auto-text-indent="false"/>
    </style:style>
    <style:style style:name="P135" style:family="paragraph" style:parent-style-name="Text_20_body_20_indent_20_2" style:list-style-name="L46"/>
    <style:style style:name="P136" style:family="paragraph" style:parent-style-name="Text_20_body_20_indent_20_2" style:list-style-name="L47">
      <style:paragraph-properties fo:margin-left="0cm" fo:margin-right="0cm" fo:text-indent="0cm" style:auto-text-indent="false"/>
    </style:style>
    <style:style style:name="P137" style:family="paragraph" style:parent-style-name="Text_20_body_20_indent_20_2" style:list-style-name="L48">
      <style:paragraph-properties fo:margin-left="0cm" fo:margin-right="0cm" fo:text-indent="0cm" style:auto-text-indent="false"/>
    </style:style>
    <style:style style:name="P138" style:family="paragraph" style:parent-style-name="Text_20_body" style:list-style-name="L49">
      <style:text-properties style:language-asian="zh" style:country-asian="TW"/>
    </style:style>
    <style:style style:name="P139" style:family="paragraph" style:parent-style-name="Text_20_body" style:list-style-name="L50">
      <style:text-properties style:language-asian="zh" style:country-asian="TW"/>
    </style:style>
    <style:style style:name="P140" style:family="paragraph" style:parent-style-name="Table_20_Heading">
      <style:paragraph-properties fo:text-align="start" style:justify-single-word="false"/>
    </style:style>
    <style:style style:name="P141" style:family="paragraph" style:parent-style-name="Tip">
      <style:text-properties style:font-name="Courier New1" style:language-asian="zh" style:country-asian="TW"/>
    </style:style>
    <style:style style:name="P142" style:family="paragraph" style:parent-style-name="Heading_20_1">
      <style:paragraph-properties fo:margin-left="0cm" fo:margin-right="0cm" fo:text-indent="0cm" style:auto-text-indent="false"/>
    </style:style>
    <style:style style:name="P143" style:family="paragraph" style:parent-style-name="Text_20_body">
      <style:paragraph-properties fo:margin-left="0cm" fo:margin-right="0cm" fo:text-indent="0cm" style:auto-text-indent="false"/>
    </style:style>
    <style:style style:name="P144" style:family="paragraph" style:parent-style-name="Table_20_Contents">
      <style:text-properties fo:font-size="9pt" style:font-size-asian="9pt" style:language-asian="zh" style:country-asian="TW" style:font-size-complex="9pt"/>
    </style:style>
    <style:style style:name="P145" style:family="paragraph" style:parent-style-name="Text_20_body">
      <style:paragraph-properties fo:margin-left="0cm" fo:margin-right="0cm" fo:text-indent="0cm" style:auto-text-indent="false"/>
      <style:text-properties style:language-asian="zh" style:country-asian="TW"/>
    </style:style>
    <style:style style:name="P146" style:family="paragraph" style:parent-style-name="Text_20_body_20_indent" style:list-style-name="L51"/>
    <style:style style:name="P147" style:family="paragraph" style:parent-style-name="Text_20_body_20_indent_20_2" style:list-style-name="L52"/>
    <style:style style:name="P148" style:family="paragraph" style:parent-style-name="Text_20_body_20_indent" style:list-style-name="L53"/>
    <style:style style:name="P149" style:family="paragraph" style:parent-style-name="Tip">
      <style:text-properties fo:font-weight="normal" style:language-asian="zh" style:country-asian="TW" style:font-weight-asian="normal" style:font-weight-complex="normal"/>
    </style:style>
    <style:style style:name="P150" style:family="paragraph" style:parent-style-name="Table_20_Contents" style:list-style-name="L54"/>
    <style:style style:name="P151" style:family="paragraph" style:parent-style-name="Table_20_Contents" style:list-style-name="L55"/>
    <style:style style:name="P152" style:family="paragraph" style:parent-style-name="Table_20_Contents" style:list-style-name="L56"/>
    <style:style style:name="P153" style:family="paragraph" style:parent-style-name="Text_20_body_20_indent" style:list-style-name="L57"/>
    <style:style style:name="P154" style:family="paragraph" style:parent-style-name="Text_20_body_20_indent" style:list-style-name="L58"/>
    <style:style style:name="P155" style:family="paragraph" style:parent-style-name="Text_20_body_20_indent">
      <style:text-properties fo:font-weight="bold" style:language-asian="zh" style:country-asian="TW" style:font-weight-asian="bold" style:font-weight-complex="bold"/>
    </style:style>
    <style:style style:name="P156" style:family="paragraph" style:parent-style-name="Text_20_body_20_indent" style:list-style-name="L59">
      <style:text-properties style:language-asian="zh" style:country-asian="TW"/>
    </style:style>
    <style:style style:name="P157" style:family="paragraph" style:parent-style-name="Footnote">
      <style:paragraph-properties fo:text-align="start" style:justify-single-word="false"/>
    </style:style>
    <style:style style:name="P158" style:family="paragraph" style:parent-style-name="Text_20_body_20_indent">
      <style:text-properties style:font-name="Lucida Console" style:language-asian="zh" style:country-asian="TW"/>
    </style:style>
    <style:style style:name="P159" style:family="paragraph" style:parent-style-name="Code_20_Indent_20_2">
      <style:text-properties style:use-window-font-color="true" style:language-asian="zh" style:country-asian="TW"/>
    </style:style>
    <style:style style:name="P160" style:family="paragraph" style:parent-style-name="Text_20_body_20_indent" style:list-style-name="L60"/>
    <style:style style:name="P161" style:family="paragraph" style:parent-style-name="Text_20_body_20_indent" style:list-style-name="L60">
      <style:text-properties style:language-asian="zh" style:country-asian="TW"/>
    </style:style>
    <style:style style:name="P162" style:family="paragraph" style:parent-style-name="Heading_20_3">
      <style:text-properties style:font-name="Tahoma" style:language-asian="zh" style:country-asian="TW"/>
    </style:style>
    <style:style style:name="P163" style:family="paragraph" style:parent-style-name="Text_20_body">
      <style:text-properties style:font-name="Verdana1"/>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3"/>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1"/>
    </style:style>
    <style:style style:name="T10" style:family="text">
      <style:text-properties fo:color="#0000ff" style:language-asian="zh" style:country-asian="TW"/>
    </style:style>
    <style:style style:name="T11" style:family="text">
      <style:text-properties style:font-name="Courier New1" fo:font-weight="bold" style:font-weight-asian="bold" style:font-weight-complex="bold"/>
    </style:style>
    <style:style style:name="T12" style:family="text">
      <style:text-properties style:font-name="Courier New1" fo:font-weight="bold" style:language-asian="zh" style:country-asian="TW" style:font-weight-asian="bold" style:font-weight-complex="bold"/>
    </style:style>
    <style:style style:name="T13" style:family="text">
      <style:text-properties fo:font-weight="normal" style:language-asian="zh" style:country-asian="TW" style:font-weight-asian="normal" style:font-weight-complex="normal"/>
    </style:style>
    <style:style style:name="T14" style:family="text">
      <style:text-properties fo:font-style="italic" style:font-style-asian="italic" style:font-style-complex="italic"/>
    </style:style>
    <style:style style:name="T15" style:family="text">
      <style:text-properties style:font-name="Lucida Console"/>
    </style:style>
    <style:style style:name="T16" style:family="text">
      <style:text-properties fo:font-style="normal" style:font-style-asian="normal" style:font-style-complex="normal"/>
    </style:style>
    <style:style style:name="T17" style:family="text">
      <style:text-properties fo:font-style="italic" style:language-asian="zh" style:country-asian="TW" style:font-style-asian="italic" style:font-style-complex="italic"/>
    </style:style>
    <style:style style:name="T18" style:family="text">
      <style:text-properties style:font-name="Courier New1" fo:font-size="10pt" fo:font-weight="normal" style:font-size-asian="10pt" style:language-asian="zh" style:country-asian="TW" style:font-weight-asian="normal" style:font-weight-complex="normal"/>
    </style:style>
    <style:style style:name="T19" style:family="text">
      <style:text-properties style:font-name="Courier New1" fo:font-size="10pt" style:font-size-asian="10pt" style:language-asian="zh" style:country-asian="TW"/>
    </style:style>
    <style:style style:name="T20" style:family="text">
      <style:text-properties style:font-name="Verdana" fo:font-size="10pt" style:font-size-asian="10pt" style:language-asian="zh" style:country-asian="TW"/>
    </style:style>
    <style:style style:name="T21" style:family="text">
      <style:text-properties style:font-name="Verdana1" style:language-asian="zh" style:country-asian="TW"/>
    </style:style>
    <style:style style:name="T22" style:family="text">
      <style:text-properties style:font-name="Courier New1" style:language-asian="zh" style:country-asian="TW"/>
    </style:style>
    <style:style style:name="T23" style:family="text">
      <style:text-properties style:font-name="Courier New1"/>
    </style:style>
    <style:style style:name="T24" style:family="text">
      <style:text-properties style:use-window-font-color="true" style:font-name="Courier New1" style:text-underline-style="none" style:language-asian="zh" style:country-asian="TW"/>
    </style:style>
    <style:style style:name="T25" style:family="text">
      <style:text-properties style:use-window-font-color="true" style:language-asian="zh" style:country-asian="TW"/>
    </style:style>
    <style:style style:name="T26" style:family="text">
      <style:text-properties style:use-window-font-color="true" style:font-name="Courier New1" style:language-asian="zh" style:country-asian="TW"/>
    </style:style>
    <style:style style:name="T27" style:family="text">
      <style:text-properties style:font-name="Courier New1" fo:font-style="italic" style:font-style-asian="italic" style:font-style-complex="italic"/>
    </style:style>
    <style:style style:name="T28" style:family="text">
      <style:text-properties fo:color="#ff0000"/>
    </style:style>
    <style:style style:name="T29" style:family="text">
      <style:text-properties fo:color="#ff0000" style:language-asian="zh" style:country-asian="TW"/>
    </style:style>
    <style:style style:name="T30" style:family="text">
      <style:text-properties fo:font-style="normal" style:language-asian="zh" style:country-asian="TW" style:font-style-asian="normal" style:font-style-complex="normal"/>
    </style:style>
    <style:style style:name="T31" style:family="text">
      <style:text-properties fo:color="#4700b8" style:language-asian="zh" style:country-asian="TW"/>
    </style:style>
    <style:style style:name="T32" style:family="text">
      <style:text-properties fo:color="#4700b8"/>
    </style:style>
    <style:style style:name="T33" style:family="text">
      <style:text-properties style:font-name="Courier New1" fo:font-style="normal" style:font-style-asian="normal" style:font-style-complex="normal"/>
    </style:style>
    <style:style style:name="T34" style:family="text">
      <style:text-properties style:text-position="super 58%" style:language-asian="zh" style:country-asian="TW"/>
    </style:style>
    <style:style style:name="T35" style:family="text">
      <style:text-properties fo:font-style="normal" fo:font-weight="bold" style:font-style-asian="normal" style:font-weight-asian="bold" style:font-style-complex="normal" style:font-weight-complex="bold"/>
    </style:style>
    <style:style style:name="T36" style:family="text" style:parent-style-name="Source_20_Text">
      <style:text-properties fo:font-weight="bold" style:font-weight-asian="bold" style:font-weight-complex="bold"/>
    </style:style>
    <style:style style:name="T37" style:family="text" style:parent-style-name="Source_20_Text">
      <style:text-properties style:font-name="Verdana" fo:font-size="10pt" fo:font-weight="bold" style:font-size-asian="10pt" style:language-asian="zh" style:country-asian="TW" style:font-weight-asian="bold" style:font-weight-complex="bold"/>
    </style:style>
    <style:style style:name="T38" style:family="text">
      <style:text-properties style:use-window-font-color="true"/>
    </style:style>
    <style:style style:name="T39" style:family="text">
      <style:text-properties style:font-name="Verdana1"/>
    </style:style>
    <style:style style:name="T40" style:family="text">
      <style:text-properties style:font-name="Tahoma"/>
    </style:style>
    <style:style style:name="T41" style:family="text">
      <style:text-properties style:use-window-font-color="true"/>
    </style:style>
    <style:style style:name="T42" style:family="text">
      <style:text-properties style:font-name="Courier New\"/>
    </style:style>
    <style:style style:name="T43" style:family="text">
      <style:text-properties style:font-name="Courier New\"/>
    </style:style>
    <style:style style:name="T44" style:family="text">
      <style:text-properties fo:color="#dc2300"/>
    </style:style>
    <style:style style:name="T45" style:family="text">
      <style:text-properties style:font-name="Verdana1" fo:font-style="normal" style:font-style-asian="normal" style:font-style-complex="normal"/>
    </style:style>
    <style:style style:name="T46" style:family="text">
      <style:text-properties style:language-asian="zh" style:country-asian="TW"/>
    </style:style>
    <style:style style:name="T47" style:family="text">
      <style:text-properties style:font-name="Verdana1" fo:font-style="normal" fo:font-weight="bold" style:font-style-asian="normal" style:font-weight-asian="bold" style:font-style-complex="normal" style:font-weight-complex="bold"/>
    </style:style>
    <style:style style:name="T48" style:family="text">
      <style:text-properties style:font-name="Verdana1" fo:font-style="italic" style:font-style-asian="italic" style:font-style-complex="italic"/>
    </style:style>
    <style:style style:name="T49" style:family="text">
      <style:text-properties style:font-name="Verdana1" fo:font-weight="bold" style:language-asian="zh" style:country-asian="TW" style:font-weight-asian="bold" style:font-weight-complex="bold"/>
    </style:style>
    <style:style style:name="T50" style:family="text">
      <style:text-properties style:font-name="CourierNewPSMT" fo:font-size="10pt" style:font-name-asian="CourierNewPSMT" style:font-size-asian="10pt" style:font-name-complex="CourierNewPSMT" style:font-size-complex="10pt"/>
    </style:style>
    <style:style style:name="T51" style:family="text">
      <style:text-properties style:font-name="Courier New1" fo:font-style="normal" style:language-asian="zh" style:country-asian="TW" style:font-style-asian="normal" style:font-style-complex="normal"/>
    </style:style>
    <style:style style:name="T52" style:family="text">
      <style:text-properties fo:font-weight="normal" style:font-weight-asian="normal" style:font-weight-complex="normal"/>
    </style:style>
    <style:style style:name="T53" style:family="text">
      <style:text-properties fo:color="#0000ff" style:font-name="Courier New1"/>
    </style:style>
    <style:style style:name="T54" style:family="text">
      <style:text-properties fo:color="#0000ff" style:font-name="Courier New1"/>
    </style:style>
    <style:style style:name="T55" style:family="text">
      <style:text-properties fo:color="#0000ff" style:font-name="Courier New1" style:language-asian="zh" style:country-asian="TW"/>
    </style:style>
    <style:style style:name="T56" style:family="text">
      <style:text-properties fo:font-style="normal" fo:font-weight="bold" style:language-asian="zh" style:country-asian="TW" style:font-style-asian="normal" style:font-weight-asian="bold" style:font-style-complex="normal" style:font-weight-complex="bold"/>
    </style:style>
    <style:style style:name="T57" style:family="text">
      <style:text-properties fo:font-style="normal" fo:font-weight="normal" style:language-asian="zh" style:country-asian="TW" style:font-style-asian="normal" style:font-weight-asian="normal" style:font-style-complex="normal" style:font-weight-complex="normal"/>
    </style:style>
    <style:style style:name="T58" style:family="text">
      <style:text-properties style:font-name="Lucida Console"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left"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3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3cm" svg:y="0.071cm" svg:width="4.551cm" svg:height="1.93cm" draw:z-index="0"><draw:image xlink:href="../images/2000009A000011C5000007882B1A34C6.jpg" xlink:type="simple" xlink:show="embed" xlink:actuate="onLoad"/></draw:frame></text:p>
      <text:p text:style-name="P2"/>
      <text:p text:style-name="P3">SIMPLY RICH</text:p>
      <text:p text:style-name="P4">ZK<text:span text:style-name="T1">TM</text:span></text:p>
      <text:p text:style-name="Document_20_Title">The Developer's Guide</text:p>
      <text:p text:style-name="Document_20_SubTitle">Version 3.0.0</text:p>
      <text:p text:style-name="P5"><text:span text:style-name="T2">December</text:span> 2007</text:p>
      <text:p text:style-name="P6">Potix Corporation</text:p>
      <text:p text:style-name="P7">Revision 200</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1. Introduction<text:tab/>17</text:p>
          <text:p text:style-name="P13"><text:a xlink:type="simple" xlink:href="#1.1.Traditional Web Applications|outline">Traditional Web Applications<text:tab/>17</text:a></text:p>
          <text:p text:style-name="P13"><text:a xlink:type="simple" xlink:href="#1.2.Ad-hoc AJAX Applications|outline">Ad-hoc AJAX Applications<text:tab/>17</text:a></text:p>
          <text:p text:style-name="P13"><text:a xlink:type="simple" xlink:href="#1.3.ZK: What It Is |outline">ZK: What It Is <text:tab/>18</text:a></text:p>
          <text:p text:style-name="P13"><text:a xlink:type="simple" xlink:href="#1.4.ZK: What It Is Not|outline">ZK: What It Is Not<text:tab/>19</text:a></text:p>
          <text:p text:style-name="P13"><text:a xlink:type="simple" xlink:href="#1.5.ZK: Limitations|outline">ZK: Limitations<text:tab/>20</text:a></text:p>
          <text:p text:style-name="P12">2. Getting Started<text:tab/>21</text:p>
          <text:p text:style-name="P13"><text:a xlink:type="simple" xlink:href="#2.1.Hello World!|outline">Hello World!<text:tab/>21</text:a></text:p>
          <text:p text:style-name="P13"><text:a xlink:type="simple" xlink:href="#2.2.Interactivity|outline">Interactivity<text:tab/>21</text:a></text:p>
          <text:p text:style-name="P13"><text:a xlink:type="simple" xlink:href="#2.3.The zscript Element|outline">The zscript Element<text:tab/>22</text:a></text:p>
          <text:p text:style-name="P14"><text:a xlink:type="simple" xlink:href="#2.3.1.The Scripting Language|outline">The Scripting Language<text:tab/>23</text:a></text:p>
          <text:p text:style-name="P14"><text:a xlink:type="simple" xlink:href="#2.3.2.The Scripting Codes in a Separate File|outline">The Scripting Codes in a Separate File<text:tab/>23</text:a></text:p>
          <text:p text:style-name="P13"><text:a xlink:type="simple" xlink:href="#2.4.The attribute Element|outline">The attribute Element<text:tab/>23</text:a></text:p>
          <text:p text:style-name="P13"><text:a xlink:type="simple" xlink:href="#2.5.The EL Expressions|outline">The EL Expressions<text:tab/>24</text:a></text:p>
          <text:p text:style-name="P13"><text:a xlink:type="simple" xlink:href="#2.6.The id Attribute|outline">The id Attribute<text:tab/>25</text:a></text:p>
          <text:p text:style-name="P13"><text:a xlink:type="simple" xlink:href="#2.7.The if and unless Attributes|outline">The if and unless Attributes<text:tab/>25</text:a></text:p>
          <text:p text:style-name="P13"><text:a xlink:type="simple" xlink:href="#2.8.The forEach Attribute|outline">The forEach Attribute<text:tab/>26</text:a></text:p>
          <text:p text:style-name="P13"><text:a xlink:type="simple" xlink:href="#2.9.The use and apply Attribute|outline">The use and apply Attribute<text:tab/>26</text:a></text:p>
          <text:p text:style-name="P14"><text:a xlink:type="simple" xlink:href="#2.9.1.The use Attribute|outline">The use Attribute<text:tab/>27</text:a></text:p>
          <text:p text:style-name="P14"><text:a xlink:type="simple" xlink:href="#2.9.2.The apply Attribute|outline">The apply Attribute<text:tab/>27</text:a></text:p>
          <text:p text:style-name="P14"><text:a xlink:type="simple" xlink:href="#2.9.3.Used with the forward Attribute|outline">Used with the forward Attribute<text:tab/>28</text:a></text:p>
          <text:p text:style-name="P14"><text:a xlink:type="simple" xlink:href="#2.9.4.Implement Java Classes in zscript|outline">Implement Java Classes in zscript<text:tab/>29</text:a></text:p>
          <text:p text:style-name="P13"><text:a xlink:type="simple" xlink:href="#2.10.Create Components Manually|outline">Create Components Manually<text:tab/>29</text:a></text:p>
          <text:p text:style-name="P14"><text:a xlink:type="simple" xlink:href="#2.10.1.Developing ZK Applications without ZUML|outline">Developing ZK Applications without ZUML<text:tab/>30</text:a></text:p>
          <text:p text:style-name="P13"><text:a xlink:type="simple" xlink:href="#2.11.Define New Components for a Particular Page|outline">Define New Components for a Particular Page<text:tab/>31</text:a></text:p>
          <text:p text:style-name="P12">3. The Basics<text:tab/>32</text:p>
          <text:p text:style-name="P13"><text:a xlink:type="simple" xlink:href="#3.1.Architecture Overview|outline">Architecture Overview<text:tab/>32</text:a></text:p>
          <text:p text:style-name="P14"><text:a xlink:type="simple" xlink:href="#3.1.1.The Execution Flow|outline">The Execution Flow<text:tab/>33</text:a></text:p>
          <text:p text:style-name="P13"><text:a xlink:type="simple" xlink:href="#3.2.Components, Pages and Desktops|outline">Components, Pages and Desktops<text:tab/>33</text:a></text:p>
          <text:p text:style-name="P14"><text:a xlink:type="simple" xlink:href="#3.2.1.Components|outline">Components<text:tab/>33</text:a></text:p>
          <text:p text:style-name="P14"><text:a xlink:type="simple" xlink:href="#3.2.2.Pages|outline">Pages<text:tab/>33</text:a></text:p>
          <text:p text:style-name="P15"><text:a xlink:type="simple" xlink:href="#3.2.2.1.Page Title|outline">Page Title<text:tab/>34</text:a></text:p>
          <text:p text:style-name="P14"><text:a xlink:type="simple" xlink:href="#3.2.3.Desktops|outline">Desktops<text:tab/>34</text:a></text:p>
          <text:p text:style-name="P15"><text:a xlink:type="simple" xlink:href="#3.2.3.1.The createComponents Method|outline">The createComponents Method<text:tab/>34</text:a></text:p>
          <text:p text:style-name="P14"><text:a xlink:type="simple" xlink:href="#3.2.4.Forest of Trees of Components|outline">Forest of Trees of Components<text:tab/>34</text:a></text:p>
          <text:p text:style-name="P14"><text:a xlink:type="simple" xlink:href="#3.2.5.Component: a Visual Representation and a Java Object|outline">Component: a Visual Representation and a Java Object<text:tab/>34</text:a></text:p>
          <text:p text:style-name="P14"><text:a xlink:type="simple" xlink:href="#3.2.6.Identifiers|outline">Identifiers<text:tab/>35</text:a></text:p>
          <text:p text:style-name="P14"><text:a xlink:type="simple" xlink:href="#3.2.7.UUID|outline">UUID<text:tab/>35</text:a></text:p>
          <text:p text:style-name="P13"><text:a xlink:type="simple" xlink:href="#3.3.The ID Space|outline">The ID Space<text:tab/>36</text:a></text:p>
          <text:p text:style-name="P14"><text:a xlink:type="simple" xlink:href="#3.3.1.Namespace and ID Space|outline">Namespace and ID Space<text:tab/>37</text:a></text:p>
          <text:p text:style-name="P14"><text:a xlink:type="simple" xlink:href="#3.3.2.Variable and Functions Defined in zscript|outline">Variable and Functions Defined in zscript<text:tab/>37</text:a></text:p>
          <text:p text:style-name="P15"><text:a xlink:type="simple" xlink:href="#3.3.2.1.zscript and EL Expressions|outline">zscript and EL Expressions<text:tab/>38</text:a></text:p>
          <text:p text:style-name="P15"><text:a xlink:type="simple" xlink:href="#3.3.2.2.Multi-Scope Interpreters|outline">Multi-Scope Interpreters<text:tab/>39</text:a></text:p>
          <text:p text:style-name="P15"><text:a xlink:type="simple" xlink:href="#3.3.2.3.Single-Scope Interpreters|outline">Single-Scope Interpreters<text:tab/>40</text:a></text:p>
          <text:p text:style-name="P15"><text:a xlink:type="simple" xlink:href="#3.3.2.4.Multiple scripting Languages in One Page|outline">Multiple scripting Languages in One Page<text:tab/>41</text:a></text:p>
          <text:p text:style-name="P15"><text:a xlink:type="simple" xlink:href="#3.3.2.5.getVariable versus getZScriptVariable|outline">getVariable versus getZScriptVariable<text:tab/>41</text:a></text:p>
          <text:p text:style-name="P13"><text:a xlink:type="simple" xlink:href="#3.4.Events|outline">Events<text:tab/>41</text:a></text:p>
          <text:p text:style-name="P13"><text:a xlink:type="simple" xlink:href="#3.5.Desktops and Event Processing|outline">Desktops and Event Processing<text:tab/>42</text:a></text:p>
          <text:p text:style-name="P14"><text:a xlink:type="simple" xlink:href="#3.5.1.Desktops and the Creation of Components|outline">Desktops and the Creation of Components<text:tab/>42</text:a></text:p>
          <text:p text:style-name="P13"><text:a xlink:type="simple" xlink:href="#3.6.ZUML and XML Namespaces|outline">ZUML and XML Namespaces<text:tab/>42</text:a></text:p>
          <text:p text:style-name="P12">4. The Component Lifecycle<text:tab/>44</text:p>
          <text:p text:style-name="P13"><text:a xlink:type="simple" xlink:href="#4.1.The Lifecycle of Loading Pages|outline">The Lifecycle of Loading Pages<text:tab/>44</text:a></text:p>
          <text:p text:style-name="P14"><text:a xlink:type="simple" xlink:href="#4.1.1.The Page Initial Phase|outline">The Page Initial Phase<text:tab/>44</text:a></text:p>
          <text:p text:style-name="P14"><text:a xlink:type="simple" xlink:href="#4.1.2.The Component Creation Phase|outline">The Component Creation Phase<text:tab/>44</text:a></text:p>
          <text:p text:style-name="P14"><text:a xlink:type="simple" xlink:href="#4.1.3.The Event Processing Phase|outline">The Event Processing Phase<text:tab/>45</text:a></text:p>
          <text:p text:style-name="P14"><text:a xlink:type="simple" xlink:href="#4.1.4.The Rendering Phase|outline">The Rendering Phase<text:tab/>45</text:a></text:p>
          <text:p text:style-name="P13"><text:a xlink:type="simple" xlink:href="#4.2.The Lifecycle of Updating Pages|outline">The Lifecycle of Updating Pages<text:tab/>45</text:a></text:p>
          <text:p text:style-name="P14"><text:a xlink:type="simple" xlink:href="#4.2.1.The Request Processing Phase|outline">The Request Processing Phase<text:tab/>45</text:a></text:p>
          <text:p text:style-name="P14"><text:a xlink:type="simple" xlink:href="#4.2.2.The Event Processing Phase|outline">The Event Processing Phase<text:tab/>46</text:a></text:p>
          <text:p text:style-name="P14"><text:a xlink:type="simple" xlink:href="#4.2.3.The Rendering Phase|outline">The Rendering Phase<text:tab/>46</text:a></text:p>
          <text:p text:style-name="P13"><text:a xlink:type="simple" xlink:href="#4.3.The Molds|outline">The Molds<text:tab/>46</text:a></text:p>
          <text:p text:style-name="P13"><text:a xlink:type="simple" xlink:href="#4.4.Component Garbage Collection|outline">Component Garbage Collection<text:tab/>47</text:a></text:p>
          <text:p text:style-name="P12">5. Event Listening and Processing<text:tab/>48</text:p>
          <text:p text:style-name="P13"><text:a xlink:type="simple" xlink:href="#5.1.Add Event Listeners by Markup Languages|outline">Add Event Listeners by Markup Languages<text:tab/>48</text:a></text:p>
          <text:p text:style-name="P13"><text:a xlink:type="simple" xlink:href="#5.2.Add and Remove Event Listeners by Program|outline">Add and Remove Event Listeners by Program<text:tab/>48</text:a></text:p>
          <text:p text:style-name="P14"><text:a xlink:type="simple" xlink:href="#5.2.1.Declare a Member|outline">Declare a Member<text:tab/>48</text:a></text:p>
          <text:p text:style-name="P14"><text:a xlink:type="simple" xlink:href="#5.2.2.Add and Remove Event Listeners Dynamically|outline">Add and Remove Event Listeners Dynamically<text:tab/>49</text:a></text:p>
          <text:p text:style-name="P14"><text:a xlink:type="simple" xlink:href="#5.2.3.Deferrable Event Listeners|outline">Deferrable Event Listeners<text:tab/>49</text:a></text:p>
          <text:p text:style-name="P14"><text:a xlink:type="simple" xlink:href="#5.2.4.Add and Remove Event Listeners to Pages Dynamically|outline">Add and Remove Event Listeners to Pages Dynamically<text:tab/>50</text:a></text:p>
          <text:p text:style-name="P14"><text:a xlink:type="simple" xlink:href="#5.2.5.The Invocation Sequence|outline">The Invocation Sequence<text:tab/>51</text:a></text:p>
          <text:p text:style-name="P14"><text:a xlink:type="simple" xlink:href="#5.2.6.Abort the Invocation Sequence|outline">Abort the Invocation Sequence<text:tab/>51</text:a></text:p>
          <text:p text:style-name="P13"><text:a xlink:type="simple" xlink:href="#5.3.Send and Post Events from an Event Listener|outline">Send and Post Events from an Event Listener<text:tab/>51</text:a></text:p>
          <text:p text:style-name="P14"><text:a xlink:type="simple" xlink:href="#5.3.1.Post Events|outline">Post Events<text:tab/>51</text:a></text:p>
          <text:p text:style-name="P14"><text:a xlink:type="simple" xlink:href="#5.3.2.Send Events|outline">Send Events<text:tab/>52</text:a></text:p>
          <text:p text:style-name="P13"><text:a xlink:type="simple" xlink:href="#5.4.Thread Model|outline">Thread Model<text:tab/>52</text:a></text:p>
          <text:p text:style-name="P14"><text:a xlink:type="simple" xlink:href="#5.4.1.Suspend and Resume|outline">Suspend and Resume<text:tab/>52</text:a></text:p>
          <text:p text:style-name="P14"><text:a xlink:type="simple" xlink:href="#5.4.2.Long Operations|outline">Long Operations<text:tab/>53</text:a></text:p>
          <text:p text:style-name="P15"><text:a xlink:type="simple" xlink:href="#5.4.2.1.Server Push|outline">Server Push<text:tab/>53</text:a></text:p>
          <text:p text:style-name="P15"><text:a xlink:type="simple" xlink:href="#5.4.2.2.   Security Issue|outline"><text:s text:c="3"/>Security Issue<text:tab/>54</text:a></text:p>
          <text:p text:style-name="P15"><text:a xlink:type="simple" xlink:href="#5.4.2.3.   Behind the Scene|outline"><text:s text:c="3"/>Behind the Scene<text:tab/>55</text:a></text:p>
          <text:p text:style-name="P15"><text:a xlink:type="simple" xlink:href="#5.4.2.4.Alternative 1: Thread Suspend and Resume|outline">Alternative 1: Thread Suspend and Resume<text:tab/>55</text:a></text:p>
          <text:p text:style-name="P15"><text:a xlink:type="simple" xlink:href="#5.4.2.5.Alternative 2: Timer (No Suspend/Resume)|outline">Alternative 2: Timer (No Suspend/Resume)<text:tab/>57</text:a></text:p>
          <text:p text:style-name="P15"><text:a xlink:type="simple" xlink:href="#5.4.2.6.Alternative 3: Piggyback (No Suspend/Resume, No Timer)|outline">Alternative 3: Piggyback (No Suspend/Resume, No Timer)<text:tab/>58</text:a></text:p>
          <text:p text:style-name="P13"><text:a xlink:type="simple" xlink:href="#5.5.Initialization and Cleanup of Event Processing Thread|outline">Initialization and Cleanup of Event Processing Thread<text:tab/>59</text:a></text:p>
          <text:p text:style-name="P14"><text:a xlink:type="simple" xlink:href="#5.5.1.Initialization Before Processing Each Event|outline">Initialization Before Processing Each Event<text:tab/>59</text:a></text:p>
          <text:p text:style-name="P14"><text:a xlink:type="simple" xlink:href="#5.5.2.Cleanup After Processed Each Event|outline">Cleanup After Processed Each Event<text:tab/>60</text:a></text:p>
          <text:p text:style-name="P12">6. The ZK User Interface Markup Language<text:tab/>61</text:p>
          <text:p text:style-name="P13"><text:a xlink:type="simple" xlink:href="#6.1.XML|outline">XML<text:tab/>61</text:a></text:p>
          <text:p text:style-name="P14"><text:a xlink:type="simple" xlink:href="#6.1.1.Elements Must Be Well-formed|outline">Elements Must Be Well-formed<text:tab/>61</text:a></text:p>
          <text:p text:style-name="P14"><text:a xlink:type="simple" xlink:href="#6.1.2.Special Character Must Be Replaced|outline">Special Character Must Be Replaced<text:tab/>62</text:a></text:p>
          <text:p text:style-name="P14"><text:a xlink:type="simple" xlink:href="#6.1.3.Attribute Values Must Be Specified and Quoted|outline">Attribute Values Must Be Specified and Quoted<text:tab/>62</text:a></text:p>
          <text:p text:style-name="P14"><text:a xlink:type="simple" xlink:href="#6.1.4.Comments|outline">Comments<text:tab/>62</text:a></text:p>
          <text:p text:style-name="P14"><text:a xlink:type="simple" xlink:href="#6.1.5.Character Encoding|outline">Character Encoding<text:tab/>63</text:a></text:p>
          <text:p text:style-name="P14"><text:a xlink:type="simple" xlink:href="#6.1.6.Namespace|outline">Namespace<text:tab/>63</text:a></text:p>
          <text:p text:style-name="P15"><text:a xlink:type="simple" xlink:href="#6.1.6.1.Auto-completion with Schema|outline">Auto-completion with Schema<text:tab/>64</text:a></text:p>
          <text:p text:style-name="P13"><text:a xlink:type="simple" xlink:href="#6.2.Conditional Evaluation|outline">Conditional Evaluation<text:tab/>64</text:a></text:p>
          <text:p text:style-name="P13"><text:a xlink:type="simple" xlink:href="#6.3.Iterative Evaluation|outline">Iterative Evaluation<text:tab/>64</text:a></text:p>
          <text:p text:style-name="P14"><text:a xlink:type="simple" xlink:href="#6.3.1.The each Variable|outline">The each Variable<text:tab/>65</text:a></text:p>
          <text:p text:style-name="P14"><text:a xlink:type="simple" xlink:href="#6.3.2.The forEachStatus Variable|outline">The forEachStatus Variable<text:tab/>65</text:a></text:p>
          <text:p text:style-name="P14"><text:a xlink:type="simple" xlink:href="#6.3.3.How to Use each and forEachStatus Variables in Event Listeners|outline">How to Use each and forEachStatus Variables in Event Listeners<text:tab/>66</text:a></text:p>
          <text:p text:style-name="P15"><text:a xlink:type="simple" xlink:href="#6.3.3.1.A Solution: custom-attributes|outline">A Solution: custom-attributes<text:tab/>66</text:a></text:p>
          <text:p text:style-name="P13"><text:a xlink:type="simple" xlink:href="#6.4.Load on Demand|outline">Load on Demand<text:tab/>67</text:a></text:p>
          <text:p text:style-name="P14"><text:a xlink:type="simple" xlink:href="#6.4.1.Load-on-Demand with the fulfill Attribute|outline">Load-on-Demand with the fulfill Attribute<text:tab/>67</text:a></text:p>
          <text:p text:style-name="P14"><text:a xlink:type="simple" xlink:href="#6.4.2.Load-on-Demand with an Event Listener|outline">Load-on-Demand with an Event Listener<text:tab/>68</text:a></text:p>
          <text:p text:style-name="P13"><text:a xlink:type="simple" xlink:href="#6.5.Implicit Objects|outline">Implicit Objects<text:tab/>68</text:a></text:p>
          <text:p text:style-name="P14"><text:a xlink:type="simple" xlink:href="#6.5.1.List of Implicit Objects|outline">List of Implicit Objects<text:tab/>68</text:a></text:p>
          <text:p text:style-name="P14"><text:a xlink:type="simple" xlink:href="#6.5.2.Information about Request and Execution|outline">Information about Request and Execution<text:tab/>70</text:a></text:p>
          <text:p text:style-name="P13"><text:a xlink:type="simple" xlink:href="#6.6.Processing Instructions|outline">Processing Instructions<text:tab/>70</text:a></text:p>
          <text:p text:style-name="P14"><text:a xlink:type="simple" xlink:href="#6.6.1.The page Directive|outline">The page Directive<text:tab/>71</text:a></text:p>
          <text:p text:style-name="P14"><text:a xlink:type="simple" xlink:href="#6.6.2.The component Directive|outline">The component Directive<text:tab/>71</text:a></text:p>
          <text:p text:style-name="P15"><text:a xlink:type="simple" xlink:href="#6.6.2.1.The by-macro Format|outline">The by-macro Format<text:tab/>71</text:a></text:p>
          <text:p text:style-name="P15"><text:a xlink:type="simple" xlink:href="#6.6.2.2.The by-class Format|outline">The by-class Format<text:tab/>71</text:a></text:p>
          <text:p text:style-name="P14"><text:a xlink:type="simple" xlink:href="#6.6.3.The init Directive|outline">The init Directive<text:tab/>72</text:a></text:p>
          <text:p text:style-name="P14"><text:a xlink:type="simple" xlink:href="#6.6.4.The variable-resolver Directive|outline">The variable-resolver Directive<text:tab/>73</text:a></text:p>
          <text:p text:style-name="P14"><text:a xlink:type="simple" xlink:href="#6.6.5.The import Directive|outline">The import Directive<text:tab/>73</text:a></text:p>
          <text:p text:style-name="P13"><text:a xlink:type="simple" xlink:href="#6.7.ZK Attributes|outline">ZK Attributes<text:tab/>74</text:a></text:p>
          <text:p text:style-name="P14"><text:a xlink:type="simple" xlink:href="#6.7.1.The apply Attribute|outline">The apply Attribute<text:tab/>74</text:a></text:p>
          <text:p text:style-name="P14"><text:a xlink:type="simple" xlink:href="#6.7.2.The use Attribute|outline">The use Attribute<text:tab/>74</text:a></text:p>
          <text:p text:style-name="P14"><text:a xlink:type="simple" xlink:href="#6.7.3.The if Attribute|outline">The if Attribute<text:tab/>75</text:a></text:p>
          <text:p text:style-name="P14"><text:a xlink:type="simple" xlink:href="#6.7.4.The unless Attribute|outline">The unless Attribute<text:tab/>75</text:a></text:p>
          <text:p text:style-name="P14"><text:a xlink:type="simple" xlink:href="#6.7.5.The forEach Attribute|outline">The forEach Attribute<text:tab/>75</text:a></text:p>
          <text:p text:style-name="P14"><text:a xlink:type="simple" xlink:href="#6.7.6.The forEachBegin Attribute|outline">The forEachBegin Attribute<text:tab/>75</text:a></text:p>
          <text:p text:style-name="P14"><text:a xlink:type="simple" xlink:href="#6.7.7.The forEachEnd Attribute|outline">The forEachEnd Attribute<text:tab/>75</text:a></text:p>
          <text:p text:style-name="P14"><text:a xlink:type="simple" xlink:href="#6.7.8.The fulfill Attribute|outline">The fulfill Attribute<text:tab/>76</text:a></text:p>
          <text:p text:style-name="P14"><text:a xlink:type="simple" xlink:href="#6.7.9.The forward Attribute|outline">The forward Attribute<text:tab/>76</text:a></text:p>
          <text:p text:style-name="P13"><text:a xlink:type="simple" xlink:href="#6.8.ZK Elements|outline">ZK Elements<text:tab/>77</text:a></text:p>
          <text:p text:style-name="P14"><text:a xlink:type="simple" xlink:href="#6.8.1.The zk Element|outline">The zk Element<text:tab/>77</text:a></text:p>
          <text:p text:style-name="P15"><text:a xlink:type="simple" xlink:href="#6.8.1.1.Multiple Root Elements in a Page|outline">Multiple Root Elements in a Page<text:tab/>77</text:a></text:p>
          <text:p text:style-name="P15"><text:a xlink:type="simple" xlink:href="#6.8.1.2.Iteration Over Versatile Components|outline">Iteration Over Versatile Components<text:tab/>78</text:a></text:p>
          <text:p text:style-name="P14"><text:a xlink:type="simple" xlink:href="#6.8.2.The zscript Element|outline">The zscript Element<text:tab/>78</text:a></text:p>
          <text:p text:style-name="P15"><text:a xlink:type="simple" xlink:href="#6.8.2.1.How to Defer the Evaluation|outline">How to Defer the Evaluation<text:tab/>79</text:a></text:p>
          <text:p text:style-name="P15"><text:a xlink:type="simple" xlink:href="#6.8.2.2.How to Select a Different Scripting Language|outline">How to Select a Different Scripting Language<text:tab/>80</text:a></text:p>
          <text:p text:style-name="P15"><text:a xlink:type="simple" xlink:href="#6.8.2.3.How to Support More Scripting Languages|outline">How to Support More Scripting Languages<text:tab/>80</text:a></text:p>
          <text:p text:style-name="P14"><text:a xlink:type="simple" xlink:href="#6.8.3.The attribute Element|outline">The attribute Element<text:tab/>81</text:a></text:p>
          <text:p text:style-name="P14"><text:a xlink:type="simple" xlink:href="#6.8.4.The variables element|outline">The variables element<text:tab/>81</text:a></text:p>
          <text:p text:style-name="P15"><text:a xlink:type="simple" xlink:href="#6.8.4.1.The null Value|outline">The null Value<text:tab/>82</text:a></text:p>
          <text:p text:style-name="P14"><text:a xlink:type="simple" xlink:href="#6.8.5.The custom-attributes element|outline">The custom-attributes element<text:tab/>82</text:a></text:p>
          <text:p text:style-name="P13"><text:a xlink:type="simple" xlink:href="#6.9.Component Sets and XML Namespaces|outline">Component Sets and XML Namespaces<text:tab/>83</text:a></text:p>
          <text:p text:style-name="P14"><text:a xlink:type="simple" xlink:href="#6.9.1.Standard Namespaces|outline">Standard Namespaces<text:tab/>84</text:a></text:p>
          <text:p text:style-name="P12">7. ZUML with the XUL Component Set<text:tab/>86</text:p>
          <text:p text:style-name="P13"><text:a xlink:type="simple" xlink:href="#7.1.Basic Components|outline">Basic Components<text:tab/>86</text:a></text:p>
          <text:p text:style-name="P14"><text:a xlink:type="simple" xlink:href="#7.1.1.Label|outline">Label<text:tab/>86</text:a></text:p>
          <text:p text:style-name="P15"><text:a xlink:type="simple" xlink:href="#7.1.1.1.The pre, hyphen, maxlength and multiline Properties|outline">The pre, hyphen, maxlength and multiline Properties<text:tab/>86</text:a></text:p>
          <text:p text:style-name="P14"><text:a xlink:type="simple" xlink:href="#7.1.2.Buttons|outline">Buttons<text:tab/>87</text:a></text:p>
          <text:p text:style-name="P15"><text:a xlink:type="simple" xlink:href="#7.1.2.1.The onClick Event and href Property|outline">The onClick Event and href Property<text:tab/>87</text:a></text:p>
          <text:p text:style-name="P15"><text:a xlink:type="simple" xlink:href="#7.1.2.2.The sendRedirect Method of the org.zkoss.zk.ui.Execution Interface|outline">The sendRedirect Method of the org.zkoss.zk.ui.Execution Interface<text:tab/>88</text:a></text:p>
          <text:p text:style-name="P14"><text:a xlink:type="simple" xlink:href="#7.1.3.Radio and Radio Group|outline">Radio and Radio Group<text:tab/>88</text:a></text:p>
          <text:p text:style-name="P15"><text:a xlink:type="simple" xlink:href="#7.1.3.1.Versatile Layouts|outline">Versatile Layouts<text:tab/>88</text:a></text:p>
          <text:p text:style-name="P14"><text:a xlink:type="simple" xlink:href="#7.1.4.Image|outline">Image<text:tab/>89</text:a></text:p>
          <text:p text:style-name="P15"><text:a xlink:type="simple" xlink:href="#7.1.4.1.Locale Dependent Image|outline">Locale Dependent Image<text:tab/>89</text:a></text:p>
          <text:p text:style-name="P14"><text:a xlink:type="simple" xlink:href="#7.1.5.Imagemap|outline">Imagemap<text:tab/>90</text:a></text:p>
          <text:p text:style-name="P15"><text:a xlink:type="simple" xlink:href="#7.1.5.1.Area|outline">Area<text:tab/>91</text:a></text:p>
          <text:p text:style-name="P15"><text:a xlink:type="simple" xlink:href="#7.1.5.2.The shape Property|outline">The shape Property<text:tab/>92</text:a></text:p>
          <text:p text:style-name="P14"><text:a xlink:type="simple" xlink:href="#7.1.6.Audio|outline">Audio<text:tab/>92</text:a></text:p>
          <text:p text:style-name="P14"><text:a xlink:type="simple" xlink:href="#7.1.7.Input Controls|outline">Input Controls<text:tab/>92</text:a></text:p>
          <text:p text:style-name="P15"><text:a xlink:type="simple" xlink:href="#7.1.7.1.The type Property|outline">The type Property<text:tab/>93</text:a></text:p>
          <text:p text:style-name="P15"><text:a xlink:type="simple" xlink:href="#7.1.7.2.The format Property|outline">The format Property<text:tab/>93</text:a></text:p>
          <text:p text:style-name="P15"><text:a xlink:type="simple" xlink:href="#7.1.7.3.Constraints|outline">Constraints<text:tab/>93</text:a></text:p>
          <text:p text:style-name="P15"><text:a xlink:type="simple" xlink:href="#7.1.7.4.Custom Constraints|outline">Custom Constraints<text:tab/>94</text:a></text:p>
          <text:p text:style-name="P15"><text:a xlink:type="simple" xlink:href="#7.1.7.5.The onChange Event|outline">The onChange Event<text:tab/>96</text:a></text:p>
          <text:p text:style-name="P15"><text:a xlink:type="simple" xlink:href="#7.1.7.6.The onChanging event|outline">The onChanging event<text:tab/>96</text:a></text:p>
          <text:p text:style-name="P14"><text:a xlink:type="simple" xlink:href="#7.1.8.Calendar|outline">Calendar<text:tab/>97</text:a></text:p>
          <text:p text:style-name="P15"><text:a xlink:type="simple" xlink:href="#7.1.8.1.The value Property and the onChange Event|outline">The value Property and the onChange Event<text:tab/>97</text:a></text:p>
          <text:p text:style-name="P15"><text:a xlink:type="simple" xlink:href="#7.1.8.2.The compact Property|outline">The compact Property<text:tab/>97</text:a></text:p>
          <text:p text:style-name="P14"><text:a xlink:type="simple" xlink:href="#7.1.9.Progressmeter|outline">Progressmeter<text:tab/>98</text:a></text:p>
          <text:p text:style-name="P14"><text:a xlink:type="simple" xlink:href="#7.1.10.Slider|outline">Slider<text:tab/>98</text:a></text:p>
          <text:p text:style-name="P14"><text:a xlink:type="simple" xlink:href="#7.1.11.Timer|outline">Timer<text:tab/>98</text:a></text:p>
          <text:p text:style-name="P14"><text:a xlink:type="simple" xlink:href="#7.1.12.Paging|outline">Paging<text:tab/>98</text:a></text:p>
          <text:p text:style-name="P15"><text:a xlink:type="simple" xlink:href="#7.1.12.1.Paging with List Boxes and Grids|outline">Paging with List Boxes and Grids<text:tab/>99</text:a></text:p>
          <text:p text:style-name="P13"><text:a xlink:type="simple" xlink:href="#7.2.Windows|outline">Windows<text:tab/>99</text:a></text:p>
          <text:p text:style-name="P14"><text:a xlink:type="simple" xlink:href="#7.2.1.Titles and Captions|outline">Titles and Captions<text:tab/>99</text:a></text:p>
          <text:p text:style-name="P14"><text:a xlink:type="simple" xlink:href="#7.2.2.The closable Property|outline">The closable Property<text:tab/>100</text:a></text:p>
          <text:p text:style-name="P14"><text:a xlink:type="simple" xlink:href="#7.2.3.The sizable Property|outline">The sizable Property<text:tab/>100</text:a></text:p>
          <text:p text:style-name="P15"><text:a xlink:type="simple" xlink:href="#7.2.3.1.The onSize Event|outline">The onSize Event<text:tab/>101</text:a></text:p>
          <text:p text:style-name="P14"><text:a xlink:type="simple" xlink:href="#7.2.4.The Style Class (sclass)|outline">The Style Class (sclass)<text:tab/>101</text:a></text:p>
          <text:p text:style-name="P14"><text:a xlink:type="simple" xlink:href="#7.2.5.The contentStyle Property|outline">The contentStyle Property<text:tab/>101</text:a></text:p>
          <text:p text:style-name="P15"><text:a xlink:type="simple" xlink:href="#7.2.5.1.Scrollable Window|outline">Scrollable Window<text:tab/>102</text:a></text:p>
          <text:p text:style-name="P14"><text:a xlink:type="simple" xlink:href="#7.2.6.Borders|outline">Borders<text:tab/>102</text:a></text:p>
          <text:p text:style-name="P14"><text:a xlink:type="simple" xlink:href="#7.2.7.Overlapped, Popup, Modal, Highlighted and Embedded|outline">Overlapped, Popup, Modal, Highlighted and Embedded<text:tab/>102</text:a></text:p>
          <text:p text:style-name="P15"><text:a xlink:type="simple" xlink:href="#7.2.7.1.Embedded|outline">Embedded<text:tab/>103</text:a></text:p>
          <text:p text:style-name="P15"><text:a xlink:type="simple" xlink:href="#7.2.7.2.Overlapped|outline">Overlapped<text:tab/>103</text:a></text:p>
          <text:p text:style-name="P15"><text:a xlink:type="simple" xlink:href="#7.2.7.3.Popup|outline">Popup<text:tab/>103</text:a></text:p>
          <text:p text:style-name="P15"><text:a xlink:type="simple" xlink:href="#7.2.7.4.Modal|outline">Modal<text:tab/>103</text:a></text:p>
          <text:p text:style-name="P15"><text:a xlink:type="simple" xlink:href="#7.2.7.5.Highlighted|outline">Highlighted<text:tab/>103</text:a></text:p>
          <text:p text:style-name="P15"><text:a xlink:type="simple" xlink:href="#7.2.7.6.Modal Windows and Event Listeners|outline">Modal Windows and Event Listeners<text:tab/>104</text:a></text:p>
          <text:p text:style-name="P14"><text:a xlink:type="simple" xlink:href="#7.2.8.The position Property|outline">The position Property<text:tab/>106</text:a></text:p>
          <text:p text:style-name="P14"><text:a xlink:type="simple" xlink:href="#7.2.9.Common Dialogs|outline">Common Dialogs<text:tab/>106</text:a></text:p>
          <text:p text:style-name="P15"><text:a xlink:type="simple" xlink:href="#7.2.9.1.The Message Box|outline">The Message Box<text:tab/>106</text:a></text:p>
          <text:p text:style-name="P15"><text:a xlink:type="simple" xlink:href="#7.2.9.2.The File Upload Dialog|outline">The File Upload Dialog<text:tab/>107</text:a></text:p>
          <text:p text:style-name="P15"><text:a xlink:type="simple" xlink:href="#7.2.9.3.The fileupload Component|outline">The fileupload Component<text:tab/>108</text:a></text:p>
          <text:p text:style-name="P15"><text:a xlink:type="simple" xlink:href="#7.2.9.4.The File Download Dialog|outline">The File Download Dialog<text:tab/>109</text:a></text:p>
          <text:p text:style-name="P13"><text:a xlink:type="simple" xlink:href="#7.4.The Layout Components|outline">The Layout Components<text:tab/>109</text:a></text:p>
          <text:p text:style-name="P14"><text:a xlink:type="simple" xlink:href="#7.4.1.A Nested borderlayout Component|outline">A Nested borderlayout Component<text:tab/>110</text:a></text:p>
          <text:p text:style-name="P14"><text:a xlink:type="simple" xlink:href="#7.4.2.The size and border Properties|outline">The size and border Properties<text:tab/>111</text:a></text:p>
          <text:p text:style-name="P14"><text:a xlink:type="simple" xlink:href="#7.4.3.The splittable and collapsible  Properties|outline">The splittable and collapsible <text:s/>Properties<text:tab/>112</text:a></text:p>
          <text:p text:style-name="P15"><text:a xlink:type="simple" xlink:href="#7.4.3.1.The maxsize and minisize Properties|outline">The maxsize and minisize Properties<text:tab/>112</text:a></text:p>
          <text:p text:style-name="P14"><text:a xlink:type="simple" xlink:href="#7.4.4.The flex property|outline">The flex property<text:tab/>112</text:a></text:p>
          <text:p text:style-name="P14"><text:a xlink:type="simple" xlink:href="#7.4.5.The open Property|outline">The open Property<text:tab/>112</text:a></text:p>
          <text:p text:style-name="P14"><text:a xlink:type="simple" xlink:href="#7.4.6.The onOpen Event|outline">The onOpen Event<text:tab/>113</text:a></text:p>
          <text:p text:style-name="P13"><text:a xlink:type="simple" xlink:href="#7.5.The Box Model|outline">The Box Model<text:tab/>113</text:a></text:p>
          <text:p text:style-name="P14"><text:a xlink:type="simple" xlink:href="#7.5.1.The spacing Property|outline">The spacing Property<text:tab/>114</text:a></text:p>
          <text:p text:style-name="P14"><text:a xlink:type="simple" xlink:href="#7.5.2.The widths and heights Properties|outline">The widths and heights Properties<text:tab/>114</text:a></text:p>
          <text:p text:style-name="P14"><text:a xlink:type="simple" xlink:href="#7.5.3.Splitters|outline">Splitters<text:tab/>115</text:a></text:p>
          <text:p text:style-name="P15"><text:a xlink:type="simple" xlink:href="#7.5.3.1.The collapse Property|outline">The collapse Property<text:tab/>115</text:a></text:p>
          <text:p text:style-name="P15"><text:a xlink:type="simple" xlink:href="#7.5.3.2.The open Property|outline">The open Property<text:tab/>116</text:a></text:p>
          <text:p text:style-name="P15"><text:a xlink:type="simple" xlink:href="#7.5.3.3.The onOpen Event|outline">The onOpen Event<text:tab/>116</text:a></text:p>
          <text:p text:style-name="P13"><text:a xlink:type="simple" xlink:href="#7.6.Tab Boxes|outline">Tab Boxes<text:tab/>116</text:a></text:p>
          <text:p text:style-name="P14"><text:a xlink:type="simple" xlink:href="#7.6.1.Nested Tab Boxes|outline">Nested Tab Boxes<text:tab/>117</text:a></text:p>
          <text:p text:style-name="P14"><text:a xlink:type="simple" xlink:href="#7.6.2.The Accordion Tab Boxes|outline">The Accordion Tab Boxes<text:tab/>118</text:a></text:p>
          <text:p text:style-name="P14"><text:a xlink:type="simple" xlink:href="#7.6.3.The orient Property|outline">The orient Property<text:tab/>118</text:a></text:p>
          <text:p text:style-name="P14"><text:a xlink:type="simple" xlink:href="#7.6.4.The align Property of Tabs|outline">The align Property of Tabs<text:tab/>118</text:a></text:p>
          <text:p text:style-name="P14"><text:a xlink:type="simple" xlink:href="#7.6.5.The closable Property|outline">The closable Property<text:tab/>119</text:a></text:p>
          <text:p text:style-name="P14"><text:a xlink:type="simple" xlink:href="#7.6.6.The disabled Property|outline">The disabled Property<text:tab/>119</text:a></text:p>
          <text:p text:style-name="P14"><text:a xlink:type="simple" xlink:href="#7.6.7.Load-on-Demand for Tab Panels|outline">Load-on-Demand for Tab Panels<text:tab/>119</text:a></text:p>
          <text:p text:style-name="P13"><text:a xlink:type="simple" xlink:href="#7.7.Grids|outline">Grids<text:tab/>120</text:a></text:p>
          <text:p text:style-name="P14"><text:a xlink:type="simple" xlink:href="#7.7.1.Scrollable Grid|outline">Scrollable Grid<text:tab/>121</text:a></text:p>
          <text:p text:style-name="P14"><text:a xlink:type="simple" xlink:href="#7.7.2.Sizable Columns|outline">Sizable Columns<text:tab/>122</text:a></text:p>
          <text:p text:style-name="P15"><text:a xlink:type="simple" xlink:href="#7.7.2.1.The onColSize Event|outline">The onColSize Event<text:tab/>123</text:a></text:p>
          <text:p text:style-name="P14"><text:a xlink:type="simple" xlink:href="#7.7.3.Grids with Paging|outline">Grids with Paging<text:tab/>123</text:a></text:p>
          <text:p text:style-name="P15"><text:a xlink:type="simple" xlink:href="#7.7.3.1.The pageSize Property|outline">The pageSize Property<text:tab/>123</text:a></text:p>
          <text:p text:style-name="P15"><text:a xlink:type="simple" xlink:href="#7.7.3.2.The paginal Property|outline">The paginal Property<text:tab/>124</text:a></text:p>
          <text:p text:style-name="P15"><text:a xlink:type="simple" xlink:href="#7.7.3.3.The paging Property|outline">The paging Property<text:tab/>125</text:a></text:p>
          <text:p text:style-name="P15"><text:a xlink:type="simple" xlink:href="#7.7.3.4.The onPaging Event and Method|outline">The onPaging Event and Method<text:tab/>125</text:a></text:p>
          <text:p text:style-name="P14"><text:a xlink:type="simple" xlink:href="#7.7.4.Sorting|outline">Sorting<text:tab/>125</text:a></text:p>
          <text:p text:style-name="P15"><text:a xlink:type="simple" xlink:href="#7.7.4.1.The sortDirection Property|outline">The sortDirection Property<text:tab/>126</text:a></text:p>
          <text:p text:style-name="P15"><text:a xlink:type="simple" xlink:href="#7.7.4.2.The onSort Event|outline">The onSort Event<text:tab/>126</text:a></text:p>
          <text:p text:style-name="P15"><text:a xlink:type="simple" xlink:href="#7.7.4.3.The sort Method|outline">The sort Method<text:tab/>126</text:a></text:p>
          <text:p text:style-name="P14"><text:a xlink:type="simple" xlink:href="#7.7.5.Live Data|outline">Live Data<text:tab/>127</text:a></text:p>
          <text:p text:style-name="P15"><text:a xlink:type="simple" xlink:href="#7.7.5.1.Sorting with Live Data|outline">Sorting with Live Data<text:tab/>128</text:a></text:p>
          <text:p text:style-name="P14"><text:a xlink:type="simple" xlink:href="#7.7.6.Auxiliary Headers|outline">Auxiliary Headers<text:tab/>128</text:a></text:p>
          <text:p text:style-name="P14"><text:a xlink:type="simple" xlink:href="#7.7.7.Special Properties|outline">Special Properties<text:tab/>129</text:a></text:p>
          <text:p text:style-name="P15"><text:a xlink:type="simple" xlink:href="#7.7.7.1.The spans Property|outline">The spans Property<text:tab/>129</text:a></text:p>
          <text:p text:style-name="P13"><text:a xlink:type="simple" xlink:href="#7.8.More Layout Components|outline">More Layout Components<text:tab/>130</text:a></text:p>
          <text:p text:style-name="P14"><text:a xlink:type="simple" xlink:href="#7.8.1.Separators and Spaces|outline">Separators and Spaces<text:tab/>130</text:a></text:p>
          <text:p text:style-name="P14"><text:a xlink:type="simple" xlink:href="#7.8.2.Group boxes|outline">Group boxes<text:tab/>131</text:a></text:p>
          <text:p text:style-name="P15"><text:a xlink:type="simple" xlink:href="#7.8.2.1.The contentStyle Property and Scrollable Groupbox|outline">The contentStyle Property and Scrollable Groupbox<text:tab/>131</text:a></text:p>
          <text:p text:style-name="P14"><text:a xlink:type="simple" xlink:href="#7.8.3.Toolbars|outline">Toolbars<text:tab/>132</text:a></text:p>
          <text:p text:style-name="P13"><text:a xlink:type="simple" xlink:href="#7.9.Menu bars|outline">Menu bars<text:tab/>132</text:a></text:p>
          <text:p text:style-name="P14"><text:a xlink:type="simple" xlink:href="#7.9.1.Execute a Menu Command|outline">Execute a Menu Command<text:tab/>133</text:a></text:p>
          <text:p text:style-name="P14"><text:a xlink:type="simple" xlink:href="#7.9.2.Use Menu Items as Check Boxes|outline">Use Menu Items as Check Boxes<text:tab/>134</text:a></text:p>
          <text:p text:style-name="P14"><text:a xlink:type="simple" xlink:href="#7.9.3.The autodrop Property|outline">The autodrop Property<text:tab/>134</text:a></text:p>
          <text:p text:style-name="P14"><text:a xlink:type="simple" xlink:href="#7.9.4.The onOpen Event|outline">The onOpen Event<text:tab/>134</text:a></text:p>
          <text:p text:style-name="P14"><text:a xlink:type="simple" xlink:href="#7.9.5.More Menu Features|outline">More Menu Features<text:tab/>134</text:a></text:p>
          <text:p text:style-name="P13"><text:a xlink:type="simple" xlink:href="#7.10.Context Menus|outline">Context Menus<text:tab/>134</text:a></text:p>
          <text:p text:style-name="P14"><text:a xlink:type="simple" xlink:href="#7.10.1.Customizable Tooltip and Popup Menus|outline">Customizable Tooltip and Popup Menus<text:tab/>135</text:a></text:p>
          <text:p text:style-name="P14"><text:a xlink:type="simple" xlink:href="#7.10.2.The onOpen Event|outline">The onOpen Event<text:tab/>136</text:a></text:p>
          <text:p text:style-name="P13"><text:a xlink:type="simple" xlink:href="#7.11.List Boxes|outline">List Boxes<text:tab/>137</text:a></text:p>
          <text:p text:style-name="P14"><text:a xlink:type="simple" xlink:href="#7.11.1.Multi-Column List Boxes|outline">Multi-Column List Boxes<text:tab/>138</text:a></text:p>
          <text:p text:style-name="P14"><text:a xlink:type="simple" xlink:href="#7.11.2.Column Headers|outline">Column Headers<text:tab/>138</text:a></text:p>
          <text:p text:style-name="P14"><text:a xlink:type="simple" xlink:href="#7.11.3.Column Footers|outline">Column Footers<text:tab/>138</text:a></text:p>
          <text:p text:style-name="P14"><text:a xlink:type="simple" xlink:href="#7.11.4.Drop-Down List|outline">Drop-Down List<text:tab/>139</text:a></text:p>
          <text:p text:style-name="P14"><text:a xlink:type="simple" xlink:href="#7.11.5.Multiple Selection|outline">Multiple Selection<text:tab/>139</text:a></text:p>
          <text:p text:style-name="P14"><text:a xlink:type="simple" xlink:href="#7.11.6.Scrollable List Boxes|outline">Scrollable List Boxes<text:tab/>139</text:a></text:p>
          <text:p text:style-name="P15"><text:a xlink:type="simple" xlink:href="#7.11.6.1.The rows Property|outline">The rows Property<text:tab/>140</text:a></text:p>
          <text:p text:style-name="P14"><text:a xlink:type="simple" xlink:href="#7.11.7.Sizable List Headers|outline">Sizable List Headers<text:tab/>140</text:a></text:p>
          <text:p text:style-name="P14"><text:a xlink:type="simple" xlink:href="#7.11.8.List Boxes with Paging|outline">List Boxes with Paging<text:tab/>140</text:a></text:p>
          <text:p text:style-name="P14"><text:a xlink:type="simple" xlink:href="#7.11.9.Sorting|outline">Sorting<text:tab/>140</text:a></text:p>
          <text:p text:style-name="P15"><text:a xlink:type="simple" xlink:href="#7.11.9.1.The sortAscending and sortDescending Properties|outline">The sortAscending and sortDescending Properties<text:tab/>141</text:a></text:p>
          <text:p text:style-name="P15"><text:a xlink:type="simple" xlink:href="#7.11.9.2.The sortDirection Property|outline">The sortDirection Property<text:tab/>142</text:a></text:p>
          <text:p text:style-name="P15"><text:a xlink:type="simple" xlink:href="#7.11.9.3.The onSort Event|outline">The onSort Event<text:tab/>142</text:a></text:p>
          <text:p text:style-name="P15"><text:a xlink:type="simple" xlink:href="#7.11.9.4.The sort Method|outline">The sort Method<text:tab/>142</text:a></text:p>
          <text:p text:style-name="P14"><text:a xlink:type="simple" xlink:href="#7.11.10.Special Properties|outline">Special Properties<text:tab/>143</text:a></text:p>
          <text:p text:style-name="P15"><text:a xlink:type="simple" xlink:href="#7.11.10.1.The checkmark Property|outline">The checkmark Property<text:tab/>143</text:a></text:p>
          <text:p text:style-name="P15"><text:a xlink:type="simple" xlink:href="#7.11.10.2.The vflex Property|outline">The vflex Property<text:tab/>144</text:a></text:p>
          <text:p text:style-name="P15"><text:a xlink:type="simple" xlink:href="#7.11.10.3.The maxlength Property|outline">The maxlength Property<text:tab/>144</text:a></text:p>
          <text:p text:style-name="P14"><text:a xlink:type="simple" xlink:href="#7.11.11.Live Data|outline">Live Data<text:tab/>144</text:a></text:p>
          <text:p text:style-name="P15"><text:a xlink:type="simple" xlink:href="#7.11.11.1.Sorting with Live Data|outline">Sorting with Live Data<text:tab/>145</text:a></text:p>
          <text:p text:style-name="P14"><text:a xlink:type="simple" xlink:href="#7.11.12.List Boxes Contain Buttons|outline">List Boxes Contain Buttons<text:tab/>146</text:a></text:p>
          <text:p text:style-name="P13"><text:a xlink:type="simple" xlink:href="#7.12.Tree Controls|outline">Tree Controls<text:tab/>146</text:a></text:p>
          <text:p text:style-name="P14"><text:a xlink:type="simple" xlink:href="#7.12.1.The open Property and the onOpen Event|outline">The open Property and the onOpen Event<text:tab/>148</text:a></text:p>
          <text:p text:style-name="P14"><text:a xlink:type="simple" xlink:href="#7.12.2.Multiple Selection|outline">Multiple Selection<text:tab/>149</text:a></text:p>
          <text:p text:style-name="P14"><text:a xlink:type="simple" xlink:href="#7.12.3.Paging|outline">Paging<text:tab/>149</text:a></text:p>
          <text:p text:style-name="P15"><text:a xlink:type="simple" xlink:href="#7.12.3.1.The onPaging and onPageSize Event|outline">The onPaging and onPageSize Event<text:tab/>149</text:a></text:p>
          <text:p text:style-name="P14"><text:a xlink:type="simple" xlink:href="#7.12.4.Special Properties|outline">Special Properties<text:tab/>149</text:a></text:p>
          <text:p text:style-name="P15"><text:a xlink:type="simple" xlink:href="#7.12.4.1.The rows Property|outline">The rows Property<text:tab/>149</text:a></text:p>
          <text:p text:style-name="P15"><text:a xlink:type="simple" xlink:href="#7.12.4.2.The checkmark Property|outline">The checkmark Property<text:tab/>149</text:a></text:p>
          <text:p text:style-name="P15"><text:a xlink:type="simple" xlink:href="#7.12.4.3.The vflex Property|outline">The vflex Property<text:tab/>150</text:a></text:p>
          <text:p text:style-name="P15"><text:a xlink:type="simple" xlink:href="#7.12.4.4.The maxlength Property|outline">The maxlength Property<text:tab/>150</text:a></text:p>
          <text:p text:style-name="P15"><text:a xlink:type="simple" xlink:href="#7.12.4.5.Sizable Columns|outline">Sizable Columns<text:tab/>150</text:a></text:p>
          <text:p text:style-name="P14"><text:a xlink:type="simple" xlink:href="#7.12.5.Create-on-Open for Tree Controls|outline">Create-on-Open for Tree Controls<text:tab/>150</text:a></text:p>
          <text:p text:style-name="P13"><text:a xlink:type="simple" xlink:href="#7.13.Comboboxes|outline">Comboboxes<text:tab/>151</text:a></text:p>
          <text:p text:style-name="P14"><text:a xlink:type="simple" xlink:href="#7.13.1.The autodrop Property|outline">The autodrop Property<text:tab/>151</text:a></text:p>
          <text:p text:style-name="P14"><text:a xlink:type="simple" xlink:href="#7.13.2.The description Property|outline">The description Property<text:tab/>151</text:a></text:p>
          <text:p text:style-name="P14"><text:a xlink:type="simple" xlink:href="#7.13.3.The onOpen Event|outline">The onOpen Event<text:tab/>151</text:a></text:p>
          <text:p text:style-name="P14"><text:a xlink:type="simple" xlink:href="#7.13.4.The onChanging Event|outline">The onChanging Event<text:tab/>152</text:a></text:p>
          <text:p text:style-name="P13"><text:a xlink:type="simple" xlink:href="#7.14.Bandboxes|outline">Bandboxes<text:tab/>153</text:a></text:p>
          <text:p text:style-name="P14"><text:a xlink:type="simple" xlink:href="#7.14.1.The closeDropdown Method|outline">The closeDropdown Method<text:tab/>154</text:a></text:p>
          <text:p text:style-name="P14"><text:a xlink:type="simple" xlink:href="#7.14.2.The autodrop Property|outline">The autodrop Property<text:tab/>154</text:a></text:p>
          <text:p text:style-name="P14"><text:a xlink:type="simple" xlink:href="#7.14.3.The onOpen Event|outline">The onOpen Event<text:tab/>154</text:a></text:p>
          <text:p text:style-name="P14"><text:a xlink:type="simple" xlink:href="#7.14.4.The onChanging Event|outline">The onChanging Event<text:tab/>154</text:a></text:p>
          <text:p text:style-name="P13"><text:a xlink:type="simple" xlink:href="#7.15.Chart|outline">Chart<text:tab/>155</text:a></text:p>
          <text:p text:style-name="P14"><text:a xlink:type="simple" xlink:href="#7.15.1.Live Data|outline">Live Data<text:tab/>155</text:a></text:p>
          <text:p text:style-name="P14"><text:a xlink:type="simple" xlink:href="#7.15.2.Drill Down (The onClick Event)|outline">Drill Down (The onClick Event)<text:tab/>156</text:a></text:p>
          <text:p text:style-name="P14"><text:a xlink:type="simple" xlink:href="#7.15.3.Manipulate Areas|outline">Manipulate Areas<text:tab/>157</text:a></text:p>
          <text:p text:style-name="P13"><text:a xlink:type="simple" xlink:href="#7.16.Drag and Drop|outline">Drag and Drop<text:tab/>157</text:a></text:p>
          <text:p text:style-name="P14"><text:a xlink:type="simple" xlink:href="#7.16.1.The draggable and droppable Properties|outline">The draggable and droppable Properties<text:tab/>157</text:a></text:p>
          <text:p text:style-name="P14"><text:a xlink:type="simple" xlink:href="#7.16.2.The onDrop Event|outline">The onDrop Event<text:tab/>158</text:a></text:p>
          <text:p text:style-name="P14"><text:a xlink:type="simple" xlink:href="#7.16.3.Dragging with Multiple Selections|outline">Dragging with Multiple Selections<text:tab/>159</text:a></text:p>
          <text:p text:style-name="P14"><text:a xlink:type="simple" xlink:href="#7.16.4.Multiple Types of Draggable Components|outline">Multiple Types of Draggable Components<text:tab/>159</text:a></text:p>
          <text:p text:style-name="P13"><text:a xlink:type="simple" xlink:href="#7.17.Work with HTML Tags|outline">Work with HTML Tags<text:tab/>160</text:a></text:p>
          <text:p text:style-name="P14"><text:a xlink:type="simple" xlink:href="#7.17.1.The html Component|outline">The html Component<text:tab/>160</text:a></text:p>
          <text:p text:style-name="P14"><text:a xlink:type="simple" xlink:href="#7.17.2.The Native Namespace, http://www.zkoss.org/2005/zk/native|outline">The Native Namespace, http://www.zkoss.org/2005/zk/native<text:tab/>161</text:a></text:p>
          <text:p text:style-name="P15"><text:a xlink:type="simple" xlink:href="#7.17.2.1.Output Another Namespace with the Native Namespace|outline">Output Another Namespace with the Native Namespace<text:tab/>162</text:a></text:p>
          <text:p text:style-name="P14"><text:a xlink:type="simple" xlink:href="#7.17.3.The XHTML Namespace, http://www.w3.org/1999/xhtml|outline">The XHTML Namespace, http://www.w3.org/1999/xhtml<text:tab/>163</text:a></text:p>
          <text:p text:style-name="P14"><text:a xlink:type="simple" xlink:href="#7.17.4.The include Component|outline">The include Component<text:tab/>164</text:a></text:p>
          <text:p text:style-name="P15"><text:a xlink:type="simple" xlink:href="#7.17.4.1.Including ZUML Pages|outline">Including ZUML Pages<text:tab/>164</text:a></text:p>
          <text:p text:style-name="P14"><text:a xlink:type="simple" xlink:href="#7.17.5.The style Component|outline">The style Component<text:tab/>165</text:a></text:p>
          <text:p text:style-name="P14"><text:a xlink:type="simple" xlink:href="#7.17.6.The script Component|outline">The script Component<text:tab/>165</text:a></text:p>
          <text:p text:style-name="P14"><text:a xlink:type="simple" xlink:href="#7.17.7.The iframe Component|outline">The iframe Component<text:tab/>166</text:a></text:p>
          <text:p text:style-name="P13"><text:a xlink:type="simple" xlink:href="#7.18.Work with HTML FORM and Java Servlets|outline">Work with HTML FORM and Java Servlets<text:tab/>167</text:a></text:p>
          <text:p text:style-name="P14"><text:a xlink:type="simple" xlink:href="#7.18.1.The name Property|outline">The name Property<text:tab/>167</text:a></text:p>
          <text:p text:style-name="P14"><text:a xlink:type="simple" xlink:href="#7.18.2.Components that Support the name Property|outline">Components that Support the name Property<text:tab/>168</text:a></text:p>
          <text:p text:style-name="P14"><text:a xlink:type="simple" xlink:href="#7.18.3.Rich User Interfaces|outline">Rich User Interfaces<text:tab/>169</text:a></text:p>
          <text:p text:style-name="P13"><text:a xlink:type="simple" xlink:href="#7.19.Client Side Actions|outline">Client Side Actions<text:tab/>169</text:a></text:p>
          <text:p text:style-name="P14"><text:a xlink:type="simple" xlink:href="#7.19.1.Reference to a Component|outline">Reference to a Component<text:tab/>169</text:a></text:p>
          <text:p text:style-name="P15"><text:a xlink:type="simple" xlink:href="#7.19.1.1.An onfocus and onblur Example|outline">An onfocus and onblur Example<text:tab/>170</text:a></text:p>
          <text:p text:style-name="P15"><text:a xlink:type="simple" xlink:href="#7.19.1.2.Coercion Rules|outline">Coercion Rules<text:tab/>170</text:a></text:p>
          <text:p text:style-name="P14"><text:a xlink:type="simple" xlink:href="#7.19.2.The onshow and onhide Actions|outline">The onshow and onhide Actions<text:tab/>171</text:a></text:p>
          <text:p text:style-name="P15"><text:a xlink:type="simple" xlink:href="#7.19.2.1.An Example to Change How a Window Appears|outline">An Example to Change How a Window Appears<text:tab/>171</text:a></text:p>
          <text:p text:style-name="P14"><text:a xlink:type="simple" xlink:href="#7.19.3.CSA JavaScript Utilities|outline">CSA JavaScript Utilities<text:tab/>171</text:a></text:p>
          <text:p text:style-name="P15"><text:a xlink:type="simple" xlink:href="#7.19.3.1.The action Object|outline">The action Object<text:tab/>171</text:a></text:p>
          <text:p text:style-name="P15"><text:a xlink:type="simple" xlink:href="#7.19.3.2.The anima Object|outline">The anima Object<text:tab/>171</text:a></text:p>
          <text:p text:style-name="P13"><text:a xlink:type="simple" xlink:href="#7.20.Events|outline">Events<text:tab/>173</text:a></text:p>
          <text:p text:style-name="P14"><text:a xlink:type="simple" xlink:href="#7.20.1.Mouse Events|outline">Mouse Events<text:tab/>173</text:a></text:p>
          <text:p text:style-name="P14"><text:a xlink:type="simple" xlink:href="#7.20.2.Keystroke Events|outline">Keystroke Events<text:tab/>174</text:a></text:p>
          <text:p text:style-name="P15"><text:a xlink:type="simple" xlink:href="#7.20.2.1.The ctrlKeys Property|outline">The ctrlKeys Property<text:tab/>175</text:a></text:p>
          <text:p text:style-name="P14"><text:a xlink:type="simple" xlink:href="#7.20.3.Input Events|outline">Input Events<text:tab/>175</text:a></text:p>
          <text:p text:style-name="P14"><text:a xlink:type="simple" xlink:href="#7.20.4.List and Tree Events|outline">List and Tree Events<text:tab/>176</text:a></text:p>
          <text:p text:style-name="P14"><text:a xlink:type="simple" xlink:href="#7.20.5.Slider and Scroll Events|outline">Slider and Scroll Events<text:tab/>177</text:a></text:p>
          <text:p text:style-name="P14"><text:a xlink:type="simple" xlink:href="#7.20.6.Other Events|outline">Other Events<text:tab/>177</text:a></text:p>
          <text:p text:style-name="P15"><text:a xlink:type="simple" xlink:href="#7.20.6.1.The Event Flow of radio and radiogroup|outline">The Event Flow of radio and radiogroup<text:tab/>179</text:a></text:p>
          <text:p text:style-name="P12">8. ZUML with the XHTML Component Set<text:tab/>180</text:p>
          <text:p text:style-name="P13"><text:a xlink:type="simple" xlink:href="#8.1.The Goal|outline">The Goal<text:tab/>180</text:a></text:p>
          <text:p text:style-name="P14"><text:a xlink:type="simple" xlink:href="#8.1.1.A XHTML Page Is A Valid ZUML Page|outline">A XHTML Page Is A Valid ZUML Page<text:tab/>180</text:a></text:p>
          <text:p text:style-name="P14"><text:a xlink:type="simple" xlink:href="#8.1.2.Server-Centric Interactivity|outline">Server-Centric Interactivity<text:tab/>181</text:a></text:p>
          <text:p text:style-name="P14"><text:a xlink:type="simple" xlink:href="#8.1.3.Servlets Work As Usual|outline">Servlets Work As Usual<text:tab/>182</text:a></text:p>
          <text:p text:style-name="P13"><text:a xlink:type="simple" xlink:href="#8.2.The Differences|outline">The Differences<text:tab/>182</text:a></text:p>
          <text:p text:style-name="P14"><text:a xlink:type="simple" xlink:href="#8.2.1.A Component Created for Each Tag|outline">A Component Created for Each Tag<text:tab/>182</text:a></text:p>
          <text:p text:style-name="P14"><text:a xlink:type="simple" xlink:href="#8.2.2.UUID Is ID|outline">UUID Is ID<text:tab/>182</text:a></text:p>
          <text:p text:style-name="P15"><text:a xlink:type="simple" xlink:href="#8.2.2.1.Side Effects|outline">Side Effects<text:tab/>183</text:a></text:p>
          <text:p text:style-name="P14"><text:a xlink:type="simple" xlink:href="#8.2.3.All Tags Are Valid|outline">All Tags Are Valid<text:tab/>183</text:a></text:p>
          <text:p text:style-name="P14"><text:a xlink:type="simple" xlink:href="#8.2.4.Case Insensitive|outline">Case Insensitive<text:tab/>183</text:a></text:p>
          <text:p text:style-name="P14"><text:a xlink:type="simple" xlink:href="#8.2.5.No Mold Support|outline">No Mold Support<text:tab/>184</text:a></text:p>
          <text:p text:style-name="P13"><text:a xlink:type="simple" xlink:href="#8.3.The DOM Tree at the Browser|outline">The DOM Tree at the Browser<text:tab/>184</text:a></text:p>
          <text:p text:style-name="P14"><text:a xlink:type="simple" xlink:href="#8.3.1.The TABLE and TBODY Tags|outline">The TABLE and TBODY Tags<text:tab/>184</text:a></text:p>
          <text:p text:style-name="P13"><text:a xlink:type="simple" xlink:href="#8.4.Events|outline">Events<text:tab/>184</text:a></text:p>
          <text:p text:style-name="P13"><text:a xlink:type="simple" xlink:href="#8.5.Integrate with JSF, JSP and Others|outline">Integrate with JSF, JSP and Others<text:tab/>185</text:a></text:p>
          <text:p text:style-name="P14"><text:a xlink:type="simple" xlink:href="#8.5.1.Work with Existent Servlets|outline">Work with Existent Servlets<text:tab/>185</text:a></text:p>
          <text:p text:style-name="P14"><text:a xlink:type="simple" xlink:href="#8.5.2.Enrich by Inclusion|outline">Enrich by Inclusion<text:tab/>185</text:a></text:p>
          <text:p text:style-name="P14"><text:a xlink:type="simple" xlink:href="#8.5.3.Enrich Static HTML Pages|outline">Enrich Static HTML Pages<text:tab/>185</text:a></text:p>
          <text:p text:style-name="P14"><text:a xlink:type="simple" xlink:href="#8.5.4.Use of ZK JSP Tags|outline">Use of ZK JSP Tags<text:tab/>186</text:a></text:p>
          <text:p text:style-name="P14"><text:a xlink:type="simple" xlink:href="#8.5.5.Use of ZK JSF Components|outline">Use of ZK JSF Components<text:tab/>187</text:a></text:p>
          <text:p text:style-name="P14"><text:a xlink:type="simple" xlink:href="#8.5.6.Enrich a Dynamically Generated Page with ZK Filter|outline">Enrich a Dynamically Generated Page with ZK Filter<text:tab/>187</text:a></text:p>
          <text:p text:style-name="P12">9. Macro Components<text:tab/>189</text:p>
          <text:p text:style-name="P13"><text:a xlink:type="simple" xlink:href="#9.1.Three Steps to Use Macro Components|outline">Three Steps to Use Macro Components<text:tab/>189</text:a></text:p>
          <text:p text:style-name="P14"><text:a xlink:type="simple" xlink:href="#9.1.1.Step 1. The Implementation|outline">Step 1. The Implementation<text:tab/>189</text:a></text:p>
          <text:p text:style-name="P14"><text:a xlink:type="simple" xlink:href="#9.1.2.Step 2. The Declaration|outline">Step 2. The Declaration<text:tab/>190</text:a></text:p>
          <text:p text:style-name="P15"><text:a xlink:type="simple" xlink:href="#9.1.2.1.Other Properties|outline">Other Properties<text:tab/>190</text:a></text:p>
          <text:p text:style-name="P14"><text:a xlink:type="simple" xlink:href="#9.1.3.Step 3. The Use|outline">Step 3. The Use<text:tab/>190</text:a></text:p>
          <text:p text:style-name="P15"><text:a xlink:type="simple" xlink:href="#9.1.3.1.Pass Properties|outline">Pass Properties<text:tab/>190</text:a></text:p>
          <text:p text:style-name="P15"><text:a xlink:type="simple" xlink:href="#9.1.3.2.arg.includer|outline">arg.includer<text:tab/>191</text:a></text:p>
          <text:p text:style-name="P13"><text:a xlink:type="simple" xlink:href="#9.2.Inline Macros|outline">Inline Macros<text:tab/>191</text:a></text:p>
          <text:p text:style-name="P14"><text:a xlink:type="simple" xlink:href="#9.2.1.An Example|outline">An Example<text:tab/>192</text:a></text:p>
          <text:p text:style-name="P13"><text:a xlink:type="simple" xlink:href="#9.3.Regular Macros|outline">Regular Macros<text:tab/>193</text:a></text:p>
          <text:p text:style-name="P14"><text:a xlink:type="simple" xlink:href="#9.3.1.Macro Components and The ID Space|outline">Macro Components and The ID Space<text:tab/>193</text:a></text:p>
          <text:p text:style-name="P15"><text:a xlink:type="simple" xlink:href="#9.3.1.1.Access Child Components From the Outside|outline">Access Child Components From the Outside<text:tab/>194</text:a></text:p>
          <text:p text:style-name="P15"><text:a xlink:type="simple" xlink:href="#9.3.1.2.Access Variables Defined in the Ancestors|outline">Access Variables Defined in the Ancestors<text:tab/>194</text:a></text:p>
          <text:p text:style-name="P15"><text:a xlink:type="simple" xlink:href="#9.3.1.3.Change macroURI At the Runtime|outline">Change macroURI At the Runtime<text:tab/>194</text:a></text:p>
          <text:p text:style-name="P14"><text:a xlink:type="simple" xlink:href="#9.3.2.Provide Additional Methods|outline">Provide Additional Methods<text:tab/>194</text:a></text:p>
          <text:p text:style-name="P15"><text:a xlink:type="simple" xlink:href="#9.3.2.1.Provide Additional Methods in Java|outline">Provide Additional Methods in Java<text:tab/>195</text:a></text:p>
          <text:p text:style-name="P15"><text:a xlink:type="simple" xlink:href="#9.3.2.2.Provide Additional Methods in zscript|outline">Provide Additional Methods in zscript<text:tab/>196</text:a></text:p>
          <text:p text:style-name="P15"><text:a xlink:type="simple" xlink:href="#9.3.2.3.Override the Implementation Class When Instantiation|outline">Override the Implementation Class When Instantiation<text:tab/>196</text:a></text:p>
          <text:p text:style-name="P15"><text:a xlink:type="simple" xlink:href="#9.3.2.4.Create a Macro Component Manually|outline">Create a Macro Component Manually<text:tab/>197</text:a></text:p>
          <text:p text:style-name="P12">10. Advanced Features<text:tab/>198</text:p>
          <text:p text:style-name="P13"><text:a xlink:type="simple" xlink:href="#10.1.Identify Pages|outline">Identify Pages<text:tab/>198</text:a></text:p>
          <text:p text:style-name="P13"><text:a xlink:type="simple" xlink:href="#10.2.Identify Components|outline">Identify Components<text:tab/>198</text:a></text:p>
          <text:p text:style-name="P14"><text:a xlink:type="simple" xlink:href="#10.2.1.The Component Path|outline">The Component Path<text:tab/>198</text:a></text:p>
          <text:p text:style-name="P13"><text:a xlink:type="simple" xlink:href="#10.3.Sorting|outline">Sorting<text:tab/>199</text:a></text:p>
          <text:p text:style-name="P13"><text:a xlink:type="simple" xlink:href="#10.4.Browser's Information and Controls|outline">Browser's Information and Controls<text:tab/>200</text:a></text:p>
          <text:p text:style-name="P14"><text:a xlink:type="simple" xlink:href="#10.4.1.The onClientInfo Event|outline">The onClientInfo Event<text:tab/>200</text:a></text:p>
          <text:p text:style-name="P14"><text:a xlink:type="simple" xlink:href="#10.4.2.The org.zkoss.ui.util.Clients Class|outline">The org.zkoss.ui.util.Clients Class<text:tab/>201</text:a></text:p>
          <text:p text:style-name="P14"><text:a xlink:type="simple" xlink:href="#10.4.3.Prevent User From Closing a Window|outline">Prevent User From Closing a Window<text:tab/>201</text:a></text:p>
          <text:p text:style-name="P13"><text:a xlink:type="simple" xlink:href="#10.5.Browser's History Management|outline">Browser's History Management<text:tab/>202</text:a></text:p>
          <text:p text:style-name="P14"><text:a xlink:type="simple" xlink:href="#10.5.1.Add the Appropriate States to Browser's History|outline">Add the Appropriate States to Browser's History<text:tab/>202</text:a></text:p>
          <text:p text:style-name="P14"><text:a xlink:type="simple" xlink:href="#10.5.2.Listen to the onBookmarkChanged Event and Manipulate the Desktop Accordingly|outline">Listen to the onBookmarkChanged Event and Manipulate the Desktop Accordingly<text:tab/>203</text:a></text:p>
          <text:p text:style-name="P14"><text:a xlink:type="simple" xlink:href="#10.5.3.A Simple Example|outline">A Simple Example<text:tab/>204</text:a></text:p>
          <text:p text:style-name="P13"><text:a xlink:type="simple" xlink:href="#10.6.Component Cloning|outline">Component Cloning<text:tab/>204</text:a></text:p>
          <text:p text:style-name="P13"><text:a xlink:type="simple" xlink:href="#10.7.Component Serialization|outline">Component Serialization<text:tab/>205</text:a></text:p>
          <text:p text:style-name="P14"><text:a xlink:type="simple" xlink:href="#10.7.1.Serializable Sessions|outline">Serializable Sessions<text:tab/>206</text:a></text:p>
          <text:p text:style-name="P14"><text:a xlink:type="simple" xlink:href="#10.7.2.Serialization Listeners|outline">Serialization Listeners<text:tab/>207</text:a></text:p>
          <text:p text:style-name="P13"><text:a xlink:type="simple" xlink:href="#10.8.Inter-Page Communication|outline">Inter-Page Communication<text:tab/>207</text:a></text:p>
          <text:p text:style-name="P14"><text:a xlink:type="simple" xlink:href="#10.8.1.Post and Send Events|outline">Post and Send Events<text:tab/>207</text:a></text:p>
          <text:p text:style-name="P14"><text:a xlink:type="simple" xlink:href="#10.8.2.Attributes|outline">Attributes<text:tab/>207</text:a></text:p>
          <text:p text:style-name="P13"><text:a xlink:type="simple" xlink:href="#10.9.Inter-Web-Application Communication|outline">Inter-Web-Application Communication<text:tab/>208</text:a></text:p>
          <text:p text:style-name="P14"><text:a xlink:type="simple" xlink:href="#10.9.1.Web Resources from Classpath|outline">Web Resources from Classpath<text:tab/>208</text:a></text:p>
          <text:p text:style-name="P13"><text:a xlink:type="simple" xlink:href="#10.10.Annotations|outline">Annotations<text:tab/>208</text:a></text:p>
          <text:p text:style-name="P14"><text:a xlink:type="simple" xlink:href="#10.10.1.Annotate ZUML Pages|outline">Annotate ZUML Pages<text:tab/>209</text:a></text:p>
          <text:p text:style-name="P15"><text:a xlink:type="simple" xlink:href="#10.10.1.1.The Classic Way to annotate the Component Declarations|outline">The Classic Way to annotate the Component Declarations<text:tab/>209</text:a></text:p>
          <text:p text:style-name="P15"><text:a xlink:type="simple" xlink:href="#10.10.1.2.The Classic Way to Annotate the Property Declarations|outline">The Classic Way to Annotate the Property Declarations<text:tab/>209</text:a></text:p>
          <text:p text:style-name="P15"><text:a xlink:type="simple" xlink:href="#10.10.1.3.The Simple Way to Annotate the Property Declarations|outline">The Simple Way to Annotate the Property Declarations<text:tab/>210</text:a></text:p>
          <text:p text:style-name="P15"><text:a xlink:type="simple" xlink:href="#10.10.1.4.The Simple Way to Annotate the Component Declarations|outline">The Simple Way to Annotate the Component Declarations<text:tab/>210</text:a></text:p>
          <text:p text:style-name="P14"><text:a xlink:type="simple" xlink:href="#10.10.2.Annotate Components Created Manually|outline">Annotate Components Created Manually<text:tab/>211</text:a></text:p>
          <text:p text:style-name="P14"><text:a xlink:type="simple" xlink:href="#10.10.3.Retrieve Annotations|outline">Retrieve Annotations<text:tab/>211</text:a></text:p>
          <text:p text:style-name="P13"><text:a xlink:type="simple" xlink:href="#10.11.Richlets|outline">Richlets<text:tab/>211</text:a></text:p>
          <text:p text:style-name="P14"><text:a xlink:type="simple" xlink:href="#10.11.1.Implement the org.zkoss.zk.ui.Richlet interface|outline">Implement the org.zkoss.zk.ui.Richlet interface<text:tab/>212</text:a></text:p>
          <text:p text:style-name="P15"><text:a xlink:type="simple" xlink:href="#10.11.1.1.One Richlet per URL|outline">One Richlet per URL<text:tab/>213</text:a></text:p>
          <text:p text:style-name="P14"><text:a xlink:type="simple" xlink:href="#10.11.2.Configure web.xml and zk.xml|outline">Configure web.xml and zk.xml<text:tab/>213</text:a></text:p>
          <text:p text:style-name="P13"><text:a xlink:type="simple" xlink:href="#10.12.Session Timeout Management|outline">Session Timeout Management<text:tab/>214</text:a></text:p>
          <text:p text:style-name="P13"><text:a xlink:type="simple" xlink:href="#10.13.Error Handling|outline">Error Handling<text:tab/>215</text:a></text:p>
          <text:p text:style-name="P14"><text:a xlink:type="simple" xlink:href="#10.13.1.Error Handling When Loading Pages|outline">Error Handling When Loading Pages<text:tab/>215</text:a></text:p>
          <text:p text:style-name="P15"><text:a xlink:type="simple" xlink:href="#10.13.1.1.ZK Mobile Error Handling|outline">ZK Mobile Error Handling<text:tab/>216</text:a></text:p>
          <text:p text:style-name="P14"><text:a xlink:type="simple" xlink:href="#10.13.2.Error Handing When Updating Pages|outline">Error Handing When Updating Pages<text:tab/>216</text:a></text:p>
          <text:p text:style-name="P15"><text:a xlink:type="simple" xlink:href="#10.13.2.1.ZK Mobile Error When Updating Pages|outline">ZK Mobile Error When Updating Pages<text:tab/>218</text:a></text:p>
          <text:p text:style-name="P13"><text:a xlink:type="simple" xlink:href="#10.14.Miscellaneous|outline">Miscellaneous<text:tab/>218</text:a></text:p>
          <text:p text:style-name="P14"><text:a xlink:type="simple" xlink:href="#10.14.1.Configure the ZK Loader Not to Compress the Output|outline">Configure the ZK Loader Not to Compress the Output<text:tab/>218</text:a></text:p>
          <text:p text:style-name="P12">11. Performance Tips<text:tab/>220</text:p>
          <text:p text:style-name="P13"><text:a xlink:type="simple" xlink:href="#11.1.Use Compiled Java Codes|outline">Use Compiled Java Codes<text:tab/>220</text:a></text:p>
          <text:p text:style-name="P14"><text:a xlink:type="simple" xlink:href="#11.1.1.Use the deferred Attribute|outline">Use the deferred Attribute<text:tab/>220</text:a></text:p>
          <text:p text:style-name="P14"><text:a xlink:type="simple" xlink:href="#11.1.2.The deferred Attribute and the onCreate Event|outline">The deferred Attribute and the onCreate Event<text:tab/>220</text:a></text:p>
          <text:p text:style-name="P14"><text:a xlink:type="simple" xlink:href="#11.1.3.Use the forward Attribute|outline">Use the forward Attribute<text:tab/>221</text:a></text:p>
          <text:p text:style-name="P13"><text:a xlink:type="simple" xlink:href="#11.2.Use the Servlet Thread to Process Events|outline">Use the Servlet Thread to Process Events<text:tab/>221</text:a></text:p>
          <text:p text:style-name="P14"><text:a xlink:type="simple" xlink:href="#11.2.1.Modal Windows|outline">Modal Windows<text:tab/>222</text:a></text:p>
          <text:p text:style-name="P14"><text:a xlink:type="simple" xlink:href="#11.2.2.Message Boxes|outline">Message Boxes<text:tab/>222</text:a></text:p>
          <text:p text:style-name="P14"><text:a xlink:type="simple" xlink:href="#11.2.3.File Upload|outline">File Upload<text:tab/>223</text:a></text:p>
          <text:p text:style-name="P13"><text:a xlink:type="simple" xlink:href="#11.3.Use the Native Namespace instead of the XHTML Namespace|outline">Use the Native Namespace instead of the XHTML Namespace<text:tab/>223</text:a></text:p>
          <text:p text:style-name="P13"><text:a xlink:type="simple" xlink:href="#11.4.Prolong the Period to Check Whether a File Is Modified|outline">Prolong the Period to Check Whether a File Is Modified<text:tab/>224</text:a></text:p>
          <text:p text:style-name="P13"><text:a xlink:type="simple" xlink:href="#11.5.Defer the Creation of Child Components|outline">Defer the Creation of Child Components<text:tab/>224</text:a></text:p>
          <text:p text:style-name="P13"><text:a xlink:type="simple" xlink:href="#11.6.Use Live Data and Paging for Large List Boxes|outline">Use Live Data and Paging for Large List Boxes<text:tab/>224</text:a></text:p>
          <text:p text:style-name="P13"><text:a xlink:type="simple" xlink:href="#11.7.If It Takes Too Long to Open a Modal Window|outline">If It Takes Too Long to Open a Modal Window<text:tab/>225</text:a></text:p>
          <text:p text:style-name="P13"><text:a xlink:type="simple" xlink:href="#11.8.Use ZK JSP Tags or ZK JSF Components instead of ZK Filter|outline">Use ZK JSP Tags or ZK JSF Components instead of ZK Filter<text:tab/>225</text:a></text:p>
          <text:p text:style-name="P12">12. Other Devices and Output Formats<text:tab/>226</text:p>
          <text:p text:style-name="P13"><text:a xlink:type="simple" xlink:href="#12.1.ZK Mobile|outline">ZK Mobile<text:tab/>226</text:a></text:p>
          <text:p text:style-name="P14"><text:a xlink:type="simple" xlink:href="#12.1.1.The Mobile Component Set, http://www.zkoss.org/2007/mil|outline">The Mobile Component Set, http://www.zkoss.org/2007/mil<text:tab/>226</text:a></text:p>
          <text:p text:style-name="P13"><text:a xlink:type="simple" xlink:href="#12.2.XML Output|outline">XML Output<text:tab/>227</text:a></text:p>
          <text:p text:style-name="P14"><text:a xlink:type="simple" xlink:href="#12.2.1.Three Steps to Generate XML Output with a ZUML Page|outline">Three Steps to Generate XML Output with a ZUML Page<text:tab/>227</text:a></text:p>
          <text:p text:style-name="P15"><text:a xlink:type="simple" xlink:href="#12.2.1.1.Use the XML Component Set, http://www.zkoss.org/2007/xml|outline">Use the XML Component Set, http://www.zkoss.org/2007/xml<text:tab/>227</text:a></text:p>
          <text:p text:style-name="P15"><text:a xlink:type="simple" xlink:href="#12.2.1.2.Maps the File Extension to ZK Loader|outline">Maps the File Extension to ZK Loader<text:tab/>228</text:a></text:p>
          <text:p text:style-name="P15"><text:a xlink:type="simple" xlink:href="#12.2.1.3.Maps the File Extension to the XML Component Set|outline">Maps the File Extension to the XML Component Set<text:tab/>228</text:a></text:p>
          <text:p text:style-name="P14"><text:a xlink:type="simple" xlink:href="#12.2.2.The XML Component Set|outline">The XML Component Set<text:tab/>229</text:a></text:p>
          <text:p text:style-name="P15"><text:a xlink:type="simple" xlink:href="#12.2.2.1.The XML Transformer|outline">The XML Transformer<text:tab/>229</text:a></text:p>
          <text:p text:style-name="P12">13. Internationalization<text:tab/>231</text:p>
          <text:p text:style-name="P13"><text:a xlink:type="simple" xlink:href="#13.1.Locale|outline">Locale<text:tab/>231</text:a></text:p>
          <text:p text:style-name="P14"><text:a xlink:type="simple" xlink:href="#13.1.1.The px_preferred_locale Session Attribute|outline">The px_preferred_locale Session Attribute<text:tab/>231</text:a></text:p>
          <text:p text:style-name="P14"><text:a xlink:type="simple" xlink:href="#13.1.2.The Request Interceptor|outline">The Request Interceptor<text:tab/>231</text:a></text:p>
          <text:p text:style-name="P13"><text:a xlink:type="simple" xlink:href="#13.2.Time Zone|outline">Time Zone<text:tab/>232</text:a></text:p>
          <text:p text:style-name="P14"><text:a xlink:type="simple" xlink:href="#13.2.1.The px_preferred_time_zone Session Attribute|outline">The px_preferred_time_zone Session Attribute<text:tab/>233</text:a></text:p>
          <text:p text:style-name="P14"><text:a xlink:type="simple" xlink:href="#13.2.2.The Request Interceptor|outline">The Request Interceptor<text:tab/>233</text:a></text:p>
          <text:p text:style-name="P13"><text:a xlink:type="simple" xlink:href="#13.3.Labels|outline">Labels<text:tab/>233</text:a></text:p>
          <text:p text:style-name="P13"><text:a xlink:type="simple" xlink:href="#13.4.Locale-Dependent Files|outline">Locale-Dependent Files<text:tab/>234</text:a></text:p>
          <text:p text:style-name="P14"><text:a xlink:type="simple" xlink:href="#13.4.1.Browser and Locale-Dependent URI|outline">Browser and Locale-Dependent URI<text:tab/>234</text:a></text:p>
          <text:p text:style-name="P14"><text:a xlink:type="simple" xlink:href="#13.4.2.Locating Browser and Locale Dependent Resources in Java|outline">Locating Browser and Locale Dependent Resources in Java<text:tab/>235</text:a></text:p>
          <text:p text:style-name="P13"><text:a xlink:type="simple" xlink:href="#13.5.Messages|outline">Messages<text:tab/>236</text:a></text:p>
          <text:p text:style-name="P13"><text:a xlink:type="simple" xlink:href="#13.6.Themes|outline">Themes<text:tab/>236</text:a></text:p>
          <text:p text:style-name="P14"><text:a xlink:type="simple" xlink:href="#13.6.1.Use the Theme with Smaller Fonts|outline">Use the Theme with Smaller Fonts<text:tab/>236</text:a></text:p>
          <text:p text:style-name="P14"><text:a xlink:type="simple" xlink:href="#13.6.2.Use the Theme with Larger Fonts|outline">Use the Theme with Larger Fonts<text:tab/>236</text:a></text:p>
          <text:p text:style-name="P14"><text:a xlink:type="simple" xlink:href="#13.6.3.Use the Theme that Depends on Locale|outline">Use the Theme that Depends on Locale<text:tab/>236</text:a></text:p>
          <text:p text:style-name="P14"><text:a xlink:type="simple" xlink:href="#13.6.4.Use Your Own Theme|outline">Use Your Own Theme<text:tab/>237</text:a></text:p>
          <text:p text:style-name="P14"><text:a xlink:type="simple" xlink:href="#13.6.5.The Theme Provider|outline">The Theme Provider<text:tab/>237</text:a></text:p>
          <text:p text:style-name="P12">14. Database Connectivity<text:tab/>238</text:p>
          <text:p text:style-name="P13"><text:a xlink:type="simple" xlink:href="#14.1.ZK Is Presentation-Tier Only|outline">ZK Is Presentation-Tier Only<text:tab/>238</text:a></text:p>
          <text:p text:style-name="P13"><text:a xlink:type="simple" xlink:href="#14.2.Simplest Way to Use JDBC (but not recommended)|outline">Simplest Way to Use JDBC (but not recommended)<text:tab/>238</text:a></text:p>
          <text:p text:style-name="P13"><text:a xlink:type="simple" xlink:href="#14.3.Use with Connection Pooling|outline">Use with Connection Pooling<text:tab/>239</text:a></text:p>
          <text:p text:style-name="P14"><text:a xlink:type="simple" xlink:href="#14.3.1.Connect and Close a Connection|outline">Connect and Close a Connection<text:tab/>240</text:a></text:p>
          <text:p text:style-name="P14"><text:a xlink:type="simple" xlink:href="#14.3.2.Configure Connection Pooling|outline">Configure Connection Pooling<text:tab/>241</text:a></text:p>
          <text:p text:style-name="P15"><text:a xlink:type="simple" xlink:href="#14.3.2.1.Tomcat 5.5 + MySQL|outline">Tomcat 5.5 + MySQL<text:tab/>241</text:a></text:p>
          <text:p text:style-name="P15"><text:a xlink:type="simple" xlink:href="#14.3.2.2.JBoss + MySQL|outline">JBoss + MySQL<text:tab/>242</text:a></text:p>
          <text:p text:style-name="P15"><text:a xlink:type="simple" xlink:href="#14.3.2.3.JBoss + PostgreSQL|outline">JBoss + PostgreSQL<text:tab/>243</text:a></text:p>
          <text:p text:style-name="P13"><text:a xlink:type="simple" xlink:href="#14.4.ZK Features Applicable to Database Access|outline">ZK Features Applicable to Database Access<text:tab/>243</text:a></text:p>
          <text:p text:style-name="P14"><text:a xlink:type="simple" xlink:href="#14.4.1.The org.zkoss.zk.ui.event.EventThreadCleanup Interface|outline">The org.zkoss.zk.ui.event.EventThreadCleanup Interface<text:tab/>243</text:a></text:p>
          <text:p text:style-name="P14"><text:a xlink:type="simple" xlink:href="#14.4.2.Access Database in EL Expressions|outline">Access Database in EL Expressions<text:tab/>244</text:a></text:p>
          <text:p text:style-name="P15"><text:a xlink:type="simple" xlink:href="#14.4.2.1.Read all and Copy to a LinkedList|outline">Read all and Copy to a LinkedList<text:tab/>244</text:a></text:p>
          <text:p text:style-name="P15"><text:a xlink:type="simple" xlink:href="#14.4.2.2.Implement the org.zkoss.zk.ui.util.Initiator Interface|outline">Implement the org.zkoss.zk.ui.util.Initiator Interface<text:tab/>245</text:a></text:p>
          <text:p text:style-name="P14"><text:a xlink:type="simple" xlink:href="#14.4.3.Transaction and org.zkoss.zk.util.Initiator|outline">Transaction and org.zkoss.zk.util.Initiator<text:tab/>246</text:a></text:p>
          <text:p text:style-name="P15"><text:a xlink:type="simple" xlink:href="#14.4.3.1.J2EE Transaction and Initiator|outline">J2EE Transaction and Initiator<text:tab/>246</text:a></text:p>
          <text:p text:style-name="P15"><text:a xlink:type="simple" xlink:href="#14.4.3.2.Web Containers and Initiator|outline">Web Containers and Initiator<text:tab/>246</text:a></text:p>
          <text:p text:style-name="P12">15. Portal Integration<text:tab/>248</text:p>
          <text:p text:style-name="P13"><text:a xlink:type="simple" xlink:href="#15.1.Configuration|outline">Configuration<text:tab/>248</text:a></text:p>
          <text:p text:style-name="P14"><text:a xlink:type="simple" xlink:href="#15.1.1.WEB-INF/portlet.xml|outline">WEB-INF/portlet.xml<text:tab/>248</text:a></text:p>
          <text:p text:style-name="P14"><text:a xlink:type="simple" xlink:href="#15.1.2.WEB-INF/web.xml|outline">WEB-INF/web.xml<text:tab/>248</text:a></text:p>
          <text:p text:style-name="P13"><text:a xlink:type="simple" xlink:href="#15.2.The Usage|outline">The Usage<text:tab/>249</text:a></text:p>
          <text:p text:style-name="P14"><text:a xlink:type="simple" xlink:href="#15.2.1.The zk_page and zk_richlet Parameter and Attribute|outline">The zk_page and zk_richlet Parameter and Attribute<text:tab/>249</text:a></text:p>
          <text:p text:style-name="P14"><text:a xlink:type="simple" xlink:href="#15.2.2.Examples|outline">Examples<text:tab/>249</text:a></text:p>
          <text:p text:style-name="P12">16. Beyond ZK<text:tab/>251</text:p>
          <text:p text:style-name="P13"><text:a xlink:type="simple" xlink:href="#16.1.Logger|outline">Logger<text:tab/>251</text:a></text:p>
          <text:p text:style-name="P14"><text:a xlink:type="simple" xlink:href="#16.1.1.How to Configure Log Levels with ZK|outline">How to Configure Log Levels with ZK<text:tab/>251</text:a></text:p>
          <text:p text:style-name="P14"><text:a xlink:type="simple" xlink:href="#16.1.2.Content of i3-log.conf|outline">Content of i3-log.conf<text:tab/>252</text:a></text:p>
          <text:p text:style-name="P15"><text:a xlink:type="simple" xlink:href="#16.1.2.1.Allowed Levels|outline">Allowed Levels<text:tab/>252</text:a></text:p>
          <text:p text:style-name="P14"><text:a xlink:type="simple" xlink:href="#16.1.3.Location of i3-log.conf|outline">Location of i3-log.conf<text:tab/>253</text:a></text:p>
          <text:p text:style-name="P14"><text:a xlink:type="simple" xlink:href="#16.1.4.Disable All Logs|outline">Disable All Logs<text:tab/>253</text:a></text:p>
          <text:p text:style-name="P13"><text:a xlink:type="simple" xlink:href="#16.2.DSP|outline">DSP<text:tab/>253</text:a></text:p>
          <text:p text:style-name="P13"><text:a xlink:type="simple" xlink:href="#16.3.iDOM|outline">iDOM<text:tab/>254</text:a></text:p>
        </text:index-body>
      </text:table-of-content>
      <text:h text:style-name="Heading_20_1" text:outline-level="1">1. Introduction</text:h>
      <text:p text:style-name="Text_20_body">Welcome to ZK, the simplest way to make Rich Web Applications.</text:p>
      <text:p text:style-name="Text_20_body"><text:span text:style-name="T3">The</text:span><text:span text:style-name="T4"> Developer's Guide</text:span> describes the concepts and features of ZK. <text:s/>For installation refer to <text:span text:style-name="T3">the Quick Start Guide</text:span>. <text:s/>For a full description of component pro<text:span text:style-name="T2">perties and methods refer to </text:span><text:span text:style-name="T4">the Developer's Reference</text:span><text:span text:style-name="T2">.</text:span></text:p>
      <text:p text:style-name="Text_20_body">This chapter describes the historical background of Web programming, AJAX technologies and the ZK project. <text:s/>You may skip this chapter if you prefer to familiarize yourself with the ZK features right away.</text:p>
      <text:h text:style-name="Heading_20_2" text:outline-level="2">Traditional Web Applications</text:h>
      <text:p text:style-name="Standard">Aimed at simply and effectively exchanging documents Web technologies such as, HTTP and HTML are originated from the page-based stateless-communication model. In this model a page is self-contained and is a minimal unit that communicates between clients and servers.</text:p>
      <text:p text:style-name="Standard"><draw:frame draw:style-name="fr2" draw:name="Graphic1" text:anchor-type="paragraph" svg:x="11.16cm" svg:y="0.228cm" svg:width="6.348cm" svg:height="6.909cm" draw:z-index="107"><draw:image xlink:href="../images/20000081000027E400002C36A98C01AF.jpg" xlink:type="simple" xlink:show="embed" xlink:actuate="onLoad"/></draw:frame>Since the Web has emerged as the default platform for application development this model faces a substantial challenge: the inability to visually represent the complexities in today's applications. <text:s/>For example, to give a customer a quotation, you might have to open another page to search his trading records, another page for the recent prices, and another page for current stocking. <text:s/>Users are forced to leave the page they are working in, and navigate among several pages. <text:s/>It is easy to get lost and confused resulting in unhappy customers, lost sales and low productivities.</text:p>
      <text:p text:style-name="Text_20_body">The challenge to develop a modern application upon this page-based model is also substantial. <text:s/>In this model, applications running at the server have to take care of everything: from parsing the request, rendering the response, routing processes that link users from one page to another, and handling versatile errors made by users. <text:s/>Many different <text:s/>frameworks such as: Struts, Tapestry and JSF have emerged to simplify this development process. <text:s/>Due to the huge gap between the page-based model and modern applications learning and using these frameworks is never a pleasant process, not to mention intuitive or simplistic.</text:p>
      <text:h text:style-name="Heading_20_2" text:outline-level="2">Ad-hoc AJAX Applications</text:h>
      <text:p text:style-name="Text_20_body">Over a decade of evolution, Web applications have evolved from static HTML pages to Dynamic HTML pages, from applets to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text:s/>Illustrated by Google Maps and Suggest, AJAX breaths new life into Web applications by delivering the same level of interactivity and responsiveness as desktop applications do. <text:s/>Unlike applets or Flash, AJAX is based on the standard browser and JavaScript with no proprietary plugins required.</text:p>
      <text:p text:style-name="Text_20_body"/>
      <text:p text:style-name="Standard"><draw:frame draw:style-name="fr2" draw:name="graphics71" text:anchor-type="paragraph" svg:x="10.742cm" svg:y="0.355cm" svg:width="6.35cm" svg:height="6.909cm" draw:z-index="108"><draw:image xlink:href="../images/200000C9000027E4000032FC924A1F58.jpg" xlink:type="simple" xlink:show="embed" xlink:actuate="onLoad"/></draw:frame>AJAX is a kind of new generation DHTML. <text:s/>Like DHTML, it heavily relies on JavaScript to listen to events triggered by user's activity, and then manipulate visual representation of a page (aka. DOM) in the browser dynamically. Moreover, it takes a step further by enabling communication with the server asynchronously without leaving or rendering the whole page again. <text:s/>It breaks the page-based model by introducing light-weight communication between clients and servers. <text:s/>With proper design AJAX could bring rich components, common to desktop applications, to life in Web applications allowing dynamic updates and more control over the application.</text:p>
      <text:p text:style-name="Text_20_body">When providing the interactivity that users demand, AJAX adds more complexities and skill prerequisites to the already costly development of Web applications. <text:s/>Developers have to manipulate DOM in the browser and communicate with the server via incompatible and even buggy JavaScript APIs. <text:s/>For better interactivity developers have to replicate application data and business logic in the browser, increasing maintenance costs and the challenge of synchronizing data between the server and the client.</text:p>
      <text:p text:style-name="Text_20_body">The bottom line is that ad hoc AJAX applications are no different from traditional Web applications in regards to the way processes are requested. <text:s/>Developers still have to 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text:s/>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similar to what is done in desktop applications. Unlike most of other AJAX frameworks, as far as ZK is concerned, AJAX is a behind-the-scene technology. <text:s/>The synchronization of component content and the pipelining of events are done automatically by the ZK engine.</text:p>
      <text:p text:style-name="Text_20_body">Your users get the same engaging interactivity and responsiveness of the desktop application, while your development retains the simplicity of developing desktop applications.</text:p>
      <text:p text:style-name="Text_20_body">In addition to a simple model and rich components ZK also supports a markup language called ZUML. ZUML, like XHTML, enables dev<text:span text:style-name="T2">elopers to design user interfaces without programming</text:span>. <text:s/>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text:s/>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text:s/>Developers could choose not to embed any scr<text:span text:style-name="T2">ipting</text:span> codes at all if they prefer a more rigid discipline. <text:s/>Unlike JavaScript embedded in HTML, ZK executes all embedded scripting code on the server.</text:p>
      <text:p text:style-name="Text_20_body">It is interesting to note that everything running at the server is from the viewpoint of the application developers. <text:s/>Component developers have to balance the interactivity and simplicity by deciding what tasks will done at the browser and what tasks will be done at the server.</text:p>
      <text:h text:style-name="Heading_20_2" text:outline-level="2">ZK: What It Is Not</text:h>
      <text:p text:style-name="Text_20_body">ZK assumes nothing about persistence or inter-server communication. <text:s/>ZK is designed to be as thin as possible. <text:s/>It is only aimed at the presentation tier. <text:s/>It does not require or suggest any other back-end technologies. <text:s/>All of your favorite middleware technologies such as: JDBC, Hibernate, Java Mail, EJB or JMS work as they used to.</text:p>
      <text:p text:style-name="Text_20_body">ZK doesn't provide a tunnel, RMI or other API for developers to communicate between clients and servers. <text:s/>This is because all code runs at the server within the same JVM.</text:p>
      <text:p text:style-name="Text_20_body">ZK doesn't enforce developers to use MVC or other design patterns. <text:s/>Whether to use them is the developer's choice.</text:p>
      <text:p text:style-name="Text_20_body">ZK is not a framework aiming to bring XUL to Web applications. <text:s/>It is aimed to bring the desktop programming model to Web applications. <text:s/>Currently, it supports XUL and XHTML, in future it might support XAML, XQuery and others.</text:p>
      <text:p text:style-name="Text_20_body">ZK embeds AJAX in the current implementation but it doesn't end in where AJAX does. <text:s/>With ZK API for Mobile devices,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77"><draw:image xlink:href="../imag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p text:style-name="Text_20_body">Also,<text:span text:style-name="T2"> it is equivalent to</text:span></text:p>
      <text:p text:style-name="Code">&lt;window title="Hello" border="normal"&gt;</text:p>
      <text:p text:style-name="Code"><text:tab/>&lt;label&gt;Hello World!"&lt;/label&gt;</text:p>
      <text:p text:style-name="Code">&lt;/window&gt;</text:p>
      <text:h text:style-name="Heading_20_2" text:outline-level="2">Interactivity</text:h>
      <text:p text:style-name="Text_20_body">Let us put some interactivity into it.</text:p>
      <text:p text:style-name="Code">&lt;window title="Hello" border="normal"&gt;</text:p>
      <text:p text:style-name="Code"><text:tab/>&lt;button label="Say Hello" onClick="alert(&amp;quot;Hello World!&amp;quot;)"/&gt;</text:p>
      <text:p text:style-name="Code">&lt;/window&gt;</text:p>
      <text:p text:style-name="Text_20_body">Then, when you click the button, you see as follows.</text:p>
      <text:p text:style-name="Text_20_body"><draw:frame draw:style-name="fr4" draw:name="Graphic5" text:anchor-type="paragraph" svg:x="2.877cm" svg:y="0.425cm" svg:width="11.675cm" svg:height="1.482cm" draw:z-index="1"><draw:image xlink:href="../images/10000000000002960000005450FF7802.png" xlink:type="simple" xlink:show="embed" xlink:actuate="onLoad"/></draw:frame><draw:frame draw:style-name="fr4" draw:name="Graphic6" text:anchor-type="paragraph" svg:x="5.271cm" svg:y="0.101cm" svg:width="8.661cm" svg:height="2.378cm" draw:z-index="2"><draw:image xlink:href="../imag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6">Notes:</text:p>
      <text:list text:style-name="L1">
        <text:list-item>
          <text:p text:style-name="P17">The scripts embedded in ZUML pages can be written in different languages, including but not limited to Java, Jav<text:span text:style-name="T2">aScript, Ruby and Groovy. Moreover,</text:span> they are running at the server.</text:p>
        </text:list-item>
        <text:list-item>
          <text:p text:style-name="P17">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7">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Code_20_Indent">&lt;/zscript&gt;</text:p>
      <text:p text:style-name="P18">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19" text:outline-level="3">The Scripting Codes in a Separate File</text:h>
      <text:p text:style-name="P18">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0">You can control whether to omit the leading and trailing whitespaces of the attribute value by use of the <text:span text:style-name="T6">trim</text:span> attribute as follows. By default, no trim at all.</text:p>
      <text:p text:style-name="Code">&lt;button&gt;</text:p>
      <text:p text:style-name="Code"><text:tab/>&lt;attribute name="label"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1"><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a method, you can use a pro<text:span text:style-name="T2">cessing instruction called the </text:span><text:span text:style-name="T7">xel-method</text:span><text:span text:style-name="T2"> as follows.</text:span></text:p>
      <text:p text:style-name="Code">&lt;?xel-method prefix="c" name="forName"</text:p>
      <text:p text:style-name="Code"><text:tab/>class="java.lang.Class"</text:p>
      <text:p text:style-name="Code"><text:tab/>signature="java.lang.Class forName(java.lang.String)"?&gt;</text:p>
      <text:p text:style-name="Code">&lt;textbox value="${c:forName('java.util.List')}"/&gt;</text:p>
      <text:p text:style-name="Text_20_body">To import EL functions from TLD files, you could use a processing instruction called <text:span text:style-name="T6">taglib</text:span> as follows.</text:p>
      <text:p text:style-name="Code">&lt;?taglib uri="http://www.zkoss.org/dsp/web/core" prefix="c" ?&gt;</text:p>
      <text:p text:style-name="P20">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5"><draw:image xlink:href="../imag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0"><draw:image xlink:href="../imag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nd <text:span text:style-name="T6">apply</text:span> Attribute</text:h>
      <text:p text:style-name="Text_20_body">Embedding codes improperly in pages might cause maintenance headache. There are several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text:span text:style-name="T8">onCreate="MyManager.init(main)"<text:line-break/><text:tab/>onOK="MyManager.process(main)" onCancel="MyManager.cancel(main)"</text:span>/&gt;</text:p>
      <text:p text:style-name="Text_20_body">In addition, you must have a Java class called <text:span text:style-name="T6">MyManager</text:span> shown as follows.</text:p>
      <text:p text:style-name="Code">import org.zkoss.zul.Window;</text:p>
      <text:p text:style-name="Code"/>
      <text:p text:style-name="Code">public class MyManager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However, the above approach requires you to embed some codes in the ZUML pages. <text:span text:style-name="T2">The advantage of embedding codes in UI is easy to change the behavior dynamically (particularly in the prototype phase), but it still reveals some maintenance codes and the performance is bit slower</text:span><text:span text:style-name="T2"><text:note text:id="ftn13" text:note-class="footnote"><text:note-citation>13</text:note-citation><text:note-body><text:p text:style-name="Footnote">The<text:span text:style-name="T2"> codes specified in ZUML pages are interpreted a the run time by the Java interpreter.</text:span></text:p></text:note-body></text:note></text:span><text:span text:style-name="T2">.</text:span></text:p>
      <text:h text:style-name="Heading_20_3" text:outline-level="3">The<text:span text:style-name="T2"> </text:span><text:span text:style-name="T7">use</text:span><text:span text:style-name="T2"> Attribute</text:span></text:h>
      <text:p text:style-name="Text_20_body_20_indent">If you prefer not to use any Jav<text:span text:style-name="T2">a codes</text:span> in the ZUML pages, you can extend the implementation of a component to handle the events as follows.</text:p>
      <text:p text:style-name="Code_20_Indent">import org.zkoss.zul.Window;</text:p>
      <text:p text:style-name="Code_20_Indent"/>
      <text:p text:style-name="Code_20_Indent">public class MyWindow extends Window {</text:p>
      <text:p text:style-name="Code_20_Indent"><text:tab/>public void onCreate() { //does initialization</text:p>
      <text:p text:style-name="Code_20_Indent"><text:tab/>}</text:p>
      <text:p text:style-name="Code_20_Indent"><text:tab/>public void onOK() { //save the result</text:p>
      <text:p text:style-name="Code_20_Indent"><text:tab/>}</text:p>
      <text:p text:style-name="Code_20_Indent"><text:tab/>public void onCancel() { //cancel any changes</text:p>
      <text:p text:style-name="Code_20_Indent"><text:tab/>}</text:p>
      <text:p text:style-name="Code_20_Indent">}</text:p>
      <text:p text:style-name="Text_20_body_20_indent">Then, specify the class with the <text:span text:style-name="T6">use</text:span> attribute as shown below.</text:p>
      <text:p text:style-name="Code_20_Indent">&lt;window <text:span text:style-name="T8">use="MyWindow"</text:span>&gt;</text:p>
      <text:p text:style-name="Code_20_Indent"><text:tab/>...</text:p>
      <text:p text:style-name="Code_20_Indent">&lt;/window&gt;</text:p>
      <text:h text:style-name="Heading_20_3" text:outline-level="3">The<text:span text:style-name="T2"> </text:span><text:span text:style-name="T7">apply</text:span><text:span text:style-name="T2"> Attribute</text:span></text:h>
      <text:p text:style-name="Text_20_body_20_indent"><text:span text:style-name="T2">If you prefer the MVC (Model-View-Controller) approach, i.e., you prefer not to embed the handling codes in the window (the view), you can implement a class to initialize the window. The class must implement the </text:span><text:span text:style-name="T7">org.zkoss.zk.ui.util.Composer</text:span><text:span text:style-name="T2"> interface.</text:span></text:p>
      <text:p text:style-name="Code_20_Indent">import org.zkoss.zk.ui.util.Composer;</text:p>
      <text:p text:style-name="Code_20_Indent">import org.zkoss.zul.Window;</text:p>
      <text:p text:style-name="Code_20_Indent">public class MyComposer imp<text:span text:style-name="T2">lements Composer {</text:span></text:p>
      <text:p text:style-name="Code_20_Indent"><text:tab/>public void doAfterCompose(Component comp) {</text:p>
      <text:p text:style-name="Code_20_Indent"><text:tab/><text:tab/>((Window)comp).setTitle("My Title"); //do whatever initialization you want</text:p>
      <text:p text:style-name="Code_20_Indent"><text:tab/><text:tab/><text:tab/>//comp is Window since we will specify it to a window later</text:p>
      <text:p text:style-name="Code_20_Indent"><text:tab/>}</text:p>
      <text:p text:style-name="Code_20_Indent">}</text:p>
      <text:p text:style-name="P18">where assumes you have three event listeners, <text:span text:style-name="T6">MyCreate</text:span>, <text:span text:style-name="T6">MyOK</text:span>, and <text:span text:style-name="T6">MyCancel</text:span>. Refer to the Event section below for the explanation of event listeners.</text:p>
      <text:p text:style-name="P18">Then, specify the class with the <text:span text:style-name="T6">apply</text:span> attribute as shown below.</text:p>
      <text:p text:style-name="Code_20_Indent">&lt;window <text:span text:style-name="T8">app</text:span><text:span text:style-name="T10">ly="MyComposer"</text:span><text:span text:style-name="T2">&gt;</text:span></text:p>
      <text:p text:style-name="Code_20_Indent">...</text:p>
      <text:p text:style-name="Code_20_Indent">&lt;/window&gt;</text:p>
      <text:p text:style-name="P18">The window is still created as an instance of <text:span text:style-name="T6">org.zkoss.zul.Window</text:span>, and it will be passed to the <text:span text:style-name="T6">doAfterCompose</text:span> method as the <text:span text:style-name="T6">comp</text:span> argument. Then, you can do any initialization you want.</text:p>
      <text:p text:style-name="P18">If you want to apply multiple composers, separate them with comma. In addition, you can use an EL expression to return the class, its name, an instance of <text:span text:style-name="T6">Composer</text:span>, or a collection of <text:span text:style-name="T6">Composer</text:span> instances.</text:p>
      <text:p text:style-name="Code_20_Indent">&lt;window app<text:span text:style-name="T2">ly="MyComposer, AnotherComposer"&gt;</text:span></text:p>
      <text:p text:style-name="Code_20_Indent"><text:tab/>&lt;textbox apply="${c:mycomposer()}"/&gt;</text:p>
      <text:p text:style-name="Code_20_Indent">&lt;/window&gt;</text:p>
      <text:h text:style-name="Heading_20_3" text:outline-level="3">Used with the<text:span text:style-name="T2"> </text:span><text:span text:style-name="T7">forward</text:span><text:span text:style-name="T2"> Attribute</text:span></text:h>
      <text:p text:style-name="P18">A window usually consists of several buttons, menu items and other controls. For example,</text:p>
      <text:p text:style-name="Code_20_Indent">&lt;window use="MyWindow"&gt;</text:p>
      <text:p text:style-name="Code_20_Indent"><text:tab/>...</text:p>
      <text:p text:style-name="Code_20_Indent"><text:tab/>&lt;button label="OK"/&gt;</text:p>
      <text:p text:style-name="Code_20_Indent"><text:tab/>&lt;button label="Cancel"/&gt;</text:p>
      <text:p text:style-name="Code_20_Indent">&lt;/window&gt;</text:p>
      <text:p text:style-name="Text_20_body_20_indent"><text:span text:style-name="T2">When the user clicks the button, the </text:span><text:span text:style-name="T7">onClick</text:span><text:span text:style-name="T2"> event is sent to the button itself. However, these events are better to process in the window rather than scattering around these buttons. To do that, you can use the forward attribute as follows.</text:span></text:p>
      <text:p text:style-name="Code_20_Indent">&lt;window use="MyWindow"&gt;</text:p>
      <text:p text:style-name="Code_20_Indent"><text:tab/>...</text:p>
      <text:p text:style-name="Code_20_Indent"><text:tab/>&lt;button label="OK" <text:span text:style-name="T8">forward="onOK"</text:span>/&gt;</text:p>
      <text:p text:style-name="Code_20_Indent"><text:tab/>&lt;button label="Cancel" <text:span text:style-name="T8">forward="onCancel"</text:span>/&gt;</text:p>
      <text:p text:style-name="Code_20_Indent">&lt;/window&gt;</text:p>
      <text:p text:style-name="P18">where the <text:span text:style-name="T6">forward</text:span> attribute of the OK button specifies that the <text:span text:style-name="T6">onClick</text:span> event, if received, shall be forwarded to the space owner (i.e., the window) as the <text:span text:style-name="T6">onOK</text:span> event. Similarly, the <text:s/><text:span text:style-name="T6">onClick</text:span> event targeting the Cancel button is forwarded as the <text:span text:style-name="T6">onCancel</text:span> event. Thus, you can handle the <text:span text:style-name="T6">onOK</text:span> and <text:span text:style-name="T6">onCancel</text:span> events in the space owner, <text:span text:style-name="T6">MyWindow</text:span>, as follows.</text:p>
      <text:p text:style-name="Code_20_Indent">public class MyWindow ext<text:span text:style-name="T2">ends Window {</text:span></text:p>
      <text:p text:style-name="Code_20_Indent"><text:tab/>public void onOK() {</text:p>
      <text:p text:style-name="Code_20_Indent"><text:tab/><text:tab/>//called when the OK button is clicked (or the ENTER button is pressed)</text:p>
      <text:p text:style-name="Code_20_Indent"><text:tab/>}</text:p>
      <text:p text:style-name="Code_20_Indent"><text:tab/>public void onCancel() {</text:p>
      <text:p text:style-name="Code_20_Indent"><text:tab/><text:tab/>//called when the Cancel button is clicked (or the ESC button is pressed)</text:p>
      <text:p text:style-name="Code_20_Indent"><text:tab/>}</text:p>
      <text:p text:style-name="Code_20_Indent">}</text:p>
      <text:p text:style-name="P18">In addition to forward the <text:span text:style-name="T6">onClick</text:span> event to the space owner, you can forward any event to any component with the <text:span text:style-name="T6">forward</text:span> attribute. Refer to the <text:span text:style-name="T11">forward</text:span><text:span text:style-name="T3"> Attribute</text:span> section in the <text:span text:style-name="T3">ZK User Interface Markup Language</text:span> chapter for more details.</text:p>
      <text:h text:style-name="Heading_20_3" text:outline-level="3">Imp<text:span text:style-name="T2">lement Java Classes in </text:span><text:span text:style-name="T7">zscript</text:span></text:h>
      <text:p text:style-name="P18">Thanks to the power of BeanShell<text:note text:id="ftn14" text:note-class="footnote"><text:note-citation>14</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Code_20_Indent"><text:tab/>}</text:p>
      <text:p text:style-name="Code_20_Indent">&lt;/zscript&gt;</text:p>
      <text:p text:style-name="Code_20_Indent">&lt;window use="MyWindow"/&gt;</text:p>
      <text:p text:style-name="P21">Tip: Many scripting languages, e.g., JRuby, also allow developers to define classes that are accessible by JVM. Please consult the corresponding manuals for details.</text:p>
      <text:p text:style-name="P18">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2">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5" text:note-class="footnote"><text:note-citation>15</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6" text:note-class="footnote"><text:note-citation>16</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18">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text:tab/><text:tab/>//...</text:p>
      <text:p text:style-name="Code_20_Indent"><text:tab/><text:tab/>w.setPage(page);</text:p>
      <text:p text:style-name="Code_20_Indent"><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0">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0">First, you use the <text:span text:style-name="T6">component</text:span> directive to define a new component.</text:p>
      <text:p text:style-name="Code">&lt;?component name="bluebutton" ext<text:span text:style-name="T2">ends="button" style="border:1px solid blue" label="OK"?&gt;</text:span></text:p>
      <text:p text:style-name="Code"/>
      <text:p text:style-name="Code">&lt;bluebutton/&gt;</text:p>
      <text:p text:style-name="Code">&lt;bluebutton label="Cancel"/&gt;</text:p>
      <text:p text:style-name="Text_20_body">is equivalent to</text:p>
      <text:p text:style-name="Code">&lt;bluebutton style="border:1px solid blue" label="OK"/&gt;</text:p>
      <text:p text:style-name="Code">&lt;bluebutton <text:s/>style="border:1px solid blue" label="Cancel"/&gt;</text:p>
      <text:p text:style-name="P20">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Code"/>
      <text:p text:style-name="Code">&lt;button/&gt;</text:p>
      <text:p text:style-name="Code">&lt;button label="Cancel"/&gt;</text:p>
      <text:p text:style-name="P20">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3"><draw:image xlink:href="../images/2000011400003FE500002350FCFBD1DA.jpg"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7" text:note-class="footnote"><text:note-citation>17</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2">When a user types an URL or clicks an hyperlink at the browser, a request is sent to the Web server. ZK loader is then invoked to serve this request, if the URL matches which ZK is configured for<text:note text:id="ftn18" text:note-class="footnote"><text:note-citation>18</text:note-citation><text:note-body><text:p text:style-name="Footnote">Refer to <text:span text:style-name="T3">Appendix A</text:span> <text:span text:style-name="T2">in </text:span><text:span text:style-name="T4">the Developer's Reference</text:span><text:span text:style-name="T13">.</text:span></text:p></text:note-body></text:note>.</text:p>
        </text:list-item>
        <text:list-item>
          <text:p text:style-name="P22">ZK loader loads the specified page and interprets it to create proper components accordingly.</text:p>
        </text:list-item>
        <text:list-item>
          <text:p text:style-name="P22">After interpreting the whole page, ZK loader renders the res<text:span text:style-name="T2">ult</text:span> into a HTML page. The HTML page is then sent back to the browser accompanied with ZK Client Engine<text:note text:id="ftn19" text:note-class="footnote"><text:note-citation>19</text:note-citation><text:note-body><text:p text:style-name="Footnote">ZK Client Engine is written in JavaScript. Browsers cache ZK Client engine, so the engine is usually sent only once at the first visit.</text:p></text:note-body></text:note>.</text:p>
        </text:list-item>
        <text:list-item>
          <text:p text:style-name="P22">ZK Client engine sits at the browser to detect any event triggered by user's activity such as moving mouse or changing a value. Once detected, it notifies ZK AU Engine by sending a ZK request<text:note text:id="ftn20" text:note-class="footnote"><text:note-citation>20</text:note-citation><text:note-body><text:p text:style-name="Footnote">ZK requests are special AJAX requests. However, for the mobile edition, ZK requests are special HTTP requests.</text:p></text:note-body></text:note>.</text:p>
        </text:list-item>
        <text:list-item>
          <text:p text:style-name="P22">Upon receiving ZK requests from Client Engine, AU Engine updates the content of corresponding component, if necessary. And then, AU Engine notifies the application by invoking relevant event handlers, if any.</text:p>
        </text:list-item>
        <text:list-item>
          <text:p text:style-name="P22">If the application chooses to change content of components, add or move components, AU Engine send the new content of altered components to Client Engine by use of ZK responses.</text:p>
        </text:list-item>
        <text:list-item>
          <text:p text:style-name="P22">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4"><draw:image xlink:href="../images/2000002800002299000010A1C2250C8A.jpg"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3">The <text:span text:style-name="T6">createComponents</text:span> method in the <text:span text:style-name="T6">org.zkoss.zk.ui.Executions</text:span> class creates only components, <text:span text:style-name="T14">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21" text:note-class="footnote"><text:note-citation>21</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22" text:note-class="footnote"><text:note-citation>22</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4">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6"><draw:image xlink:href="../images/2000005000001B39000015E7270F9884.jpg"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0">To retrieve another fellow, you could use the <text:span text:style-name="T6">getFellow</text:span> method in the <text:span text:style-name="T6">IdSpace</text:span> interface or the <text:span text:style-name="T6">Component</text:span> interface.</text:p>
      <text:p text:style-name="P20">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0">The <text:span text:style-name="T6">org.zkoss.zk.ui.Path</text:span> class provides utilities to simplify the location of a component among ID spaces. Its use is similar to <text:span text:style-name="T6">java.io.File</text:span>.</text:p>
      <text:p text:style-name="P25">Path.getComponent("/A/C/E");</text:p>
      <text:p text:style-name="P25">new Path("A/C", "E").getComponent();</text:p>
      <text:h text:style-name="P19" text:outline-level="3">Namespace and ID Space</text:h>
      <text:p text:style-name="P18">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P18"><draw:frame draw:style-name="fr7" draw:name="graphics76" text:anchor-type="paragraph" svg:x="1.041cm" svg:y="0.273cm" svg:width="6.646cm" svg:height="0.593cm" draw:z-index="72"><draw:image xlink:href="../images/100000000000013A0000001CEEC7BB2A.png" xlink:type="simple" xlink:show="embed" xlink:actuate="onLoad"/></draw:frame></text:p>
      <text:p text:style-name="Code_20_Indent">&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18">In the following example, there are two namspaces. One belongs to window <text:span text:style-name="T6">w1</text:span> and the other to window <text:span text:style-name="T6">w2</text:span><text:span text:style-name="T6"><text:note text:id="ftn23" text:note-class="footnote"><text:note-citation>23</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18">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18">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5">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4" text:note-class="footnote"><text:note-citation>24</text:note-citation><text:note-body><text:p text:style-name="P26">org<text:span text:style-name="T2">.zkoss.zk.scripting.Namespace</text:span></text:p></text:note-body></text:note>, variable defined in <text:span text:style-name="T6">zscript</text:span> are all<text:span text:style-name="T14"> visible</text:span><text:span text:style-name="T16"> to</text:span> EL expressions.</text:p>
      <text:p text:style-name="Code_20_Indent_20_2">&lt;window&gt;</text:p>
      <text:p text:style-name="Code_20_Indent_20_2"><text:tab/>&lt;zscript&gt;</text:p>
      <text:p text:style-name="Code_20_Indent_20_2"><text:tab/>Str<text:span text:style-name="T2">ing var = "abc";</text:span></text:p>
      <text:p text:style-name="Code_20_Indent_20_2"><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14">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Code_20_Indent_20_2">&lt;window&gt;</text:p>
      <text:p text:style-name="Code_20_Indent_20_2">abc</text:p>
      <text:p text:style-name="Code_20_Indent_20_2">&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Code_20_Indent_20_2"><text:tab/>&lt;/zscript&gt;</text:p>
      <text:p text:style-name="Code_20_Indent_20_2"><text:tab/>&lt;label id="var" value="A label"/&gt;</text:p>
      <text:p text:style-name="Code_20_Indent_20_2"><text:tab/>${var.value} &lt;!-- Wrong! var is "abc", not the label --&gt;</text:p>
      <text:p text:style-name="Code_20_Indent_20_2">&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23">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8">Date</text:span> now = new Date();</text:p>
      <text:p text:style-name="Code_20_Indent_20_2">&lt;/zscript&gt;</text:p>
      <text:p text:style-name="P23">Furthermore, you can make a local variable <text:span text:style-name="T14">invisible</text:span> to EL expressions by enclosing it with curly braces as follows.</text:p>
      <text:p text:style-name="Code_20_Indent_20_2">&lt;zscript&gt;</text:p>
      <text:p text:style-name="Code_20_Indent_20_2">{ //create a new logic scope</text:p>
      <text:p text:style-name="Code_20_Indent_20_2"><text:tab/><text:span text:style-name="T8">Str</text:span><text:span text:style-name="T10">ing</text:span><text:span text:style-name="T2"> var = "abc"; //visible only inside of the enclosing curly brace</text:span></text:p>
      <text:p text:style-name="Code_20_Indent_20_2">}</text:p>
      <text:p text:style-name="Code_20_Indent_20_2">&lt;/zscript&gt;</text:p>
      <text:h text:style-name="Heading_20_4" text:outline-level="4">Multi-Scope Int<text:span text:style-name="T2">erpreters</text:span></text:h>
      <text:p text:style-name="P23">Depending on the implementation, an interpreter might have exactly one logical scope, or one logic scope per ID space to store these variables and methods. For sake of description, we call them the single-scope and multi-scope interpreters, respectively.</text:p>
      <text:p text:style-name="P23">Java interpreter (BeanShell) is a typical multi-scope interpreter<text:note text:id="ftn25" text:note-class="footnote"><text:note-citation>25</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27">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8">Str</text:span><text:span text:style-name="T10">ing</text:span><text:span text:style-name="T2"> b = "local to window B";</text:span></text:p>
      <text:p text:style-name="Code_20_Indent_20_3"><text:tab/><text:tab/>&lt;/zscript&gt;</text:p>
      <text:p text:style-name="Code_20_Indent_20_3"><text:tab/>&lt;/window&gt;</text:p>
      <text:p text:style-name="Code_20_Indent_20_3">&lt;/window&gt;</text:p>
      <text:p text:style-name="P27"><text:span text:style-name="T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8">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27">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6" text:note-class="footnote"><text:note-citation>26</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21"><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28">Variables defined in the namespace can be retrieved by use of the <text:span text:style-name="T6">getVariable</text:span> method.</text:p>
      <text:p text:style-name="P28">On the other hand, variables defined in <text:span text:style-name="T6">zscript</text:span> is part of the interpret that interprets it. They are <text:span text:style-name="T14">not</text:span> a part of any namespace. In other words, you can <text:span text:style-name="T14">not</text:span> retrieve them by use of the <text:span text:style-name="T6">getVariable</text:span> method.</text:p>
      <text:p text:style-name="Code_20_Indent_20_2">&lt;zscript&gt;</text:p>
      <text:p text:style-name="Code_20_Indent_20_2"><text:tab/>var1 = 123; //var1 belongs to the interpreter, not any namespace</text:p>
      <text:p text:style-name="Code_20_Indent_20_2"><text:tab/>page.getVariable("var1"); //returns null</text:p>
      <text:p text:style-name="Code_20_Indent_20_2">&lt;/zscript&gt;</text:p>
      <text:p text:style-name="P23">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23">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Code_20_Indent_20_2">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4">cannot</text:span> access components belonging to other desktops.</text:p>
      <text:p text:style-name="Tip"><text:span text:style-name="T3">Note:</text:span> D<text:span text:style-name="T2">evelopers </text:span><text:span text:style-name="T17">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8">When a component is created in an event listener, it is assigned automatically to the associated desktop of the event being processed. This assignment happens even if the component is <text:span text:style-name="T14">not</text:span><text:span text:style-name="T16"> attached</text:span> to a page. It means that any component you created in an event listener can be used in the same desktop that the listener is handling.</text:p>
      <text:p text:style-name="P18">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8">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7" text:note-class="footnote"><text:note-citation>27</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29">For each element, it examines the <text:span text:style-name="T6">if</text:span> and <text:span text:style-name="T6">unless</text:span> attribute to decide whether it is effective. If not, the element and all of its child elements are ignored.</text:p>
        </text:list-item>
        <text:list-item>
          <text:p text:style-name="P29">If the<text:span text:style-name="T2"> </text:span><text:span text:style-name="T7">forEach</text:span><text:span text:style-name="T2"> attribute is specified with a collection of items, ZK repeats the following steps for each item in the collection.</text:span></text:p>
        </text:list-item>
        <text:list-item>
          <text:p text:style-name="P29">Creates a component based on the element name, or by use of the cla<text:span text:style-name="T2">ss</text:span> spe<text:span text:style-name="T2">cified in</text:span> the <text:span text:style-name="T6">use</text:span> attribute, if any.</text:p>
        </text:list-item>
        <text:list-item>
          <text:p text:style-name="P29">Initializes the members one-by-one based on the order that attributes are specified in the ZUML page.</text:p>
        </text:list-item>
        <text:list-item>
          <text:p text:style-name="P29">Interprets the nested elements and repeat the whole procedure.</text:p>
        </text:list-item>
        <text:list-item>
          <text:p text:style-name="P29">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8" text:note-class="footnote"><text:note-citation>28</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29">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21">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0"><draw:image xlink:href="../imag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text:span text:style-name="T6">MyWindow</text:span> class instead of <text:span text:style-name="T6">org.zkoss.zul.Window</text:span><text:span text:style-name="T6"><text:note text:id="ftn29" text:note-class="footnote"><text:note-citation>29</text:note-citation><text:note-body><text:p text:style-name="Footnote">The default class is defined in lang.xml embedded in zul.jar.</text:p></text:note-body></text:note></text:span>.</text:p>
      <text:p text:style-name="Code_20_Indent">&lt;window use="MyWindow"&gt;</text:p>
      <text:p text:style-name="Code_20_Indent">...</text:p>
      <text:p text:style-name="Code_20_Indent">&lt;/window&gt;</text:p>
      <text:p text:style-name="Text_20_body_20_indent">Then, you implement <text:span text:style-name="T6">MyWindow.java</text:span>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Code_20_Indent"><text:tab/>private boolean _modified;</text:p>
      <text:p text:style-name="Code_20_Indent"><text:tab/>public void onEvent(Event event) {</text:p>
      <text:p text:style-name="Code_20_Indent"><text:tab/><text:tab/>_modified = true;</text:p>
      <text:p text:style-name="Code_20_Indent"><text:tab/>}</text:p>
      <text:p text:style-name="Code_20_Indent"><text:tab/>public boolean isDeferrable() {</text:p>
      <text:p text:style-name="Code_20_Indent"><text:tab/><text:tab/>return true;</text:p>
      <text:p text:style-name="Code_20_Indent"><text:tab/>}</text:p>
      <text:p text:style-name="Code_20_Indent">}</text:p>
      <text:p text:style-name="Text_20_body_20_indent">When an eve<text:span text:style-name="T2">nt is fired at the client (e.g., the user selects a list item), ZK won't send the event if no event listener is registered for it or only deferrable listeners are registered. instead, the event is queued at the client.</text:span></text:p>
      <text:p text:style-name="P18">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text:span text:style-name="T2">lean isDeferrable() {</text:span></text:p>
      <text:p text:style-name="Code_20_Indent"><text:tab/><text:tab/>return true;</text:p>
      <text:p text:style-name="Code_20_Indent"><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0">Inv<text:span text:style-name="T2">oke event listeners for the </text:span><text:span text:style-name="T7">onClick</text:span><text:span text:style-name="T2"> event one-by-one that are added to the targeting component, if the listeners </text:span><text:span text:style-name="T17">also implement</text:span><text:span text:style-name="T2"> the </text:span><text:span text:style-name="T7">org.zkoss.zk.ui.event.Express</text:span><text:span text:style-name="T2"> interface. <text:s/>The first added, the first called.</text:span></text:p>
        </text:list-item>
        <text:list-item>
          <text:p text:style-name="P30">Invoke the script specified in the <text:span text:style-name="T6">onClick</text:span> attribute of the targeting component, if any.</text:p>
        </text:list-item>
        <text:list-item>
          <text:p text:style-name="P30">Invoke event listeners for the <text:span text:style-name="T6">onClick</text:span> event one-by-one that are added to the targeting component<text:span text:style-name="T2">, if the listeners </text:span><text:span text:style-name="T17">don't implement</text:span><text:span text:style-name="T2"> the </text:span><text:span text:style-name="T7">org.zkoss.zk.ui.event.Express</text:span><text:span text:style-name="T2"> interface</text:span>. The first added, the first called.</text:p>
        </text:list-item>
        <text:list-item>
          <text:p text:style-name="P30">Invoke the <text:span text:style-name="T6">onClick</text:span> member method of the targeting component, if any.</text:p>
        </text:list-item>
        <text:list-item>
          <text:p text:style-name="P30">Invoke event listeners for the <text:span text:style-name="T6">onClick</text:span> event one-by-one that are added to the page that the targeting component belongs. The first added, the first called.</text:p>
        </text:list-item>
      </text:list>
      <text:p text:style-name="P24">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21"><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Code_20_Indent"><text:tab/>...</text:p>
      <text:p text:style-name="Code_20_Indent"><text:tab/>synchronized (mutex) {</text:p>
      <text:p text:style-name="Code_20_Indent"><text:tab/><text:tab/>...//start another thread</text:p>
      <text:p text:style-name="Code_20_Indent"><text:tab/><text:tab/>Executions.wait(mutex); //wait for its completion</text:p>
      <text:p text:style-name="Code_20_Indent"><text:tab/>}</text:p>
      <text:p text:style-name="Code_20_Indent">}</text:p>
      <text:p text:style-name="Code_20_Indent"/>
      <text:p text:style-name="Code_20_Indent">//Thread 2</text:p>
      <text:p text:style-name="Code_20_Indent">public void process() {</text:p>
      <text:p text:style-name="Code_20_Indent"><text:tab/>... //process it asynchronously</text:p>
      <text:p text:style-name="Code_20_Indent"><text:tab/>synchronized (mutex) {</text:p>
      <text:p text:style-name="Code_20_Indent"><text:tab/><text:tab/>Executions.notify(mutex);</text:p>
      <text:p text:style-name="Code_20_Indent"><text:tab/>}</text:p>
      <text:p text:style-name="Code_20_Indent">}</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 You have four options to commit this requirement, including server push, suspend and resume, timer, and piggyback.</text:p>
      <text:h text:style-name="P31" text:outline-level="4">Server Push</text:h>
      <text:p text:style-name="P32">Server push is so-called reverse-Ajax which allows the server to send content to the client actively. With the help of server push, you could send or update the content to the client in the working thread when your pre-defined condition is satisfied. To use server push is simple,and it requires only three steps as follows, </text:p>
      <text:list text:style-name="L6">
        <text:list-item>
          <text:p text:style-name="P33">Enable server push for the desktop </text:p>
          <text:p text:style-name="P34"><text:s text:c="3"/>Invoke <text:span text:style-name="T18">Desktop.enableServerPush(boolean bool)</text:span> to enable server push</text:p>
        </text:list-item>
        <text:list-item>
          <text:p text:style-name="P33">Passing components required to be update into the working thread</text:p>
        </text:list-item>
        <text:list-item>
          <text:p text:style-name="P33">Invoke the working thread in the desktop </text:p>
        </text:list-item>
      </text:list>
      <text:p text:style-name="Tip">Not<text:span text:style-name="T2">e: You need to install </text:span><text:span text:style-name="T7">zkex.jar</text:span><text:span text:style-name="T2"> or </text:span><text:span text:style-name="T7">zkmax.jar</text:span><text:span text:style-name="T2"> to have the server push, unless you have your own implementation of </text:span><text:span text:style-name="T7">org.zkoss.zk.ui.sys.ServerPush</text:span><text:span text:style-name="T2">.</text:span></text:p>
      <text:p text:style-name="P32">Let’s take a look at a real example below. If you want to update the number of client using server push, first of all, you have to enable server push for the desktop and then to invoke the thread as follows, </text:p>
      <text:p text:style-name="Code_20_Indent_20_2"/>
      <text:p text:style-name="Code_20_Indent_20_2">&lt;window title="Demo of Server Push"&gt;</text:p>
      <text:p text:style-name="Code_20_Indent_20_2">&lt;zscript&gt;</text:p>
      <text:p text:style-name="Code_20_Indent_20_2"><text:tab/>import test.WorkingThread;</text:p>
      <text:p text:style-name="Code_20_Indent_20_2"><text:tab/>WorkingThread thread;</text:p>
      <text:p text:style-name="Code_20_Indent_20_2"><text:tab/>void startServerpush(){</text:p>
      <text:p text:style-name="Code_20_Indent_20_2"><text:tab/><text:tab/>//enable server push</text:p>
      <text:p text:style-name="Code_20_Indent_20_2"><text:tab/><text:tab/>desktop.enableServerPush(true);</text:p>
      <text:p text:style-name="Code_20_Indent_20_2"><text:tab/><text:tab/><text:tab/>//invoke working thread and passing required component as parameter</text:p>
      <text:p text:style-name="Code_20_Indent_20_2"><text:tab/><text:tab/><text:tab/>thread= new WorkingThread(info);</text:p>
      <text:p text:style-name="Code_20_Indent_20_2"><text:tab/><text:tab/>thread.start();</text:p>
      <text:p text:style-name="Code_20_Indent_20_2"><text:tab/>}</text:p>
      <text:p text:style-name="Code_20_Indent_20_2"><text:tab/>void stopServerpush(){</text:p>
      <text:p text:style-name="Code_20_Indent_20_2"><text:tab/><text:tab/>//stop the thread</text:p>
      <text:p text:style-name="Code_20_Indent_20_2"><text:tab/><text:tab/>thread.setDone();</text:p>
      <text:p text:style-name="Code_20_Indent_20_2"><text:tab/><text:tab/>//disable server push</text:p>
      <text:p text:style-name="Code_20_Indent_20_2"><text:tab/><text:tab/>desktop.enableServerPush(false);</text:p>
      <text:p text:style-name="Code_20_Indent_20_2"><text:tab/>}</text:p>
      <text:p text:style-name="Code_20_Indent_20_2">&lt;/zscript&gt;</text:p>
      <text:p text:style-name="Code_20_Indent_20_2"><text:tab/>&lt;vbox&gt;</text:p>
      <text:p text:style-name="Code_20_Indent_20_2"><text:tab/><text:tab/>&lt;button label="Start Server Push" onClick="startServerpush()"/&gt;</text:p>
      <text:p text:style-name="Code_20_Indent_20_2"><text:tab/><text:tab/>&lt;button label="Stop Server Push" onClick="stopServerpush()"/&gt;</text:p>
      <text:p text:style-name="Code_20_Indent_20_2"><text:tab/>&lt;label id="info"/&gt;</text:p>
      <text:p text:style-name="Code_20_Indent_20_2"><text:tab/>&lt;/vbox&gt;</text:p>
      <text:p text:style-name="Code_20_Indent_20_2">&lt;/window&gt;</text:p>
      <text:p text:style-name="Code_20_Indent_20_2"/>
      <text:h text:style-name="Heading_20_4" text:outline-level="4"><text:s text:c="3"/>Security Issue</text:h>
      <text:p text:style-name="P35">One thing to notice is that <text:s/>the problem of synchronization which happens when a desktop is accessed by multiple threads at the same time Thus, before accessing the desktop, you have to invoke <text:span text:style-name="T19">Executions.activate(Desktop desktop)</text:span> to get full control of the desktop to avoid this problem, and then release the control of the desktop by invoking <text:span text:style-name="T19">Executions.deactivate(Desktop desktop)</text:span> after the thread finishing its job as follows,</text:p>
      <text:p text:style-name="Code_20_Indent_20_2">package<text:tab/>test;</text:p>
      <text:p text:style-name="Code_20_Indent_20_2"/>
      <text:p text:style-name="Code_20_Indent_20_2">public<text:tab/>class<text:tab/>WorkingThread extends Thread{</text:p>
      <text:p text:style-name="Code_20_Indent_20_2"><text:tab/>private final Desktop _desktop;</text:p>
      <text:p text:style-name="Code_20_Indent_20_2"><text:tab/>private final Label _info;</text:p>
      <text:p text:style-name="Code_20_Indent_20_2"><text:tab/>private int _cnt;</text:p>
      <text:p text:style-name="Code_20_Indent_20_2"><text:tab/>private boolean _ceased;</text:p>
      <text:p text:style-name="Code_20_Indent_20_2"><text:tab/>public<text:tab/>WorkingThread(Label info){</text:p>
      <text:p text:style-name="Code_20_Indent_20_2"><text:tab/><text:tab/>_desktop = info.getDesktop();</text:p>
      <text:p text:style-name="Code_20_Indent_20_2"><text:tab/><text:tab/>_info<text:tab/>= info;</text:p>
      <text:p text:style-name="Code_20_Indent_20_2"><text:tab/>}<text:line-break/><text:tab/>public<text:tab/>void<text:tab/>run(){<text:line-break/><text:tab/><text:tab/>try<text:tab/>{</text:p>
      <text:p text:style-name="Code_20_Indent_20_2"><text:tab/><text:tab/><text:tab/>while<text:tab/>(!_ceased){</text:p>
      <text:p text:style-name="Code_20_Indent_20_2"><text:tab/><text:tab/><text:tab/><text:tab/>Threads.sleep(2000); //Update each two seconds</text:p>
      <text:p text:style-name="Code_20_Indent_20_2"><text:tab/><text:tab/><text:tab/><text:tab/>Executions.activate(_desktop); //get full control of desktop</text:p>
      <text:p text:style-name="Code_20_Indent_20_2"><text:tab/><text:tab/><text:tab/><text:tab/>try<text:tab/>{</text:p>
      <text:p text:style-name="Code_20_Indent_20_2"><text:tab/><text:tab/><text:tab/><text:tab/><text:tab/>_info.setValue(Integer.toString(++_cnt));</text:p>
      <text:p text:style-name="Code_20_Indent_20_2"><text:tab/><text:tab/><text:tab/><text:tab/>}catch<text:tab/>(RuntimeException ex)<text:tab/>{<text:line-break/><text:tab/><text:tab/><text:tab/><text:tab/><text:tab/>throw ex;</text:p>
      <text:p text:style-name="Code_20_Indent_20_2"><text:tab/><text:tab/><text:tab/><text:tab/>}catch<text:tab/>(Error ex){</text:p>
      <text:p text:style-name="Code_20_Indent_20_2"><text:tab/><text:tab/><text:tab/><text:tab/><text:tab/>throw ex;</text:p>
      <text:p text:style-name="Code_20_Indent_20_2"><text:tab/><text:tab/><text:tab/><text:tab/>}finally{</text:p>
      <text:p text:style-name="Code_20_Indent_20_2"><text:tab/><text:tab/><text:tab/><text:tab/><text:tab/>Executions.deactivate(_desktop);//release full control of<text:tab/>desktop</text:p>
      <text:p text:style-name="Code_20_Indent_20_2"><text:tab/><text:tab/><text:tab/><text:tab/>}</text:p>
      <text:p text:style-name="Code_20_Indent_20_2"><text:tab/><text:tab/><text:tab/>}</text:p>
      <text:p text:style-name="Code_20_Indent_20_2"><text:tab/><text:tab/>}<text:tab/>catch(InterruptedException ex){</text:p>
      <text:p text:style-name="Code_20_Indent_20_2"><text:tab/><text:tab/><text:tab/>}</text:p>
      <text:p text:style-name="Code_20_Indent_20_2"><text:tab/>}<text:line-break/><text:tab/>public<text:tab/>void<text:tab/>setDone(){</text:p>
      <text:p text:style-name="Code_20_Indent_20_2"><text:tab/><text:tab/>_ceased = true;</text:p>
      <text:p text:style-name="Code_20_Indent_20_2"><text:tab/>}<text:line-break/>}</text:p>
      <text:h text:style-name="Heading_20_4" text:outline-level="4"><text:s text:c="3"/>Behind the Scene</text:h>
      <text:p text:style-name="P35">The mechanism of server push is implemented using client-polling technique which<text:span text:style-name="T20"> the <text:s text:c="2"/>client will query the server repetitively to invoke the working thread to do its job, and the frequency of query could be adjusted manually by invoking </text:span><text:span text:style-name="T19">Executions.setDelay(int min, int max, int factor)</text:span><text:span text:style-name="T20">.</text:span></text:p>
      <text:list text:style-name="L7">
        <text:list-item>
          <text:p text:style-name="P36">min, the minimal delay to poll the server for any pending server-push threads.</text:p>
        </text:list-item>
        <text:list-item>
          <text:p text:style-name="P36">max, the maximum delay to poll the server for any pending server-push threads.</text:p>
        </text:list-item>
        <text:list-item>
          <text:p text:style-name="P36">factor, The real delay is the processing time multiplies the delay factor.</text:p>
        </text:list-item>
      </text:list>
      <text:p text:style-name="Text_20_body_20_indent_20_3">Last, one thing to notice is that the frequency will be adjusted automatically depending on the loading of the server</text:p>
      <text:h text:style-name="Heading_20_4" text:outline-level="4">Alternative 1: Thread Suspend and Resume</text:h>
      <text:p text:style-name="Text_20_body_20_indent_20_2">With the help of server push, you don't have to take care about the problem of multi threads. However, if you would like to handle this job by yourself, you have to con<text:span text:style-name="T2">form with</text:span> the following rules due to the limitations of HTTP.</text:p>
      <text:list text:style-name="L7">
        <text:list-item text:start-value="1">
          <text:p text:style-name="P37">Use the <text:span text:style-name="T6">wait </text:span>method in the <text:span text:style-name="T6">org.zkoss.zk.ui.Executions</text:span> class to suspend the event handler itself, after creating a working thread.</text:p>
        </text:list-item>
        <text:list-item>
          <text:p text:style-name="P37">Because the working thread is not an event listener, it <text:span text:style-name="T14">cannot</text:span> access any components, unless the<text:span text:style-name="T2"> components</text:span> don't belong to any desktop. Thus, you might have to pass necessary information manually before starting the working thread.</text:p>
        </text:list-item>
        <text:list-item>
          <text:p text:style-name="P37">The<text:span text:style-name="T2">n, the working thread could crush the information and create components as necessary. Just don't reference any component that belongs to any desktop.</text:span></text:p>
        </text:list-item>
        <text:list-item>
          <text:p text:style-name="P37">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37">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5" text:outline-level="5">Example: A Working Thread Gen<text:span text:style-name="T2">erates Labels Asynchronously</text:span></text:h>
      <text:p text:style-name="Text_20_body_20_indent_20_3">Assume we want create a label asynchronously. Of course, it is non-sense to do such a little job by applying multi-threading, but you can replace the task with sophisticated one.</text:p>
      <text:p text:style-name="Code_20_Indent_20_3">//WorkingThread</text:p>
      <text:p text:style-name="Code_20_Indent_20_3">package test;</text:p>
      <text:p text:style-name="Code_20_Indent_20_3">public class WorkingThread extends Thread {</text:p>
      <text:p text:style-name="Code_20_Indent_20_3"><text:tab/>private static int _cnt;</text:p>
      <text:p text:style-name="Code_20_Indent_20_3"><text:tab/>private Desktop _desktop;</text:p>
      <text:p text:style-name="Code_20_Indent_20_3"><text:tab/>private Label _label;</text:p>
      <text:p text:style-name="Code_20_Indent_20_3"><text:tab/>private final Object _mutex = new Integer(0);</text:p>
      <text:p text:style-name="Code_20_Indent_20_3"><text:line-break/><text:tab/>/** Called by thread.zul to create a label asynchronously.</text:p>
      <text:p text:style-name="Code_20_Indent_20_3"><text:tab/>*To create a label, it start a thread, and wait for its completion.</text:p>
      <text:p text:style-name="Code_20_Indent_20_3"><text:tab/>*/</text:p>
      <text:p text:style-name="Code_20_Indent_20_3"><text:tab/>public static final Label asyncCreate(Desktop desktop)</text:p>
      <text:p text:style-name="Code_20_Indent_20_3"><text:tab/><text:tab/>throws InterruptedException {</text:p>
      <text:p text:style-name="Code_20_Indent_20_3"><text:tab/><text:tab/>final WorkingThread worker = new WorkingThread(desktop);<text:line-break/><text:tab/><text:tab/>synchronized (worker._mutex) { //to avoid racing</text:p>
      <text:p text:style-name="Code_20_Indent_20_3"><text:tab/><text:tab/><text:tab/>worker.start();</text:p>
      <text:p text:style-name="Code_20_Indent_20_3"><text:tab/><text:tab/><text:tab/>Executions.wait(worker._mutex);</text:p>
      <text:p text:style-name="Code_20_Indent_20_3"><text:tab/><text:tab/><text:tab/>return worker._label;</text:p>
      <text:p text:style-name="Code_20_Indent_20_3"><text:tab/><text:tab/>}</text:p>
      <text:p text:style-name="Code_20_Indent_20_3"><text:tab/>}</text:p>
      <text:p text:style-name="Code_20_Indent_20_3"><text:tab/>public WorkingThread(Desktop desktop) {</text:p>
      <text:p text:style-name="Code_20_Indent_20_3"><text:tab/><text:tab/>_desktop = desktop;</text:p>
      <text:p text:style-name="Code_20_Indent_20_3"><text:tab/>}<text:line-break/><text:tab/>public void run() {</text:p>
      <text:p text:style-name="Code_20_Indent_20_3"><text:tab/><text:tab/><text:tab/>_label = new Label("Execute "+ ++_cnt);</text:p>
      <text:p text:style-name="Code_20_Indent_20_3"><text:tab/><text:tab/><text:tab/>synchronized (_mutex) { //to avoid racing</text:p>
      <text:p text:style-name="Code_20_Indent_20_3"><text:tab/><text:tab/><text:tab/>Executions.notify(_desktop, _mutex);</text:p>
      <text:p text:style-name="Code_20_Indent_20_3"><text:tab/><text:tab/>}</text:p>
      <text:p text:style-name="Code_20_Indent_20_3"><text:tab/>}</text:p>
      <text:p text:style-name="Code_20_Indent_20_3">}</text:p>
      <text:p text:style-name="Text_20_body_20_indent_20_3">The<text:span text:style-name="T2">n, we have a ZUML page to invoke this working thread in an event listener, say </text:span><text:span text:style-name="T7">onClick</text:span><text:span text:style-name="T2">.</text:span></text:p>
      <text:p text:style-name="Code_20_Indent_20_3">&lt;window id="main" title="Working Thread"&gt;</text:p>
      <text:p text:style-name="Code_20_Indent_20_3"><text:tab/>&lt;button label="Start Working Thread"&gt;</text:p>
      <text:p text:style-name="Code_20_Indent_20_3"><text:tab/><text:tab/>&lt;attribute name="onClick"&gt;</text:p>
      <text:p text:style-name="Code_20_Indent_20_3"><text:tab/><text:tab/>timer.start();</text:p>
      <text:p text:style-name="Code_20_Indent_20_3"><text:tab/><text:tab/>Label label = test.WorkingThread.asyncCreate(desktop);</text:p>
      <text:p text:style-name="Code_20_Indent_20_3"><text:tab/><text:tab/>main.appendChild(label);</text:p>
      <text:p text:style-name="Code_20_Indent_20_3"><text:tab/><text:tab/>timer.stop()</text:p>
      <text:p text:style-name="Code_20_Indent_20_3"><text:tab/><text:tab/>&lt;/attribute&gt;</text:p>
      <text:p text:style-name="Code_20_Indent_20_3"><text:tab/>&lt;/button&gt;</text:p>
      <text:p text:style-name="Code_20_Indent_20_3"><text:tab/>&lt;timer id="timer" running="false" delay="1000" repeats="true"/&gt;</text:p>
      <text:p text:style-name="Code_20_Indent_20_3">&lt;/window&gt;</text:p>
      <text:p text:style-name="Text_20_body_20_indent_20_3">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Text_20_body_20_indent_20_3">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Text_20_body_20_indent_20_3">In this simple example, we do nothing for the <text:span text:style-name="T6">onTimer</text:span> event. For a sophisticated application, you can use it to send back the progressing status.</text:p>
      <text:h text:style-name="Heading_20_4" text:outline-level="4">Alternative 2: Timer (No Suspend/Resume)</text:h>
      <text:p text:style-name="P23">It is possible to implement a long operation without suspend and resume. It is useful if the synchronization codes are going too complex to debug.</text:p>
      <text:p text:style-name="P23">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p>
      <text:p text:style-name="Code_20_Indent_20_2"><text:tab/>private static int _cnt;</text:p>
      <text:p text:style-name="Code_20_Indent_20_2"><text:tab/>private final Desktop _desktop;</text:p>
      <text:p text:style-name="Code_20_Indent_20_2"><text:tab/>private final List _result;</text:p>
      <text:p text:style-name="Code_20_Indent_20_2"><text:tab/></text:p>
      <text:p text:style-name="Code_20_Indent_20_2"><text:tab/>public WorkingThread2(Desktop desktop, List result) {</text:p>
      <text:p text:style-name="Code_20_Indent_20_2"><text:tab/><text:tab/>_desktop = desktop;</text:p>
      <text:p text:style-name="Code_20_Indent_20_2"><text:tab/><text:tab/>_result = result;</text:p>
      <text:p text:style-name="Code_20_Indent_20_2"><text:tab/>}</text:p>
      <text:p text:style-name="Code_20_Indent_20_2"><text:tab/>public void run() {</text:p>
      <text:p text:style-name="Code_20_Indent_20_2"><text:tab/><text:tab/>_result.add(new Label("Execute "+ ++_cnt));</text:p>
      <text:p text:style-name="Code_20_Indent_20_2"><text:tab/>}</text:p>
      <text:p text:style-name="Code_20_Indent_20_2">}</text:p>
      <text:p text:style-name="Text_20_body_20_indent_20_2">The<text:span text:style-name="T2">n, you append the labels in the </text:span><text:span text:style-name="T7">onTimer</text:span><text:span text:style-name="T2"> event listener.</text:span></text:p>
      <text:p text:style-name="Code_20_Indent_20_2">&lt;window id="main" title="Working Thread2"&gt;</text:p>
      <text:p text:style-name="Code_20_Indent_20_2"><text:tab/>&lt;zscript&gt;</text:p>
      <text:p text:style-name="Code_20_Indent_20_2"><text:tab/><text:tab/>int numPending = 0;</text:p>
      <text:p text:style-name="Code_20_Indent_20_2"><text:tab/><text:tab/>List result = Collections.synchronizedList(new LinkedList());</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ext:tab/><text:tab/>++numPending;</text:p>
      <text:p text:style-name="Code_20_Indent_20_2"><text:tab/><text:tab/><text:tab/>timer.start();</text:p>
      <text:p text:style-name="Code_20_Indent_20_2"><text:tab/><text:tab/><text:tab/>new test.WorkingThread2(desktop, result).start();</text:p>
      <text:p text:style-name="Code_20_Indent_20_2"><text:tab/><text:tab/>&lt;/attribute&gt;</text:p>
      <text:p text:style-name="Code_20_Indent_20_2"><text:tab/>&lt;/button&gt;</text:p>
      <text:p text:style-name="Code_20_Indent_20_2"><text:tab/>&lt;timer id="timer" running="false" delay="1000" repeats="true"&gt;</text:p>
      <text:p text:style-name="Code_20_Indent_20_2"><text:tab/><text:tab/>&lt;attribute name="onTimer"&gt;</text:p>
      <text:p text:style-name="Code_20_Indent_20_2"><text:tab/><text:tab/><text:tab/>while (!result.isEmpty()) {</text:p>
      <text:p text:style-name="Code_20_Indent_20_2"><text:tab/><text:tab/><text:tab/>main.appendChild(result.remove(0));</text:p>
      <text:p text:style-name="Code_20_Indent_20_2"><text:tab/><text:tab/><text:tab/>--numPending;</text:p>
      <text:p text:style-name="Code_20_Indent_20_2"><text:tab/><text:tab/><text:tab/>}</text:p>
      <text:p text:style-name="Code_20_Indent_20_2"><text:tab/><text:tab/><text:tab/>if (numPending == 0) timer.stop();</text:p>
      <text:p text:style-name="Code_20_Indent_20_2"><text:tab/><text:tab/>&lt;/attribute&gt;</text:p>
      <text:p text:style-name="Code_20_Indent_20_2"><text:tab/>&lt;/timer&gt;</text:p>
      <text:p text:style-name="Code_20_Indent_20_2">&lt;/window&gt;</text:p>
      <text:h text:style-name="Heading_20_4" text:outline-level="4">Alt<text:span text:style-name="T2">ernative 3: Piggyback (No Suspend/Resume, No Timer)</text:span></text:h>
      <text:p text:style-name="P23">Instead of checking the results periodically, you can piggyback them to the client when the user, say, clicks a button or enters something.</text:p>
      <text:p text:style-name="P23">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23">The advantage of the piggyback is no extra traffic between the client and the server. However, the user sees no updates if he doesn't have any activity, such as clicking or 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30" text:note-class="footnote"><text:note-citation>30</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1" text:note-class="footnote"><text:note-citation>31</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21"> XUL is </text:span><text:a xlink:type="simple" xlink:href="http://www.potix.com/2005/zul"><text:span text:style-name="T22">http://www.zkoss.org/2005/zul</text:span></text:a><text:span text:style-name="T21">,</text:span><text:span text:style-name="T21"><text:note text:id="ftn32" text:note-class="footnote"><text:note-citation>32</text:note-citation><text:note-body><text:p text:style-name="Footnote">It was called <text:a xlink:type="simple" xlink:href="http://www.mozilla.org/keymaster/gatekeeper/there.is.only.xul"><text:span text:style-name="T23">http://www.mozilla.org/keymaster/gatekeeper/there.is.only.xul</text:span></text:a>. However , many<text:span text:style-name="T2"> non-XUL features are added, so it is better to use an independent namespace.</text:span></text:p></text:note-body></text:note></text:span><text:span text:style-name="T21"> and that of XHTML is </text:span><text:a xlink:type="simple" xlink:href="http://www.w3.org/1999/xhtml"><text:span text:style-name="T22">http://www.w3.org/1999/xhtml</text:span></text:a><text:span text:style-name="T21">.</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4">http://www.w3schools.com/xml/xml_whatis.asp</text:span></text:a><text:span text:style-name="T25"> and </text:span><text:a xlink:type="simple" xlink:href="http://www.xml.com/pub/a/98/10/guide0.html"><text:span text:style-name="T26">http://www.xml.com/pub/a/98/10/guide0.html</text:span></text:a><text:span text:style-name="T25">.</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4">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Heading">Description</text:p>
            </table:table-cell>
            <table:table-cell table:style-name="Table20.B1" office:value-type="string">
              <text:p text:style-name="Table_20_Heading">Code</text:p>
            </table:table-cell>
          </table:table-row>
        </table:table-header-rows>
        <table:table-row>
          <table:table-cell table:style-name="Table20.A2" office:value-type="string">
            <text:p text:style-name="Table_20_Contents">Close by an end tag:</text:p>
          </table:table-cell>
          <table:table-cell table:style-name="Table20.B2" office:value-type="string">
            <text:p text:style-name="Code">&lt;window&gt;&lt;/window&gt;</text:p>
          </table:table-cell>
        </table:table-row>
        <table:table-row>
          <table:table-cell table:style-name="Table20.A2" office:value-type="string">
            <text:p text:style-name="Table_20_Contents">Close without an end tag:</text:p>
          </table:table-cell>
          <table:table-cell table:style-name="Table20.B2" office:value-type="string">
            <text:p text:style-name="Code">&lt;window/&gt;</text:p>
          </table:table-cell>
        </table:table-row>
      </table:table>
      <text:p text:style-name="P38">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Heading">Result</text:p>
            </table:table-cell>
            <table:table-cell table:style-name="Table23.B1" office:value-type="string">
              <text:p text:style-name="Table_20_Heading">Code</text:p>
            </table:table-cell>
          </table:table-row>
        </table:table-header-rows>
        <table:table-row>
          <table:table-cell table:style-name="Table23.A2" office:value-type="string">
            <text:p text:style-name="Table_20_Contents">Correct:</text:p>
          </table:table-cell>
          <table:table-cell table:style-name="Table23.B2" office:value-type="string">
            <text:p text:style-name="Code">&lt;window&gt;<text:line-break/> &lt;groupbox&gt;<text:line-break/> <text:s text:c="3"/>Hello World!<text:line-break/> &lt;/groupbox&gt;<text:line-break/>&lt;/window&gt;</text:p>
          </table:table-cell>
        </table:table-row>
        <table:table-row>
          <table:table-cell table:style-name="Table23.A2" office:value-type="string">
            <text:p text:style-name="P39">Wrong:</text:p>
          </table:table-cell>
          <table:table-cell table:style-name="Table23.B2" office:value-type="string">
            <text:p text:style-name="Code">&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7">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40">&lt;</text:p>
          </table:table-cell>
          <table:table-cell table:style-name="Table24.B2" office:value-type="string">
            <text:p text:style-name="P40">&amp;lt;</text:p>
          </table:table-cell>
        </table:table-row>
        <table:table-row>
          <table:table-cell table:style-name="Table24.A2" office:value-type="string">
            <text:p text:style-name="P40">&gt;</text:p>
          </table:table-cell>
          <table:table-cell table:style-name="Table24.B2" office:value-type="string">
            <text:p text:style-name="P40">&amp;gt;</text:p>
          </table:table-cell>
        </table:table-row>
        <table:table-row>
          <table:table-cell table:style-name="Table24.A2" office:value-type="string">
            <text:p text:style-name="P40">&amp;</text:p>
          </table:table-cell>
          <table:table-cell table:style-name="Table24.B2" office:value-type="string">
            <text:p text:style-name="P40">&amp;amp;</text:p>
          </table:table-cell>
        </table:table-row>
        <table:table-row>
          <table:table-cell table:style-name="Table24.A2" office:value-type="string">
            <text:p text:style-name="P40">"</text:p>
          </table:table-cell>
          <table:table-cell table:style-name="Table24.B2" office:value-type="string">
            <text:p text:style-name="P40">&amp;quot;</text:p>
          </table:table-cell>
        </table:table-row>
        <table:table-row>
          <table:table-cell table:style-name="Table24.A2" office:value-type="string">
            <text:p text:style-name="P40">'</text:p>
          </table:table-cell>
          <table:table-cell table:style-name="Table24.B2" office:value-type="string">
            <text:p text:style-name="P40">&amp;apos;</text:p>
          </table:table-cell>
        </table:table-row>
      </table:table>
      <text:p text:style-name="P18">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zscript&gt;</text:p>
      <text:p text:style-name="P18">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P41">Result</text:p>
            </table:table-cell>
            <table:table-cell table:style-name="Table25.B1" office:value-type="string">
              <text:p text:style-name="Table_20_Heading">Code</text:p>
            </table:table-cell>
          </table:table-row>
        </table:table-header-rows>
        <table:table-row>
          <table:table-cell table:style-name="Table25.A2" office:value-type="string">
            <text:p text:style-name="Table_20_Contents">Cor<text:span text:style-name="T2">rect:</text:span></text:p>
          </table:table-cell>
          <table:table-cell table:style-name="Table25.B2" office:value-type="string">
            <text:p text:style-name="Code">width="100%"</text:p>
            <text:p text:style-name="Code">checked="true"</text:p>
          </table:table-cell>
        </table:table-row>
        <table:table-row>
          <table:table-cell table:style-name="Table25.A2" office:value-type="string">
            <text:p text:style-name="Table_20_Contents">Wrong:</text:p>
          </table:table-cell>
          <table:table-cell table:style-name="Table25.B2" office:value-type="string">
            <text:p text:style-name="Code">width=100%</text:p>
            <text:p text:style-name="Code">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Code_20_Indent">&lt;/window&gt;</text:p>
      <text:h text:style-name="Heading_20_3" text:outline-level="3">Cha<text:span text:style-name="T2">racter Encoding</text:span></text:h>
      <text:p text:style-name="P18">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8">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text:a xlink:type="simple" xlink:href="http://www.w3.org/1999/xhtml">http://www.w3.org/1999/xhtml</text:a>"</text:p>
      <text:p text:style-name="Code_20_Indent"><text:span text:style-name="T6"><text:tab/>xmlns:x="</text:span><text:a xlink:type="simple" xlink:href="http://www.zkoss.org/2005/zul">http://</text:a><text:a xlink:type="simple" xlink:href="http://www.zkoss.org/2005/zul"><text:span text:style-name="T22">www.zkoss.org/2005/zul</text:span></text:a><text:span text:style-name="T6">"</text:span></text:p>
      <text:p text:style-name="Code_20_Indent"><text:span text:style-name="T6"><text:tab/>xmlns:zk="</text:span><text:a xlink:type="simple" xlink:href="http://www.zkoss.org/2005/zk">http://www.zkoss.org/2005/zk</text:a><text:span text:style-name="T6">"&gt;</text:span></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table&gt;</text:p>
      <text:p text:style-name="Code_20_Indent"><text:tab/>&lt;tr&gt;</text:p>
      <text:p text:style-name="Code_20_Indent"><text:tab/><text:tab/>&lt;td&gt;&lt;x:textbox/&gt;&lt;/td&gt;</text:p>
      <text:p text:style-name="Code_20_Indent"><text:tab/><text:tab/>&lt;td&gt;&lt;x:button label="Now" zk:onClick="addItem()"/&gt;&lt;/td&gt;</text:p>
      <text:p text:style-name="Code_20_Indent"><text:tab/>&lt;/tr&gt;</text:p>
      <text:p text:style-name="Code_20_Indent"><text:tab/>&lt;/table&gt;</text:p>
      <text:p text:style-name="Code_20_Indent"><text:tab/>&lt;zk:zscript&gt;</text:p>
      <text:p text:style-name="Code_20_Indent"><text:tab/><text:tab/>void addItem() {</text:p>
      <text:p text:style-name="Code_20_Indent"><text:tab/>}</text:p>
      <text:p text:style-name="Code_20_Indent"><text:tab/>&lt;/zk:zscript&gt;</text:p>
      <text:p text:style-name="Code_20_Indent">&lt;/body&gt;</text:p>
      <text:p text:style-name="Code_20_Indent">&lt;/html&gt;</text:p>
      <text:p text:style-name="Text_20_body_20_indent">where</text:p>
      <text:list text:style-name="L8">
        <text:list-item>
          <text:p text:style-name="P42"><text:span text:style-name="T6">xmlns:x="</text:span><text:a xlink:type="simple" xlink:href="http://www.potix.com/2005/zul"><text:span text:style-name="T23">http://</text:span></text:a><text:a xlink:type="simple" xlink:href="http://www.potix.com/2005/zul"><text:span text:style-name="T22">www.zkoss.org/2005/zul</text:span></text:a><text:span text:style-name="T6">"</text:span> spe<text:span text:style-name="T2">cifies a namespace called </text:span><text:a xlink:type="simple" xlink:href="http://www.potix.com/2005/zul"><text:span text:style-name="T22">http://www.zkoss.org/2005/zul</text:span></text:a><text:span text:style-name="T2">, and use x to represent this namespace.</text:span></text:p>
        </text:list-item>
        <text:list-item>
          <text:p text:style-name="P43"><text:span text:style-name="T6">xmlns="http://www.w3.org/1999/xhtml"</text:span> specifies a namespace called <text:span text:style-name="T6">http://www.w3.org/1999/xhtml</text:span>, and use it as the default namespace.</text:p>
        </text:list-item>
        <text:list-item>
          <text:p text:style-name="P43"><text:span text:style-name="T6">&lt;html&gt;</text:span> specifies an element called <text:span text:style-name="T6">html</text:span> from the default namespace, i.e., <text:span text:style-name="T6">http://www.w3.org/1999/xhtml</text:span> in this example.</text:p>
        </text:list-item>
        <text:list-item>
          <text:p text:style-name="P43"><text:span text:style-name="T6">&lt;x:textbox/&gt;</text:span> specifies an element called <text:span text:style-name="T6">textbox</text:span> from the name space called <text:a xlink:type="simple" xlink:href="http://www.potix.com/2005/zul"><text:span text:style-name="T23">http://</text:span></text:a><text:a xlink:type="simple" xlink:href="http://www.potix.com/2005/zul"><text:span text:style-name="T22">www.zkoss.org/2005/zul</text:span></text:a>.</text:p>
        </text:list-item>
      </text:list>
      <text:h text:style-name="Heading_20_4" text:outline-level="4">Aut<text:span text:style-name="T2">o-completion with Schema</text:span></text:h>
      <text:p text:style-name="P23">Many IDEs, such Eclipse, supports auto-completion if XML schema is specified as follows.</text:p>
      <text:p text:style-name="Code_20_Indent_20_2">&lt;window xmlns="http://www.zkoss.org/2005/zul"</text:p>
      <text:p text:style-name="Code_20_Indent_20_2">xmlns:xsi="http://www.w3.org/2001/XMLSchema-instance"</text:p>
      <text:p text:style-name="Code_20_Indent_20_2">xsi:schemaLocation="http://www.zkoss.org/2005/zul http://www.zkoss.org/2005/zul/zul.xsd"&gt;</text:p>
      <text:p text:style-name="Text_20_body_20_indent_20_2">In addition to downloadi<text:span text:style-name="T2">ng</text:span> from <text:a xlink:type="simple" xlink:href="http://www.zkoss.org/2005/zul/zul.xsd"><text:span text:style-name="T23">http://www.zkoss.org/2005/zul/zul.xsd</text:span></text:a>, you can find <text:span text:style-name="T6">zul.xsd</text:span> und<text:span text:style-name="T2">er the </text:span><text:span text:style-name="T7">dist/xsd</text:span><text:span text:style-name="T2"> directory in the ZK binary distribution.</text:span></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0">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0">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Code_20_Indent"><text:s text:c="2"/>&lt;/zscript&gt;</text:p>
      <text:p text:style-name="Code_20_Indent"><text:s text:c="2"/>&lt;listitem label="${each}" forEach="${grades}"/&gt;</text:p>
      <text:p text:style-name="Code_20_Indent">&lt;/listbox&gt;</text:p>
      <text:p text:style-name="P20">The iteration depends on the type of the specified value of the <text:span text:style-name="T6">forEach</text:span> attribute.</text:p>
      <text:list text:style-name="L9">
        <text:list-item>
          <text:p text:style-name="P44">If <text:span text:style-name="T6">java.util.Collection</text:span>, it iterates each element of the collection.</text:p>
        </text:list-item>
        <text:list-item>
          <text:p text:style-name="P44">If <text:span text:style-name="T6">java.util.Map</text:span>, it iterates each <text:span text:style-name="T6">Map.Entry</text:span> of the map.</text:p>
        </text:list-item>
        <text:list-item>
          <text:p text:style-name="P44">If <text:span text:style-name="T6">java.util.Iterator</text:span>, it iterates each element from the iterator.</text:p>
        </text:list-item>
        <text:list-item>
          <text:p text:style-name="P44">If <text:span text:style-name="T6">java.util.Enumeration</text:span>, it iterates each element from the enumeration.</text:p>
        </text:list-item>
        <text:list-item>
          <text:p text:style-name="P44">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44">If null, nothing is generated (it is ignored).</text:p>
        </text:list-item>
        <text:list-item>
          <text:p text:style-name="P44">If neither of above types is specified, the associated element will be evaluated once as if a collection with a single item is specified.</text:p>
        </text:list-item>
      </text:list>
      <text:p text:style-name="Code_20_Indent_20_2">&lt;listbox&gt;</text:p>
      <text:p text:style-name="Code_20_Indent_20_2"><text:s text:c="2"/>&lt;listitem label="${each}" for<text:span text:style-name="T2">Each="grades"/&gt;</text:span></text:p>
      <text:p text:style-name="Code_20_Indent_20_2">&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18">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18">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18">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previous.index]}"/&gt;</text:p>
      <text:p text:style-name="Code_20_Indent"><text:s text:c="2"/>&lt;/listbox&gt;</text:p>
      <text:p text:style-name="Code_20_Indent">&lt;/hbox&gt;</text:p>
      <text:p text:style-name="P18"><draw:frame draw:style-name="fr4" draw:name="graphics42" text:anchor-type="paragraph" svg:x="4.891cm" svg:y="0.219cm" svg:width="8.848cm" svg:height="1.651cm" draw:z-index="41"><draw:image xlink:href="../imag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8">It is a bit tricky to use the <text:span text:style-name="T6">forEach</text:span> and <text:span text:style-name="T6">forEachStatus</text:span> variables in event listeners, because they are available only in the Component Creation Phase<text:note text:id="ftn33" text:note-class="footnote"><text:note-citation>33</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4">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8">inc</text:span><text:span text:style-name="T29">orrect!!</text:span><text:span text:style-name="T2"> --&gt;</text:span></text:p>
      <text:p text:style-name="Code_20_Indent"><text:tab/>&lt;/hbox&gt;</text:p>
      <text:p text:style-name="Code_20_Indent">&lt;/window&gt;</text:p>
      <text:p text:style-name="P18">Notice that the button's label is assigned correctly because it is done at the same phase – the Component Creation Phase.</text:p>
      <text:p text:style-name="P18">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8">inc</text:span><text:span text:style-name="T29">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Load on Dem<text:span text:style-name="T2">and</text:span></text:h>
      <text:p text:style-name="P20">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17">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8">="onOpen"</text:span>&gt;</text:p>
      <text:p text:style-name="Code_20_Indent"><text:tab/>&lt;comboitem label="First Option"/&gt;</text:p>
      <text:p text:style-name="Code_20_Indent">&lt;/combobox&gt;</text:p>
      <text:p text:style-name="P18">In other words, if a ZUML element is specified with the <text:span text:style-name="T6">fulfill</text:span> attribute, its child elements won't be processed until the event specified as the value of the <text:span text:style-name="T6">fulfill</text:span> attribute is received.</text:p>
      <text:p text:style-name="P18">If the event to trigger the creation of children is targeted to another component, you can specify the target component's identifier after colon as depicted below.</text:p>
      <text:p text:style-name="Code_20_Indent">&lt;button id="<text:span text:style-name="T8">btn</text:span>" label="show" onClick="content.visible = true"/&gt;</text:p>
      <text:p text:style-name="Code_20_Indent">&lt;div id="content" fulfill="<text:span text:style-name="T8">btn.</text:span>onClick"&gt;</text:p>
      <text:p text:style-name="Code_20_Indent"><text:tab/>Any con<text:span text:style-name="T2">tent created automaticall when btn is clicked</text:span></text:p>
      <text:p text:style-name="Code_20_Indent">&lt;/div&gt;</text:p>
      <text:p text:style-name="Text_20_body_20_indent">If the<text:span text:style-name="T2"> components belong to different ID space, you can specify a path after the event name as follows.</text:span></text:p>
      <text:p text:style-name="Code_20_Indent">&lt;button id="<text:span text:style-name="T8">btn</text:span>" label="show" onClick="content.visible = true"/&gt;</text:p>
      <text:p text:style-name="Code_20_Indent">&lt;window id="content" fulfill="<text:span text:style-name="T8">../btn.</text:span>onClick"&gt;</text:p>
      <text:p text:style-name="Code_20_Indent"><text:tab/>Any con<text:span text:style-name="T2">tent created automaticall when btn is clicked</text:span></text:p>
      <text:p text:style-name="Code_20_Indent">&lt;/window&gt;</text:p>
      <text:h text:style-name="Heading_20_3" text:outline-level="3">Load-on-Demand with an Eve<text:span text:style-name="T2">nt Listener</text:span></text:h>
      <text:p text:style-name="P18">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8">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tab/><text:tab/>}</text:p>
      <text:p text:style-name="Code_20_Indent"><text:tab/>}</text:p>
      <text:p text:style-name="Code_20_Indent">]]&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0">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0">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45">self</text:p>
          </table:table-cell>
          <table:table-cell table:style-name="Table8.B2" office:value-type="string">
            <text:p text:style-name="P45">org.zkoss.zk.ui.Component</text:p>
            <text:p text:style-name="Table_20_Contents">The component itself.</text:p>
          </table:table-cell>
        </table:table-row>
        <table:table-row table:style-name="Table8.1">
          <table:table-cell table:style-name="Table8.A2" office:value-type="string">
            <text:p text:style-name="P45">spaceOwner</text:p>
          </table:table-cell>
          <table:table-cell table:style-name="Table8.B2" office:value-type="string">
            <text:p text:style-name="P45">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45">page</text:p>
          </table:table-cell>
          <table:table-cell table:style-name="Table8.B2" office:value-type="string">
            <text:p text:style-name="P45">org.zkoss.zk.ui.Page</text:p>
            <text:p text:style-name="Table_20_Contents">The page. It is the same as <text:span text:style-name="T6">self.page</text:span>.</text:p>
          </table:table-cell>
        </table:table-row>
        <table:table-row table:style-name="Table8.1">
          <table:table-cell table:style-name="Table8.A2" office:value-type="string">
            <text:p text:style-name="P45">des<text:span text:style-name="T2">ktop</text:span></text:p>
          </table:table-cell>
          <table:table-cell table:style-name="Table8.B2" office:value-type="string">
            <text:p text:style-name="P45">org.zkoss<text:span text:style-name="T2">.zk.ui.Desktop</text:span></text:p>
            <text:p text:style-name="P46">The desktop. It is the same as <text:span text:style-name="T6">self.desktop</text:span>.</text:p>
          </table:table-cell>
        </table:table-row>
        <table:table-row table:style-name="Table8.1">
          <table:table-cell table:style-name="Table8.A2" office:value-type="string">
            <text:p text:style-name="P45">session</text:p>
          </table:table-cell>
          <table:table-cell table:style-name="Table8.B2" office:value-type="string">
            <text:p text:style-name="P47">org.zkoss.zk.ui.Session</text:p>
            <text:p text:style-name="P48">The session.</text:p>
          </table:table-cell>
        </table:table-row>
        <table:table-row table:style-name="Table8.1">
          <table:table-cell table:style-name="Table8.A2" office:value-type="string">
            <text:p text:style-name="P45">app<text:span text:style-name="T2">lication</text:span></text:p>
          </table:table-cell>
          <table:table-cell table:style-name="Table8.B2" office:value-type="string">
            <text:p text:style-name="P47">org<text:span text:style-name="T2">.zkoss.zk.ui.WebApp</text:span></text:p>
            <text:p text:style-name="P46">The Web application.</text:p>
          </table:table-cell>
        </table:table-row>
        <table:table-row table:style-name="Table8.1">
          <table:table-cell table:style-name="Table8.A2" office:value-type="string">
            <text:p text:style-name="P45">componentScope</text:p>
          </table:table-cell>
          <table:table-cell table:style-name="Table8.B2" office:value-type="string">
            <text:p text:style-name="P45">java.util.Map</text:p>
            <text:p text:style-name="P49">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45">spaceScope</text:p>
          </table:table-cell>
          <table:table-cell table:style-name="Table8.B2" office:value-type="string">
            <text:p text:style-name="P45">java.util.Map</text:p>
            <text:p text:style-name="P49">A map of attributes defined in the ID space containing this component.</text:p>
          </table:table-cell>
        </table:table-row>
        <table:table-row table:style-name="Table8.1">
          <table:table-cell table:style-name="Table8.A2" office:value-type="string">
            <text:p text:style-name="P45">pageScope</text:p>
          </table:table-cell>
          <table:table-cell table:style-name="Table8.B2" office:value-type="string">
            <text:p text:style-name="P45">java.util.Map</text:p>
            <text:p text:style-name="P49">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45">desktopScope</text:p>
          </table:table-cell>
          <table:table-cell table:style-name="Table8.B2" office:value-type="string">
            <text:p text:style-name="P45">java.util.Map</text:p>
            <text:p text:style-name="P49">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45">sessionScope</text:p>
          </table:table-cell>
          <table:table-cell table:style-name="Table8.B2" office:value-type="string">
            <text:p text:style-name="P45">java.util.Map</text:p>
            <text:p text:style-name="P49">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45">app<text:span text:style-name="T2">licationScope</text:span></text:p>
          </table:table-cell>
          <table:table-cell table:style-name="Table8.B2" office:value-type="string">
            <text:p text:style-name="P45">java.util.Map</text:p>
            <text:p text:style-name="P49">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45">req<text:span text:style-name="T2">uestScope</text:span></text:p>
          </table:table-cell>
          <table:table-cell table:style-name="Table8.B2" office:value-type="string">
            <text:p text:style-name="P45">java.util.Map</text:p>
            <text:p text:style-name="P49">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45">arg</text:p>
          </table:table-cell>
          <table:table-cell table:style-name="Table8.B2" office:value-type="string">
            <text:p text:style-name="P45">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45">each</text:p>
          </table:table-cell>
          <table:table-cell table:style-name="Table8.B2" office:value-type="string">
            <text:p text:style-name="P45">java.lang.Object</text:p>
            <text:p text:style-name="P50"><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45">for<text:span text:style-name="T2">EachStatus</text:span></text:p>
          </table:table-cell>
          <table:table-cell table:style-name="Table8.B2" office:value-type="string">
            <text:p text:style-name="P45">org.zkoss<text:span text:style-name="T2">.zk.ui.util.ForEachStatus</text:span></text:p>
            <text:p text:style-name="P51">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45">eve<text:span text:style-name="T2">nt</text:span></text:p>
          </table:table-cell>
          <table:table-cell table:style-name="Table8.B2" office:value-type="string">
            <text:p text:style-name="P45">org.zkoss<text:span text:style-name="T2">.zk.ui.event.Event</text:span><text:span text:style-name="T21"> or derived</text:span></text:p>
            <text:p text:style-name="P51">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10">
        <text:list-item>
          <text:p text:style-name="P52">If you are in a component, use <text:span text:style-name="T6">getDesktop().getExecution()</text:span>.</text:p>
        </text:list-item>
        <text:list-item>
          <text:p text:style-name="P52">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 Here we list the<text:span text:style-name="T2"> most common directives. For the complete list of all directives, please refer to the </text:span><text:span text:style-name="T4">Developer's Reference</text:span><text:span text:style-name="T2">.</text:span></text:p>
      <text:h text:style-name="Heading_20_3" text:outline-level="3">The <text:span text:style-name="T6">page</text:span> Directive</text:h>
      <text:p text:style-name="P53">&lt;?page [id="..."] [title="..."] [style="..."]<text:line-break/> <text:s/>[language="xul/html"] [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ext:p text:style-name="Text_20_body_20_indent">For more available options and descriptions<text:span text:style-name="T2">, refer to </text:span><text:span text:style-name="T4">the Developer's Reference</text:span><text:span text:style-name="T2">.</text:span></text:p>
      <text:h text:style-name="Heading_20_3" text:outline-level="3">The component Directive</text:h>
      <text:p text:style-name="P53">&lt;?component name="<text:span text:style-name="T14">myName</text:span>" macroURI="<text:span text:style-name="T14">/mypath/my.zul</text:span>"<text:line-break/> <text:s/><text:span text:style-name="T16">[</text:span><text:span text:style-name="T14">prop1</text:span><text:span text:style-name="T16">="</text:span><text:span text:style-name="T14">value1</text:span><text:span text:style-name="T16">"</text:span><text:span text:style-name="T30">] [</text:span><text:span text:style-name="T17">prop2</text:span><text:span text:style-name="T30">="</text:span><text:span text:style-name="T17">value2</text:span><text:span text:style-name="T30">"]...</text:span>?&gt;</text:p>
      <text:p text:style-name="P53">&lt;?component name="<text:span text:style-name="T14">myName</text:span>" [class="<text:span text:style-name="T14">myPackage.myClass</text:span>"]<text:line-break/> <text:s/>[extends="<text:span text:style-name="T14">existentName</text:span>"] [moldName="<text:span text:style-name="T14">myMoldName</text:span><text:span text:style-name="T16">"] [moldURI="/</text:span><text:span text:style-name="T14">myMoldURI</text:span><text:span text:style-name="T16">"]<text:line-break/> <text:s/>[</text:span><text:span text:style-name="T14">prop1</text:span><text:span text:style-name="T16">="</text:span><text:span text:style-name="T14">value1</text:span><text:span text:style-name="T16">"</text:span><text:span text:style-name="T30">] [</text:span><text:span text:style-name="T17">prop2</text:span><text:span text:style-name="T30">="</text:span><text:span text:style-name="T17">value2</text:span><text:span text:style-name="T30">"]...</text:span><text:span text:style-name="T16">?&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4" text:note-class="footnote"><text:note-citation>34</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18">There are two formats:<text:span text:style-name="T9"> by-macro and by-class.</text:span></text:p>
      <text:h text:style-name="Heading_20_4" text:outline-level="4">The by-macro Format</text:h>
      <text:p text:style-name="P54">&lt;?component name="<text:span text:style-name="T14">myName</text:span>" macroURI="<text:span text:style-name="T14">/mypath/my.zul</text:span>" [inline="true|<text:span text:style-name="T3">false</text:span>"]<text:line-break/> <text:s text:c="2"/>[class="<text:span text:style-name="T14">myPackage.myClass</text:span>"] <text:span text:style-name="T16">[</text:span><text:span text:style-name="T14">prop1</text:span><text:span text:style-name="T16">="</text:span><text:span text:style-name="T14">value1</text:span><text:span text:style-name="T16">"</text:span><text:span text:style-name="T30">] [</text:span><text:span text:style-name="T17">prop2</text:span><text:span text:style-name="T30">="</text:span><text:span text:style-name="T17">value2</text:span><text:span text:style-name="T30">"]...</text:span>?&gt;</text:p>
      <text:p text:style-name="Text_20_body_20_indent_20_2">Defines a new com<text:span text:style-name="T2">ponent based on a ZUML page. It is called </text:span><text:span text:style-name="T17">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54">&lt;?component name="<text:span text:style-name="T14">myName</text:span>" [class="<text:span text:style-name="T14">myPackage.myClass</text:span>"]<text:line-break/> <text:s/>[extends="<text:span text:style-name="T16">existentName</text:span>"] [moldName="<text:span text:style-name="T14">myMoldName</text:span><text:span text:style-name="T16">"] [moldURI="/</text:span><text:span text:style-name="T14">myMoldURI</text:span><text:span text:style-name="T16">"]<text:line-break/> <text:s/>[</text:span><text:span text:style-name="T14">prop1</text:span><text:span text:style-name="T16">="</text:span><text:span text:style-name="T14">value1</text:span><text:span text:style-name="T16">"</text:span><text:span text:style-name="T30">] [</text:span><text:span text:style-name="T17">prop2</text:span><text:span text:style-name="T30">="</text:span><text:span text:style-name="T17">value2</text:span><text:span text:style-name="T30">"]...</text:span><text:span text:style-name="T16">?&gt;</text:span></text:p>
      <text:p text:style-name="Text_20_body_20_indent_20_2">Defines a new component, if the <text:span text:style-name="T6">extends</text:span> attribute is not specified, based on a class. It is called a <text:span text:style-name="T14">primitive component</text:span>. The class must<text:span text:style-name="T2"> implement the </text:span><text:span text:style-name="T7">org.zkoss.zk.ui.Component</text:span><text:span text:style-name="T2"> interface.</text:span></text:p>
      <text:p text:style-name="P23">To define a new component, you have to specify at least the <text:span text:style-name="T6">class</text:span> attribute, which is used by ZK to instantiate a new instance of the component.</text:p>
      <text:p text:style-name="P23">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3">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Similarly, you could use the following definition to use OK as the default label and a blue border for all buttons specified in this page.</text:p>
      <text:p text:style-name="Code_20_Indent_20_2">&lt;?component name="okbutton" extends="button" label="OK"</text:p>
      <text:p text:style-name="Code_20_Indent_20_2"><text:s text:c="2"/>style="border:1px solid blue"?&gt;</text:p>
      <text:p text:style-name="P23">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Code_20_Indent_20_2">&lt;button/&gt; &lt;!-- with blue border --&gt;</text:p>
      <text:p text:style-name="Text_20_body_20_indent_20_2">For more inf<text:span text:style-name="T2">ormation, refer to </text:span><text:span text:style-name="T4">the Developer's Reference</text:span><text:span text:style-name="T2">.</text:span></text:p>
      <text:h text:style-name="Heading_20_3" text:outline-level="3"><text:bookmark text:name="directive_init"/>The <text:span text:style-name="T6">init</text:span> Directive</text:h>
      <text:p text:style-name="P53">&lt;?init class="..." [arg0="..."] [arg1="..."] [arg2="..."] [arg3="..."]?&gt;</text:p>
      <text:p text:style-name="P53">&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18">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18">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ext:p text:style-name="Text_20_body_20_indent">For more information, refer to <text:span text:style-name="T3">the Developer's Reference</text:span>.</text:p>
      <text:h text:style-name="Heading_20_3" text:outline-level="3"><text:bookmark text:name="directive_init1"/>The <text:span text:style-name="T6">variable-resolver</text:span> Directive</text:h>
      <text:p text:style-name="P53">&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zk.scripting.VariableResolver</text:span><text:span text:style-name="T2"> interface.</text:span></text:p>
      <text:p text:style-name="P18">You can specify multiple variable resolvers with multiple <text:span text:style-name="T6">variable-resolver</text:span> directives. The later declared one has higher priority.</text:p>
      <text:p text:style-name="P18">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31">Small Talk: </text:span></text:a><text:a xlink:type="simple" xlink:href="http://zk1.sourceforge.net/smalltalks/springdao1/sdao1.html"><text:span text:style-name="T32">ZK with Spring DAO and JDBC, Part II</text:span></text:a><text:span text:style-name="T2"> for more details.</text:span></text:p>
      <text:p text:style-name="P18">For more information about the attributes, refer to <text:span text:style-name="T3">the Developer's Reference</text:span>.</text:p>
      <text:h text:style-name="Heading_20_3" text:outline-level="3">The <text:span text:style-name="T6">import</text:span> Directive</text:h>
      <text:p text:style-name="P53">&lt;?import uri="..."?&gt;</text:p>
      <text:p text:style-name="Text_20_body_20_indent">It imp<text:span text:style-name="T2">orts the component definitions and initiators defined in another ZUML page. In other words, it imports the </text:span><text:span text:style-name="T7">component</text:span><text:span text:style-name="T2"> and </text:span><text:span text:style-name="T7">init</text:span><text:span text:style-name="T2"> directives from the specified page. Notice that directives other than </text:span><text:span text:style-name="T7">component</text:span><text:span text:style-name="T2"> and </text:span><text:span text:style-name="T7">init</text:span><text:span text:style-name="T2"> are ignored to avoid any confusion.</text:span></text:p>
      <text:p text:style-name="P18">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18">where the <text:span text:style-name="T6">Special</text:span> class is assumed to be defined in <text:span text:style-name="T6">/WEB-INF/macros/special.zs</text:span>.</text:p>
      <text:p text:style-name="P18">Then, other ZUML pages can share the same set of component definitions as follows.</text:p>
      <text:p text:style-name="Code_20_Indent">&lt;?import uri="special.zul"?&gt;</text:p>
      <text:p text:style-name="Code_20_Indent">...</text:p>
      <text:p text:style-name="Code_20_Indent">&lt;special/&gt;&lt;!-- you can use the component defined in special.zul --&gt;</text:p>
      <text:p text:style-name="P18">Unlike other directives, the <text:span text:style-name="T6">import</text:span> directives must be at the topmost level, i.e., at the the same level as the root element.</text:p>
      <text:p text:style-name="Text_20_body_20_indent"><text:span text:style-name="T2">For more information, refer to </text:span><text:span text:style-name="T4">the Developer's Reference</text:span><text:span text:style-name="T2">.</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53">app<text:span text:style-name="T2">ly="a-class-name"<text:line-break/>apply="class1, class2,..."<text:line-break/></text:span>app<text:span text:style-name="T2">ly="${EL_returns_a_class_or_a_collection_of_classes}"<text:line-break/>apply="${EL_returns_an_instance_or_a_collection_of_Composer_instances}"</text:span></text:p>
      <text:p text:style-name="P18">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18">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no par<text:span text:style-name="T2">ent component,</text:span> in the EL expressions specified in this attribute.</text:p>
      <text:p text:style-name="P18"><text:s/>If you want more control such as handling the exception, you can also implement the <text:span text:style-name="T6">org.zkoss.zk.util.ComposerExt</text:span> interface. </text:p>
      <text:h text:style-name="Heading_20_3" text:outline-level="3">The <text:span text:style-name="T6">use</text:span> Attribute</text:h>
      <text:p text:style-name="P53"><text:span text:style-name="T2">use="</text:span><text:span text:style-name="T17">a-class-name</text:span><text:span text:style-name="T2">"</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P53"><text:span text:style-name="T2">if="${</text:span><text:span text:style-name="T17">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53"><text:span text:style-name="T2">unless="${</text:span><text:span text:style-name="T17">an-EL-expr</text:span><text:span text:style-name="T2">}"</text:span></text:p>
      <text:p text:style-name="Text_20_body_20_indent">It specified the condition <text:span text:style-name="T14">not</text:span><text:span text:style-name="T16">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55">forEach="${<text:span text:style-name="T14">an-EL-expr</text:span>}"</text:p>
      <text:p text:style-name="P18">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P55">forEachBegin="${<text:span text:style-name="T14">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53">for<text:span text:style-name="T2">EachEnd="${</text:span><text:span text:style-name="T17">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18">If <text:span text:style-name="T6">forEachEnd</text:span> is greater than or equals to the number of elements, the iteration ends at the last element.</text:p>
      <text:h text:style-name="Heading_20_3" text:outline-level="3">The <text:span text:style-name="T6">fulfill</text:span> Attribute</text:h>
      <text:p text:style-name="P53">fulfill="<text:span text:style-name="T14">event-name</text:span>"<text:line-break/>fulfill="<text:span text:style-name="T14">target-id</text:span><text:span text:style-name="T16">.</text:span><text:span text:style-name="T14">event-name</text:span>"<text:line-break/>fulfill="<text:span text:style-name="T14">id1/id2/id3</text:span><text:span text:style-name="T16">.</text:span><text:span text:style-name="T14">event-name</text:span>"<text:line-break/>fulfill="${<text:span text:style-name="T14">el-expr</text:span>}.<text:span text:style-name="T14">event-name</text:span>"</text:p>
      <text:p text:style-name="Text_20_body_20_indent">It is used to specify when to create the child components. By def<text:span text:style-name="T2">ault (i.e., </text:span><text:span text:style-name="T7">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18">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3" text:outline-level="3">The <text:span text:style-name="T6">forward</text:span> Attribute</text:h>
      <text:p text:style-name="P55">forward="orginalEvent=targetId1/targetId2,targetEvent"</text:p>
      <text:p text:style-name="P55">forward="originalEvent=${el-expr},targetEvent"</text:p>
      <text:p text:style-name="P55">forward="targetEvent"</text:p>
      <text:p text:style-name="P18">It is used to forward an event, that is targeting a specific component, to another component in another event name. It is called the forward condition.</text:p>
      <text:p text:style-name="P18">For example, you can forward the <text:span text:style-name="T6">onClick</text:span> event targeting a button to the window as follows:</text:p>
      <text:p text:style-name="Code_20_Indent">&lt;window id="w" use="MyWindow"&gt;</text:p>
      <text:p text:style-name="Code_20_Indent"><text:tab/>...</text:p>
      <text:p text:style-name="Code_20_Indent"><text:tab/>&lt;button lable="Submit" <text:span text:style-name="T8">for</text:span><text:span text:style-name="T10">ward="onClick=w.onOK"</text:span><text:span text:style-name="T2">/&gt;</text:span></text:p>
      <text:p text:style-name="Code_20_Indent">&lt;/window&gt;</text:p>
      <text:p text:style-name="Text_20_body_20_indent">The<text:span text:style-name="T2">n, you can handle the submission in the </text:span><text:span text:style-name="T7">MyWindow</text:span><text:span text:style-name="T2"> class as follows:</text:span></text:p>
      <text:p text:style-name="Code_20_Indent">public class MyWindow ext<text:span text:style-name="T2">ends Window {</text:span></text:p>
      <text:p text:style-name="Code_20_Indent"><text:tab/>public void onOK() {</text:p>
      <text:p text:style-name="Code_20_Indent"><text:tab/><text:tab/>//handle the submission</text:p>
      <text:p text:style-name="Code_20_Indent"><text:tab/>}</text:p>
      <text:p text:style-name="Code_20_Indent">}</text:p>
      <text:p text:style-name="P18">The original event is optional. If it is omitted, <text:span text:style-name="T6">onClick</text:span> is assumed. Similarly, the target ID is also optional. If omitted, the space owner is assumed. Thus, the above codes can be simplified to the following:</text:p>
      <text:p text:style-name="Code_20_Indent">&lt;window id="w" use="MyWindow"&gt;</text:p>
      <text:p text:style-name="Code_20_Indent"><text:tab/>...</text:p>
      <text:p text:style-name="Code_20_Indent"><text:tab/>&lt;button lable="Submit" <text:span text:style-name="T8">for</text:span><text:span text:style-name="T10">ward="onOK"</text:span><text:span text:style-name="T2">/&gt;</text:span></text:p>
      <text:p text:style-name="Code_20_Indent">&lt;/window&gt;</text:p>
      <text:p text:style-name="P18">If you want to forward several events, you can specify these conditions in the forward attribute by separating them with the comma (,):</text:p>
      <text:p text:style-name="Code_20_Indent">&lt;textbox for<text:span text:style-name="T2">ward="onChanging=onUpdating, onChange=some.onUpdate"/&gt;</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53">&lt;zk&gt;...&lt;/zk&gt;</text:p>
      <text:p text:style-name="P18">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p>
      <text:p text:style-name="Code_20_Indent"><text:tab/><text:tab/>&lt;textbox/&gt;</text:p>
      <text:p text:style-name="Code_20_Indent"><text:tab/>&lt;/zk&gt;</text:p>
      <text:p text:style-name="Code_20_Indent">&lt;/window&gt;</text:p>
      <text:p text:style-name="Text_20_body_20_indent">is equivalent to</text:p>
      <text:p text:style-name="Code_20_Indent">&lt;window&gt;</text:p>
      <text:p text:style-name="Code_20_Indent"><text:tab/>&lt;textbox/&gt;</text:p>
      <text:p text:style-name="Code_20_Indent"><text:tab/>&lt;textbox/&gt;</text:p>
      <text:p text:style-name="Code_20_Indent">&lt;/window&gt;</text:p>
      <text:p text:style-name="Text_20_body_20_indent">Then, what is it used for?</text:p>
      <text:h text:style-name="P56"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6" text:outline-level="4">Iteration Over Versatile Components</text:h>
      <text:p text:style-name="P23">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45">if</text:p>
          </table:table-cell>
          <table:table-cell table:style-name="Table29.B2" office:value-type="string">
            <text:p text:style-name="Table_20_Contents">[Optional][Default: <text:span text:style-name="T33">true</text:span>]</text:p>
            <text:p text:style-name="Table_20_Contents">Specifies the condition to evaluate this element.</text:p>
          </table:table-cell>
        </table:table-row>
        <table:table-row table:style-name="Table29.1">
          <table:table-cell table:style-name="Table29.A2" office:value-type="string">
            <text:p text:style-name="P45">unless</text:p>
          </table:table-cell>
          <table:table-cell table:style-name="Table29.B2" office:value-type="string">
            <text:p text:style-name="Table_20_Contents">[Optional][Default: <text:span text:style-name="T33">false</text:span>]</text:p>
            <text:p text:style-name="Table_20_Contents">Specifies the condition <text:span text:style-name="T14">not</text:span> to evaluate this element.</text:p>
          </table:table-cell>
        </table:table-row>
        <table:table-row table:style-name="Table29.1">
          <table:table-cell table:style-name="Table29.A2" office:value-type="string">
            <text:p text:style-name="P45">for<text:span text:style-name="T2">Each</text:span></text:p>
          </table:table-cell>
          <table:table-cell table:style-name="Table29.B2" office:value-type="string">
            <text:p text:style-name="Table_20_Contents">[Opt<text:span text:style-name="T2">ional][Default: </text:span><text:span text:style-name="T17">ignored</text:span><text:span text:style-name="T30">]</text:span></text:p>
            <text:p text:style-name="P57">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53">&lt;zscript [language="Java"]&gt;<text:span text:style-name="T14">Scripting codes</text:span><text:span text:style-name="T16">&lt;/zscript&gt;<text:line-break/>&lt;zscript src="</text:span><text:span text:style-name="T14">uri</text:span><text:span text:style-name="T16">" [language="Java"]/&gt;</text:span></text:p>
      <text:p text:style-name="P58">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58">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45">src</text:p>
          </table:table-cell>
          <table:table-cell table:style-name="Table6.B2" office:value-type="string">
            <text:p text:style-name="Table_20_Contents">[Optional][Default: <text:span text:style-name="T14">none</text:span>]</text:p>
            <text:p text:style-name="Table_20_Contents">Specifies the URI of the file containing the scripting codes. If specified, the scr<text:span text:style-name="T2">ipting</text:span> codes will be loaded as if they are embedded directly.</text:p>
            <text:p text:style-name="P39">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45">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39">It specifies the scripting language in which the scripting codes are written.</text:p>
          </table:table-cell>
        </table:table-row>
        <table:table-row table:style-name="Table6.1">
          <table:table-cell table:style-name="Table6.A2" office:value-type="string">
            <text:p text:style-name="P45">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39">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45">if</text:p>
          </table:table-cell>
          <table:table-cell table:style-name="Table6.B2" office:value-type="string">
            <text:p text:style-name="Table_20_Contents">[Optional][Default: <text:span text:style-name="T33">true</text:span>]</text:p>
            <text:p text:style-name="Table_20_Contents">Specifies the condition to evaluate this element.</text:p>
          </table:table-cell>
        </table:table-row>
        <table:table-row table:style-name="Table6.1">
          <table:table-cell table:style-name="Table6.A2" office:value-type="string">
            <text:p text:style-name="P45">unless</text:p>
          </table:table-cell>
          <table:table-cell table:style-name="Table6.B2" office:value-type="string">
            <text:p text:style-name="Table_20_Contents">[Optional][Default: <text:span text:style-name="T33">false</text:span>]</text:p>
            <text:p text:style-name="Table_20_Contents">Specifies the condition <text:span text:style-name="T14">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23">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8">deferred="true"</text:span>&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21"><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23">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3">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1">
        <text:list-item>
          <text:p text:style-name="P59">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59">Declares the scripting language in either <text:span text:style-name="T6">WEB-INF/zk.xml</text:span>, or <text:s/><text:span text:style-name="T6">zk/config.xml</text:span>.</text:p>
        </text:list-item>
      </text:list>
      <text:p text:style-name="Code_20_Indent_20_2">&lt;zscript-config&gt;</text:p>
      <text:p text:style-name="Code_20_Indent_20_2"><text:tab/>&lt;zscript-language&gt;</text:p>
      <text:p text:style-name="Code_20_Indent_20_2"><text:tab/><text:tab/>&lt;language-name&gt;SuperJava&lt;/language-name&gt;&lt;!-- case ins<text:span text:style-name="T2">ensitive --!&gt;</text:span></text:p>
      <text:p text:style-name="P60"><text:tab/><text:tab/>&lt;interpreter-class&gt;my.MySuperJavaInterpreter&lt;/interpreter-class&gt;</text:p>
      <text:p text:style-name="Code_20_Indent_20_2"><text:span text:style-name="T2"><text:tab/></text:span>&lt;/zscript-language&gt;</text:p>
      <text:p text:style-name="Code_20_Indent_20_2">&lt;/zscript-config&gt;</text:p>
      <text:p text:style-name="P23">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45">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45">trim</text:p>
          </table:table-cell>
          <table:table-cell table:style-name="Table7.B2" office:value-type="string">
            <text:p text:style-name="Table_20_Contents">[Opt<text:span text:style-name="T2">ional][Default: false]</text:span></text:p>
            <text:p text:style-name="P39">Specifies whether to omit the leading and trailing whitespaces of the attribute value.</text:p>
          </table:table-cell>
        </table:table-row>
        <table:table-row table:style-name="Table7.1">
          <table:table-cell table:style-name="Table7.A2" office:value-type="string">
            <text:p text:style-name="P45">if</text:p>
          </table:table-cell>
          <table:table-cell table:style-name="Table7.B2" office:value-type="string">
            <text:p text:style-name="Table_20_Contents">[Optional][Default: <text:span text:style-name="T14">none</text:span>]</text:p>
            <text:p text:style-name="Table_20_Contents">Specifies the condition to evaluate this element.</text:p>
          </table:table-cell>
        </table:table-row>
        <table:table-row table:style-name="Table7.1">
          <table:table-cell table:style-name="Table7.A2" office:value-type="string">
            <text:p text:style-name="P45">unless</text:p>
          </table:table-cell>
          <table:table-cell table:style-name="Table7.B2" office:value-type="string">
            <text:p text:style-name="Table_20_Contents">[Optional][Default: <text:span text:style-name="T14">none</text:span>]</text:p>
            <text:p text:style-name="Table_20_Contents">Specifies the condition <text:span text:style-name="T14">not</text:span> to evaluate this element.</text:p>
          </table:table-cell>
        </table:table-row>
      </table:table>
      <text:h text:style-name="Heading_20_3" text:outline-level="3">The<text:span text:style-name="T2"> </text:span><text:span text:style-name="T7">variables</text:span><text:span text:style-name="T2"> element</text:span></text:h>
      <text:p text:style-name="P18">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18">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Variable("rich", "simple", false);</text:p>
      <text:p text:style-name="Code_20_Indent"><text:tab/><text:tab/>self.setVariable("simple", "intuitive", false);</text:p>
      <text:p text:style-name="Code_20_Indent"><text:tab/>&lt;/zscript&gt;</text:p>
      <text:p text:style-name="Code_20_Indent">&lt;/window&gt;</text:p>
      <text:p text:style-name="Text_20_body_20_indent">Of course, you can spe<text:span text:style-name="T2">cify EL expressions for the values.</text:span></text:p>
      <text:p text:style-name="Code_20_Indent">&lt;window&gt;</text:p>
      <text:p text:style-name="Code_20_Indent"><text:tab/>&lt;window id="w" title="Test"&gt;</text:p>
      <text:p text:style-name="Code_20_Indent"><draw:frame draw:style-name="fr7" draw:name="graphics78" text:anchor-type="paragraph" svg:x="14.841cm" svg:y="0.31cm" svg:width="1.799cm" svg:height="1.291cm" draw:z-index="75"><draw:image xlink:href="../images/10000000000000550000003D3AB123E7.png" xlink:type="simple" xlink:show="embed" xlink:actuate="onLoad"/></draw:frame><text:tab/><text:tab/>&lt;variables title="${w.title}"/&gt;</text:p>
      <text:p text:style-name="Code_20_Indent"><text:tab/><text:tab/>1: ${title}</text:p>
      <text:p text:style-name="Code_20_Indent"><text:tab/>&lt;/window&gt;</text:p>
      <text:p text:style-name="Code_20_Indent"><text:tab/>2: ${title}</text:p>
      <text:p text:style-name="Code_20_Indent">&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Code_20_Indent">&lt;variables simple="rich" local="true"/&gt;</text:p>
      <text:h text:style-name="Heading_20_4" text:outline-level="4">The<text:span text:style-name="T2"> </text:span><text:span text:style-name="T7">null</text:span><text:span text:style-name="T2"> Value</text:span></text:h>
      <text:p text:style-name="P23">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Code_20_Indent_20_2">&lt;variables var="${null}"/&gt;</text:p>
      <text:h text:style-name="Heading_20_3" text:outline-level="3">The<text:span text:style-name="T2"> </text:span><text:span text:style-name="T7">custom-attributes</text:span><text:span text:style-name="T2"> element</text:span></text:h>
      <text:p text:style-name="P18">It defines a set of custom attributes. Custom attributes are objects associated with a particular scope. Acceptable scopes include component, space, page, desktop, session and application.</text:p>
      <text:p text:style-name="P18">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Attribute("main.rich", "simple");</text:p>
      <text:p text:style-name="Code_20_Indent"><text:tab/><text:tab/>self.setAttribute("very-simple", "intuitive");</text:p>
      <text:p text:style-name="Code_20_Indent"><text:tab/>&lt;/zscript&gt;</text:p>
      <text:p text:style-name="Code_20_Indent">&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Code_20_Indent">&lt;/window&gt;</text:p>
      <text:p text:style-name="Text_20_body_20_indent">It is equivalent to</text:p>
      <text:p text:style-name="Code_20_Indent">&lt;window id="main"&gt;</text:p>
      <text:p text:style-name="Code_20_Indent"><text:tab/>&lt;zscript&gt;</text:p>
      <text:p text:style-name="Code_20_Indent"><text:tab/><text:tab/>desktop.setAttribute("shared", main.title);</text:p>
      <text:p text:style-name="Code_20_Indent"><text:tab/>&lt;/zscript&gt;</text:p>
      <text:p text:style-name="Code_20_Indent">&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Code_20_Indent"><text:tab/>${componentScope.simple}</text:p>
      <text:p text:style-name="Code_20_Indent">&lt;/window&gt;</text:p>
      <text:p text:style-name="P18">is equivalent to</text:p>
      <text:p text:style-name="Code_20_Indent">&lt;window&gt;</text:p>
      <text:p text:style-name="Code_20_Indent"><text:tab/>&lt;custom-attributes <text:span text:style-name="T2">simple="intuitive"/&gt;</text:span></text:p>
      <text:p text:style-name="Code_20_Indent"><text:tab/>&lt;label value="${componentScope.simple}"/&gt;&lt;!-- self is label not window --&gt;</text:p>
      <text:p text:style-name="Code_20_Indent">&lt;/window&gt;</text:p>
      <text:p text:style-name="P21"><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45">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45">if</text:p>
          </table:table-cell>
          <table:table-cell table:style-name="Table26.B2" office:value-type="string">
            <text:p text:style-name="Table_20_Contents">[Optional][Default: <text:span text:style-name="T14">none</text:span>]</text:p>
            <text:p text:style-name="Table_20_Contents">Specifies the condition to evaluate this element.</text:p>
          </table:table-cell>
        </table:table-row>
        <table:table-row table:style-name="Table26.1">
          <table:table-cell table:style-name="Table26.A2" office:value-type="string">
            <text:p text:style-name="P45">unless</text:p>
          </table:table-cell>
          <table:table-cell table:style-name="Table26.B2" office:value-type="string">
            <text:p text:style-name="Table_20_Contents">[Optional][Default: <text:span text:style-name="T14">none</text:span>]</text:p>
            <text:p text:style-name="Table_20_Contents">Specifies the condition <text:span text:style-name="T14">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21"> XUL is </text:span><text:a xlink:type="simple" xlink:href="http://www.potix.com/2005/zul/"><text:span text:style-name="T23">http://www.zkoss.org/2005/zul</text:span></text:a><text:span text:style-name="T21">, and that of XHTML is </text:span><text:a xlink:type="simple" xlink:href="http://www.w3.org/1999/xhtml"><text:span text:style-name="T22">http://www.w3.org/1999/xhtml</text:span></text:a><text:span text:style-name="T21">.</text:span></text:p>
      <text:p text:style-name="Text_20_body"><text:span text:style-name="T21">On the other hand, most pages uses only one component set. To make such pages easier to write, ZK determines the default namespace based on the extension. For <text:s/>example, the </text:span><text:span text:style-name="T7">xul</text:span><text:span text:style-name="T21"> and </text:span><text:span text:style-name="T7">zul</text:span><text:span text:style-name="T21">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4">rd</text:span><text:span text:style-name="T2"> party, so here we list only the namespaces that are shipped with the ZK distribution.</text:span></text:p>
      <table:table table:name="Table41" table:style-name="Table41">
        <table:table-column table:style-name="Table41.A"/>
        <table:table-header-rows>
          <table:table-row>
            <table:table-cell table:style-name="Table41.A1" office:value-type="string">
              <text:p text:style-name="Table_20_Heading">Namespaces</text:p>
            </table:table-cell>
          </table:table-row>
        </table:table-header-rows>
        <table:table-row>
          <table:table-cell table:style-name="Table41.A2" office:value-type="string">
            <text:p text:style-name="P61"><text:a xlink:type="simple" xlink:href="http://www.potix.com/2005/zul"><text:span text:style-name="T22">http://www.zkoss.org/2005/zul</text:span></text:a></text:p>
            <text:p text:style-name="P62">The namespace of the XUL component set.</text:p>
          </table:table-cell>
        </table:table-row>
        <table:table-row>
          <table:table-cell table:style-name="Table41.A2" office:value-type="string">
            <text:p text:style-name="P45">http://www.w3.org/1999/xhtml</text:p>
            <text:p text:style-name="P62">The namespace of the XHTML component set.</text:p>
          </table:table-cell>
        </table:table-row>
        <table:table-row>
          <table:table-cell table:style-name="Table41.A2" office:value-type="string">
            <text:p text:style-name="P61">http://www.zkoss.org/2005/zk</text:p>
            <text:p text:style-name="P62">The ZK namespace. It is the reserved namespace for specifying ZK specific elements and attributes.</text:p>
          </table:table-cell>
        </table:table-row>
        <table:table-row>
          <table:table-cell table:style-name="Table41.A2" office:value-type="string">
            <text:p text:style-name="P61">http://www.zkoss.org/2005/zk/native</text:p>
            <text:p text:style-name="P62">The<text:span text:style-name="T2"> Native </text:span><text:span text:style-name="T21">namespace</text:span><text:span text:style-name="T2">. It is the reserved namespace for specifying inline elements.</text:span></text:p>
            <text:p text:style-name="P63">Refer to the <text:span text:style-name="T3">Work with HTML Tags</text:span> section for details.</text:p>
          </table:table-cell>
        </table:table-row>
        <table:table-row>
          <table:table-cell table:style-name="Table41.A2" office:value-type="string">
            <text:p text:style-name="P61">native:<text:span text:style-name="T14">URI-of-another-namespace</text:span></text:p>
            <text:p text:style-name="P62">Alternative way to specify the<text:span text:style-name="T2"> Native </text:span><text:span text:style-name="T21">namespace</text:span><text:span text:style-name="T2">. In addition to identifying a tag belonging to the Native namespace, the namespace following </text:span><text:span text:style-name="T7">native:</text:span><text:span text:style-name="T2"> is generated to the output sent to the client.</text:span></text:p>
            <text:p text:style-name="P64">Refer to the <text:span text:style-name="T3">Work with HTML Tags</text:span> section for details.</text:p>
          </table:table-cell>
        </table:table-row>
        <table:table-row>
          <table:table-cell table:style-name="Table41.A2" office:value-type="string">
            <text:p text:style-name="P61">http://www.zkoss.org/2005/zk/annotation</text:p>
            <text:p text:style-name="P62">The<text:span text:style-name="T2"> A</text:span><text:span text:style-name="T21">nnotation </text:span><text:span text:style-name="T2">namespace. It is the reserved namespace for specifying the annotations.</text:span></text:p>
            <text:p text:style-name="P63">Refer to the <text:span text:style-name="T3">Annotations</text:span> section for detail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text:span text:style-name="T6">&lt;html xmlns:x=</text:span><text:span text:style-name="T7">"</text:span><text:a xlink:type="simple" xlink:href="http://www.potix.com/2005/zul"><text:span text:style-name="T22">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 type="text/java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18">A label component represents a piece of text.</text:p>
      <text:p text:style-name="Code_20_Indent"><draw:frame draw:style-name="fr7" draw:name="graphics70" text:anchor-type="paragraph" svg:x="14.884cm" svg:y="0.616cm" svg:width="2.328cm" svg:height="0.529cm" draw:z-index="69"><draw:image xlink:href="../imag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18">If you want to specify attribute to a label, you have to specify <text:span text:style-name="T6">&lt;label&gt;</text:span> explicitly as follows.</text:p>
      <text:p text:style-name="Code_20_Indent"><draw:frame draw:style-name="fr7" draw:name="graphics95" text:anchor-type="paragraph" svg:x="14.903cm" svg:y="0.674cm" svg:width="2.328cm" svg:height="0.529cm" draw:z-index="106"><draw:image xlink:href="../images/100000000000006E00000019F37FCFA0.png" xlink:type="simple" xlink:show="embed" xlink:actuate="onLoad"/></draw:frame>&lt;window border="normal"&gt;</text:p>
      <text:p text:style-name="Code_20_Indent"><text:tab/>&lt;label style="color: red" value="Hello Wor<text:span text:style-name="T2">ld"/&gt;</text:span></text:p>
      <text:p text:style-name="Code_20_Indent">&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3">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65">hyphen</text:p>
            </table:table-cell>
            <table:table-cell table:style-name="Table5.A1" office:value-type="string">
              <text:p text:style-name="P66">pre</text:p>
            </table:table-cell>
            <table:table-cell table:style-name="Table5.A1" office:value-type="string">
              <text:p text:style-name="P66">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67">false</text:p>
          </table:table-cell>
          <table:table-cell table:style-name="Table5.A2" office:value-type="string">
            <text:p text:style-name="P67">false</text:p>
          </table:table-cell>
          <table:table-cell table:style-name="Table5.A2" office:value-type="string">
            <text:p text:style-name="P67">pos<text:span text:style-name="T2">itive</text:span></text:p>
          </table:table-cell>
          <table:table-cell table:style-name="Table5.D2" office:value-type="string">
            <text:p text:style-name="P39">Truncated the characters that exceeds the specified <text:span text:style-name="T6">maxlength</text:span>.</text:p>
          </table:table-cell>
        </table:table-row>
        <table:table-row>
          <table:table-cell table:style-name="Table5.A2" office:value-type="string">
            <text:p text:style-name="P67">true</text:p>
          </table:table-cell>
          <table:table-cell table:style-name="Table5.A2" office:value-type="string">
            <text:p text:style-name="P67">any</text:p>
          </table:table-cell>
          <table:table-cell table:style-name="Table5.A2" office:value-type="string">
            <text:p text:style-name="P67">pos<text:span text:style-name="T2">itive</text:span></text:p>
          </table:table-cell>
          <table:table-cell table:style-name="Table5.D2" office:value-type="string">
            <text:p text:style-name="P39">If the length of a line exceeds <text:span text:style-name="T6">maxlength</text:span>, the line is hyphenated.</text:p>
          </table:table-cell>
        </table:table-row>
        <table:table-row>
          <table:table-cell table:style-name="Table5.A2" office:value-type="string">
            <text:p text:style-name="P67">false</text:p>
          </table:table-cell>
          <table:table-cell table:style-name="Table5.A2" office:value-type="string">
            <text:p text:style-name="P67">true</text:p>
          </table:table-cell>
          <table:table-cell table:style-name="Table5.A2" office:value-type="string">
            <text:p text:style-name="P68">any</text:p>
          </table:table-cell>
          <table:table-cell table:style-name="Table5.D2" office:value-type="string">
            <text:p text:style-name="P39"><text:span text:style-name="T6">maxlength</text:span> is ignored.</text:p>
          </table:table-cell>
        </table:table-row>
        <table:table-row>
          <table:table-cell table:style-name="Table5.A2" office:value-type="string">
            <text:p text:style-name="P67">any</text:p>
          </table:table-cell>
          <table:table-cell table:style-name="Table5.A2" office:value-type="string">
            <text:p text:style-name="P67">any</text:p>
          </table:table-cell>
          <table:table-cell table:style-name="Table5.A2" office:value-type="string">
            <text:p text:style-name="P68">0</text:p>
          </table:table-cell>
          <table:table-cell table:style-name="Table5.D2" office:value-type="string">
            <text:p text:style-name="P39"><text:span text:style-name="T6">pyphen</text:span> is ignored.</text:p>
          </table:table-cell>
        </table:table-row>
      </table:table>
      <text:p text:style-name="Code_20_Indent_20_2"><draw:frame draw:style-name="fr7" draw:name="graphics72" text:anchor-type="paragraph" svg:x="15.316cm" svg:y="2.626cm" svg:width="2.159cm" svg:height="3.747cm" draw:z-index="97"><draw:image xlink:href="../images/1000000000000066000000B1AC57C5F2.png" xlink:type="simple" xlink:show="embed" xlink:actuate="onLoad"/></draw:frame>&lt;window border="normal" width="100px"&gt;</text:p>
      <text:p text:style-name="Code_20_Indent_20_2">&lt;vbox id="result"&gt;</text:p>
      <text:p text:style-name="Code_20_Indent_20_2">&lt;/vbox&gt;</text:p>
      <text:p text:style-name="Code_20_Indent_20_2"><text:tab/>&lt;zscript&gt;&lt;![CDATA[</text:p>
      <text:p text:style-name="Code_20_Indent_20_2"><text:tab/>String[] s = {"this is 9", "this is ten more to show",</text:p>
      <text:p text:style-name="Code_20_Indent_20_2"><text:tab/>"this framework", "performance is everything"};</text:p>
      <text:p text:style-name="Code_20_Indent_20_2"><text:tab/>for (int j = 0; j &lt; s.length; ++j) {</text:p>
      <text:p text:style-name="Code_20_Indent_20_2"><text:tab/><text:tab/>Label l = new Label(s[j]);</text:p>
      <text:p text:style-name="Code_20_Indent_20_2"><text:tab/><text:tab/>l.maxlength = 9;</text:p>
      <text:p text:style-name="Code_20_Indent_20_2"><text:tab/><text:tab/>l.hyphen = true;</text:p>
      <text:p text:style-name="Code_20_Indent_20_2"><text:tab/><text:tab/>l.parent = result;</text:p>
      <text:p text:style-name="Code_20_Indent_20_2"><text:tab/>}</text:p>
      <text:p text:style-name="Code_20_Indent_20_2"><text:tab/>]]&gt;&lt;/zscript&gt;</text:p>
      <text:p text:style-name="Code_20_Indent_20_2">&lt;/window&gt;</text:p>
      <text:p text:style-name="P23">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4"><draw:image xlink:href="../imag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3">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3">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3">Since the onClick event is sent to the server for processing, you could add more logic before invoking <text:span text:style-name="T6">sendRedirect</text:span><text:span text:style-name="T9">, such as redirecting to another page only if certain condition is satisfied.</text:span></text:p>
      <text:p text:style-name="P28">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3">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73"><draw:image xlink:href="../imag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74"><draw:image xlink:href="../imag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21">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3">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3">Then, assume one of your users is visiting your page with <text:span text:style-name="T14">de_DE</text:span> as the preferred Locale. Zk will try to locate the image file called <text:span text:style-name="T6">/my_de_DE.png</text:span>. If not found, it will try <text:span text:style-name="T6">/my_de.png</text:span> and finally <text:span text:style-name="T6">/my.png</text:span>.</text:p>
      <text:p text:style-name="P23">Refer to the <text:span text:style-name="T35">Browser and Locale Dependent URI</text:span> section in the <text:span text:style-name="T35">Internationalization</text:span> chapter for details.</text:p>
      <text:p text:style-name="P18">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69">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69">In the above example, we assume you have a class called <text:span text:style-name="T6">MapImage</text:span> for generating a map of the specified location, which is so-called business logic.</text:p>
      <text:p text:style-name="P69">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69">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18">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8">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46"><draw:image xlink:href="../images/10000000000001AC00000155E1243DA6.png" xlink:type="simple" xlink:show="embed" xlink:actuate="onLoad"/></draw:frame>The<text:span text:style-name="T2">n, the user gets the result as depicted below.</text:span></text:p>
      <text:p text:style-name="P18"/>
      <text:p text:style-name="P18">The application usually uses the coordinates to determine where a user has clicked, and then response accordingly.</text:p>
      <text:h text:style-name="P56" text:outline-level="4">Area</text:h>
      <text:p text:style-name="P23">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3">For example, if users clicks at (150, 150), then the user gets the result as depicted blow.</text:p>
      <text:p text:style-name="P23"><draw:frame draw:style-name="fr3" draw:name="graphics48" text:anchor-type="paragraph" svg:width="9.864cm" svg:height="5.482cm" draw:z-index="47"><draw:image xlink:href="../imag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3">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45">circle</text:p>
          </table:table-cell>
          <table:table-cell table:style-name="Table16.B2" office:value-type="string">
            <text:p text:style-name="P45">coo<text:span text:style-name="T2">rds="x, y, r"</text:span></text:p>
            <text:p text:style-name="P39">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45">polygon</text:p>
          </table:table-cell>
          <table:table-cell table:style-name="Table16.B2" office:value-type="string">
            <text:p text:style-name="P45">coo<text:span text:style-name="T2">rds="x1, y1, x2, y2, x3, y3..."</text:span></text:p>
            <text:p text:style-name="P39">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45">rectangle</text:p>
          </table:table-cell>
          <table:table-cell table:style-name="Table16.B2" office:value-type="string">
            <text:p text:style-name="P45">coo<text:span text:style-name="T2">rds="x1, y1, x2, y2"</text:span></text:p>
            <text:p text:style-name="P39">where the first coordinate pair is one corner of the rectangle and the other pair is the corner diagonally opposite. A rectangle is just a shortened way of specifying a polygon with four vertices.</text:p>
          </table:table-cell>
        </table:table-row>
      </table:table>
      <text:p text:style-name="P23">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18">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Input Con<text:span text:style-name="T2">trols</text:span></text:h>
      <text:p text:style-name="P18">A set of input controls are supported in the XUL component set: <text:span text:style-name="T6">textbox,</text:span> <text:span text:style-name="T6">intbox,</text:span> <text:span text:style-name="T6">decimalbox, doublebox</text:span><text:span text:style-name="T9">, </text:span><text:span text:style-name="T6">datebox</text:span><text:span text:style-name="T9">, </text:span><text:span text:style-name="T6">combobox</text:span><text:span text:style-name="T9">, and </text:span><text:span text:style-name="T6">bandbox</text:span>. They are used to let users input different types of data.</text:p>
      <text:p text:style-name="P18"><draw:frame draw:style-name="fr10" draw:name="graphics21" text:anchor-type="paragraph" svg:x="0.986cm" svg:y="0.072cm" svg:width="7.451cm" svg:height="3.491cm" draw:z-index="99"><draw:image xlink:href="../images/1000000000000160000000A52BD72F03.png" xlink:type="simple" xlink:show="embed" xlink:actuate="onLoad"/></draw:frame></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2">
        <text:list-item>
          <text:p text:style-name="P70"><text:span text:style-name="T6">Alt+DOWN</text:span> to pop up the calendar.</text:p>
        </text:list-item>
        <text:list-item>
          <text:p text:style-name="P70"><text:span text:style-name="T6">LEFT, RIGHT, UP</text:span> and <text:span text:style-name="T6">DOWN</text:span> to cha<text:span text:style-name="T2">nge the selected day from the calendar.</text:span></text:p>
        </text:list-item>
        <text:list-item>
          <text:p text:style-name="P71"><text:span text:style-name="T6">ENTER</text:span> to activate the selection by copying the selected day to the <text:span text:style-name="T6">datebox</text:span><text:span text:style-name="T9"> control.</text:span></text:p>
        </text:list-item>
        <text:list-item>
          <text:p text:style-name="P70"><text:span text:style-name="T6">Alt+UP</text:span> or <text:span text:style-name="T6">ESC</text:span> to give up the selection and close the calendar.</text:p>
        </text:list-item>
      </text:list>
      <text:h text:style-name="Heading_20_4" text:outline-level="4">Con<text:span text:style-name="T2">straints</text:span></text:h>
      <text:p text:style-name="P23">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3">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3">
        <text:list-item>
          <text:p text:style-name="P72"><text:span text:style-name="T2">The above statement is XML, so do </text:span><text:span text:style-name="T17">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3">
        <text:list-item text:start-value="1">
          <text:p text:style-name="P72">It is allowed to mix regular expression with other constraints by separating them with comma.</text:p>
        </text:list-item>
      </text:list>
      <text:p text:style-name="P23">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60">&lt;datebox constraint="no empty, no future: now or never"/&gt;</text:p>
      <text:p text:style-name="Text_20_body_20_indent_20_2">Not<text:span text:style-name="T2">es:</text:span></text:p>
      <text:list text:style-name="L14">
        <text:list-item>
          <text:p text:style-name="P73">The error message, if specified, must be the last element and start with colon.</text:p>
        </text:list-item>
        <text:list-item>
          <text:p text:style-name="P73">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6"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Code_20_Indent_20_2">&lt;window title="Custom Constraint"&gt;</text:p>
      <text:p text:style-name="Code_20_Indent_20_2"><text:tab/>&lt;zscript&gt;&lt;![CDATA[</text:p>
      <text:p text:style-name="Code_20_Indent_20_2">Constraint ctt = new Constraint() {</text:p>
      <text:p text:style-name="Code_20_Indent_20_2"><text:tab/>public void validate(Component comp, Object value) throws WrongValueException {</text:p>
      <text:p text:style-name="Code_20_Indent_20_2"><text:tab/><text:tab/>if (value =e= null || ((Integer)value).intValue() &lt; 100)</text:p>
      <text:p text:style-name="Code_20_Indent_20_2"><text:tab/><text:tab/><text:tab/>throw new WrongValueException(comp, "At least 100 must be specified");</text:p>
      <text:p text:style-name="Code_20_Indent_20_2"><text:tab/>}</text:p>
      <text:p text:style-name="Code_20_Indent_20_2">}</text:p>
      <text:p text:style-name="Code_20_Indent_20_2"><text:tab/>]]&gt;&lt;/zscript&gt;</text:p>
      <text:p text:style-name="Code_20_Indent_20_2"><text:tab/>&lt;intbox constraint="${ctt}"/&gt;</text:p>
      <text:p text:style-name="Code_20_Indent_20_2">&lt;/window&gt;</text:p>
      <text:p text:style-name="Text_20_body_20_indent_20_2">You could imp<text:span text:style-name="T2">lement your constraint into a Java class, say </text:span><text:span text:style-name="T7">my.EmailValidator</text:span><text:span text:style-name="T2">, then:</text:span></text:p>
      <text:p text:style-name="Code_20_Indent_20_2">&lt;?taglib uri="http://www.zkoss.org/dsp/web/core.dsp.tld" prefix="c"?&gt;</text:p>
      <text:p text:style-name="Code_20_Indent_20_2">&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1" draw:name="graphics49" text:anchor-type="paragraph" svg:x="12.046cm" svg:y="0.041cm" svg:width="5.519cm" svg:height="1.02cm" draw:z-index="49"><draw:image xlink:href="../imag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27">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Integer)value).int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88"><draw:image xlink:href="../imag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27">You can also customize the display of the error message with pure JavaScript codes a the client by providing a function called <text:span text:style-name="T6">Validate_errorbox</text:span>. For example,</text:p>
      <text:p text:style-name="Code_20_Indent_20_3">&lt;script type="text/javascript"&gt;&lt;![CDATA[</text:p>
      <text:p text:style-name="Code_20_Indent_20_3"><text:tab/>//Running at the<text:span text:style-name="T2"> browser</text:span></text:p>
      <text:p text:style-name="Code_20_Indent_20_3"><text:tab/>window.Validate_errorbox = function (id, boxid, msg) {</text:p>
      <text:p text:style-name="Code_20_Indent_20_3"><text:tab/><text:tab/><text:span text:style-name="T2">var html = '&lt;div style="display:none;position:absolute" id="'</text:span></text:p>
      <text:p text:style-name="P74"><text:tab/><text:tab/>+boxid+'"&gt;'+zk.encodeXML(msg, true)+'&lt;/div&gt;';</text:p>
      <text:p text:style-name="Code_20_Indent_20_3"><text:span text:style-name="T2"><text:tab/><text:tab/></text:span>document.body.insertAdjacentHTML("afterbegin", html);<text:line-break/><text:tab/><text:tab/>return $e(boxid);<text:line-break/><text:tab/>}</text:p>
      <text:p text:style-name="Code_20_Indent_20_3">]]&gt;&lt;/script&gt;</text:p>
      <text:p text:style-name="Tip"><text:span text:style-name="T3">Not</text:span><text:span text:style-name="T4">e</text:span><text:span text:style-name="T2">: </text:span><text:span text:style-name="T7">script</text:span><text:span text:style-name="T2"> specifies the script codes running at the browser, while </text:span><text:span text:style-name="T7">zscript</text:span><text:span text:style-name="T2"> specifies codes running at the server.</text:span></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23">An input control notifies the application with the <text:span text:style-name="T6">onChange</text:span> event if its content is changed by the user.</text:p>
      <text:p text:style-name="P23">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23">An input control also notifies the application with the <text:span text:style-name="T6">onChanging</text:span> event, when user is changing the content.</text:p>
      <text:p text:style-name="P23">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Calendar</text:h>
      <text:p text:style-name="Text_20_body_20_indent">A calendar dis<text:span text:style-name="T2">plays a 'flat' calendar and allows user to select a day from it.</text:span></text:p>
      <text:p text:style-name="Text_20_body_20_indent"><draw:frame draw:style-name="fr8" draw:name="graphics50" text:anchor-type="paragraph" svg:x="1.004cm" svg:y="0.353cm" svg:width="6.459cm" svg:height="3.129cm" draw:z-index="48"><draw:image xlink:href="../images/10000000000001310000009425D8FF0B.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3">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3"><draw:frame draw:style-name="fr12" draw:name="graphics52" text:anchor-type="paragraph" svg:x="13.598cm" svg:y="1.018cm" svg:width="3.979cm" svg:height="2.582cm" draw:z-index="51"><draw:image xlink:href="../imag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3">The default value depends on the current Locale.</text:p>
      <text:h text:style-name="Heading_20_3" text:outline-level="3">Pro<text:span text:style-name="T2">gressmeter</text:span></text:h>
      <text:p text:style-name="P18">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59"><draw:image xlink:href="../imag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28"><draw:image xlink:href="../images/100000000000006A000000106DB6D54E.png" xlink:type="simple" xlink:show="embed" xlink:actuate="onLoad"/></draw:frame>&lt;slider id="slider" onScroll="Audio.setVolume(slider.curpos)"/&gt;</text:p>
      <text:p text:style-name="P18">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29"><draw:image xlink:href="../imag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60"><draw:image xlink:href="../images/100000000000007A00000013F689AD21.png" xlink:type="simple" xlink:show="embed" xlink:actuate="onLoad"/></draw:frame>&lt;paging totalSize="100" pageSize="20"/&gt;</text:p>
      <text:p text:style-name="Text_20_body_20_indent">The<text:span text:style-name="T2">n, when a user clicks on the hyperlinks, the </text:span><text:span text:style-name="T7">onPaging</text:span><text:span text:style-name="T2"> event is sent with an instance of </text:span><text:span text:style-name="T7">org.zkoss.zul.event.PagingEvent</text:span><text:span text:style-name="T21"> </text:span><text:span text:style-name="T2">to the paging component. To decide which portion of your 100 items are visible, you shall add a listener to the paging component.</text:span></text:p>
      <text:p text:style-name="Code_20_Indent">&lt;paging id="paging"/&gt;<text:line-break/>&lt;zscript&gt;<text:line-break/><text:tab/>List result = new SearchEngine().find("ZK");<text:line-break/><text:tab/>//assume SearchEngine.find() will return a list of items.<text:line-break/><text:tab/>paging.setTotalSize(result.size());<text:line-break/><text:tab/>paging.addEventListener("onPaging", new EventListener() {<text:line-break/><text:tab/><text:tab/><text:tab/>public void onEvent(Event event) {<text:line-break/><text:tab/><text:tab/><text:tab/>int pgno = event.getPaginal().getActivePage();<text:line-break/><text:tab/><text:tab/><text:tab/>int ofs = pgno * event.getPaginal().getPageSize();<text:line-break/><text:tab/><text:tab/><text:tab/>new Viewer().redraw(result, ofs, ofs + event.getPaginal().getPageSize() - 1);<text:tab/><text:tab/><text:tab/>//assume redraw(List result, int b, int e) will display<text:line-break/><text:tab/><text:tab/><text:tab/>//from the b-th item to the e-th item<text:line-break/><text:tab/><text:tab/>}<text:line-break/><text:tab/>});<text:line-break/>&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3">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5">
        <text:list-item>
          <text:p text:style-name="P75">A window is an owner of an ID space. Any component contained in a window, including itself, could be found by use of the <text:span text:style-name="T6">getFellow</text:span> method, if it is assigned with an identifier.</text:p>
        </text:list-item>
        <text:list-item>
          <text:p text:style-name="P75">A window could be overlapped, popup, and embedded.</text:p>
        </text:list-item>
        <text:list-item>
          <text:p text:style-name="P75">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78"><draw:image xlink:href="../imag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79"><draw:image xlink:href="../imag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18">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80"><draw:image xlink:href="../imag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1">It is a bit confusing but <text:span text:style-name="T6">onClose</text:span> is sent to ask the server to detach or to hide the window. By default, the window is detached. Of course, the application can override it and do whatever it wants as described above.</text:p>
      <text:p text:style-name="P21">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3">Once a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18">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8">sclass="wndcyan"</text:span> border="normal" width="200px"&gt;</text:p>
      <text:p text:style-name="Code_20_Indent"><text:tab/><text:tab/>Hello, Cyan!</text:p>
      <text:p text:style-name="Code_20_Indent"><text:tab/>&lt;/window&gt;</text:p>
      <text:p text:style-name="Code_20_Indent"><text:tab/>&lt;window title="Popup Style" <text:span text:style-name="T8">sclass="popup"</text:span> border="normal" width="200px"&gt;</text:p>
      <text:p text:style-name="Code_20_Indent"><text:tab/><text:tab/>Hello, Popup!</text:p>
      <text:p text:style-name="Code_20_Indent"><text:tab/>&lt;/window&gt;</text:p>
      <text:p text:style-name="Code_20_Indent"><text:tab/>&lt;window title="Modal Style" <text:span text:style-name="T8">sclass="modal"</text:span> border="normal" width="200px"&gt;</text:p>
      <text:p text:style-name="Code_20_Indent"><text:tab/><text:tab/>Hello, Modal!</text:p>
      <text:p text:style-name="Code_20_Indent"><text:tab/>&lt;/window&gt;</text:p>
      <text:p text:style-name="Code_20_Indent">&lt;/hbox&gt;</text:p>
      <text:p text:style-name="Standard"><draw:frame draw:style-name="fr4" draw:name="graphics83" text:anchor-type="paragraph" svg:x="2.316cm" svg:y="0.116cm" svg:width="15cm" svg:height="0.921cm" draw:z-index="82"><draw:image xlink:href="../images/100000000000033B0000003395A4C925.png" xlink:type="simple" xlink:show="embed" xlink:actuate="onLoad"/></draw:frame></text:p>
      <text:h text:style-name="Heading_20_3" text:outline-level="3">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84"><draw:image xlink:href="../images/10000000000000CB0000003292CB8174.png" xlink:type="simple" xlink:show="embed" xlink:actuate="onLoad"/></draw:frame>&lt;window title="My Window" border="normal" width="200px" <text:span text:style-name="T8">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23">A typical use of <text:span text:style-name="T6">contentStyle</text:span> is to make a window scrollable as follows.</text:p>
      <text:p text:style-name="Code_20_Indent_20_2">&lt;window id="win" title="Hi" width="150px" height="100px" <text:span text:style-name="T8">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85"><draw:image xlink:href="../imag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18">Of course, you can provide additional style class. For example,</text:p>
      <text:p text:style-name="Code_20_Indent">&lt;zk&gt;</text:p>
      <text:p text:style-name="Code_20_Indent"><text:tab/>&lt;style&gt;</text:p>
      <text:p text:style-name="Code_20_Indent"><text:tab/>div.wc-embedded-<text:span text:style-name="T8">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8">dash</text:span>" width="200px"&gt;</text:p>
      <text:p text:style-name="Code_20_Indent"><draw:frame draw:style-name="fr7" draw:name="graphics30" text:anchor-type="paragraph" svg:x="13.109cm" svg:y="0.078cm" svg:width="4.339cm" svg:height="1.058cm" draw:z-index="81"><draw:image xlink:href="../imag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5" text:note-class="footnote"><text:note-citation>35</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18">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ed();"/&gt;</text:p>
      <text:p text:style-name="Code_20_Indent">&lt;/zk&gt;</text:p>
      <text:h text:style-name="P56" text:outline-level="4">Embedded</text:h>
      <text:p text:style-name="P23">An embedded window is placed inline with other components. In this mode, you cannot change its position, since the position is decided by the browser.</text:p>
      <text:h text:style-name="Heading_20_4" text:outline-level="4">Ove<text:span text:style-name="T2">rlapped</text:span></text:h>
      <text:p text:style-name="P23">An overlapped window is overlapped with other components, such that users could drag it around and developer could set its position by the <text:span text:style-name="T6">setLeft</text:span> and <text:span text:style-name="T6">setTop</text:span> methods.</text:p>
      <text:p text:style-name="P23">In addition to <text:span text:style-name="T6">doOverlapped</text:span>, you can use the <text:span text:style-name="T6">mode</text:span> property as follows.</text:p>
      <text:p text:style-name="Code_20_Indent_20_2">&lt;window title="My Overlapped" width="300px" <text:span text:style-name="T28">mode="overlapped"</text:span>&gt;</text:p>
      <text:p text:style-name="Code_20_Indent_20_2">&lt;/window&gt;</text:p>
      <text:h text:style-name="Heading_20_4" text:outline-level="4">Popup</text:h>
      <text:p text:style-name="P23">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3">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23">In addition to suspending the execution, it disables components not belonging to the modal window.</text:p>
      <text:p text:style-name="P23">A modal window is positioned automatically at the center of the browser, so you cannot control its position.</text:p>
      <text:h text:style-name="Heading_20_4" text:outline-level="4">Highlighted</text:h>
      <text:p text:style-name="P23">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23">However, it does <text:span text:style-name="T14">not</text:span><text:span text:style-name="T16"> suspend the execution. Like the overlapped windows, the execution continues to the next statement once the mode is changed. For example, </text:span><text:span text:style-name="T33">f1()</text:span><text:span text:style-name="T16"> is called only after </text:span><text:span text:style-name="T33">win1</text:span><text:span text:style-name="T16"> is closed, while </text:span><text:span text:style-name="T33">g()</text:span><text:span text:style-name="T16"> is called immediately after </text:span><text:span text:style-name="T33">win2</text:span><text:span text:style-name="T16"> becomes highlighted.</text:span></text:p>
      <text:p text:style-name="Code_20_Indent_20_2">win1.doModal(); //the exe<text:span text:style-name="T2">cution is suspended until win1 is closed</text:span></text:p>
      <text:p text:style-name="P60">f1();</text:p>
      <text:p text:style-name="Code_20_Indent_20_2"/>
      <text:p text:style-name="Code_20_Indent_20_2">win2.doHighlighted(); //the execution won't be suspended</text:p>
      <text:p text:style-name="Code_20_Indent_20_2">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17">only</text:span><text:span text:style-name="T2"> put a window into the </text:span><text:span text:style-name="T17">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Code_20_Indent_20_2">&lt;zk&gt;</text:p>
      <text:p text:style-name="Code_20_Indent_20_2"><text:tab/>&lt;window id="wnd" title="My Modal" visible="false" width="300px"&gt;</text:p>
      <text:p text:style-name="Code_20_Indent_20_2"><text:tab/><text:tab/>&lt;button label="close" onClick="wnd.visible = false"/&gt;</text:p>
      <text:p text:style-name="Code_20_Indent_20_2"><text:tab/>&lt;/window&gt;</text:p>
      <text:p text:style-name="Code_20_Indent_20_2"><text:tab/>&lt;button label="do it" onClick="wnd.doModal()"/&gt;</text:p>
      <text:p text:style-name="Code_20_Indent_20_2">&lt;/zk&gt;</text:p>
      <text:p text:style-name="P23">On the other hand, the following is wrong if it executes in <text:span text:style-name="T14">the Component Creation Phase</text:span><text:span text:style-name="T14"><text:note text:id="ftn36" text:note-class="footnote"><text:note-citation>36</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8">mode="modal"</text:span>&gt;</text:p>
      <text:p text:style-name="Code_20_Indent_20_2">&lt;/window&gt;</text:p>
      <text:p text:style-name="P23"><draw:frame draw:style-name="fr13" draw:name="graphics69" text:anchor-type="paragraph" svg:width="15.76cm" svg:height="9.372cm" draw:z-index="68"><draw:image xlink:href="../images/10000000000005110000034A677D3288.png" xlink:type="simple" xlink:show="embed" xlink:actuate="onLoad"/></draw:frame>It will cause the following result<text:note text:id="ftn37" text:note-class="footnote"><text:note-citation>37</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3">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8">pos</text:span><text:span text:style-name="T10">ition="right,bottom"</text:span><text:span text:style-name="T2">&gt;</text:span></text:p>
      <text:p text:style-name="Code_20_Indent">...</text:p>
      <text:p text:style-name="P18">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40">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39">Both the <text:span text:style-name="T6">left</text:span> and <text:span text:style-name="T6">top</text:span> property are ignored.</text:p>
          </table:table-cell>
        </table:table-row>
        <table:table-row>
          <table:table-cell table:style-name="Table39.A2" office:value-type="string">
            <text:p text:style-name="P40">left</text:p>
          </table:table-cell>
          <table:table-cell table:style-name="Table39.B2" office:value-type="string">
            <text:p text:style-name="Table_20_Contents">Pos<text:span text:style-name="T2">ition the window at the left edge.</text:span></text:p>
            <text:p text:style-name="P39">The <text:span text:style-name="T6">left</text:span> property is ignored.</text:p>
          </table:table-cell>
        </table:table-row>
        <table:table-row>
          <table:table-cell table:style-name="Table39.A2" office:value-type="string">
            <text:p text:style-name="P40">right</text:p>
          </table:table-cell>
          <table:table-cell table:style-name="Table39.B2" office:value-type="string">
            <text:p text:style-name="Table_20_Contents">Pos<text:span text:style-name="T2">ition the window at the right edge.</text:span></text:p>
            <text:p text:style-name="P39">The <text:span text:style-name="T6">left</text:span> property is ignored.</text:p>
          </table:table-cell>
        </table:table-row>
        <table:table-row>
          <table:table-cell table:style-name="Table39.A2" office:value-type="string">
            <text:p text:style-name="P40">top</text:p>
          </table:table-cell>
          <table:table-cell table:style-name="Table39.B2" office:value-type="string">
            <text:p text:style-name="Table_20_Contents">Pos<text:span text:style-name="T2">ition the window at the top.</text:span></text:p>
            <text:p text:style-name="P39">The <text:span text:style-name="T6">top</text:span> property is ignored.</text:p>
          </table:table-cell>
        </table:table-row>
        <table:table-row>
          <table:table-cell table:style-name="Table39.A2" office:value-type="string">
            <text:p text:style-name="P40">bottom</text:p>
          </table:table-cell>
          <table:table-cell table:style-name="Table39.B2" office:value-type="string">
            <text:p text:style-name="Table_20_Contents">Pos<text:span text:style-name="T2">ition the window at the bottom.</text:span></text:p>
            <text:p text:style-name="P39">The <text:span text:style-name="T6">top</text:span> property is ignored.</text:p>
          </table:table-cell>
        </table:table-row>
      </table:table>
      <text:p text:style-name="P18">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76" text:outline-level="4">The Message Box</text:h>
      <text:p text:style-name="Text_20_body_20_indent_20_2"><text:span text:style-name="T9">The </text:span><text:span text:style-name="T6">org.zkoss.zul.Messagebox</text:span><text:span text:style-name="T9"> class pro</text:span><text:span text:style-name="T21">vides a</text:span>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60">}</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Code_20_Indent_20_2">alert("Wrong");</text:p>
      <text:p text:style-name="Code_20_Indent_20_2">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76" text:outline-level="4">The File Upload Dialog</text:h>
      <text:p text:style-name="Text_20_body_20_indent_20_2"><text:span text:style-name="T9">The </text:span><text:span text:style-name="T6">org.zkoss.zul.Fileupload</text:span><text:span text:style-name="T9"> class pro</text:span><text:span text:style-name="T21">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4" draw:name="graphics24" text:anchor-type="paragraph" svg:x="3.311cm" svg:y="0.58cm" svg:width="9.999cm" svg:height="4.09cm" draw:z-index="86"><draw:image xlink:href="../imag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83"><draw:image xlink:href="../imag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2.566cm" svg:y="0.235cm" svg:width="5.001cm" svg:height="1.739cm" draw:z-index="90"><draw:image xlink:href="../imag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27">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27">Notice that <text:span text:style-name="T6">getMedia</text:span> and <text:span text:style-name="T6">getMedias</text:span> return null to indicate that no file is specified but the Upload button is pressed.</text:p>
      <text:h text:style-name="Heading_20_5" text:outline-level="5">The <text:span text:style-name="T6">onClose</text:span> Event</text:h>
      <text:p text:style-name="P27">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89"><draw:image xlink:href="../images/10000000000002AF000001BB582C2DD7.png" xlink:type="simple" xlink:show="embed" xlink:actuate="onLoad"/></draw:frame>&lt;button label="Download download.html"&gt;</text:p>
      <text:p text:style-name="Code_20_Indent_20_2"><text:tab/>&lt;attribute name="onClick"&gt;{</text:p>
      <text:p text:style-name="Code_20_Indent_20_2"><text:tab/>java.io.InputStream is =<text:tab/><text:tab/><text:tab/> <text:s text:c="2"/>desktop.getWebApp().getResourceAsStream("/test/download.html");</text:p>
      <text:p text:style-name="Code_20_Indent_20_2"><text:tab/>if (is != null)</text:p>
      <text:p text:style-name="Code_20_Indent_20_2"><text:span text:style-name="T8"><text:tab/><text:tab/>Filedownload.save</text:span>(is, "text/html", "download.html");</text:p>
      <text:p text:style-name="Code_20_Indent_20_2"><text:tab/>else</text:p>
      <text:p text:style-name="Code_20_Indent_20_2"><text:tab/><text:tab/>alert("/test/download.html not found");</text:p>
      <text:p text:style-name="Code_20_Indent_20_2"><text:tab/>}&lt;/attribute&gt;</text:p>
      <text:p text:style-name="Code_20_Indent_20_2">&lt;/button&gt;</text:p>
      <text:p text:style-name="Code_20_Indent_20_2"/>
      <text:h text:style-name="Heading_20_2" text:outline-level="2"/>
      <text:h text:style-name="Heading_20_2" text:outline-level="2">The Layout Components</text:h>
      <text:p text:style-name="Text_20_body">Components: <text:span text:style-name="Source_20_Text">borderlayout</text:span>, <text:span text:style-name="Source_20_Text">north</text:span>, <text:span text:style-name="Source_20_Text">south</text:span>, <text:span text:style-name="Source_20_Text">center</text:span>,<text:span text:style-name="Source_20_Text">west</text:span>,<text:span text:style-name="Source_20_Text">east</text:span></text:p>
      <text:p text:style-name="Text_20_body">The layout component is a nested component. The parent component is <text:span text:style-name="Source_20_Text">borderlayout</text:span>, and its children components include <text:span text:style-name="Source_20_Text">north</text:span>, <text:span text:style-name="Source_20_Text">south</text:span>, <text:span text:style-name="Source_20_Text">center</text:span>, <text:span text:style-name="Source_20_Text">west</text:span>, and <text:span text:style-name="Source_20_Text">east</text:span>. The combination of children components of <text:span text:style-name="Source_20_Text">borderlayout</text:span> is free. For example, if you want to divide the area into three regions (veritically), you could try the following combination,</text:p>
      <text:p text:style-name="Code_20_Indent_20_2">&lt;borderlayout height="500px"&gt;</text:p>
      <text:p text:style-name="Code_20_Indent_20_2"><text:tab/>&lt;east&gt;</text:p>
      <text:p text:style-name="Code_20_Indent_20_2"><text:tab/> <text:tab/>The East</text:p>
      <text:p text:style-name="Code_20_Indent_20_2"><text:tab/>&lt;/east&gt;</text:p>
      <text:p text:style-name="Code_20_Indent_20_2"><text:tab/>&lt;center&gt;</text:p>
      <text:p text:style-name="Code_20_Indent_20_2"><text:tab/><text:tab/>The Center</text:p>
      <text:p text:style-name="Code_20_Indent_20_2"><text:tab/>&lt;/center&gt;</text:p>
      <text:p text:style-name="Code_20_Indent_20_2"><text:tab/>&lt;west&gt;</text:p>
      <text:p text:style-name="Code_20_Indent_20_2"><text:tab/><text:tab/>The West</text:p>
      <text:p text:style-name="Code_20_Indent_20_2"><text:tab/>&lt;/west&gt;</text:p>
      <text:p text:style-name="Code_20_Indent_20_2">&lt;/borderlayout&gt;</text:p>
      <text:p text:style-name="Text_20_body">or, you could divide the area into three regions(horizontally) as follows,</text:p>
      <text:p text:style-name="Code_20_Indent_20_2">&lt;borderlayour height="500px"&gt;</text:p>
      <text:p text:style-name="Code_20_Indent_20_2"><text:tab/>&lt;north&gt;</text:p>
      <text:p text:style-name="Code_20_Indent_20_2"><text:tab/><text:tab/>The North</text:p>
      <text:p text:style-name="Code_20_Indent_20_2"><text:tab/>&lt;/north&gt;</text:p>
      <text:p text:style-name="Code_20_Indent_20_2"><text:tab/>&lt;center&gt;</text:p>
      <text:p text:style-name="Code_20_Indent_20_2"><text:tab/><text:tab/>The Center</text:p>
      <text:p text:style-name="Code_20_Indent_20_2"><text:tab/>&lt;/center&gt;</text:p>
      <text:p text:style-name="Code_20_Indent_20_2"><text:tab/>&lt;south&gt;</text:p>
      <text:p text:style-name="Code_20_Indent_20_2"><text:tab/><text:tab/>The South</text:p>
      <text:p text:style-name="Code_20_Indent_20_2"><text:tab/>&lt;/south&gt;</text:p>
      <text:p text:style-name="Code_20_Indent_20_2">&lt;/borderlayour&gt;</text:p>
      <text:p text:style-name="Text_20_body">And you could embed any kind of ZK components into each of these regions according to your requirement.</text:p>
      <text:h text:style-name="Heading_20_3" text:outline-level="3"><text:span text:style-name="T3">A Nested </text:span><text:span text:style-name="T36">borderlayout</text:span><text:span text:style-name="T3"> Component</text:span></text:h>
      <text:p text:style-name="Text_20_body_20_indent">Moreover, you could embed one layout component into another to divide the area into more regions as follows,</text:p>
      <text:p text:style-name="Text_20_body_20_indent"/>
      <text:p text:style-name="Code_20_Indent_20_2"><draw:frame draw:style-name="fr7" draw:name="graphics92" text:anchor-type="paragraph" svg:x="10.324cm" svg:y="0.688cm" svg:width="6.085cm" svg:height="5.316cm" draw:z-index="102"><draw:image xlink:href="../images/1000000000000256000001FBDC44BDAC.jpg" xlink:type="simple" xlink:show="embed" xlink:actuate="onLoad"/></draw:frame>&lt;<text:span text:style-name="T8">borderlayout</text:span> height="500px"&gt;</text:p>
      <text:p text:style-name="Code_20_Indent_20_2"><text:tab/>&lt;north size="30%"&gt;</text:p>
      <text:p text:style-name="Code_20_Indent_20_2"><text:tab/><text:tab/>&lt;<text:span text:style-name="T8">borderlayout</text:span> height="250px"&gt;</text:p>
      <text:p text:style-name="Code_20_Indent_20_2"><text:tab/><text:tab/><text:tab/>&lt;west border="normal"&gt;</text:p>
      <text:p text:style-name="Code_20_Indent_20_2"/>
      <text:p text:style-name="Code_20_Indent_20_2"><text:tab/><text:tab/><text:tab/><text:tab/>Inner West</text:p>
      <text:p text:style-name="Code_20_Indent_20_2"><text:tab/><text:tab/><text:tab/>&lt;/west&gt;</text:p>
      <text:p text:style-name="Code_20_Indent_20_2"><text:tab/><text:tab/><text:tab/>&lt;center&gt;</text:p>
      <text:p text:style-name="Code_20_Indent_20_2"><text:tab/><text:tab/><text:tab/><text:tab/>Inner Center</text:p>
      <text:p text:style-name="Code_20_Indent_20_2"><text:tab/><text:tab/><text:tab/>&lt;/center&gt;</text:p>
      <text:p text:style-name="Code_20_Indent_20_2"><text:tab/><text:tab/><text:tab/>&lt;east size="50%" border="normal"&gt;</text:p>
      <text:p text:style-name="Code_20_Indent_20_2"><text:tab/><text:tab/><text:tab/><text:tab/>Inner East</text:p>
      <text:p text:style-name="Code_20_Indent_20_2"><text:tab/><text:tab/><text:tab/>&lt;/east&gt;</text:p>
      <text:p text:style-name="Code_20_Indent_20_2"><text:tab/><text:tab/>&lt;/<text:span text:style-name="T8">borderlayout</text:span>&gt;</text:p>
      <text:p text:style-name="Code_20_Indent_20_2"><text:tab/>&lt;/north&gt;</text:p>
      <text:p text:style-name="Code_20_Indent_20_2"><text:tab/>&lt;center border="normal"&gt;</text:p>
      <text:p text:style-name="Code_20_Indent_20_2"><text:tab/><text:tab/>&lt;<text:span text:style-name="T8">borderlayout</text:span>&gt;</text:p>
      <text:p text:style-name="Code_20_Indent_20_2"><text:tab/><text:tab/><text:tab/>&lt;west border="normal"&gt;</text:p>
      <text:p text:style-name="Code_20_Indent_20_2"><text:tab/><text:tab/><text:tab/><text:tab/>Inner West</text:p>
      <text:p text:style-name="Code_20_Indent_20_2"><text:tab/><text:tab/><text:tab/>&lt;/west&gt;</text:p>
      <text:p text:style-name="Code_20_Indent_20_2"><text:tab/><text:tab/><text:tab/>&lt;center border="normal"&gt;</text:p>
      <text:p text:style-name="Code_20_Indent_20_2"><text:tab/><text:tab/><text:tab/><text:tab/>Inner Center</text:p>
      <text:p text:style-name="Code_20_Indent_20_2"><text:tab/><text:tab/><text:tab/>&lt;/center&gt;</text:p>
      <text:p text:style-name="Code_20_Indent_20_2"><text:tab/><text:tab/><text:tab/>&lt;east size="30%" border="normal"&gt;</text:p>
      <text:p text:style-name="Code_20_Indent_20_2"><text:tab/><text:tab/><text:tab/>&lt;/east&gt;</text:p>
      <text:p text:style-name="Code_20_Indent_20_2"><text:tab/><text:tab/>&lt;/<text:span text:style-name="T8">borderlayout</text:span>&gt;</text:p>
      <text:p text:style-name="Code_20_Indent_20_2"><text:tab/>&lt;/center&gt;</text:p>
      <text:p text:style-name="Code_20_Indent_20_2">&lt;/<text:span text:style-name="T8">borderlayout</text:span>&gt;</text:p>
      <text:h text:style-name="Heading_20_3" text:outline-level="3"><text:span text:style-name="T3">The </text:span><text:span text:style-name="T36">size </text:span><text:span text:style-name="T37">and</text:span><text:span text:style-name="T36"> border </text:span><text:span text:style-name="T3">Properties</text:span></text:h>
      <text:p text:style-name="P77">You could specify the <text:span text:style-name="Source_20_Text">size</text:span> property of the following children components (<text:span text:style-name="Source_20_Text">north</text:span>,<text:span text:style-name="Source_20_Text">south</text:span>,<text:span text:style-name="Source_20_Text">east</text:span>,<text:span text:style-name="Source_20_Text">west</text:span>) to determine their sizes. However, the function of <text:span text:style-name="Source_20_Text">size</text:span> property depends on the type of children components (vertically or horizontally). For horizontal components (<text:span text:style-name="Source_20_Text">north</text:span>, and <text:span text:style-name="Source_20_Text">south</text:span>), the <text:span text:style-name="Source_20_Text">size</text:span> property determines their height. As for vertically components (<text:span text:style-name="Source_20_Text">east</text:span>, and <text:span text:style-name="Source_20_Text">west</text:span>), the <text:span text:style-name="Source_20_Text">size</text:span> property determines their width.</text:p>
      <text:p text:style-name="Text_20_body_20_indent">The <text:span text:style-name="Source_20_Text">border</text:span> property determines whether there exists border for these layout components, including all children components of <text:span text:style-name="Source_20_Text">borderlayout. </text:span>The following table specifies values of <text:span text:style-name="Source_20_Text">border</text:span> property.</text:p>
      <table:table table:name="Table4" table:style-name="Table4">
        <table:table-column table:style-name="Table4.A"/>
        <table:table-column table:style-name="Table4.B"/>
        <table:table-header-rows>
          <table:table-row>
            <table:table-cell table:style-name="Table4.A1" office:value-type="string">
              <text:p text:style-name="Table_20_Heading">Valu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Table_20_Contents"><text:span text:style-name="Source_20_Text">none</text:span> <text:s/>(<text:span text:style-name="T3">default</text:span>)</text:p>
          </table:table-cell>
          <table:table-cell table:style-name="Table4.B2" office:value-type="string">
            <text:p text:style-name="Table_20_Contents">Without border</text:p>
          </table:table-cell>
        </table:table-row>
        <table:table-row>
          <table:table-cell table:style-name="Table4.A2" office:value-type="string">
            <text:p text:style-name="Table_20_Contents"><text:span text:style-name="Source_20_Text">normal</text:span></text:p>
          </table:table-cell>
          <table:table-cell table:style-name="Table4.B2" office:value-type="string">
            <text:p text:style-name="Table_20_Contents">With border </text:p>
          </table:table-cell>
        </table:table-row>
      </table:table>
      <text:p text:style-name="Text_20_body_20_indent">Here is an example.</text:p>
      <text:p text:style-name="Code_20_Indent_20_2"><draw:frame draw:style-name="fr7" draw:name="graphics93" text:anchor-type="paragraph" svg:x="9.723cm" svg:y="0.695cm" svg:width="6.833cm" svg:height="6.357cm" draw:z-index="103"><draw:image xlink:href="../images/1000000000000254000001FA76A65140.jpg" xlink:type="simple" xlink:show="embed" xlink:actuate="onLoad"/></draw:frame>&lt;borderlayout height="500px"&gt;</text:p>
      <text:p text:style-name="Code_20_Indent_20_2"><text:tab/>&lt;north size="30%" border="normal"&gt;</text:p>
      <text:p text:style-name="Code_20_Indent_20_2"><text:tab/><text:tab/>The North</text:p>
      <text:p text:style-name="Code_20_Indent_20_2"><text:tab/>&lt;/north&gt;</text:p>
      <text:p text:style-name="Code_20_Indent_20_2"><text:tab/>&lt;east size="30%" border="normal"&gt;</text:p>
      <text:p text:style-name="Code_20_Indent_20_2"><text:tab/> <text:tab/>The East</text:p>
      <text:p text:style-name="Code_20_Indent_20_2"><text:tab/>&lt;/east&gt;</text:p>
      <text:p text:style-name="Code_20_Indent_20_2"/>
      <text:p text:style-name="Code_20_Indent_20_2"><text:tab/>&lt;center border="normal"&gt;</text:p>
      <text:p text:style-name="Code_20_Indent_20_2"><text:tab/><text:tab/>The Center</text:p>
      <text:p text:style-name="Code_20_Indent_20_2"><text:tab/>&lt;/center&gt;</text:p>
      <text:p text:style-name="Code_20_Indent_20_2"><text:tab/>&lt;west border="normal"&gt;</text:p>
      <text:p text:style-name="Code_20_Indent_20_2"><text:tab/><text:tab/>The West</text:p>
      <text:p text:style-name="Code_20_Indent_20_2"><text:tab/>&lt;/west&gt;</text:p>
      <text:p text:style-name="Code_20_Indent_20_2"><text:tab/>&lt;south border="normal"&gt;</text:p>
      <text:p text:style-name="Code_20_Indent_20_2"><text:tab/><text:tab/>The South</text:p>
      <text:p text:style-name="Code_20_Indent_20_2"><text:tab/>&lt;/south&gt;</text:p>
      <text:p text:style-name="Code_20_Indent_20_2">&lt;/borderlayout&gt;</text:p>
      <text:h text:style-name="Heading_20_3" text:outline-level="3">The <text:span text:style-name="Source_20_Text">splittable</text:span> and <text:span text:style-name="Source_20_Text">collapsible</text:span> <text:s/>Properties</text:h>
      <text:p text:style-name="Text_20_body_20_indent">If you would like to make your layout components splittable, you could assign the <text:span text:style-name="Source_20_Text">splittable</text:span> property to be <text:span text:style-name="Source_20_Text">true</text:span>.</text:p>
      <text:p text:style-name="Text_20_body_20_indent">In addition, you could make a layout component collapsible by specifying the <text:span text:style-name="Source_20_Text">collapsible</text:span> property to be <text:span text:style-name="Source_20_Text">true</text:span>.</text:p>
      <text:p text:style-name="Text_20_body_20_indent"><draw:frame draw:style-name="fr9" draw:name="graphics94" text:anchor-type="paragraph" svg:x="5.346cm" svg:y="0.101cm" svg:width="5.701cm" svg:height="4.389cm" draw:z-index="104"><draw:image xlink:href="../images/1000000000000177000001FCE0049437.jpg" xlink:type="simple" xlink:show="embed" xlink:actuate="onLoad"/></draw:frame></text:p>
      <text:p text:style-name="Code_20_Indent">&lt;borderlayout height="500px"&gt;</text:p>
      <text:p text:style-name="Code_20_Indent"><text:tab/>&lt;north <text:s/>size="20%" <text:s/>splittable="true" collapsible="true"/&gt;</text:p>
      <text:p text:style-name="Code_20_Indent"><text:s text:c="3"/>&lt;east size="20%" splittable="true" collapsible="true"/&gt;</text:p>
      <text:p text:style-name="Code_20_Indent"><text:tab/>&lt;center border="normal"/&gt;</text:p>
      <text:p text:style-name="Code_20_Indent"><text:s text:c="3"/>&lt;west size="20%" splittable="true" collapsible="true"/&gt;</text:p>
      <text:p text:style-name="Code_20_Indent"><text:s text:c="3"/>&lt;south size="30%" border="normal" splittable="true" collapsible="true"/&gt;</text:p>
      <text:p text:style-name="Code_20_Indent">&lt;/borderlayout&gt;</text:p>
      <text:h text:style-name="Heading_20_4" text:outline-level="4">The <text:span text:style-name="Source_20_Text">maxsize</text:span> and <text:span text:style-name="Source_20_Text">minisize</text:span> Properties</text:h>
      <text:p text:style-name="Text_20_body_20_indent_20_2">When you make a layout component splittable, <text:span text:style-name="Source_20_Text">maxsize</text:span> and <text:span text:style-name="Source_20_Text">minisize</text:span> are two properties to determine the re-resizing range of it. </text:p>
      <text:p text:style-name="Code_20_Indent_20_2">&lt;north splittable="true" maxsize="500" minisize="200"/&gt;</text:p>
      <text:h text:style-name="Heading_20_3" text:outline-level="3">The <text:span text:style-name="Source_20_Text">flex</text:span> property</text:h>
      <text:p text:style-name="Text_20_body_20_indent">If the size of browser has been changed, the layout components will re-size themselves automatically to fit the size of the browser. If you would like those ZK components embedded within these layout components to be auto-resized also, you could specify the <text:span text:style-name="Source_20_Text">flex</text:span> property of the layout component to be <text:span text:style-name="Source_20_Text">true</text:span>.</text:p>
      <text:h text:style-name="Heading_20_3" text:outline-level="3">The<text:span text:style-name="T2"> </text:span><text:span text:style-name="T7">open</text:span><text:span text:style-name="T2"> Property</text:span></text:h>
      <text:p text:style-name="Text_20_body_20_indent">To know whether a layout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3" text:outline-level="3">The <text:span text:style-name="T6">onOpen</text:span> Event</text:h>
      <text:p text:style-name="Text_20_body_20_indent">When a layout is collapsed or opened by a user, the <text:span text:style-name="T6">onOpen</text:span> event is sent to the application.</text:p>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0">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0">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0">Some examples are shown as follows.</text:p>
      <text:p text:style-name="Code"><draw:frame draw:style-name="fr7" draw:name="graphics7" text:anchor-type="paragraph" svg:x="13.908cm" svg:y="0.702cm" svg:width="3.239cm" svg:height="1.647cm" draw:z-index="18"><draw:image xlink:href="../imag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0">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0">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0">Thus, the two lines below are equivalent:</text:p>
      <text:p text:style-name="Code">&lt;vbox&gt;</text:p>
      <text:p text:style-name="Code">&lt;box orient="vertical"&gt;</text:p>
      <text:p text:style-name="P20">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8">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19"><draw:image xlink:href="../imag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18">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18">The value is a list of widths separated by comma. If any value is missed, no width is generated for the corresponding cell and the real width is up to the browser.</text:p>
      <text:p text:style-name="P18">Similarly, 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P78"><draw:frame draw:style-name="fr15" draw:name="graphics58" text:anchor-type="paragraph" svg:width="16.118cm" svg:height="4.006cm" draw:z-index="105"><draw:image xlink:href="../images/splitter.jpg" xlink:type="simple" xlink:show="embed" xlink:actuate="onLoad"/></draw:frame></text:p>
      <text:p text:style-name="Tip"><text:span text:style-name="T3">Not</text:span><text:span text:style-name="T4">e</text:span><text:span text:style-name="T2">: <text:s/>If you would like to use the original “os” CSS, you could specify the class name of</text:span></text:p>
      <text:p text:style-name="P21">splitter with “splitter-os”.</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3">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3">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3">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0">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0">The generic syntax of tab boxes is as follows.</text:p>
      <text:p text:style-name="Code"><draw:frame draw:style-name="fr7" draw:name="graphics9" text:anchor-type="paragraph" svg:x="14.854cm" svg:y="0.619cm" svg:width="2.268cm" svg:height="1.203cm" draw:z-index="20"><draw:image xlink:href="../imag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6">
        <text:list-item>
          <text:p text:style-name="P79"><text:span text:style-name="T6">tabbox</text:span>: The outer box that contains the tabs and tab panels. </text:p>
        </text:list-item>
      </text:list>
      <text:list text:style-name="L17">
        <text:list-item>
          <text:p text:style-name="P80"><text:span text:style-name="T6">tabs</text:span>: The container for the tabs, i.e., a col<text:span text:style-name="T2">lection of </text:span><text:span text:style-name="T7">tab</text:span><text:span text:style-name="T2"> components.</text:span></text:p>
        </text:list-item>
      </text:list>
      <text:list text:style-name="L18">
        <text:list-item>
          <text:p text:style-name="P81"><text:span text:style-name="T6">tab</text:span>: A specific tab. Clicking on the tab brings the tab panel to the front. You could put a label and an image on it.</text:p>
        </text:list-item>
      </text:list>
      <text:list text:style-name="L19">
        <text:list-item>
          <text:p text:style-name="P82"><text:span text:style-name="T6">tabpanels</text:span>: The container for the tab panels, i.e., a col<text:span text:style-name="T2">lection of </text:span><text:span text:style-name="T7">tabpanel</text:span><text:span text:style-name="T2"> components.</text:span></text:p>
        </text:list-item>
      </text:list>
      <text:list text:style-name="L20">
        <text:list-item>
          <text:p text:style-name="P83"><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84">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85">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1"><draw:image xlink:href="../imag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8">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2"><draw:image xlink:href="../imag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18">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50"><draw:image xlink:href="../imag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7">align</text:span><text:span text:style-name="T2"> Property of Tabs</text:span></text:h>
      <text:p text:style-name="P18">Developers can control the alignment of tab by use the <text:span text:style-name="T6">align</text:span> property of <text:span text:style-name="T6">tabs</text:span>. By default, it is <text:span text:style-name="T6">start </text:span>(leftmost or uppermost). You can change it to <text:span text:style-name="T6">center </text:span><text:span text:style-name="T9">or</text:span><text:span text:style-name="T6"> end </text:span>(rightmost or bottommost), and the effect is as follows.</text:p>
      <text:p text:style-name="Code_20_Indent"><draw:frame draw:style-name="fr7" draw:name="graphics103" text:anchor-type="paragraph" svg:x="10.444cm" svg:y="0.63cm" svg:width="6.966cm" svg:height="1.385cm" draw:z-index="98"><draw:image xlink:href="../images/10000000000001000000003F85AAC9C2.png" xlink:type="simple" xlink:show="embed" xlink:actuate="onLoad"/></draw:frame>&lt;tabbox width="250px"&gt;</text:p>
      <text:p text:style-name="Code_20_Indent"><text:tab/>&lt;tabs <text:span text:style-name="T8">align="end"</text:span>&gt;</text:p>
      <text:p text:style-name="Code_20_Indent"><text:tab/><text:tab/>&lt;tab label="Tab 1"/&gt;</text:p>
      <text:p text:style-name="Code_20_Indent"><text:tab/><text:tab/>&lt;tab label="Tab 2"/&gt;</text:p>
      <text:p text:style-name="Code_20_Indent"><text:tab/>&lt;/tabs&gt;</text:p>
      <text:p text:style-name="Code_20_Indent"><text:tab/>&lt;tabpanels&gt;</text:p>
      <text:p text:style-name="Code_20_Indent"><text:tab/><text:tab/>&lt;tabpanel&gt;This is panel 1&lt;/tabpanel&gt;</text:p>
      <text:p text:style-name="Code_20_Indent"><text:tab/><text:tab/>&lt;tabpanel&gt;This is panel 2&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Source_20_Text">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The <text:span text:style-name="T7">disabled</text:span><text:span text:style-name="T2"> Property</text:span></text:h>
      <text:p text:style-name="P18">By setting the <text:span text:style-name="T6">disabled</text:span> property of tab to be <text:span text:style-name="T6">true</text:span>, the user could not select or close the corresponding tab by clicking the tab or close button. But, Developers can still control the selection or close of tab by program.</text:p>
      <text:p text:style-name="Code_20_Indent"><draw:frame draw:style-name="fr7" draw:name="graphics104" text:anchor-type="paragraph" svg:x="11.1cm" svg:y="0.467cm" svg:width="6.465cm" svg:height="1.36cm" draw:z-index="100"><draw:image xlink:href="../images/100000000000013500000041BBCFC9F8.png" xlink:type="simple" xlink:show="embed" xlink:actuate="onLoad"/></draw:frame>&lt;tabbox width="300px" id="tbx"&gt;</text:p>
      <text:p text:style-name="Code_20_Indent"><text:tab/>&lt;tabs&gt;</text:p>
      <text:p text:style-name="Code_20_Indent"><text:tab/><text:tab/>&lt;tab label="Step 1" id="tb1" <text:span text:style-name="T8">disabled="true"</text:span>/&gt;</text:p>
      <text:p text:style-name="Code_20_Indent"><text:tab/><text:tab/>&lt;tab label="Step 2" id="tb2" <text:span text:style-name="T8">disabled="true"</text:span>/&gt;</text:p>
      <text:p text:style-name="Code_20_Indent"><text:tab/><text:tab/>&lt;tab label="Step 3" id="tb3" <text:span text:style-name="T8">disabled="true"</text:span>/&gt;</text:p>
      <text:p text:style-name="Code_20_Indent"><text:tab/>&lt;/tabs&gt;</text:p>
      <text:p text:style-name="Code_20_Indent"><text:tab/>&lt;tabpanels&gt;</text:p>
      <text:p text:style-name="Code_20_Indent"><text:tab/><text:tab/>&lt;tabpanel&gt;&lt;button label="to Step2" onClick="tbx.selectedTab=tb2"/&gt;&lt;/tabpanel&gt;</text:p>
      <text:p text:style-name="Code_20_Indent"><text:tab/><text:tab/>&lt;tabpanel&gt;&lt;button label="to Step3" onClick="tbx.selectedTab=tb3"/&gt;&lt;/tabpanel&gt;</text:p>
      <text:p text:style-name="Code_20_Indent"><text:tab/><text:tab/>&lt;tabpanel&gt;This is panel 3&lt;/tabpanel&gt;</text:p>
      <text:p text:style-name="Code_20_Indent"><text:tab/>&lt;/tabpanels&gt;</text:p>
      <text:p text:style-name="Code_20_Indent">&lt;/tabbox&gt;</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Code_20_Indent"><text:tab/><text:tab/>&lt;/tabpanel&gt;</text:p>
      <text:p text:style-name="Code_20_Indent"><text:tab/><text:tab/>&lt;tabpanel fulfill="tab2.onSelect"&gt;</text:p>
      <text:p text:style-name="Code_20_Indent"><text:tab/>This panel is loaded only tab2 receives the onSelect event</text:p>
      <text:p text:style-name="Code_20_Indent"><text:tab/><text:tab/>&lt;/tabpanel&gt;</text:p>
      <text:p text:style-name="Code_20_Indent"><text:tab/>&lt;/tabpanels&gt;</text:p>
      <text:p text:style-name="Code_20_Indent">&lt;/tabbox&gt;</text:p>
      <text:p text:style-name="Text_20_body_20_indent">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61"><draw:image xlink:href="../imag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2" draw:name="graphics36" text:anchor-type="paragraph" svg:x="8.606cm" svg:y="0.298cm" svg:width="8.999cm" svg:height="2.82cm" draw:z-index="62"><draw:image xlink:href="../imag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8">height="130px"</text:span>&gt;</text:p>
      <text:p text:style-name="Code_20_Indent"><text:tab/>&lt;columns&gt;</text:p>
      <text:p text:style-name="Code_20_Indent"><text:tab/><text:tab/>&lt;column label="Head 1"/&gt;</text:p>
      <text:p text:style-name="Code_20_Indent"><text:tab/><text:tab/>&lt;column label="Head 2" align="center"/&gt;</text:p>
      <text:p text:style-name="Code_20_Indent"><text:tab/><text:tab/>&lt;column label="Head 3" align="right"/&gt;</text:p>
      <text:p text:style-name="Code_20_Indent"><text:tab/>&lt;/columns&gt;</text:p>
      <text:p text:style-name="Code_20_Indent"><text:tab/>&lt;rows&gt;</text:p>
      <text:p text:style-name="Code_20_Indent"><text:tab/><text:tab/>&lt;row&gt;</text:p>
      <text:p text:style-name="Code_20_Indent"><text:tab/><text:tab/><text:tab/>&lt;listbox mold="select"&gt;</text:p>
      <text:p text:style-name="Code_20_Indent"><text:tab/><text:tab/><text:tab/><text:tab/>&lt;listitem label="Faster"/&gt;</text:p>
      <text:p text:style-name="Code_20_Indent"><text:tab/><text:tab/><text:tab/><text:tab/>&lt;listitem label="Fast"/&gt;</text:p>
      <text:p text:style-name="Code_20_Indent"><text:tab/><text:tab/><text:tab/><text:tab/>&lt;listitem label="Average"/&gt;</text:p>
      <text:p text:style-name="Code_20_Indent"><text:tab/><text:tab/><text:tab/>&lt;/listbox&gt;</text:p>
      <text:p text:style-name="Code_20_Indent"><text:tab/><text:tab/><text:tab/>&lt;datebox/&gt;</text:p>
      <text:p text:style-name="Code_20_Indent"><text:tab/><text:tab/><text:tab/>&lt;textbox rows="2"/&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 orient="vertical"&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lt;/rows&gt;</text:p>
      <text:p text:style-name="Code_20_Indent">&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3">Once a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63"><draw:image xlink:href="../images/1000000000000133000000737A37B110.png" xlink:type="simple" xlink:show="embed" xlink:actuate="onLoad"/></draw:frame>&lt;grid width="300px" <text:span text:style-name="T28">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18">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3">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64"><draw:image xlink:href="../images/100000000000026C00000066A82ED1BB.png" xlink:type="simple" xlink:show="embed" xlink:actuate="onLoad"/></draw:frame>&lt;vbox&gt;</text:p>
      <text:p text:style-name="Code_20_Indent_20_2">&lt;paging id="pg" pageSize="4"/&gt;</text:p>
      <text:p text:style-name="Code_20_Indent_20_2">&lt;hbox&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1.1"/&gt;&lt;label value="Item 1.2"/&gt;</text:p>
      <text:p text:style-name="Code_20_Indent_20_2"><text:tab/><text:tab/><text:tab/>&lt;/row&gt;</text:p>
      <text:p text:style-name="Code_20_Indent_20_2"><text:tab/><text:tab/><text:tab/>&lt;row&gt;</text:p>
      <text:p text:style-name="Code_20_Indent_20_2"><text:tab/><text:tab/><text:tab/><text:tab/>&lt;label value="Item 2.1"/&gt;&lt;label value="Item 2.2"/&gt;</text:p>
      <text:p text:style-name="Code_20_Indent_20_2"><text:tab/><text:tab/><text:tab/>&lt;/row&gt;</text:p>
      <text:p text:style-name="Code_20_Indent_20_2"><text:tab/><text:tab/><text:tab/>&lt;row&gt;</text:p>
      <text:p text:style-name="Code_20_Indent_20_2"><text:tab/><text:tab/><text:tab/><text:tab/>&lt;label value="Item 3.1"/&gt;&lt;label value="Item 3.2"/&gt;</text:p>
      <text:p text:style-name="Code_20_Indent_20_2"><text:tab/><text:tab/><text:tab/>&lt;/row&gt;</text:p>
      <text:p text:style-name="Code_20_Indent_20_2"><text:tab/><text:tab/><text:tab/>&lt;row&gt;</text:p>
      <text:p text:style-name="Code_20_Indent_20_2"><text:tab/><text:tab/><text:tab/><text:tab/>&lt;label value="Item 4.1"/&gt;&lt;label value="Item 4.2"/&gt;</text:p>
      <text:p text:style-name="Code_20_Indent_20_2"><text:tab/><text:tab/><text:tab/>&lt;/row&gt;</text:p>
      <text:p text:style-name="Code_20_Indent_20_2"><text:tab/><text:tab/><text:tab/>&lt;row&gt;</text:p>
      <text:p text:style-name="Code_20_Indent_20_2"><text:tab/><text:tab/><text:tab/><text:tab/>&lt;label value="Item 5.1"/&gt;&lt;label value="Item 5.2"/&gt;</text:p>
      <text:p text:style-name="Code_20_Indent_20_2"><text:tab/><text:tab/><text:tab/>&lt;/row&gt;</text:p>
      <text:p text:style-name="Code_20_Indent_20_2"><text:tab/><text:tab/><text:tab/>&lt;row&gt;</text:p>
      <text:p text:style-name="Code_20_Indent_20_2"><text:tab/><text:tab/><text:tab/><text:tab/>&lt;label value="Item 6.1"/&gt;&lt;label value="Item 6.2"/&gt;</text:p>
      <text:p text:style-name="Code_20_Indent_20_2"><text:tab/><text:tab/><text:tab/>&lt;/row&gt;</text:p>
      <text:p text:style-name="Code_20_Indent_20_2"><text:tab/><text:tab/><text:tab/>&lt;row&gt;</text:p>
      <text:p text:style-name="Code_20_Indent_20_2"><text:tab/><text:tab/><text:tab/><text:tab/>&lt;label value="Item 7.1"/&gt;&lt;label value="Item 7.2"/&gt;</text:p>
      <text:p text:style-name="Code_20_Indent_20_2"><text:tab/><text:tab/><text:tab/>&lt;/row&gt;</text:p>
      <text:p text:style-name="Code_20_Indent_20_2"><text:tab/><text:tab/>&lt;/rows&gt;</text:p>
      <text:p text:style-name="Code_20_Indent_20_2"><text:tab/>&lt;/grid&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A.1"/&gt;&lt;label value="Item A.2"/&gt;</text:p>
      <text:p text:style-name="Code_20_Indent_20_2"><text:tab/><text:tab/><text:tab/>&lt;/row&gt;</text:p>
      <text:p text:style-name="Code_20_Indent_20_2"><text:tab/><text:tab/><text:tab/>&lt;row&gt;</text:p>
      <text:p text:style-name="Code_20_Indent_20_2"><text:tab/><text:tab/><text:tab/><text:tab/>&lt;label value="Item B.1"/&gt;&lt;label value="Item B.2"/&gt;</text:p>
      <text:p text:style-name="Code_20_Indent_20_2"><text:tab/><text:tab/><text:tab/>&lt;/row&gt;</text:p>
      <text:p text:style-name="Code_20_Indent_20_2"><text:tab/><text:tab/><text:tab/>&lt;row&gt;</text:p>
      <text:p text:style-name="Code_20_Indent_20_2"><text:tab/><text:tab/><text:tab/><text:tab/>&lt;label value="Item C.1"/&gt;&lt;label value="Item C.2"/&gt;</text:p>
      <text:p text:style-name="Code_20_Indent_20_2"><text:tab/><text:tab/><text:tab/>&lt;/row&gt;</text:p>
      <text:p text:style-name="Code_20_Indent_20_2"><text:tab/><text:tab/><text:tab/>&lt;row&gt;</text:p>
      <text:p text:style-name="Code_20_Indent_20_2"><text:tab/><text:tab/><text:tab/><text:tab/>&lt;label value="Item D.1"/&gt;&lt;label value="Item D.2"/&gt;</text:p>
      <text:p text:style-name="Code_20_Indent_20_2"><text:tab/><text:tab/><text:tab/>&lt;/row&gt;</text:p>
      <text:p text:style-name="Code_20_Indent_20_2"><text:tab/><text:tab/><text:tab/>&lt;row&gt;</text:p>
      <text:p text:style-name="Code_20_Indent_20_2"><text:tab/><text:tab/><text:tab/><text:tab/>&lt;label value="Item E.1"/&gt;&lt;label value="Item E.2"/&gt;</text:p>
      <text:p text:style-name="Code_20_Indent_20_2"><text:tab/><text:tab/><text:tab/>&lt;/row&gt;</text:p>
      <text:p text:style-name="Code_20_Indent_20_2"><text:tab/><text:tab/><text:tab/>&lt;row&gt;</text:p>
      <text:p text:style-name="Code_20_Indent_20_2"><text:tab/><text:tab/><text:tab/><text:tab/>&lt;label value="Item F.1"/&gt;&lt;label value="Item F.2"/&gt;</text:p>
      <text:p text:style-name="Code_20_Indent_20_2"><text:tab/><text:tab/><text:tab/>&lt;/row&gt;</text:p>
      <text:p text:style-name="Code_20_Indent_20_2"><text:tab/><text:tab/>&lt;/rows&gt;</text:p>
      <text:p text:style-name="Code_20_Indent_20_2"><text:tab/>&lt;/grid&gt;</text:p>
      <text:p text:style-name="Code_20_Indent_20_2">&lt;/hbox&gt;</text:p>
      <text:p text:style-name="Code_20_Indent_20_2">&lt;/vbox&gt;</text:p>
      <text:h text:style-name="Heading_20_4" text:outline-level="4">The <text:span text:style-name="T6">paging</text:span> Property</text:h>
      <text:p text:style-name="P23">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3">Once a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3">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14">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1">
        <text:list-item>
          <text:p text:style-name="P86">It is easier to use different views to show the same set of data.</text:p>
        </text:list-item>
        <text:list-item>
          <text:p text:style-name="P87">The grid sends the data to the client only if it is visible. It saves a lot of network traffic if the amount of data is huge.</text:p>
        </text:list-item>
      </text:list>
      <text:p text:style-name="Text_20_body_20_indent">There are three steps to use the live data.</text:p>
      <text:list text:style-name="L22">
        <text:list-item>
          <text:p text:style-name="P88">Prepare the data in the form of <text:span text:style-name="T6">ListModel</text:span>. ZK has a concrete implementation called <text:span text:style-name="T6">org.zkoss.zul.SimpleListModel</text:span>. for representing an array of objects.</text:p>
        </text:list-item>
        <text:list-item>
          <text:p text:style-name="P88">Implement the <text:span text:style-name="T6">org.zkoss.zul.RowRenderer</text:span> interface for rendering a row of data into the grid.</text:p>
        </text:list-item>
      </text:list>
      <text:list text:style-name="L23">
        <text:list-item>
          <text:list>
            <text:list-item>
              <text:p text:style-name="P89">This is optional. If not specified, the default renderer is used to render the data into the first column.</text:p>
            </text:list-item>
            <text:list-item>
              <text:p text:style-name="P89">You could implement different renderers for represent the same data in different views.</text:p>
            </text:list-item>
          </text:list>
        </text:list-item>
      </text:list>
      <text:list text:style-name="L22" text:continue-numbering="true">
        <text:list-item>
          <text:p text:style-name="P88">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21">, assigned it to a grid through the </text:span><text:span text:style-name="T7">model</text:span><text:span text:style-name="T21"> property. Then, the grid will do the rest.</text:span></text:p>
      <text:p text:style-name="Code_20_Indent"><draw:frame draw:style-name="fr7" draw:name="graphics80" text:anchor-type="paragraph" svg:x="14.997cm" svg:y="1.99cm" svg:width="2.223cm" svg:height="2.773cm" draw:z-index="76"><draw:image xlink:href="../images/100000000000006900000083A11BBF49.png" xlink:type="simple" xlink:show="embed" xlink:actuate="onLoad"/></draw:frame>&lt;window title="Live Grid" border="normal"&gt;</text:p>
      <text:p text:style-name="Code_20_Indent"><text:tab/>&lt;zscript&gt;</text:p>
      <text:p text:style-name="Code_20_Indent"><text:tab/><text:tab/>String[] data = new String[30];</text:p>
      <text:p text:style-name="Code_20_Indent"><text:tab/><text:tab/>for(int j=0; j &amp;lt; data.length; ++j) {</text:p>
      <text:p text:style-name="Code_20_Indent"><text:tab/><text:tab/><text:tab/>data[j] = "option "+j;</text:p>
      <text:p text:style-name="Code_20_Indent"><text:tab/><text:tab/>}</text:p>
      <text:p text:style-name="Code_20_Indent"><text:tab/><text:tab/>ListModel strset = new SimpleListModel(data);</text:p>
      <text:p text:style-name="Code_20_Indent"><text:tab/>&lt;/zscript&gt;</text:p>
      <text:p text:style-name="Code_20_Indent"><text:tab/>&lt;grid width="100px" height="100px" model="${strset}"&gt;</text:p>
      <text:p text:style-name="Code_20_Indent"><text:tab/><text:tab/>&lt;columns&gt;</text:p>
      <text:p text:style-name="Code_20_Indent"><text:tab/><text:tab/><text:tab/>&lt;column label="options"/&gt;</text:p>
      <text:p text:style-name="Code_20_Indent"><text:tab/><text:tab/>&lt;/columns&gt;</text:p>
      <text:p text:style-name="Code_20_Indent"><text:tab/>&lt;/grid&gt;</text:p>
      <text:p text:style-name="Code_20_Indent">&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grid (or listbox) that data is changed by use of ListDataEvent</text:p>
      <text:p text:style-name="Code_20_Indent_20_2"><text:tab/>}</text:p>
      <text:p text:style-name="Code_20_Indent_20_2">}</text:p>
      <text:p text:style-name="P23">When a user requests the grid to sort, the grid will invoke the <text:span text:style-name="T6">sort</text:span> method of <text:span text:style-name="T6">ListModelExt</text:span> to sort the data. In other words, the sorting is done by the list model, rather than the grid.</text:p>
      <text:p text:style-name="P23">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Auxiliary Headers</text:h>
      <text:p text:style-name="Text_20_body_20_indent">In add<text:span text:style-name="T2">ition to columns, you can specify auxiliary headers with the </text:span><text:span text:style-name="T7">auxhead</text:span><text:span text:style-name="T2"> and </text:span><text:span text:style-name="T7">auxheader</text:span><text:span text:style-name="T2"> components as follows.</text:span></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Code_20_Indent">&lt;/grid&gt;</text:p>
      <text:p text:style-name="P18"><draw:frame draw:style-name="fr16" draw:name="graphics105" text:anchor-type="paragraph" svg:width="11.959cm" svg:height="2.032cm" draw:z-index="101"><draw:image xlink:href="../images/1000000000000235000000602BB4CFD2.png" xlink:type="simple" xlink:show="embed" xlink:actuate="onLoad"/></draw:frame>The auxiliary headers support the <text:span text:style-name="T6">colspan</text:span> and <text:span text:style-name="T6">rowsspan</text:span> properties that the column header don't. However, as its name suggested, the auxiliary headers must be used with <text:span text:style-name="T6">column</text:span>.</text:p>
      <text:p text:style-name="P18">Unlike <text:span text:style-name="T6">column</text:span>/<text:span text:style-name="T6">columns</text:span>, which can used only with <text:span text:style-name="T6">grid</text:span>, <text:span text:style-name="T6">auhead</text:span>/<text:span text:style-name="T6">auxheader</text:span> can be used with <text:span text:style-name="T6">grid</text:span>, <text:span text:style-name="T6">listbox</text:span> and <text:span text:style-name="T6">tree</text:span>.</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3">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p text:style-name="Standard"><draw:frame draw:style-name="fr4" draw:name="graphics74" text:anchor-type="paragraph" svg:x="0.829cm" svg:y="0.086cm" svg:width="16.701cm" svg:height="2.371cm" draw:z-index="71"><draw:image xlink:href="../images/100000000000031500000070C388AAA9.png" xlink:type="simple" xlink:show="embed" xlink:actuate="onLoad"/></draw:frame></text:p>
      <text:h text:style-name="Heading_20_2" text:outline-level="2">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18">A separator is used to insert a space between two components. There are several ways to customize the separator.</text:p>
      <text:list text:style-name="L24">
        <text:list-item>
          <text:p text:style-name="P90">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90">By use of the <text:span text:style-name="T6">bar</text:span> property, you could control whether to show a horizontal or vertical line between component.</text:p>
        </text:list-item>
        <text:list-item>
          <text:p text:style-name="P90"><draw:frame draw:style-name="fr5" draw:name="graphics39" text:anchor-type="paragraph" svg:x="11.077cm" svg:y="0.46cm" svg:width="5.906cm" svg:height="2.582cm" draw:z-index="38"><draw:image xlink:href="../imag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3"><draw:image xlink:href="../imag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4"><draw:image xlink:href="../imag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23">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8">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87"><draw:image xlink:href="../imag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23">The height specified in the <text:span text:style-name="T6">contentStyle</text:span> property means the height of the content block, excluding the caption. Thus, if the groupbox is dismissed (i.e., the content block is <text:span text:style-name="T14">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18">A toolbar is used to place a series of buttons, such as toolbar buttons. The toolbar buttons could be used without toolbars, so a toolbar could be used without tool buttons. However, tool buttons change their appearance if they are placed inside a toolbar.</text:p>
      <text:p text:style-name="P18">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5"><draw:image xlink:href="../imag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0">A menu bar contains a collection of menu items and sub menus. A sub menu contains a collection of menu items and other sub menus. They, therefore, constructs a tree of menu items that user could select to execute.</text:p>
      <text:p text:style-name="P20">An example of menu bars is as follows.</text:p>
      <text:p text:style-name="Code"><draw:frame draw:style-name="fr7" draw:name="graphics17" text:anchor-type="paragraph" svg:x="10.634cm" svg:y="0.639cm" svg:width="6.65cm" svg:height="1.222cm" draw:z-index="26"><draw:image xlink:href="../imag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5">
        <text:list-item>
          <text:p text:style-name="P91"><text:span text:style-name="T6">menubar</text:span>: The topmost container for a collection of menu items (<text:span text:style-name="T6">menuitem</text:span>) and menus (<text:span text:style-name="T6">menu</text:span>). </text:p>
        </text:list-item>
        <text:list-item>
          <text:p text:style-name="P92"><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92"><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6">
        <text:list-item>
          <text:p text:style-name="P93"><text:span text:style-name="T6">menuitem</text:span>: An individual command on a menu. This could be placed in a menu bar, or a popup menu. </text:p>
        </text:list-item>
      </text:list>
      <text:list text:style-name="L27">
        <text:list-item>
          <text:p text:style-name="P94"><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8">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18">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8">A menu item could be used as a check box. The <text:span text:style-name="T6">checked</text:span> property denotes whether this menu item is checked. If checked, a check icon is appeared in front of the menu item.</text:p>
      <text:p text:style-name="P18">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18">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18">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18">Like <text:span text:style-name="T6">box</text:span>, you could control the orientation of a menu by use of the <text:span text:style-name="T6">orient</text:span> property. By default, the orientation is <text:span text:style-name="T6">horizontal</text:span>.</text:p>
      <text:p text:style-name="P18">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0">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 user right-clicks on it.</text:p>
      <text:p text:style-name="P20">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56"><draw:image xlink:href="../imag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0">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41">Property</text:p>
            </table:table-cell>
            <table:table-cell table:style-name="Table31.B1" office:value-type="string">
              <text:p text:style-name="P41">Description</text:p>
            </table:table-cell>
          </table:table-row>
        </table:table-header-rows>
        <table:table-row>
          <table:table-cell table:style-name="Table31.A2" office:value-type="string">
            <text:p text:style-name="P45">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5">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5">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p>
      <text:p text:style-name="Code_20_Indent"><text:tab/>&lt;label value="Move Mouse Over Me!" tooltip="<text:span text:style-name="T8">editPopup</text:span>"/&gt;</text:p>
      <text:p text:style-name="Code_20_Indent"><text:tab/>&lt;separator bar="true"/&gt;</text:p>
      <text:p text:style-name="Code_20_Indent"><text:tab/>&lt;label value="Tooptip for Another Popup" tooltip="<text:span text:style-name="T8">any</text:span>"/&gt;</text:p>
      <text:p text:style-name="Code_20_Indent"><text:tab/>&lt;separator bar="true"/&gt;</text:p>
      <text:p text:style-name="Code_20_Indent"><text:tab/>&lt;label value="Click Me!" popup="<text:span text:style-name="T8">editPopup</text:span>"/&gt;</text:p>
      <text:p text:style-name="Code_20_Indent"/>
      <text:p text:style-name="Code_20_Indent"><text:tab/>&lt;menupopup id="<text:span text:style-name="T8">editPopup</text:span>"&gt;</text:p>
      <text:p text:style-name="Code_20_Indent"><text:tab/><text:tab/><text:tab/>&lt;menuitem label="Undo"/&gt;</text:p>
      <text:p text:style-name="Code_20_Indent"><text:tab/><text:tab/><text:tab/>&lt;menuitem label="Redo"/&gt;</text:p>
      <text:p text:style-name="Code_20_Indent"><text:tab/><text:tab/><text:tab/>&lt;menu label="Sort"&gt;</text:p>
      <text:p text:style-name="Code_20_Indent"><text:tab/><text:tab/>&lt;menupopup&gt;</text:p>
      <text:p text:style-name="Code_20_Indent"><text:tab/><text:tab/><text:tab/>&lt;menuitem label="Sort by Name" autocheck="true"/&gt;</text:p>
      <text:p text:style-name="Code_20_Indent"><text:tab/><text:tab/><text:tab/>&lt;menuitem label="Sort by Date" autocheck="true"/&gt;</text:p>
      <text:p text:style-name="Code_20_Indent"><text:tab/><text:tab/>&lt;/menupopup&gt;</text:p>
      <text:p text:style-name="Code_20_Indent"><text:tab/><text:tab/><text:tab/>&lt;/menu&gt;</text:p>
      <text:p text:style-name="Code_20_Indent"><text:tab/>&lt;/menupopup&gt;</text:p>
      <text:p text:style-name="Code_20_Indent"><text:tab/>&lt;popup id="<text:span text:style-name="T8">any</text:span>" width="300px"&gt;</text:p>
      <text:p text:style-name="Code_20_Indent"><text:tab/><text:tab/>&lt;vbox&gt;</text:p>
      <text:p text:style-name="Code_20_Indent"><text:tab/><text:tab/><text:tab/>ZK simply rich.</text:p>
      <text:p text:style-name="Code_20_Indent"><text:tab/><text:tab/><text:tab/>&lt;toolbarbutton label="ZK your killer Web application now!"<text:tab/><text:tab/><text:tab/><text:tab/><text:tab/><text:tab/>href="<text:a xlink:type="simple" xlink:href="http://zk1.sourceforge.net/">http://zk1.sourceforge.net</text:a>"/&gt;</text:p>
      <text:p text:style-name="Code_20_Indent"><text:tab/><text:tab/>&lt;/vbox&gt;</text:p>
      <text:p text:style-name="Code_20_Indent">&lt;/popup&gt;</text:p>
      <text:p text:style-name="Code_20_Indent">&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18">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18">To improve the performance, you defer the creation of the content until it becomes visible – i.e., until the <text:span text:style-name="T6">onOpen</text:span> event is received.</text:p>
      <text:p text:style-name="P18">The simplest way to defer the creation of the content is to use the <text:span text:style-name="T6">fulfill</text:span> attribute as shown below.</text:p>
      <text:p text:style-name="Code_20_Indent">&lt;popup <text:span text:style-name="T38">id="any" </text:span>width="300px" fulfill="onOpen"&gt;</text:p>
      <text:p text:style-name="Code_20_Indent"><text:s text:c="3"/>&lt;button label="Hi"/&gt;&lt;!-- whatever content --&gt;</text:p>
      <text:p text:style-name="Code_20_Indent">&lt;/popup&gt;</text:p>
      <text:p text:style-name="P18">Then, the content (the <text:span text:style-name="T14">Hi</text:span> button) won't be created when the page is loaded. Rather, the content is created when the <text:span text:style-name="T6">onOpen</text:span> event is received at the first time.</text:p>
      <text:p text:style-name="P18">If you prefer to dynamically manipulate the content in Java, you can listen to the <text:span text:style-name="T6">onOpen</text:span> event as depicted below.</text:p>
      <text:p text:style-name="Code_20_Indent">&lt;popup <text:span text:style-name="T38">id="any" </text:span>width="300px"&gt;</text:p>
      <text:p text:style-name="Code_20_Indent"><text:tab/>&lt;attribute name="onOpen"&gt;</text:p>
      <text:p text:style-name="Code_20_Indent"><text:tab/>if (event.isOpen()) {</text:p>
      <text:p text:style-name="Code_20_Indent"><text:tab/><text:tab/>if (self.getChildren().isEmpty()) {</text:p>
      <text:p text:style-name="Code_20_Indent"><text:tab/><text:tab/><text:tab/>new Button("Hi").seParent(self);</text:p>
      <text:p text:style-name="Code_20_Indent"><text:tab/><text:tab/><text:tab/>...</text:p>
      <text:p text:style-name="Code_20_Indent"><text:tab/><text:tab/>}</text:p>
      <text:p text:style-name="Code_20_Indent"><text:tab/><text:tab/>if (event.getReference() instanceof Textbox) {</text:p>
      <text:p text:style-name="Code_20_Indent"><text:tab/><text:tab/><text:tab/>//you can do component-dependent manipulation here</text:p>
      <text:p text:style-name="Code_20_Indent"><text:tab/><text:tab/><text:tab/>...</text:p>
      <text:p text:style-name="Code_20_Indent"><text:tab/><text:tab/>}</text:p>
      <text:p text:style-name="Code_20_Indent"><text:tab/>}</text:p>
      <text:p text:style-name="Code_20_Indent"><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7" draw:name="Graphic11" text:anchor-type="paragraph" svg:x="14.776cm" svg:y="0.52cm" svg:width="2.15cm" svg:height="0.827cm" draw:z-index="6"><draw:image xlink:href="../imag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9"><draw:image xlink:href="../imag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8">
        <text:list-item>
          <text:p text:style-name="P95"><text:span text:style-name="T6">UP</text:span><text:span text:style-name="T9"> and </text:span><text:span text:style-name="T6">DOWN</text:span> to move the selection up and down one list item.</text:p>
        </text:list-item>
        <text:list-item>
          <text:p text:style-name="P95"><text:span text:style-name="T6">PgUp</text:span> and <text:span text:style-name="T6">PgDn</text:span> to move the<text:span text:style-name="T2"> selection up and down in a step of one page.</text:span></text:p>
        </text:list-item>
        <text:list-item>
          <text:p text:style-name="P95"><text:span text:style-name="T7">HOME</text:span><text:span text:style-name="T2"> to move the selection to the first item, and </text:span><text:span text:style-name="T7">END</text:span><text:span text:style-name="T2"> to the last item.</text:span></text:p>
        </text:list-item>
        <text:list-item>
          <text:p text:style-name="P95"><text:span text:style-name="T6">Ctrl+UP</text:span> and <text:span text:style-name="T6">Ctrl+DOWN</text:span> to move the focus up and down one list item without changing <text:span text:style-name="T2">the selection.</text:span></text:p>
        </text:list-item>
        <text:list-item>
          <text:p text:style-name="P96"><text:span text:style-name="T6">SPACE</text:span> to select the item of the focus.</text:p>
        </text:list-item>
      </text:list>
      <text:h text:style-name="Heading_20_3" text:outline-level="3">Multi-Column List Boxe<text:span text:style-name="T2">s</text:span></text:h>
      <text:p text:style-name="P18">The list box also supports multiple columns. When user selects an item, the entire row is selected.</text:p>
      <text:p text:style-name="P18">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1"><draw:image xlink:href="../imag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8" text:note-class="footnote"><text:note-citation>38</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2"><draw:image xlink:href="../imag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36"><draw:image xlink:href="../imag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8">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3"><draw:image xlink:href="../imag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p text:style-name="Standard"/>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65"><draw:image xlink:href="../imag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18">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52"><draw:image xlink:href="../imag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lt;zscript&gt;</text:p>
      <text:p text:style-name="Code_20_Indent"><text:tab/>Com<text:span text:style-name="T2">parator asc = new ListitemComarator(-1, true, true);</text:span></text:p>
      <text:p text:style-name="Code_20_Indent"><text:tab/>Comparator dsc = new ListitemComarator(-1, false, true);</text:p>
      <text:p text:style-name="Code_20_Indent">&lt;/zscript&gt;</text:p>
      <text:p text:style-name="Code_20_Indent">&lt;listbox&gt;</text:p>
      <text:p text:style-name="Code_20_Indent"><text:tab/>&lt;listhead&gt;</text:p>
      <text:p text:style-name="Code_20_Indent"><text:tab/><text:tab/>&lt;listheader sortAscending="${asc}" sortDescending="${dsc}"/&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3">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3"><draw:frame draw:style-name="fr8" draw:name="graphics32" text:anchor-type="paragraph" svg:x="8.851cm" svg:y="1.039cm" svg:width="8.47cm" svg:height="1.649cm" draw:z-index="34"><draw:image xlink:href="../imag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3"><draw:image xlink:href="../imag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3">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39" text:note-class="footnote"><text:note-citation>39</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14">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1">
        <text:list-item text:start-value="1">
          <text:p text:style-name="P86">It is easier to use different views to show the same set of data.</text:p>
        </text:list-item>
        <text:list-item>
          <text:p text:style-name="P87">The list box sends the data to the client only if it is visible. It saves a lot of network traffic if the amount of data is huge.</text:p>
        </text:list-item>
      </text:list>
      <text:p text:style-name="Text_20_body_20_indent">There are three steps to use the live data.</text:p>
      <text:list text:style-name="L29">
        <text:list-item>
          <text:p text:style-name="P97">Prepare the data in the form of <text:span text:style-name="T6">ListModel</text:span>. ZK has a concrete implementation called <text:span text:style-name="T6">org.zkoss.zul.SimpleListModel</text:span>. for representing an array of objects.</text:p>
        </text:list-item>
        <text:list-item>
          <text:p text:style-name="P97">Implement the <text:span text:style-name="T6">org.zkoss.zul.ListitemRenderer</text:span> interface for rendering an item of data into a list item of the list box.</text:p>
        </text:list-item>
      </text:list>
      <text:list text:style-name="L30">
        <text:list-item>
          <text:list>
            <text:list-item>
              <text:p text:style-name="P98">This is optional. If not specified, the default renderer is used to render the data into the first column.</text:p>
            </text:list-item>
            <text:list-item>
              <text:p text:style-name="P98">You could implement different renderers for represent the same data in different views.</text:p>
            </text:list-item>
          </text:list>
        </text:list-item>
      </text:list>
      <text:list text:style-name="L29" text:continue-numbering="true">
        <text:list-item>
          <text:p text:style-name="P97">Specify the data in the <text:span text:style-name="T6">model</text:span> property, and, optionally, the renderer in the <text:span text:style-name="T6">itemRenderer</text:span> property.</text:p>
        </text:list-item>
      </text:list>
      <text:p text:style-name="P18"><draw:frame draw:style-name="fr7" draw:name="graphics6" text:anchor-type="paragraph" svg:x="11.652cm" svg:y="1.621cm" svg:width="5.934cm" svg:height="4.401cm" draw:z-index="17"><draw:image xlink:href="../images/1000000000000132000000E3AE1693E7.png" xlink:type="simple" xlink:show="embed" xlink:actuate="onLoad"/></draw:frame>In the following example, we prepared a list model called <text:span text:style-name="T6">strset</text:span><text:span text:style-name="T9">, assigned it to a list box through the </text:span><text:span text:style-name="T6">model</text:span><text:span text:style-name="T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listbox (or grid) that data is changed by use of ListDataEvent</text:p>
      <text:p text:style-name="Code_20_Indent_20_2"><text:tab/>}</text:p>
      <text:p text:style-name="Code_20_Indent_20_2">}</text:p>
      <text:p text:style-name="P23">When a user requests the list box to sort, the list box will invoke the <text:span text:style-name="T6">sort</text:span> method of <text:span text:style-name="T6">ListModelExt</text:span> to sort the data. In other words, the sorting is done by the list model, rather than the list box.</text:p>
      <text:p text:style-name="P23">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Code_20_Indent_20_2">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representation. In other words, it can be used with grids, list boxes and any other components supporting </text:span><text:span text:style-name="T7">ListModel</text:span><text:span text:style-name="T2">.</text:span></text:p>
      <text:p text:style-name="P21">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18">In theory, a list cell could contain any other components, as depicted below.</text:p>
      <text:p text:style-name="Code_20_Indent"><draw:frame draw:style-name="fr7" draw:name="graphics34" text:anchor-type="paragraph" svg:x="12.411cm" svg:y="0.48cm" svg:width="4.979cm" svg:height="1.73cm" draw:z-index="35"><draw:image xlink:href="../images/1000000000000101000000597E6A0365.png" xlink:type="simple" xlink:show="embed" xlink:actuate="onLoad"/></draw:frame>&lt;listbox width="250px"&gt;</text:p>
      <text:p text:style-name="Code_20_Indent"><text:tab/>&lt;listhead&gt;</text:p>
      <text:p text:style-name="Code_20_Indent"><text:tab/><text:tab/>&lt;listheader label="Population"/&gt;</text:p>
      <text:p text:style-name="Code_20_Indent"><text:tab/><text:tab/>&lt;listheader label="Percentage"/&gt;</text:p>
      <text:p text:style-name="Code_20_Indent"><text:tab/>&lt;/listhead&gt;</text:p>
      <text:p text:style-name="Code_20_Indent"><text:tab/>&lt;listitem value="A"&gt;</text:p>
      <text:p text:style-name="Code_20_Indent"><text:tab/><text:tab/>&lt;listcell&gt;&lt;textbox value="A. Graduate"/&gt;&lt;/listcell&gt;</text:p>
      <text:p text:style-name="Code_20_Indent"><text:tab/><text:tab/>&lt;listcell label="20%"/&gt;</text:p>
      <text:p text:style-name="Code_20_Indent"><text:tab/>&lt;/listitem&gt;</text:p>
      <text:p text:style-name="Code_20_Indent"><text:tab/>&lt;listitem value="B"&gt;</text:p>
      <text:p text:style-name="Code_20_Indent"><text:tab/><text:tab/>&lt;listcell&gt;&lt;checkbox label="B. College"/&gt;&lt;/listcell&gt;</text:p>
      <text:p text:style-name="Code_20_Indent"><text:tab/><text:tab/>&lt;listcell&gt;&lt;button label="23%"/&gt;&lt;/listcell&gt;</text:p>
      <text:p text:style-name="Code_20_Indent"><text:tab/>&lt;/listitem&gt;</text:p>
      <text:p text:style-name="Code_20_Indent"><text:tab/>&lt;listitem value="C"&gt;</text:p>
      <text:p text:style-name="Code_20_Indent"><text:tab/><text:tab/>&lt;listcell label="C. High School"/&gt;</text:p>
      <text:p text:style-name="Code_20_Indent"><text:tab/><text:tab/>&lt;listcell&gt;&lt;textbox cols="8" value="40%"/&gt;&lt;/listcell&gt;</text:p>
      <text:p text:style-name="Code_20_Indent"><text:tab/>&lt;/listitem&gt;</text:p>
      <text:p text:style-name="Code_20_Indent">&lt;/listbox&gt;</text:p>
      <text:p text:style-name="P18">Notes:</text:p>
      <text:list text:style-name="L31">
        <text:list-item>
          <text:p text:style-name="P99">Don't use a list box, when a grid is a better choice. The appearances of list boxes and grids are similar, but the list box shall be used only to represent a list of selectable items.</text:p>
        </text:list-item>
        <text:list-item>
          <text:p text:style-name="P99">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99">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27"><draw:image xlink:href="../imag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2">
        <text:list-item>
          <text:p text:style-name="P100"><text:span text:style-name="T6">tree</text:span>: This is the outer com<text:span text:style-name="T2">ponent</text:span> of a tree control. </text:p>
        </text:list-item>
      </text:list>
      <text:list text:style-name="L33">
        <text:list-item>
          <text:p text:style-name="P101"><text:span text:style-name="T6">treecols</text:span>: This com<text:span text:style-name="T2">ponent</text:span> is a placeholder for a col<text:span text:style-name="T2">lection</text:span> of <text:span text:style-name="T6">treecol</text:span> components. </text:p>
        </text:list-item>
      </text:list>
      <text:list text:style-name="L34">
        <text:list-item>
          <text:p text:style-name="P102"><text:span text:style-name="T6">treecol</text:span>: This is used to declare a column of the tree. By using this comlumn, you can specify additional information such as the column header. </text:p>
        </text:list-item>
      </text:list>
      <text:list text:style-name="L35">
        <text:list-item>
          <text:p text:style-name="P103"><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104"><text:span text:style-name="T6">treeitem</text:span>: This component contains a row of data (<text:span text:style-name="T6">treerow</text:span>), and an optional <text:span text:style-name="T6">treechildren</text:span>.</text:p>
          <text:list>
            <text:list-item>
              <text:p text:style-name="P104">If the component doesn't contain a <text:span text:style-name="T6">treechildren</text:span>, it is a leaf node that doesn't accept any child items.</text:p>
            </text:list-item>
            <text:list-item>
              <text:p text:style-name="P104">If it contains a <text:span text:style-name="T6">treechildren</text:span>, it is a branch node that might contain other items.</text:p>
            </text:list-item>
            <text:list-item>
              <text:p text:style-name="P104">For a branch node, an +/- button will appear at the beginning of the row, such that user could open and close the item by clicking on the +/- button.</text:p>
            </text:list-item>
          </text:list>
        </text:list-item>
        <text:list-item>
          <text:p text:style-name="P103"><text:span text:style-name="T7">treerow</text:span><text:span text:style-name="T2">: </text:span>A single row in the tree, which should be placed inside a <text:span text:style-name="T6">treeitem</text:span> component.</text:p>
        </text:list-item>
        <text:list-item>
          <text:p text:style-name="P103"><text:span text:style-name="T6">treecell</text:span>: A single cell in a tree row. This element would go inside a <text:span text:style-name="T6">treerow</text:span> component. </text:p>
        </text:list-item>
      </text:list>
      <text:p text:style-name="Mouseless_20_Header">Mouseless Entry <text:tab/><text:span text:style-name="T7">tree</text:span></text:p>
      <text:list text:style-name="L36">
        <text:list-item>
          <text:p text:style-name="P105"><text:span text:style-name="T6">UP</text:span><text:span text:style-name="T9"> and </text:span><text:span text:style-name="T6">DOWN</text:span> to move the selection up and down one tree item.</text:p>
        </text:list-item>
        <text:list-item>
          <text:p text:style-name="P105"><text:span text:style-name="T6">PgUp</text:span> and <text:span text:style-name="T6">PgDn</text:span> to move the<text:span text:style-name="T2"> selection up and down in a step of one page.</text:span></text:p>
        </text:list-item>
        <text:list-item>
          <text:p text:style-name="P106"><text:span text:style-name="T6">HOME</text:span> to move the selection to the first item, and <text:span text:style-name="T6">END</text:span> to the last item.</text:p>
        </text:list-item>
        <text:list-item>
          <text:p text:style-name="P105"><text:span text:style-name="T6">RIGHT</text:span><text:span text:style-name="T9"> to open a tree item, and </text:span><text:span text:style-name="T6">LEFT</text:span><text:span text:style-name="T9"> to close a tree item.</text:span></text:p>
        </text:list-item>
        <text:list-item>
          <text:p text:style-name="P105"><text:span text:style-name="T6">Ctrl+UP</text:span> and <text:span text:style-name="T6">Ctrl+DOWN</text:span> to move the focus up and down one tree item without changing <text:span text:style-name="T2">the selection.</text:span></text:p>
        </text:list-item>
        <text:list-item>
          <text:p text:style-name="P106"><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18">When a user clicks on the +/- button, he opens the tree item and makes its children visible. The <text:span text:style-name="T6">onOpen</text:span> event is then sent to the server to notify the application.</text:p>
      <text:p text:style-name="P18">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Paging</text:h>
      <text:p text:style-name="Text_20_body_20_indent"><draw:frame draw:style-name="fr5" draw:name="graphics91" text:anchor-type="paragraph" svg:x="14.446cm" svg:y="0.594cm" svg:width="2.921cm" svg:height="5.779cm" draw:z-index="93"><draw:image xlink:href="../images/100000000000008A000001112B40E516.png" xlink:type="simple" xlink:show="embed" xlink:actuate="onLoad"/></draw:frame>The<text:span text:style-name="T2"> </text:span><text:span text:style-name="T7">pageSize</text:span><text:span text:style-name="T2"> property controls the number of tree items to display at once. By default, it is 10. That is, at most 10 tree items are displayed at the client for each level as depicted in the right figure.</text:span></text:p>
      <text:p text:style-name="P18">A user can click <text:s/>to see more tree items (i.e., enlarge <text:span text:style-name="T6">pageSize</text:span>), or click <text:s/>or <text:s/>to scroll up and down.</text:p>
      <text:p text:style-name="P18">If you want to display all tree items, simply set <text:span text:style-name="T6">pageSize</text:span> to -1. However, it is not recommended if the tree control is huge, since the browser is too slow to handle a tree with huge number of items.</text:p>
      <text:p text:style-name="P18">In addition to the <text:span text:style-name="T6">pageSize</text:span> property of a tree control, you can change the page size of each <text:span text:style-name="T6">treechildren</text:span> instance by modifying the <text:span text:style-name="T6">pageSize</text:span> property of the corresponding <text:span text:style-name="T6">treechildren</text:span> instance.</text:p>
      <text:h text:style-name="Heading_20_4" text:outline-level="4">The<text:span text:style-name="T2"> </text:span><text:span text:style-name="T7">onPaging</text:span><text:span text:style-name="T2"> and </text:span><text:span text:style-name="T7">onPageSize</text:span><text:span text:style-name="T2"> Event</text:span></text:h>
      <text:p text:style-name="P23">When a user clicks <text:s/>or <text:s/>to scroll up and down the page, the <text:span text:style-name="T6">onPaging</text:span> event is sent with an <text:span text:style-name="T6">org.zkoss.zul.event.PagingEvent</text:span> instance. Similarly, the <text:span text:style-name="T6">onPageSize</text:span> event is sent with an <text:span text:style-name="T6">org.zkoss.zul.event.PageSize</text:span> instance when a user clicks .</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3"><draw:frame draw:style-name="fr4" draw:name="graphics35" text:anchor-type="paragraph" svg:x="4.84cm" svg:y="1.667cm" svg:width="7.909cm" svg:height="2.379cm" draw:z-index="67"><draw:image xlink:href="../imag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3">This property is ignored if the <text:span text:style-name="T6">rows</text:span> property is specified.</text:p>
      <text:h text:style-name="Heading_20_4" text:outline-level="4">The <text:span text:style-name="T6">maxlength</text:span> Property</text:h>
      <text:p text:style-name="P23">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0"><draw:image xlink:href="../imag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7">
        <text:list-item>
          <text:p text:style-name="P107"><text:span text:style-name="T6">Alt+DOWN</text:span> to pop up the list.</text:p>
        </text:list-item>
        <text:list-item>
          <text:p text:style-name="P107"><text:span text:style-name="T6">Alt+UP</text:span> or <text:span text:style-name="T6">ESC</text:span> to close the list.</text:p>
        </text:list-item>
        <text:list-item>
          <text:p text:style-name="P107"><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18">By default, the drop-down list won't be opened until user clicks the <draw:frame draw:style-name="fr18" draw:name="graphics26" text:anchor-type="as-char" svg:width="0.291cm" svg:height="0.407cm" draw:z-index="5"><draw:image xlink:href="../imag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18">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1"><draw:image xlink:href="../imag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8">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13.949cm" svg:y="0.549cm" svg:width="3.51cm" svg:height="1.318cm" draw:z-index="92"><draw:image xlink:href="../images/10000000000000B50000004419304D81.png" xlink:type="simple" xlink:show="embed" xlink:actuate="onLoad"/></draw:frame>&lt;combobox fulfill<text:span text:style-name="T8">="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lt;/combobox&gt;</text:p>
      <text:p text:style-name="P18">Alternatively, you can listen to the <text:span text:style-name="T6">onOpen</text:span> event, and then prepare the drop-down list or change it dynamically in the listener as shown below. </text:p>
      <text:p text:style-name="Code_20_Indent">&lt;combobox id="combo" <text:span text:style-name="T8">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18">Since a combobox is also a text box, the <text:span text:style-name="T6">onChanging</text:span> event will be sent if you add a listener for it. By listening to this event, you could manipulate the drop-down list as the Google Suggests<text:note text:id="ftn40" text:note-class="footnote"><text:note-citation>40</text:note-citation><text:note-body><text:p text:style-name="Footnote">http://www.google.com/webhp?complete=1&amp;hl=en</text:p></text:note-body></text:note> does. This feature is sometimes called autocomplete.</text:p>
      <text:p text:style-name="P18">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9" draw:name="graphics45" text:anchor-type="as-char" svg:y="-0.309cm" svg:width="0.445cm" svg:height="0.466cm" draw:z-index="8"><draw:image xlink:href="../images/10000000000000150000001699487861.png" xlink:type="simple" xlink:show="embed" xlink:actuate="onLoad"/></draw:frame></text:span><text:span text:style-name="T2"> button.</text:span></text:p>
      <text:p text:style-name="P20">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42"><draw:image xlink:href="../images/10000000000000E80000008E1E66A663.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p text:style-name="Mouseless_20_Header">Mouseless Entry<text:tab/><text:span text:style-name="T7">bandbox</text:span></text:p>
      <text:list text:style-name="L38">
        <text:list-item>
          <text:p text:style-name="P108"><text:span text:style-name="T6">Alt+DOWN</text:span> to pop up the list.</text:p>
        </text:list-item>
        <text:list-item>
          <text:p text:style-name="P108"><text:span text:style-name="T6">Alt+UP</text:span> or <text:span text:style-name="T6">ESC</text:span> to close the list.</text:p>
        </text:list-item>
        <text:list-item>
          <text:p text:style-name="P108"><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18">A popup window could contain any kind of components, so it is developer's job to copy the value from and close the popup if one of item is selected.</text:p>
      <text:p text:style-name="P18">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18">By default, the popup window won't be opened until user clicks the <draw:frame draw:style-name="fr19" draw:name="graphics46" text:anchor-type="as-char" svg:y="-0.351cm" svg:width="0.445cm" svg:height="0.466cm" draw:z-index="7"><draw:image xlink:href="../imag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8">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8">fulfill="onOpen"</text:span>&gt;</text:p>
      <text:p text:style-name="Code_20_Indent"><text:tab/>&lt;bandpopup&gt;</text:p>
      <text:p text:style-name="Code_20_Indent"><text:tab/>...</text:p>
      <text:p text:style-name="Code_20_Indent"><text:tab/>&lt;/bandpopup&gt;</text:p>
      <text:p text:style-name="Code_20_Indent">&lt;/bandbox&gt;</text:p>
      <text:p text:style-name="P18">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8">Since a bandbox is also a text box, the <text:span text:style-name="T6">onChanging</text:span> event will be sent if you add a listener for it. By listening to this event, you could manipulate the popup window any way you like.</text:p>
      <text:p text:style-name="P18">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0"/>
      <text:p text:style-name="Code">&lt;chart id="mychart" type="pie" width="400" height="200" threeD="true" fgAlpha="128"&gt;</text:p>
      <text:p text:style-name="Code"><text:s text:c="2"/>&lt;zscript&gt;&lt;![CDATA[</text:p>
      <text:p text:style-name="Code"><draw:frame draw:style-name="fr20" draw:name="graphics63" text:anchor-type="paragraph" svg:x="9.252cm" svg:y="0.261cm" svg:width="8.229cm" svg:height="2.487cm" draw:z-index="66"><draw:image xlink:href="../imag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19" text:outline-level="3">Live Data</text:h>
      <text:p text:style-name="P18">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19" text:outline-level="3">Drill Down (The <text:span text:style-name="T6">onClick</text:span> Event)</text:h>
      <text:p text:style-name="P18">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18">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109">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18">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18">Only two steps needed to use the area renderer.</text:p>
      <text:list text:style-name="L39">
        <text:list-item>
          <text:p text:style-name="P110">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10"><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11">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1">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18">Similarly, you could make a component droppable by assigning <text:span text:style-name="T6">"true"</text:span> to the droppable property.</text:p>
      <text:p text:style-name="Code_20_Indent">&lt;hbox droppable="true"/&gt;</text:p>
      <text:p text:style-name="P18">Then, user could drag a draggable component, and then drop it to a droppable component.</text:p>
      <text:h text:style-name="Heading_20_3" text:outline-level="3">The<text:span text:style-name="T2"> onDrop Event</text:span></text:h>
      <text:p text:style-name="P18">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18">Notice that the target of the <text:span text:style-name="T6">onDrop</text:span> event is the droppable component, not the component being dragged.</text:p>
      <text:p text:style-name="P18">The following is a simple example that allows users to reorder list items by drag-and-drop.</text:p>
      <text:p text:style-name="P112"><draw:frame draw:style-name="fr21" draw:name="graphics40" text:anchor-type="paragraph" svg:width="11.24cm" svg:height="3.81cm" draw:z-index="39"><draw:image xlink:href="../images/1000000000000213000000B4ADEE091E.png" xlink:type="simple" xlink:show="embed" xlink:actuate="onLoad"/></draw:frame></text:p>
      <text:p text:style-name="Code_20_Indent">&lt;window title="Reorder by Drag-and-Drop" border="normal"&gt;</text:p>
      <text:p text:style-name="Code_20_Indent"><text:tab/>Unique Visitors of ZK:</text:p>
      <text:p text:style-name="Code_20_Indent"><text:tab/>&lt;listbox id="src" multiple="true" width="300px"&gt;</text:p>
      <text:p text:style-name="Code_20_Indent"><text:tab/><text:tab/>&lt;listhead&gt;</text:p>
      <text:p text:style-name="Code_20_Indent"><text:tab/><text:tab/><text:tab/>&lt;listheader label="Country/Area"/&gt;</text:p>
      <text:p text:style-name="Code_20_Indent"><text:tab/><text:tab/><text:tab/>&lt;listheader align="right" label="Visits"/&gt;</text:p>
      <text:p text:style-name="Code_20_Indent"><text:tab/><text:tab/><text:tab/>&lt;listheader align="right" label="%"/&gt;</text:p>
      <text:p text:style-name="Code_20_Indent"><text:tab/><text:tab/>&lt;/listhead&gt;</text:p>
      <text:p text:style-name="Code_20_Indent"><text:tab/><text:tab/>&lt;listitem draggable="true" droppable="true" onDrop="move(event.dragged)"&gt;</text:p>
      <text:p text:style-name="Code_20_Indent"><text:tab/><text:tab/><text:tab/>&lt;listcell label="United States"/&gt;</text:p>
      <text:p text:style-name="Code_20_Indent"><text:tab/><text:tab/><text:tab/>&lt;listcell label="5,093"/&gt;</text:p>
      <text:p text:style-name="Code_20_Indent"><text:tab/><text:tab/><text:tab/>&lt;listcell label="19.39%"/&gt;</text:p>
      <text:p text:style-name="Code_20_Indent"><text:tab/><text:tab/>&lt;/listitem&gt;</text:p>
      <text:p text:style-name="Code_20_Indent"><text:tab/><text:tab/>&lt;listitem draggable="true" droppable="true" onDrop="move(event.dragged)"&gt;</text:p>
      <text:p text:style-name="Code_20_Indent"><text:tab/><text:tab/><text:tab/>&lt;listcell label="China"/&gt;</text:p>
      <text:p text:style-name="Code_20_Indent"><text:tab/><text:tab/><text:tab/>&lt;listcell label="4,274"/&gt;</text:p>
      <text:p text:style-name="Code_20_Indent"><text:tab/><text:tab/><text:tab/>&lt;listcell label="16.27%"/&gt;</text:p>
      <text:p text:style-name="Code_20_Indent"><text:tab/><text:tab/>&lt;/listitem&gt;</text:p>
      <text:p text:style-name="Code_20_Indent"><text:tab/><text:tab/>&lt;listitem draggable="true" droppable="true" onDrop="move(event.dragged)"&gt;</text:p>
      <text:p text:style-name="Code_20_Indent"><text:tab/><text:tab/><text:tab/>&lt;listcell label="France"/&gt;</text:p>
      <text:p text:style-name="Code_20_Indent"><text:tab/><text:tab/><text:tab/>&lt;listcell label="1,892"/&gt;</text:p>
      <text:p text:style-name="Code_20_Indent"><text:tab/><text:tab/><text:tab/>&lt;listcell label="7.20%"/&gt;</text:p>
      <text:p text:style-name="Code_20_Indent"><text:tab/><text:tab/>&lt;/listitem&gt;</text:p>
      <text:p text:style-name="Code_20_Indent"><text:tab/><text:tab/>&lt;listitem draggable="true" droppable="true" onDrop="move(event.dragged)"&gt;</text:p>
      <text:p text:style-name="Code_20_Indent"><text:tab/><text:tab/><text:tab/>&lt;listcell label="Germany"/&gt;</text:p>
      <text:p text:style-name="Code_20_Indent"><text:tab/><text:tab/><text:tab/>&lt;listcell label="1,846"/&gt;</text:p>
      <text:p text:style-name="Code_20_Indent"><text:tab/><text:tab/><text:tab/>&lt;listcell label="7.03%"/&gt;</text:p>
      <text:p text:style-name="Code_20_Indent"><text:tab/><text:tab/>&lt;/listitem&gt;</text:p>
      <text:p text:style-name="Code_20_Indent"><text:tab/><text:tab/>&lt;listitem draggable="true" droppable="true" onDrop="move(event.dragged)"&gt;</text:p>
      <text:p text:style-name="Code_20_Indent"><text:tab/><text:tab/><text:tab/>&lt;listcell label="(other)"/&gt;</text:p>
      <text:p text:style-name="Code_20_Indent"><text:tab/><text:tab/><text:tab/>&lt;listcell label="13,162"/&gt;</text:p>
      <text:p text:style-name="Code_20_Indent"><text:tab/><text:tab/><text:tab/>&lt;listcell label="50.01%"/&gt;</text:p>
      <text:p text:style-name="Code_20_Indent"><text:tab/><text:tab/>&lt;/listitem&gt;</text:p>
      <text:p text:style-name="Code_20_Indent"><text:tab/><text:tab/>&lt;listfoot&gt;</text:p>
      <text:p text:style-name="Code_20_Indent"><text:tab/><text:tab/><text:tab/>&lt;listfooter label="Total 132"/&gt;</text:p>
      <text:p text:style-name="Code_20_Indent"><text:tab/><text:tab/><text:tab/>&lt;listfooter label="26,267"/&gt;</text:p>
      <text:p text:style-name="Code_20_Indent"><text:tab/><text:tab/><text:tab/>&lt;listfooter label="100.00%"/&gt;</text:p>
      <text:p text:style-name="Code_20_Indent"><text:tab/><text:tab/>&lt;/listfoot&gt;</text:p>
      <text:p text:style-name="Code_20_Indent"><text:tab/>&lt;/listbox&gt;</text:p>
      <text:p text:style-name="Code_20_Indent"><text:tab/>&lt;zscript&gt;</text:p>
      <text:p text:style-name="Code_20_Indent"><text:tab/>void move(Component dragged) {</text:p>
      <text:p text:style-name="Code_20_Indent"><text:tab/><text:tab/>self.parent.insertBefore(dragged, self);</text:p>
      <text:p text:style-name="Code_20_Indent"><text:tab/>}</text:p>
      <text:p text:style-name="Code_20_Indent"><text:tab/>&lt;/zscript&gt;</text:p>
      <text:p text:style-name="Code_20_Indent">&lt;/window&gt;</text:p>
      <text:h text:style-name="Heading_20_3" text:outline-level="3">Dragging with Mul<text:span text:style-name="T2">tiple Selections</text:span></text:h>
      <text:p text:style-name="P18">When a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18">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Code_20_Indent">} else {</text:p>
      <text:p text:style-name="Code_20_Indent"><text:tab/>li.setSelected(true);</text:p>
      <text:p text:style-name="Code_20_Indent"><text:tab/>//handle li only</text:p>
      <text:p text:style-name="Code_20_Indent">}</text:p>
      <text:h text:style-name="Heading_20_3" text:outline-level="3">Multiple Types of Draggable Com<text:span text:style-name="T2">ponents</text:span></text:h>
      <text:p text:style-name="P18">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8">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18">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8">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18">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Work with HTML Tags</text:h>
      <text:p text:style-name="Text_20_body">There are several ways to use HTML tags with <text:span text:style-name="T2">XUL components in the same ZUML page. You can chose any of them based on your requirement.</text:span></text:p>
      <text:p text:style-name="P20">First, you can use the <text:span text:style-name="T6">html</text:span> component to embed HTML tags. With this approach, the HTML tags are simply the content of the <text:span text:style-name="T6">html</text:span> component. They are sent to the client directly. They don't have any specify meaning to ZK.</text:p>
      <text:p text:style-name="Text_20_body">Second, you can use the XHTML namespace <text:span text:style-name="T2">(</text:span><text:a xlink:type="simple" xlink:href="http://www.w3.org/1999/xhtml"><text:span text:style-name="T23">http://www.w3.org/1999/xhtml</text:span></text:a><text:a xlink:type="simple" xlink:href="http://www.w3.org/1999/xhtml"><text:span text:style-name="T39">) </text:span></text:a>to specify a component from the XHTML component set. In othere words, the<text:span text:style-name="T2"> XHTML namespace denotes the associate XML element is a component from the XHTML component set. Like the ZUL component set (</text:span><text:span text:style-name="T7">http://www.zkoss.org/2005/zul</text:span><text:span text:style-name="T2">), ZK creates an instance for each XML element in a ZUML page.</text:span></text:p>
      <text:p text:style-name="Text_20_body">Third, you can use the Native namespace <text:a xlink:type="simple" xlink:href="http://www.w3.org/1999/xhtml"><text:span text:style-name="T39">(</text:span></text:a><text:a xlink:type="simple" xlink:href="http://www.zkoss.org/2005/zk/inline"><text:span text:style-name="T23">http://www.zkoss.org/2005/zk/native</text:span></text:a>) to represent a HTML tag that shall be sent directly to the client instead of creating a ZK component for each of them. When It is more efficient, but not dynamically changeable.</text:p>
      <text:p text:style-name="P20">Last but not least, you can use inclusion (<text:span text:style-name="T6">include</text:span>) and inline frames (<text:span text:style-name="T6">iframe</text:span>) to embed another into a ZUL page with, theoretically, any kind of content (not limited to HTML tag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7"><text:note text:id="ftn41" text:note-class="footnote"><text:note-citation>41</text:note-citation><text:note-body><text:p text:style-name="Footnote">The text within the<text:span text:style-name="T2"> </text:span><text:span text:style-name="T7">html</text:span><text:span text:style-name="T2"> element is actually assigned to the </text:span><text:span text:style-name="T7">html</text:span><text:span text:style-name="T2"> component's </text:span><text:span text:style-name="T7">content</text:span><text:span text:style-name="T2"> property (rather than becoming a label child).</text:span></text:p></text:note-body></text:note></text:span><text:span text:style-name="T2"> to embed whatever HTML tags you want to send directly to the browser. To avoid ZK from interpreting the HTML tags, you usually enclose them with </text:span><text:span text:style-name="T7">&lt;![CDATA[</text:span><text:span text:style-name="T2"> and </text:span><text:span text:style-name="T7">]]&gt;</text:span><text:span text:style-name="T2">. In other words, they are not the child component. Rather, they are stored in the </text:span><text:span text:style-name="T7">content</text:span><text:span text:style-name="T2"> property</text:span><text:span text:style-name="T7"><text:note text:id="ftn42" text:note-class="footnote"><text:note-citation>42</text:note-citation><text:note-body><text:p text:style-name="Footnote">Ref<text:span text:style-name="T2">er to the </text:span><text:span text:style-name="T4">XML</text:span><text:span text:style-name="T2"> section in the </text:span><text:span text:style-name="T4">ZK User Interface Markup Language</text:span><text:span text:style-name="T2"> chapter if you are not familiar with XML.</text:span></text:p></text:note-body></text:note></text:span><text:span text:style-name="T2">. Notice you can use EL expressions in it.</text:span></text:p>
      <text:p text:style-name="Code_20_Indent">&lt;window title="Html Demo"&gt;</text:p>
      <text:p text:style-name="Code_20_Indent"><text:tab/>&lt;html&gt;&lt;![CDATA[</text:p>
      <text:p text:style-name="Code_20_Indent"><text:tab/><text:tab/>&lt;h4&gt;Hi, <text:span text:style-name="T2">${parent.title}</text:span>&lt;/h4&gt;</text:p>
      <text:p text:style-name="Code_20_Indent"><text:tab/><text:tab/>&lt;p&gt;It is the content of the html component<text:span text:style-name="T2">.&lt;/p&gt;</text:span></text:p>
      <text:p text:style-name="Code_20_Indent"><text:tab/>]]&gt;&lt;/html&gt;</text:p>
      <text:p text:style-name="Code_20_Indent">&lt;/window&gt;</text:p>
      <text:p text:style-name="Text_20_body_20_indent">where<text:span text:style-name="T2"> </text:span><text:span text:style-name="T7">&lt;h4&gt;...&lt;/p&gt;</text:span><text:span text:style-name="T2"> will become the content of the </text:span><text:span text:style-name="T7">html</text:span><text:span text:style-name="T2"> element (see also the </text:span><text:span text:style-name="T7">getContent</text:span><text:span text:style-name="T2"> method of the </text:span><text:span text:style-name="T7">org.zkoss.zul.Html</text:span><text:span text:style-name="T2"> class).</text:span></text:p>
      <text:p text:style-name="Text_20_body_20_indent">The<text:span text:style-name="T2"> </text:span><text:span text:style-name="T7">html</text:span><text:span text:style-name="T2"> component generates the HTML </text:span><text:span text:style-name="T7">SPAN</text:span><text:span text:style-name="T2"> tag to enclose the content. In other words, it generates the following HTML tags when rendered to the browser.</text:span></text:p>
      <text:p text:style-name="Code_20_Indent">&lt;span id="z_4a_3"&gt;</text:p>
      <text:p text:style-name="Code_20_Indent"><text:tab/>&lt;h4&gt;Hi, Html Dem<text:span text:style-name="T2">o&lt;/h4&gt;</text:span></text:p>
      <text:p text:style-name="Code_20_Indent"><text:tab/>&lt;p&gt;It is the content of the html component.&lt;/p&gt;</text:p>
      <text:p text:style-name="Code_20_Indent">&lt;/span&gt;</text:p>
      <text:p text:style-name="P18">The <text:span text:style-name="T6">html</text:span> component is no different to other XUL components. For example, you specify the CSS style and change its content dynamically.</text:p>
      <text:p text:style-name="Code_20_Indent">&lt;html id="h" style="border: 1px solid blue;background: yellow"&gt;&lt;![CDATA[</text:p>
      <text:p text:style-name="Code_20_Indent"><text:tab/>&lt;ul&gt;</text:p>
      <text:p text:style-name="Code_20_Indent"><text:tab/><text:tab/>&lt;li&gt;Native bro<text:span text:style-name="T2">wser content&lt;/li&gt;</text:span></text:p>
      <text:p text:style-name="Code_20_Indent"><text:tab/>&lt;/ul&gt;</text:p>
      <text:p text:style-name="Code_20_Indent">]]&gt;&lt;/html&gt;</text:p>
      <text:p text:style-name="Code_20_Indent">&lt;button label="change" onClick="l.setContent(&amp;quot;Hi, Update&amp;quot;)"/&gt;</text:p>
      <text:p text:style-name="P18">Notice that, since <text:span text:style-name="T6">SPAN</text:span> is used to enclose the embedded HTML tags, the following code snippet is incorrect.</text:p>
      <text:p text:style-name="Code_20_Indent">&lt;html&gt;&lt;![CDATA[</text:p>
      <text:p text:style-name="Code_20_Indent"><text:tab/>&lt;ul&gt;</text:p>
      <text:p text:style-name="Code_20_Indent"><text:tab/><text:tab/>&lt;li&gt; &lt;!-- incorrect<text:span text:style-name="T2"> since &lt;ul&gt;&lt;li&gt; is inside &lt;span&gt; --&gt;</text:span></text:p>
      <text:p text:style-name="Code_20_Indent">]]&gt;&lt;/html&gt;</text:p>
      <text:p text:style-name="Code_20_Indent"/>
      <text:p text:style-name="Code_20_Indent">&lt;textbox/&gt;</text:p>
      <text:p text:style-name="Code_20_Indent"/>
      <text:p text:style-name="Code_20_Indent">&lt;html&gt;&lt;![CDATA[</text:p>
      <text:p text:style-name="Code_20_Indent"><text:tab/><text:tab/>&lt;/li&gt;</text:p>
      <text:p text:style-name="Code_20_Indent"><text:tab/>&lt;/ul&gt;</text:p>
      <text:p text:style-name="Code_20_Indent">]]&lt;/html&gt;</text:p>
      <text:p text:style-name="Text_20_body_20_indent"><text:span text:style-name="T2">If you need to generate the embedded HTML tags directly without the enclosing </text:span><text:span text:style-name="T7">SPAN</text:span><text:span text:style-name="T2"> tag, you can use the Native namespace as described in the following section.</text:span></text:p>
      <text:h text:style-name="Heading_20_3" text:outline-level="3"><text:span text:style-name="T40">The Native Namespace, </text:span><text:a xlink:type="simple" xlink:href="http://www.zkoss.org/2007/inline">http://www.zkoss.org/2005/zk/native</text:a></text:h>
      <text:p text:style-name="P53"><text:span text:style-name="T9">With the</text:span><text:span text:style-name="T21"> Native namespace, a XML element in a ZUML page denotes that it shall be sent to the browser directly rather than becoming a ZK component. For example,</text:span></text:p>
      <text:p text:style-name="Code_20_Indent">&lt;n<text:span text:style-name="T8">:</text:span>ul <text:span text:style-name="T8">xmlns:n="http://www.zkoss.org/2005/zk/native"</text:span>&gt;</text:p>
      <text:p text:style-name="Code_20_Indent"><text:tab/>&lt;n<text:span text:style-name="T8">:</text:span>li&gt;</text:p>
      <text:p text:style-name="Code_20_Indent"><text:tab/>&lt;textbox/&gt;</text:p>
      <text:p text:style-name="Code_20_Indent"><text:tab/>&lt;/n<text:span text:style-name="T8">:</text:span>li&gt;</text:p>
      <text:p text:style-name="Code_20_Indent"><text:tab/>&lt;n<text:span text:style-name="T8">:</text:span>li&gt;</text:p>
      <text:p text:style-name="Code_20_Indent"><text:tab/>&lt;textbox/&gt;</text:p>
      <text:p text:style-name="Code_20_Indent"><text:tab/>&lt;/n<text:span text:style-name="T8">:</text:span>li&gt;</text:p>
      <text:p text:style-name="Code_20_Indent">&lt;/n<text:span text:style-name="T8">:</text:span>ul&gt;</text:p>
      <text:p text:style-name="Text_20_body_20_indent">will generate the following HTML tags to the browser:</text:p>
      <text:p text:style-name="Code_20_Indent">&lt;ul&gt;</text:p>
      <text:p text:style-name="Code_20_Indent"><text:tab/>&lt;li&gt;</text:p>
      <text:p text:style-name="Code_20_Indent"><text:tab/>&lt;input id="z_a3_2"/&gt;</text:p>
      <text:p text:style-name="Code_20_Indent"><text:tab/>&lt;/li&gt;</text:p>
      <text:p text:style-name="Code_20_Indent"><text:tab/>&lt;li&gt;</text:p>
      <text:p text:style-name="Code_20_Indent"><text:tab/>&lt;input id="z_a3_5"/&gt;</text:p>
      <text:p text:style-name="Code_20_Indent"><text:tab/>&lt;/li&gt;</text:p>
      <text:p text:style-name="Code_20_Indent">&lt;/ul</text:p>
      <text:p text:style-name="Text_20_body_20_indent">where <text:span text:style-name="T6">&lt;input&gt;</text:span> is the HTML tag(s) generated by the <text:span text:style-name="T6">textbox</text:span> component. Unlike textbox in the example above, ZK Loader doesn't really create a component for each of <text:span text:style-name="T6">ul</text:span> and <text:span text:style-name="T6">li</text:span>.<text:note text:id="ftn43" text:note-class="footnote"><text:note-citation>43</text:note-citation><text:note-body><text:p text:style-name="Footnote">ZK ZK actually cre<text:span text:style-name="T2">ates a special component to represent as many XML elements with the Native namespace as possible.</text:span></text:p></text:note-body></text:note> Rather, they are sent to the client directly. Of course, they must be recognizable by the client<text:span text:style-name="T2">.</text:span><text:span text:style-name="T21"> For HTML browsers, they must be the valid HTML tags.</text:span></text:p>
      <text:p text:style-name="Text_20_body_20_indent"><text:span text:style-name="T2">Since the elements associated with the Native namespace are sent directly to the client, they are not ZK components, and they don't have the counterpart at the client. The advantage is the better performance in term of both memory and processing time. On the other hand, the disadvantage is you cannot access or change them dynamically. For example, the following code snippet is incorrect, since there is no component called </text:span><text:span text:style-name="T7">x</text:span><text:span text:style-name="T2">.</text:span></text:p>
      <text:p text:style-name="Code_20_Indent">&lt;n:ul id="x" <text:span text:style-name="T38">xmlns:n="http://www.zkoss.org/2005/zk/native"/&gt;</text:span></text:p>
      <text:p text:style-name="Code_20_Indent">&lt;button label="add" onClick="new Li().setParent(x)"/&gt;</text:p>
      <text:p text:style-name="P18">If you want to change them dynamically, you can specify the XHTML namespace as described in the following section.</text:p>
      <text:h text:style-name="Heading_20_4" text:outline-level="4">Output Another Namespace with the<text:span text:style-name="T2"> Native Namespace</text:span></text:h>
      <text:p text:style-name="P23">If you want to generate another namespace to the output, you can use another format as the URI of the Native namespace:</text:p>
      <text:p text:style-name="Code_20_Indent_20_2">native:<text:span text:style-name="T14">URI-of-another-namespace</text:span></text:p>
      <text:p text:style-name="P23">For example, if you want to output the SVG tags directly to the client, you can specify <text:span text:style-name="T6">native:native:http://www.w3.org/2000/svg</text:span> as follows.</text:p>
      <text:p text:style-name="Code_20_Indent_20_2">&lt;window&gt;</text:p>
      <text:p text:style-name="Code_20_Indent_20_2"><text:tab/>&lt;svg width="100%" height="100%" version="1.1"</text:p>
      <text:p text:style-name="Code_20_Indent_20_2"><text:span text:style-name="T8"><text:tab/>xmlns="native:</text:span><text:a xlink:type="simple" xlink:href="http://www.w3.org/2000/svg"><text:span text:style-name="T41">http://www.w3.org/2000/svg</text:span></text:a><text:span text:style-name="T8">"</text:span>&gt;</text:p>
      <text:p text:style-name="Code_20_Indent_20_2"><text:tab/><text:tab/>&lt;ellipse cx="240" cy="100" rx="220" ry="30" style="fill:purple"/&gt;</text:p>
      <text:p text:style-name="Code_20_Indent_20_2"><text:tab/>&lt;/svg&gt;</text:p>
      <text:p text:style-name="Code_20_Indent_20_2">&lt;/window&gt;</text:p>
      <text:p text:style-name="P23">Then, the client will receive the following:</text:p>
      <text:p text:style-name="Code_20_Indent_20_2">&lt;div id="z_lx_0c" z.type="zul.wnd.Wnd"&gt;<text:note text:id="ftn44" text:note-class="footnote"><text:note-citation>44</text:note-citation><text:note-body><text:p text:style-name="Footnote">The<text:span text:style-name="T2"> real HTML output of window depends on its implementation. Here is only a simplified version.</text:span></text:p></text:note-body></text:note></text:p>
      <text:p text:style-name="Code_20_Indent_20_2"><text:tab/>&lt;svg width="100%" height="100%" version="1.1"</text:p>
      <text:p text:style-name="Code_20_Indent_20_2"><text:span text:style-name="T8"><text:tab/>xmlns="</text:span><text:a xlink:type="simple" xlink:href="http://www.w3.org/2000/svg"><text:span text:style-name="T41">http://www.w3.org/2000/svg</text:span></text:a><text:span text:style-name="T8">"</text:span>&gt;</text:p>
      <text:p text:style-name="Code_20_Indent_20_2"><text:tab/><text:tab/>&lt;ellipse cx="240" cy="100" rx="220" ry="30" style="fill:purple"/&gt;</text:p>
      <text:p text:style-name="Code_20_Indent_20_2"><text:tab/>&lt;/svg&gt;</text:p>
      <text:p text:style-name="Code_20_Indent_20_2">&lt;/div&gt;</text:p>
      <text:h text:style-name="P19" text:outline-level="3">The <text:span text:style-name="T9">XHTML </text:span>Namespace, <text:a xlink:type="simple" xlink:href="http://www/"><text:span text:style-name="T23">http://www.</text:span></text:a><text:span text:style-name="T6">w3.org/1999/xhtml</text:span></text:h>
      <text:p text:style-name="Text_20_body_20_indent">The<text:span text:style-name="T2"> </text:span><text:span text:style-name="T7">XHTML</text:span><text:span text:style-name="T2"> namespace represents the XHTML component set, just like the ZUL namespace (</text:span><text:a xlink:type="simple" xlink:href="http://www/"><text:span text:style-name="T22">http://www.</text:span></text:a><text:span text:style-name="T7">zkoss.org/2005/zul</text:span><text:span text:style-name="T2">) represents the ZUL component set. Thus, a XML element specified with the XHTML namespace simply denotes a component that shall be created based on the component definition from the XHTML component set. For example, the statement blow specifies a component that shall be created as an instance of the component definition called </text:span><text:span text:style-name="T7">ul</text:span><text:span text:style-name="T2">, and </text:span><text:span text:style-name="T7">ul</text:span><text:span text:style-name="T2"> belongs to the XHTML component set:</text:span></text:p>
      <text:p text:style-name="Code_20_Indent"><text:span text:style-name="T6">&lt;h:ul xmlns:h="</text:span><text:a xlink:type="simple" xlink:href="http://www.w3.org/1999/xhtml"><text:span text:style-name="T23">http://www.w3.org/1999/xhtml</text:span></text:a><text:span text:style-name="T6">"&gt;</text:span></text:p>
      <text:p text:style-name="P18">In other words, ZK loader will search the XHTML component set for the component definition called <text:span text:style-name="T6">ul</text:span> , and then create an instance based on it.</text:p>
      <text:p text:style-name="P18">The following is another yet more complete example.</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3"><draw:image xlink:href="../images/10000000000000B7000000350D72C956.png" xlink:type="simple" xlink:show="embed" xlink:actuate="onLoad"/></draw:frame><text:tab/><text:tab/>&lt;h:tr id="row1"&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text:tab/>&lt;button label="add" onClick="new org.zkoss.zhtml.Td().append(row1)"/&gt;</text:p>
      <text:p text:style-name="Code_20_Indent">&lt;/window&gt;</text:p>
      <text:p text:style-name="P18">Unlike the <text:span text:style-name="T6">html</text:span> components, where HTML tags are stored in the <text:span text:style-name="T6">content</text:span> property, ZK loader creates one component for each of them. The advantage is that you can manipulate each individual HTML tag dynamically, as depicted in the above example (the <text:span text:style-name="T6">add</text:span> button). The disadvantage is that they take longer to process and more space to maintain.</text:p>
      <text:p text:style-name="Tip"><text:span text:style-name="T3">Tip</text:span>: Unlike the XHTML namespace, the<text:span text:style-name="T2"> Native namespace doesn't represent another component set. It is a reserved namespace to tell ZK Loader to send them directly to the client for better performance.</text:span></text:p>
      <text:h text:style-name="Heading_20_3" text:outline-level="3">The<text:span text:style-name="T2"> </text:span><text:span text:style-name="T7">include</text:span><text:span text:style-name="T2"> Component</text:span></text:h>
      <text:p text:style-name="P18">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18">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3">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3">The reason is that the include component includes a page as late as the Rendering phase<text:note text:id="ftn45" text:note-class="footnote"><text:note-citation>45</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9">not</text:span><text:span text:style-name="T2"> available --&gt;</text:span></text:p>
      <text:p text:style-name="Code_20_Indent_20_2"><text:tab/>&lt;include src="/my.zul"/&gt;</text:p>
      <text:p text:style-name="Code_20_Indent_20_2"><text:tab/>&lt;zscript&gt;</text:p>
      <text:p text:style-name="Code_20_Indent_20_2"><text:tab/><text:tab/>desktop.getPages(); //the included page <text:span text:style-name="T28">not</text:span> available yet</text:p>
      <text:p text:style-name="Code_20_Indent_20_2"><text:tab/>&lt;/zscript&gt;</text:p>
      <text:p text:style-name="Code_20_Indent_20_2"><text:tab/>&lt;button label="Hit" onClick="desktop.getPages()"/&gt;</text:p>
      <text:p text:style-name="Code_20_Indent_20_2"><text:tab/><text:tab/>&lt;!-- Yes, the included page is available when onClick is received --&gt;</text:p>
      <text:p text:style-name="Code_20_Indent_20_2">&lt;/window&gt;</text:p>
      <text:p text:style-name="P23">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94"><draw:image xlink:href="../imag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18">Sometimes it is better to store all CSS definitions in an independent file, say <text:span text:style-name="T6">my.css</text:span>. Then, we could reference it by use of the style component as follows.</text:p>
      <text:p text:style-name="Code_20_Indent">&lt;style src="/my.css"/&gt;</text:p>
      <text:p text:style-name="P18">The above statement actually sends the following HTML tags<text:note text:id="ftn46" text:note-class="footnote"><text:note-citation>46</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22">C:/xx/yy</text:span></text:a><text:span text:style-name="T2">".</text:span></text:p>
      <text:p text:style-name="Text_20_body_20_indent">Like other URI, it accepts "*" for loading browser and Locale dependent style sheet. Refer to the <text:span text:style-name="T35">Browser and Locale Dependent URI</text:span> section in the <text:span text:style-name="T35">Internationalization</text:span> chapter for details.</text:p>
      <text:h text:style-name="Heading_20_3" text:outline-level="3">The <text:span text:style-name="T6">script</text:span> Component</text:h>
      <text:p text:style-name="Text_20_body_20_indent">The<text:span text:style-name="T2"> </text:span><text:span text:style-name="T7">script</text:span><text:span text:style-name="T2"> component is used to specify the script codes running at the browser. Notice that, unlike </text:span><text:span text:style-name="T7">zscript</text:span><text:span text:style-name="T2">, the script codes are running at the browser. They are usually written in JavaScript which is supported by the most of browsers. The simplest format is as follows.</text:span></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P18">As shown above, you can use EL expressions (<text:span text:style-name="T6">${win.uuid}</text:span>) in script codes.</text:p>
      <text:p text:style-name="P18">Of course, you can reference to an external JavaScript file with the <text:span text:style-name="T6">src</text:span> property as follows.</text:p>
      <text:p text:style-name="Code_20_Indent">&lt;script src="/js/super.js" type="text/javascript"/&gt;</text:p>
      <text:p text:style-name="P18">With ZK, developers rarely need to specify JavaScript codes to execute, since the ZK applications are running at the server (and execute in your favorite language). They are usually to customize the behavior of ZK Client Engine, or to run the legacy JavaScript libraries.</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18">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18">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1"><text:span text:style-name="T3">Tip</text:span>: <text:s/>By default, there is no border. To enable it, use the style attribute to specify it. For example,<text:line-break/><text:tab/><text:span text:style-name="T6">&lt;iframe style="border:1px inset" src="http://www.zkoss.org"/&gt;</text:span></text:p>
      <text:p text:style-name="P18">The <text:span text:style-name="T14">embedding</text:span> is done by the browser, when it interprets the HTML page containing the IFRAME tag. It also implies that the URL must be a resource that you can access from the browser.</text:p>
      <text:p text:style-name="P18">Like the <text:span text:style-name="T6">image</text:span> and <text:span text:style-name="T6">audio</text:span> components<text:note text:id="ftn47" text:note-class="footnote"><text:note-citation>47</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8" text:note-class="footnote"><text:note-citation>48</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18">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22" draw:name="graphics28" text:anchor-type="as-char" svg:width="12.196cm" svg:height="5.72cm" draw:z-index="0"><draw:image xlink:href="../imag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0">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3" draw:name="graphics20" text:anchor-type="paragraph" svg:x="1.302cm" svg:y="0.125cm" svg:width="16.066cm" svg:height="1.312cm" draw:z-index="44"><draw:image xlink:href="../images/10000000000002F70000003EBB733BC1.png" xlink:type="simple" xlink:show="embed" xlink:actuate="onLoad"/></draw:frame><text:span text:style-name="T42">&lt;window xmlns:h="</text:span><text:a xlink:type="simple" xlink:href="http://www.w3.org/1999/xhtml"><text:span text:style-name="T43">http://www.w3.org/1999/xhtml</text:span></text:a><text:span text:style-name="T42">"&gt;</text:span></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Code_20_Indent"><text:s text:c="2"/>&lt;combobox name="department"&gt;</text:p>
      <text:p text:style-name="Code_20_Indent"><text:s text:c="4"/>&lt;comboitem label="RD"/&gt;</text:p>
      <text:p text:style-name="Code_20_Indent"><text:s text:c="4"/>&lt;comboitem label="Manufactory"/&gt;</text:p>
      <text:p text:style-name="Code_20_Indent"><text:s text:c="4"/>&lt;comboitem label="Logistics"/&gt;</text:p>
      <text:p text:style-name="Code_20_Indent"><text:s text:c="2"/>&lt;/combobox&gt;</text:p>
      <text:p text:style-name="Code_20_Indent"><text:s text:c="2"/>&lt;/row&gt;</text:p>
      <text:p text:style-name="Code_20_Indent"><text:s text:c="2"/>&lt;row&gt;</text:p>
      <text:p text:style-name="Code_20_Indent"><text:s text:c="4"/>&lt;h:input type="submit" value="Submit"/&gt;</text:p>
      <text:p text:style-name="Code_20_Indent"><text:s text:c="2"/>&lt;/row&gt;</text:p>
      <text:p text:style-name="Code_20_Indent"><text:s text:c="4"/>&lt;/rows&gt;</text:p>
      <text:p text:style-name="Code_20_Indent"><text:s text:c="2"/>&lt;/grid&gt;</text:p>
      <text:p text:style-name="Code_20_Indent"><text:s text:c="2"/>&lt;/h:form&gt;</text:p>
      <text:p text:style-name="Code_20_Indent">&lt;/window&gt;</text:p>
      <text:p text:style-name="P18">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8">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18">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text:span><text:span text:style-name="T6"> bandbox</text:span><text:span text:style-name="T9">, </text:span><text:span text:style-name="T6">slider</text:span><text:span text:style-name="T9"> and </text:span><text:span text:style-name="T6">calendar</text:span><text:span text:style-name="T9">.</text:span></text:p>
      <text:p text:style-name="P69">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45"><draw:image xlink:href="../imag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0">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0">The syntax of a client-side action is as follows.</text:p>
      <text:p text:style-name="Code">action="[onfocus|onblur|onmouseover|onmouseout|onclick|onshow|onhide...]: <text:span text:style-name="T14">javascript</text:span><text:span text:style-name="T16">;"</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40">
        <text:list-item>
          <text:p text:style-name="P113">CSA executes at the client side and takes place, before ZK event listener is called at the server.</text:p>
        </text:list-item>
        <text:list-item>
          <text:p text:style-name="P113">CSA codes are written in JavaScript, while ZK eve<text:span text:style-name="T2">nt listeners are written in Java.</text:span></text:p>
        </text:list-item>
        <text:list-item>
          <text:p text:style-name="P114">CSA could register to any event that your targeting browsers allow, while ZK supports events only list in the <text:span text:style-name="T3">Events</text:span> section.</text:p>
        </text:list-item>
      </text:list>
      <text:h text:style-name="P19" text:outline-level="3">Reference to a Component</text:h>
      <text:p text:style-name="P18">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8">#{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28">${tip}</text:span>); onblur: action.hide(<text:span text:style-name="T28">${tip}</text:span>)"/&gt;</text:p>
      <text:p text:style-name="Code_20_Indent">&lt;div id="tip" vis<text:span text:style-name="T2">ible="false"&gt;...&lt;/div&gt;</text:span></text:p>
      <text:p text:style-name="P18">will be evaluated to</text:p>
      <text:p text:style-name="Code_20_Indent">&lt;button action="onfocus: action.show(); onblur: action.hide()"/&gt;</text:p>
      <text:p text:style-name="Code_20_Indent">&lt;div id="tip" vis<text:span text:style-name="T2">ible="false"&gt;...&lt;/div&gt;</text:span></text:p>
      <text:p text:style-name="P18">since <text:s/>the <text:span text:style-name="T6">tip</text:span> component is not created when assigning the <text:span text:style-name="T6">action</text:span> property.</text:p>
      <text:p text:style-name="P18">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32"><draw:image xlink:href="../imag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44">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44">="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1">
        <text:list-item>
          <text:p text:style-name="P115">If result is <text:span text:style-name="T6">null</text:span>, it is replaced with <text:span text:style-name="T6">null</text:span>.</text:p>
        </text:list-item>
        <text:list-item>
          <text:p text:style-name="P115">If result is a component, it is replaced with <text:span text:style-name="T6">$e('</text:span><text:span text:style-name="T27">uuid</text:span><text:span text:style-name="T33">')</text:span><text:span text:style-name="T45">, where </text:span><text:span text:style-name="T33">$e</text:span><text:span text:style-name="T45"> is a JavaScript function to return a reference to a HTML tag and </text:span><text:span text:style-name="T27">uuid</text:span><text:span text:style-name="T33"> </text:span><text:span text:style-name="T45">is the component's UUID.</text:span></text:p>
        </text:list-item>
        <text:list-item>
          <text:p text:style-name="P116">If result is a <text:span text:style-name="T6">Date</text:span> object, it is replaced with <text:span text:style-name="T6">new Date(</text:span><text:span text:style-name="T27">milliseconds)</text:span>.</text:p>
        </text:list-item>
        <text:list-item>
          <text:p text:style-name="P116">Otherwise, the result is converted to a string by calling the <text:span text:style-name="T6">toString</text:span> method, and then replaced with <text:span text:style-name="T6">'</text:span><text:span text:style-name="T27">result in string'</text:span><text:span text:style-name="T14">.</text:span></text:p>
        </text:list-item>
      </text:list>
      <text:h text:style-name="P19" text:outline-level="3">The <text:span text:style-name="T6">onshow</text:span> and <text:span text:style-name="T6">onhide</text:span> Actions</text:h>
      <text:p text:style-name="P18">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19" text:outline-level="3">CSA JavaScript Utilities</text:h>
      <text:p text:style-name="P18">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23">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45">action.show(cmp)</text:p>
          </table:table-cell>
          <table:table-cell table:style-name="Table37.B2" office:value-type="string">
            <text:p text:style-name="Table_20_Contents">Make a<text:span text:style-name="T2"> component visible.</text:span></text:p>
            <text:p text:style-name="P117"><text:span text:style-name="T6">cmp</text:span> – the component. Use <text:span text:style-name="T33">#{</text:span><text:span text:style-name="T27">EL-expr</text:span><text:span text:style-name="T33">}</text:span> to identify it.</text:p>
          </table:table-cell>
        </table:table-row>
        <table:table-row>
          <table:table-cell table:style-name="Table37.A2" office:value-type="string">
            <text:p text:style-name="P45">action.hide(cmp)</text:p>
          </table:table-cell>
          <table:table-cell table:style-name="Table37.B2" office:value-type="string">
            <text:p text:style-name="Table_20_Contents">Make a<text:span text:style-name="T2"> component invisible.</text:span></text:p>
            <text:p text:style-name="P117"><text:span text:style-name="T6">cmp</text:span> – the component. Use <text:span text:style-name="T33">#{</text:span><text:span text:style-name="T27">EL-expr</text:span><text:span text:style-name="T33">}</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22">Effect</text:span></text:a><text:span text:style-name="T2"> class provided by </text:span><text:a xlink:type="simple" xlink:href="http://script.aculo.us/"><text:span text:style-name="T46">script.aculo.us</text:span></text:a><text:a xlink:type="simple" xlink:href="http://script.aculo.us/"><text:span text:style-name="T46"><text:note text:id="ftn49" text:note-class="footnote"><text:note-citation>49</text:note-citation><text:note-body><text:p text:style-name="Footnote"><text:a xlink:type="simple" xlink:href="http://script.aculo.us/">http://script.aculo.us</text:a> pro<text:span text:style-name="T2">vid</text:span><text:span text:style-name="T13">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22">Effect</text:span></text:a><text:span text:style-name="T2"> directly.</text:span></text:p>
      <text:p text:style-name="P23">Note: <text:a xlink:type="simple" xlink:href="http://wiki.script.aculo.us/scriptaculous/show/VisualEffects"><text:span text:style-name="T22">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23">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45">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118"><text:span text:style-name="T6">cmp</text:span> – the component. Use <text:span text:style-name="T33">#{</text:span><text:span text:style-name="T27">EL-expr</text:span><text:span text:style-name="T33">}</text:span> to identify it.</text:p>
            <text:p text:style-name="P119"><text:span text:style-name="T6">dur</text:span> – the duration in milliseconds. Default: 800.</text:p>
          </table:table-cell>
        </table:table-row>
        <table:table-row>
          <table:table-cell table:style-name="Table38.A2" office:value-type="string">
            <text:p text:style-name="P45">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118"><text:span text:style-name="T6">cmp</text:span> – the component. Use <text:span text:style-name="T33">#{</text:span><text:span text:style-name="T27">EL-expr</text:span><text:span text:style-name="T33">}</text:span> to identify it.</text:p>
            <text:p text:style-name="P119"><text:span text:style-name="T6">dur</text:span> – the duration in milliseconds. Default: 400.</text:p>
          </table:table-cell>
        </table:table-row>
        <table:table-row>
          <table:table-cell table:style-name="Table38.A2" office:value-type="string">
            <text:p text:style-name="P45">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118"><text:span text:style-name="T6">cmp</text:span> – the component. Use <text:span text:style-name="T33">#{</text:span><text:span text:style-name="T27">EL-expr</text:span><text:span text:style-name="T33">}</text:span> to identify it.</text:p>
            <text:p text:style-name="P119"><text:span text:style-name="T6">dur</text:span> – the duration in milliseconds. Default: 400.</text:p>
          </table:table-cell>
        </table:table-row>
        <table:table-row>
          <table:table-cell table:style-name="Table38.A2" office:value-type="string">
            <text:p text:style-name="P50">anima.fade(cmp)<text:line-break/>anima.fade(cmp, dur)</text:p>
          </table:table-cell>
          <table:table-cell table:style-name="Table38.B2" office:value-type="string">
            <text:p text:style-name="P39">Make a component invisible by fading it out.</text:p>
            <text:p text:style-name="P118"><text:span text:style-name="T6">cmp</text:span> – the component. Use <text:span text:style-name="T33">#{</text:span><text:span text:style-name="T27">EL-expr</text:span><text:span text:style-name="T33">}</text:span> to identify it.</text:p>
            <text:p text:style-name="P119"><text:span text:style-name="T6">dur</text:span> – the duration in milliseconds. Default: 550.</text:p>
          </table:table-cell>
        </table:table-row>
        <table:table-row>
          <table:table-cell table:style-name="Table38.A2" office:value-type="string">
            <text:p text:style-name="P45">ani<text:span text:style-name="T2">ma.puff(cmp)<text:line-break/>anima.puff(cmp, dur)</text:span></text:p>
          </table:table-cell>
          <table:table-cell table:style-name="Table38.B2" office:value-type="string">
            <text:p text:style-name="P39">Make a component invisible by puffing it out.</text:p>
            <text:p text:style-name="P118"><text:span text:style-name="T6">cmp</text:span> – the component. Use <text:span text:style-name="T33">#{</text:span><text:span text:style-name="T27">EL-expr</text:span><text:span text:style-name="T33">}</text:span> to identify it.</text:p>
            <text:p text:style-name="P119"><text:span text:style-name="T6">dur</text:span> – the duration in milliseconds. Default: 700.</text:p>
          </table:table-cell>
        </table:table-row>
        <table:table-row>
          <table:table-cell table:style-name="Table38.A2" office:value-type="string">
            <text:p text:style-name="P45">ani<text:span text:style-name="T2">ma.dropOut(cmp)<text:line-break/>anima.dropOut(cmp, dur)</text:span></text:p>
          </table:table-cell>
          <table:table-cell table:style-name="Table38.B2" office:value-type="string">
            <text:p text:style-name="P39">Make a component invisible by fading and dropping it out.</text:p>
            <text:p text:style-name="P118"><text:span text:style-name="T6">cmp</text:span> – the component. Use <text:span text:style-name="T33">#{</text:span><text:span text:style-name="T27">EL-expr</text:span><text:span text:style-name="T33">}</text:span> to identify it.</text:p>
            <text:p text:style-name="P119"><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p>
      <text:p text:style-name="Code_20_Indent_20_2"><text:tab/>&lt;style&gt;</text:p>
      <text:p text:style-name="Code_20_Indent_20_2"><text:tab/>.ctl{</text:p>
      <text:p text:style-name="Code_20_Indent_20_2"><text:tab/><text:tab/>border: 1px<text:tab/>outset<text:tab/>#777; background:#ddeecc;</text:p>
      <text:p text:style-name="Code_20_Indent_20_2"><text:tab/><text:tab/>margin: 2px;<text:tab/>margin-right:<text:tab/>10px;<text:tab/>padding-left: 2px; padding-right: 2px;<text:tab/></text:p>
      <text:p text:style-name="Code_20_Indent_20_2"><text:tab/>}</text:p>
      <text:p text:style-name="Code_20_Indent_20_2"><text:tab/>&lt;/style&gt;</text:p>
      <text:p text:style-name="Code_20_Indent_20_2"/>
      <text:p text:style-name="Code_20_Indent_20_2"><text:tab/>&lt;label<text:tab/>value="Slide" sclass="ctl" action="onmouseover:anima.slideDown(#{t});<text:tab/>onmouseout:anima.slideUp(#{t})"/&gt;</text:p>
      <text:p text:style-name="Code_20_Indent_20_2"><text:tab/>&lt;label<text:tab/>value="Fade" sclass="ctl" action="onmouseover:anima.appear(#{t});<text:tab/><text:tab/>onmouseout:anima.fade(#{t})"/&gt;</text:p>
      <text:p text:style-name="Code_20_Indent_20_2"><text:tab/>&lt;label<text:tab/>value="Puff" sclass="ctl" action="onmouseover:anima.appear(#{t});<text:tab/><text:tab/>onmouseout:anima.puff(#{t})"/&gt;</text:p>
      <text:p text:style-name="Code_20_Indent_20_2"><text:tab/>&lt;label<text:tab/>value="Drop Out"<text:tab/>sclass="ctl" action="onmouseover:<text:tab/><text:tab/><text:tab/><text:tab/>anima.appear(#{t});onmouseout:anima.dropOut(#{t})"/&gt;</text:p>
      <text:p text:style-name="Code_20_Indent_20_2"/>
      <text:p text:style-name="Code_20_Indent_20_2"><text:tab/>&lt;div id="t"<text:tab/>visible="false"&gt;</text:p>
      <text:p text:style-name="Code_20_Indent_20_2"><text:tab/><text:tab/>&lt;div&gt;</text:p>
      <text:p text:style-name="Code_20_Indent_20_2"><text:tab/><text:tab/>&lt;groupbox&gt;</text:p>
      <text:p text:style-name="Code_20_Indent_20_2"><text:tab/><text:tab/><text:tab/>&lt;caption<text:tab/>label="Dynamic Content"/&gt;</text:p>
      <text:p text:style-name="Code_20_Indent_20_2"><text:tab/><text:tab/><text:tab/>Content to show and hide dynamically.</text:p>
      <text:p text:style-name="Code_20_Indent_20_2"><text:tab/><text:tab/><text:tab/>&lt;datebox/&gt;</text:p>
      <text:p text:style-name="Code_20_Indent_20_2"><text:tab/><text:tab/>&lt;/groupbox&gt;</text:p>
      <text:p text:style-name="Code_20_Indent_20_2"><text:tab/><text:tab/>Description<text:tab/>&lt;textbox/&gt;</text:p>
      <text:p text:style-name="Code_20_Indent_20_2"><text:tab/><text:tab/>&lt;/div&gt;</text:p>
      <text:p text:style-name="Code_20_Indent_20_2"><text:tab/>&lt;/div&gt;</text:p>
      <text:p text:style-name="Code_20_Indent_20_2">&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45">onClick</text:p>
          </table:table-cell>
          <table:table-cell table:style-name="Table9.B2" office:value-type="string">
            <text:p text:style-name="P45">button caption column div groupbox image imagemap label listcell listfooter listheader menuitem tab tabpanel toolbar toolbarbutton treecell treecol window </text:p>
            <text:p text:style-name="P45"><text:span text:style-name="T3">Event:</text:span> org.zkoss.zk.ui.event.MouseEvent</text:p>
            <text:p text:style-name="P45">Denotes user has clicked the component.</text:p>
          </table:table-cell>
        </table:table-row>
        <table:table-row table:style-name="Table9.1">
          <table:table-cell table:style-name="Table9.A2" office:value-type="string">
            <text:p text:style-name="P45">onRightClick</text:p>
          </table:table-cell>
          <table:table-cell table:style-name="Table9.B2" office:value-type="string">
            <text:p text:style-name="P45">button caption checkbox column div groupbox image imagemap label listcell listfooter listheader listitem radio slider tab tabbox tabpanel toolbar toolbarbutton treecell treecol treeitem window </text:p>
            <text:p text:style-name="P45"><text:span text:style-name="T3">Event:</text:span> org.zkoss.zk.ui.event.MouseEvent</text:p>
            <text:p text:style-name="P45">Denotes user has right-clicked the component.</text:p>
          </table:table-cell>
        </table:table-row>
        <table:table-row table:style-name="Table9.1">
          <table:table-cell table:style-name="Table9.A2" office:value-type="string">
            <text:p text:style-name="P45">onDoubleClick</text:p>
          </table:table-cell>
          <table:table-cell table:style-name="Table9.B2" office:value-type="string">
            <text:p text:style-name="P45">button caption checkbox col<text:span text:style-name="T2">umn div groupbox image label listcell listfooter listheader listitem tab tabpanel toolbar treecell treecol treeitem window </text:span></text:p>
            <text:p text:style-name="P45"><text:span text:style-name="T3">Event:</text:span> org.zkoss.zk.ui.event.MouseEvent</text:p>
            <text:p text:style-name="P45">Denotes user has double-clicked the component.</text:p>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45">onOK</text:p>
          </table:table-cell>
          <table:table-cell table:style-name="Table10.A2" office:value-type="string">
            <text:p text:style-name="P45">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45">onCancel</text:p>
          </table:table-cell>
          <table:table-cell table:style-name="Table10.A2" office:value-type="string">
            <text:p text:style-name="P45">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45">onCtrlKey</text:p>
          </table:table-cell>
          <table:table-cell table:style-name="Table10.A2" office:value-type="string">
            <text:p text:style-name="P45">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2">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3">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40">#n</text:p>
          </table:table-cell>
          <table:table-cell table:style-name="Table28.B2" office:value-type="string">
            <text:p text:style-name="P120">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21">#home</text:p>
                </table:table-cell>
                <table:table-cell table:style-name="Table33.B1" office:value-type="string">
                  <text:p text:style-name="P121">Home</text:p>
                </table:table-cell>
                <table:table-cell table:style-name="Table33.A1" office:value-type="string">
                  <text:p text:style-name="P121">#end</text:p>
                </table:table-cell>
                <table:table-cell table:style-name="Table33.B1" office:value-type="string">
                  <text:p text:style-name="P121">End</text:p>
                </table:table-cell>
                <table:table-cell table:style-name="Table33.A1" office:value-type="string">
                  <text:p text:style-name="P121">#ins</text:p>
                </table:table-cell>
                <table:table-cell table:style-name="Table33.F1" office:value-type="string">
                  <text:p text:style-name="P121">Ins<text:span text:style-name="T2">ert</text:span></text:p>
                </table:table-cell>
              </table:table-row>
              <table:table-row>
                <table:table-cell table:style-name="Table33.A2" office:value-type="string">
                  <text:p text:style-name="P121">#del</text:p>
                </table:table-cell>
                <table:table-cell table:style-name="Table33.B2" office:value-type="string">
                  <text:p text:style-name="P121">Del<text:span text:style-name="T2">ete</text:span></text:p>
                </table:table-cell>
                <table:table-cell table:style-name="Table33.A2" office:value-type="string">
                  <text:p text:style-name="P121">#left</text:p>
                </table:table-cell>
                <table:table-cell table:style-name="Table33.B2" office:value-type="string">
                  <text:p text:style-name="P122">←</text:p>
                </table:table-cell>
                <table:table-cell table:style-name="Table33.A2" office:value-type="string">
                  <text:p text:style-name="P121">#right</text:p>
                </table:table-cell>
                <table:table-cell table:style-name="Table33.F2" office:value-type="string">
                  <text:p text:style-name="P122">→</text:p>
                </table:table-cell>
              </table:table-row>
              <table:table-row>
                <table:table-cell table:style-name="Table33.A2" office:value-type="string">
                  <text:p text:style-name="P121">#up</text:p>
                </table:table-cell>
                <table:table-cell table:style-name="Table33.B2" office:value-type="string">
                  <text:p text:style-name="P122">↑</text:p>
                </table:table-cell>
                <table:table-cell table:style-name="Table33.A2" office:value-type="string">
                  <text:p text:style-name="P121">#down</text:p>
                </table:table-cell>
                <table:table-cell table:style-name="Table33.B2" office:value-type="string">
                  <text:p text:style-name="P122">↓</text:p>
                </table:table-cell>
                <table:table-cell table:style-name="Table33.A2" office:value-type="string">
                  <text:p text:style-name="P121">#pgup</text:p>
                </table:table-cell>
                <table:table-cell table:style-name="Table33.F2" office:value-type="string">
                  <text:p text:style-name="P121">PgUp</text:p>
                </table:table-cell>
              </table:table-row>
              <table:table-row>
                <table:table-cell table:style-name="Table33.A2" office:value-type="string">
                  <text:p text:style-name="P121">#pgdn</text:p>
                </table:table-cell>
                <table:table-cell table:style-name="Table33.B2" office:value-type="string">
                  <text:p text:style-name="P122">PgDn</text:p>
                </table:table-cell>
                <table:table-cell table:style-name="Table33.A2" office:value-type="string">
                  <text:p text:style-name="P121"/>
                </table:table-cell>
                <table:table-cell table:style-name="Table33.B2" office:value-type="string">
                  <text:p text:style-name="P122"/>
                </table:table-cell>
                <table:table-cell table:style-name="Table33.A2" office:value-type="string">
                  <text:p text:style-name="P121"/>
                </table:table-cell>
                <table:table-cell table:style-name="Table33.F2" office:value-type="string">
                  <text:p text:style-name="P121"/>
                </table:table-cell>
              </table:table-row>
              <table:table-row>
                <table:table-cell table:style-name="Table33.A2" office:value-type="string">
                  <text:p text:style-name="P121">#f<text:span text:style-name="T14">n</text:span></text:p>
                </table:table-cell>
                <table:table-cell table:style-name="Table33.F2" table:number-columns-spanned="5" office:value-type="string">
                  <text:p text:style-name="P123"><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24"/>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45">onChange</text:p>
          </table:table-cell>
          <table:table-cell table:style-name="Table11.A2" office:value-type="string">
            <text:p text:style-name="P45">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45">onChanging</text:p>
          </table:table-cell>
          <table:table-cell table:style-name="Table11.A2" office:value-type="string">
            <text:p text:style-name="P45">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45">onSelection</text:p>
          </table:table-cell>
          <table:table-cell table:style-name="Table11.A2" office:value-type="string">
            <text:p text:style-name="P45">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39">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45">onFocus</text:p>
          </table:table-cell>
          <table:table-cell table:style-name="Table11.A2" office:value-type="string">
            <text:p text:style-name="P45">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gets the focus.</text:p>
            <text:p text:style-name="P39">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45">onBlur</text:p>
          </table:table-cell>
          <table:table-cell table:style-name="Table11.A2" office:value-type="string">
            <text:p text:style-name="P45">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loses the focus.</text:p>
            <text:p text:style-name="P39">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table-cell table:style-name="Table12.A2" office:value-type="string">
            <text:p text:style-name="P45">onSelect</text:p>
          </table:table-cell>
          <table:table-cell table:style-name="Table12.A2" office:value-type="string">
            <text:p text:style-name="P45">listbox<text:line-break/>tabbox<text:line-break/>tab<text:line-break/>tree<text:line-break/>com<text:span text:style-name="T2">bobox</text:span></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table-cell table:style-name="Table12.A2" office:value-type="string">
            <text:p text:style-name="P45">onOpen</text:p>
          </table:table-cell>
          <table:table-cell table:style-name="Table12.A2" office:value-type="string">
            <text:p text:style-name="P125">north</text:p>
            <text:p text:style-name="P125">east</text:p>
            <text:p text:style-name="P125">west</text:p>
            <text:p text:style-name="P125">south</text:p>
            <text:p text:style-name="P125">groupbox treeitem combobox bandbox<text:line-break/>menupopup<text:line-break/>window</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39">It is useful to implement <text:span text:style-name="T14">load-on-demand</text:span><text:span text:style-name="T16"> by listening to the </text:span><text:span text:style-name="T33">onOpen</text:span><text:span text:style-name="T16">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45">onScroll</text:p>
          </table:table-cell>
          <table:table-cell table:style-name="Table13.A2" office:value-type="string">
            <text:p text:style-name="P45">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45">onScrolling</text:p>
          </table:table-cell>
          <table:table-cell table:style-name="Table13.A2" office:value-type="string">
            <text:p text:style-name="P45">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45">onCreate</text:p>
          </table:table-cell>
          <table:table-cell table:style-name="Table14.A2" office:value-type="string">
            <text:p text:style-name="P49">all</text:p>
          </table:table-cell>
          <table:table-cell table:style-name="Table14.C2" office:value-type="string">
            <text:p text:style-name="Table_20_Contents">Eve<text:span text:style-name="T2">nt: </text:span><text:span text:style-name="T7">org.zkoss.ui.zk.ui.event.CreateEvent</text:span></text:p>
            <text:p text:style-name="P39">Denotes a component is created when rendering a ZUML page. Refer to the <text:span text:style-name="T47">Component Lifecycle</text:span> chapter.</text:p>
          </table:table-cell>
        </table:table-row>
        <table:table-row>
          <table:table-cell table:style-name="Table14.A2" office:value-type="string">
            <text:p text:style-name="P45">onClose</text:p>
          </table:table-cell>
          <table:table-cell table:style-name="Table14.A2" office:value-type="string">
            <text:p text:style-name="P45">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39">Denotes the close button is pressed by a user, and the component shall detach itself.</text:p>
          </table:table-cell>
        </table:table-row>
        <table:table-row>
          <table:table-cell table:style-name="Table14.A2" office:value-type="string">
            <text:p text:style-name="P45">onDrop</text:p>
          </table:table-cell>
          <table:table-cell table:style-name="Table14.A2" office:value-type="string">
            <text:p text:style-name="P49">all</text:p>
          </table:table-cell>
          <table:table-cell table:style-name="Table14.C2" office:value-type="string">
            <text:p text:style-name="Table_20_Contents">Eve<text:span text:style-name="T2">nt: </text:span><text:span text:style-name="T7">org.zkoss.ui.zk.ui.event.DropEvent</text:span></text:p>
            <text:p text:style-name="P39">Denotes another component is dropped to the component that receives this event. Refer to the <text:span text:style-name="T48">Drag and Drop</text:span> section.</text:p>
          </table:table-cell>
        </table:table-row>
        <table:table-row>
          <table:table-cell table:style-name="Table14.A2" office:value-type="string">
            <text:p text:style-name="P45">onCheck</text:p>
          </table:table-cell>
          <table:table-cell table:style-name="Table14.A2" office:value-type="string">
            <text:p text:style-name="P45">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45">onMove</text:p>
          </table:table-cell>
          <table:table-cell table:style-name="Table14.A2" office:value-type="string">
            <text:p text:style-name="P126">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45">onSize</text:p>
          </table:table-cell>
          <table:table-cell table:style-name="Table14.A2" office:value-type="string">
            <text:p text:style-name="P126">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45">onZIndex</text:p>
          </table:table-cell>
          <table:table-cell table:style-name="Table14.A2" office:value-type="string">
            <text:p text:style-name="P126">window</text:p>
          </table:table-cell>
          <table:table-cell table:style-name="Table14.C2" office:value-type="string">
            <text:p text:style-name="Table_20_Contents">Eve<text:span text:style-name="T2">nt: </text:span><text:span text:style-name="T7">org.zkoss.zk.ui.event.ZIndexEvent</text:span></text:p>
            <text:p text:style-name="P39">Denotes the z-index of a component has been changed by the user.</text:p>
          </table:table-cell>
        </table:table-row>
        <table:table-row>
          <table:table-cell table:style-name="Table14.A2" office:value-type="string">
            <text:p text:style-name="P45">onTimer</text:p>
          </table:table-cell>
          <table:table-cell table:style-name="Table14.A2" office:value-type="string">
            <text:p text:style-name="P45">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45">onNotify</text:p>
          </table:table-cell>
          <table:table-cell table:style-name="Table14.A2" office:value-type="string">
            <text:p text:style-name="P127">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45">onClientInfo</text:p>
          </table:table-cell>
          <table:table-cell table:style-name="Table14.A2" office:value-type="string">
            <text:p text:style-name="P127">root</text:p>
          </table:table-cell>
          <table:table-cell table:style-name="Table14.C2" office:value-type="string">
            <text:p text:style-name="Table_20_Contents">Eve<text:span text:style-name="T2">nt: </text:span><text:span text:style-name="T7">org.zkoss.zk.ui.event.ClientInfoEvent</text:span></text:p>
            <text:p text:style-name="P39">Notifies a root component about the client's information, such as time zone and resolutions.</text:p>
          </table:table-cell>
        </table:table-row>
        <table:table-row>
          <table:table-cell table:style-name="Table14.A2" office:value-type="string">
            <text:p text:style-name="P45">onPiggyback</text:p>
          </table:table-cell>
          <table:table-cell table:style-name="Table14.A2" office:value-type="string">
            <text:p text:style-name="P127">root</text:p>
          </table:table-cell>
          <table:table-cell table:style-name="Table14.C2" office:value-type="string">
            <text:p text:style-name="Table_20_Contents">Eve<text:span text:style-name="T2">nt: </text:span><text:span text:style-name="T7">org.zkoss.zk.ui.event.Event</text:span></text:p>
            <text:p text:style-name="P39">Notifies a root component that the client has sent a request to the server. It is usually used to piggyback non-emergent UI updates to the client.</text:p>
          </table:table-cell>
        </table:table-row>
        <table:table-row>
          <table:table-cell table:style-name="Table14.A2" office:value-type="string">
            <text:p text:style-name="P45">onBookmarkChanged</text:p>
          </table:table-cell>
          <table:table-cell table:style-name="Table14.A2" office:value-type="string">
            <text:p text:style-name="P127">root</text:p>
          </table:table-cell>
          <table:table-cell table:style-name="Table14.C2" office:value-type="string">
            <text:p text:style-name="Table_20_Contents">Eve<text:span text:style-name="T2">nt: </text:span><text:span text:style-name="T7">org.zkoss.zk.ui.event.BookmarkEvent</text:span></text:p>
            <text:p text:style-name="P39">Notifies that the user pressed BACK, FORWARD or others that causes the bookmark changed.</text:p>
          </table:table-cell>
        </table:table-row>
        <table:table-row>
          <table:table-cell table:style-name="Table14.A2" office:value-type="string">
            <text:p text:style-name="P45">onColSize</text:p>
          </table:table-cell>
          <table:table-cell table:style-name="Table14.A2" office:value-type="string">
            <text:p text:style-name="P126">columns listhead treecols</text:p>
          </table:table-cell>
          <table:table-cell table:style-name="Table14.C2" office:value-type="string">
            <text:p text:style-name="Table_20_Contents">Eve<text:span text:style-name="T2">nt: </text:span><text:span text:style-name="T7">org.zkoss.zul.event.ColSizeEvent</text:span></text:p>
            <text:p text:style-name="P39">Notifies the parent of a group of headers that the widths of two of its children are changed by the user.</text:p>
          </table:table-cell>
        </table:table-row>
        <table:table-row>
          <table:table-cell table:style-name="Table14.A2" office:value-type="string">
            <text:p text:style-name="P45">onPaging</text:p>
          </table:table-cell>
          <table:table-cell table:style-name="Table14.A2" office:value-type="string">
            <text:p text:style-name="P126">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39">Notifies one of the pages of a multi-page component is selected by the user.</text:p>
          </table:table-cell>
        </table:table-row>
        <table:table-row>
          <table:table-cell table:style-name="Table14.A2" office:value-type="string">
            <text:p text:style-name="P45">onUpload</text:p>
          </table:table-cell>
          <table:table-cell table:style-name="Table14.A2" office:value-type="string">
            <text:p text:style-name="P126">fileupload</text:p>
          </table:table-cell>
          <table:table-cell table:style-name="Table14.C2" office:value-type="string">
            <text:p text:style-name="Table_20_Contents">Eve<text:span text:style-name="T2">nt: </text:span><text:span text:style-name="T7">org.zkoss.zul.event.UploadEvent</text:span></text:p>
            <text:p text:style-name="P39">Notifies that file(s) is uploaded, and the application can retrieve the uploaded files(s) by use of the <text:span text:style-name="T6">getMedia</text:span> or <text:span text:style-name="T6">getMedias</text:span> methods.</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50" text:note-class="footnote"><text:note-citation>50</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0">The introduction of the XHTML component set is aimed to make it easy to port existent Web pages to ZUML. The ultima goal is that all valid XHTML pages are valid ZUML pages. All Servlets handling the submitted form work as usual.</text:p>
      <text:p text:style-name="P20">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p text:style-name="P21"><text:span text:style-name="T3">Performance Consideration</text:span>: If a portion of HTML tags are static, it is better to use the Native namespace as described in the <text:span text:style-name="T3">Performance Tips</text:span> chapter.</text:p>
      <text:h text:style-name="Heading_20_3" text:outline-level="3">A XHTML Page Is A Valid ZUML Page</text:h>
      <text:p text:style-name="Text_20_body_20_indent">The Web page illustrated below is a simple but typical example.</text:p>
      <text:p text:style-name="Code_20_Indent">&lt;html&gt;</text:p>
      <text:p text:style-name="Code_20_Indent">&lt;head&gt;</text:p>
      <text:p text:style-name="Code_20_Indent">&lt;title&gt;ZHTML<text:tab/>Demo&lt;/title&gt;</text:p>
      <text:p text:style-name="Code_20_Indent">&lt;/head&gt;</text:p>
      <text:p text:style-name="Code_20_Indent">&lt;body&gt;</text:p>
      <text:p text:style-name="Code_20_Indent"><text:tab/>&lt;h1&gt;ZHTML<text:tab/>Demo&lt;/h1&gt;</text:p>
      <text:p text:style-name="Code_20_Indent"><text:tab/>&lt;ul<text:tab/>id="ul"&gt;</text:p>
      <text:p text:style-name="Code_20_Indent"><text:tab/><text:tab/>&lt;li&gt;The<text:tab/>first<text:tab/>item.&lt;/li&gt;</text:p>
      <text:p text:style-name="Code_20_Indent"><text:tab/><text:tab/>&lt;li&gt;The<text:tab/>second<text:tab/>item.&lt;/li&gt;</text:p>
      <text:p text:style-name="Code_20_Indent"><text:tab/>&lt;/ul&gt;</text:p>
      <text:p text:style-name="Code_20_Indent"><text:tab/>&lt;input<text:tab/>type="button"<text:tab/>value="Add<text:tab/>Item""/&gt;</text:p>
      <text:p text:style-name="Code_20_Indent"><text:tab/>&lt;br/&gt;</text:p>
      <text:p text:style-name="Code_20_Indent"><text:tab/>&lt;input<text:tab/>id="inp0"<text:tab/>type="text"/&gt;<text:tab/>+</text:p>
      <text:p text:style-name="Code_20_Indent"><text:tab/>&lt;input<text:tab/>id="inp1"<text:tab/>type="text"/&gt;<text:tab/>=</text:p>
      <text:p text:style-name="Code_20_Indent"><text:tab/>&lt;text<text:tab/>id="out"/&gt;</text:p>
      <text:p text:style-name="Code_20_Indent">&lt;/body&gt;</text:p>
      <text:p text:style-name="Code_20_Indent">&lt;/html&gt;</text:p>
      <text:p text:style-name="Text_20_body_20_indent">By naming it with the<text:span text:style-name="T2"> </text:span><text:span text:style-name="T7">zhtml</text:span><text:span text:style-name="T2"> extension</text:span><text:span text:style-name="T2"><text:note text:id="ftn51" text:note-class="footnote"><text:note-citation>51</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49">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8">As being a ZUML page, it could embed any Java codes and execute them in the server as follows.</text:p>
      <text:p text:style-name="Code_20_Indent">&lt;html <text:span text:style-name="T44">xmlns:zk="</text:span><text:a xlink:type="simple" xlink:href="http://www.zkoss.org/2005/zk"><text:span text:style-name="T41">http://www.zkoss.org/2005/zk</text:span></text:a><text:span text:style-name="T44">"</text:span>&gt;</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ul id="ul"&gt;</text:p>
      <text:p text:style-name="Code_20_Indent"><text:tab/><text:tab/>&lt;li&gt;The first item.&lt;/li&gt;</text:p>
      <text:p text:style-name="Code_20_Indent"><text:tab/><text:tab/>&lt;li&gt;The second item.&lt;/li&gt;</text:p>
      <text:p text:style-name="Code_20_Indent"><text:tab/>&lt;/ul&gt;</text:p>
      <text:p text:style-name="Code_20_Indent"><text:tab/>&lt;input type="button" value="Add Item" <text:span text:style-name="T44">zk:onClick="addItem()"</text:span>/&gt;</text:p>
      <text:p text:style-name="Code_20_Indent"><text:tab/>&lt;br/&gt;</text:p>
      <text:p text:style-name="Code_20_Indent"><text:tab/>&lt;input id="inp0" type="text" <text:span text:style-name="T44">zk:onChange="add()"</text:span>/&gt; +</text:p>
      <text:p text:style-name="Code_20_Indent"><text:tab/>&lt;input id="inp1" type="text" <text:span text:style-name="T44">zk:onChange="add()"</text:span>/&gt; =</text:p>
      <text:p text:style-name="Code_20_Indent"><text:tab/>&lt;text id="out"/&gt;</text:p>
      <text:p text:style-name="P128"><text:tab/>&lt;zscript&gt;</text:p>
      <text:p text:style-name="P128"><text:tab/>void addItem() {</text:p>
      <text:p text:style-name="P128"><text:tab/><text:tab/>Component li = new Raw("li");</text:p>
      <text:p text:style-name="P128"><text:tab/><text:tab/>li.setParent(ul);</text:p>
      <text:p text:style-name="P128"><text:tab/><text:tab/>new Text("Item "+ul.getChildren().size()).setParent(li);</text:p>
      <text:p text:style-name="P128"><text:tab/>}</text:p>
      <text:p text:style-name="P128"><text:tab/>void add(){</text:p>
      <text:p text:style-name="P128"><text:tab/><text:tab/>out.setValue(inp0.getValue() + inp1.getValue());</text:p>
      <text:p text:style-name="P128"><text:tab/>}</text:p>
      <text:p text:style-name="P128"><text:tab/>&lt;/zscript&gt;</text:p>
      <text:p text:style-name="Code_20_Indent">&lt;/body&gt;</text:p>
      <text:p text:style-name="Code_20_Indent">&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18">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Code_20_Indent"><text:tab/>Class.forName("sun.jdbc.odbc.JdbcOdbcDriver");</text:p>
      <text:p text:style-name="Code_20_Indent"><text:tab/>String url = "jdbc:odbc:Fred";</text:p>
      <text:p text:style-name="Code_20_Indent"><text:tab/>Connection conn = DriverManager.getConnection(url,"myLogin", "myPassword");</text:p>
      <text:p text:style-name="Code_20_Indent"><text:tab/>...</text:p>
      <text:p text:style-name="Code_20_Indent"><text:tab/>conn.close();</text:p>
      <text:p text:style-name="Code_20_Indent">}</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52" text:note-class="footnote"><text:note-citation>52</text:note-citation><text:note-body><text:p text:style-name="P129">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A Comp<text:span text:style-name="T2">onent Created for Each Tag</text:span></text:h>
      <text:p text:style-name="P18">ZK Loaders creates a ZK component for Each tag declared in a ZUML page. For example, there are four components are created for the following ZUML page (<text:span text:style-name="T6">html</text:span>, <text:span text:style-name="T6">body</text:span>, <text:span text:style-name="T6">p</text:span> and a label).</text:p>
      <text:p text:style-name="Code_20_Indent">&lt;html&gt;</text:p>
      <text:p text:style-name="Code_20_Indent"><text:tab/>&lt;body&gt;</text:p>
      <text:p text:style-name="Code_20_Indent"><text:tab/><text:tab/>&lt;p&gt;Hi&lt;/p&gt;</text:p>
      <text:p text:style-name="Code_20_Indent"><text:tab/>&lt;/body&gt;</text:p>
      <text:p text:style-name="Code_20_Indent">&lt;/html&gt;</text:p>
      <text:p text:style-name="P18">The advantage is that you can change the content of any component dynamically:</text:p>
      <text:p text:style-name="Code_20_Indent">&lt;p id="info"&gt;Hi&lt;/p&gt;</text:p>
      <text:p text:style-name="Code_20_Indent">&lt;z:button onClick="info.detach()" xmlns:z="http://www.zkoss.org/2005/zk"/&gt;</text:p>
      <text:p text:style-name="P18">However, it takes more time to process and memory to hold these components, so, if a portion of the page is static, you can use the Native namespace as follows.</text:p>
      <text:p text:style-name="Code_20_Indent">&lt;n:html xmlns:n="http://www.zkoss.org/2005/zk/native"&gt;</text:p>
      <text:p text:style-name="Code_20_Indent"><text:tab/>&lt;n:body&gt;</text:p>
      <text:p text:style-name="Code_20_Indent"><text:tab/><text:tab/>&lt;p id="info"&gt;Hi&lt;/p&gt;</text:p>
      <text:p text:style-name="Code_20_Indent"><text:tab/><text:tab/>&lt;z:button onClick="info.detach()" xmlns:z="http://www.zkoss.org/2005/zk"/&gt;</text:p>
      <text:p text:style-name="Code_20_Indent"><text:tab/>&lt;/n:body&gt;</text:p>
      <text:p text:style-name="Code_20_Indent">&lt;/n:html&gt;</text:p>
      <text:p text:style-name="Text_20_body_20_indent">Ref<text:span text:style-name="T2">er to the </text:span><text:span text:style-name="T4">Performance Tips</text:span><text:span text:style-name="T2"> chapter for more information.</text:span></text:p>
      <text:h text:style-name="Heading_20_3" text:outline-level="3">UUID Is ID</text:h>
      <text:p text:style-name="P18">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 type="text/javascript"&gt;&lt;![CDATA[</text:p>
      <text:p text:style-name="Code_20_Indent">//JavaScript and running at the browser</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g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 type="text/javascript"&gt;//Running at the<text:span text:style-name="T2"> browser</text:span></text:p>
      <text:p text:style-name="Code_20_Indent"><text:tab/>var el = document.getElementById("<text:span text:style-name="T44">${which.uuid}</text:span>");</text:p>
      <text:p text:style-name="Code_20_Indent"><text:tab/>el = $e("${which.uuid}"); //$e() is an utility of ZK Client Engine</text:p>
      <text:p text:style-name="Code_20_Indent">&lt;/script&gt;</text:p>
      <text:h text:style-name="Heading_20_4" text:outline-level="4">Side Eff<text:span text:style-name="T2">ects</text:span></text:h>
      <text:p text:style-name="P23">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53" text:note-class="footnote"><text:note-citation>53</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8">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8">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0">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0">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8">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4" text:note-class="footnote"><text:note-citation>54</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45">onChange</text:p>
          </table:table-cell>
          <table:table-cell table:style-name="Table18.A2" office:value-type="string">
            <text:p text:style-name="P127">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45">onClick</text:p>
          </table:table-cell>
          <table:table-cell table:style-name="Table18.A2" office:value-type="string">
            <text:p text:style-name="P127">all</text:p>
          </table:table-cell>
          <table:table-cell table:style-name="Table18.C3" office:value-type="string">
            <text:p text:style-name="Table_20_Contents">Event: <text:span text:style-name="T6">org.zkoss.zk.ui.event.MouseEvent</text:span></text:p>
            <text:p text:style-name="P49">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2">
        <text:list-item>
          <text:p text:style-name="P130">Is the existent page static or dynamically generated?</text:p>
        </text:list-item>
        <text:list-item>
          <text:p text:style-name="P130">Is it a minor enhancement, if you want to enrich an existent page? Or, you prefer to rewrite a portion of it?</text:p>
        </text:list-item>
        <text:list-item>
          <text:p text:style-name="P130">Do you prefer to use XU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enclosing ZUL components with FORM<text:span text:style-name="T2">, you could post the content of ZUML components as the request parameters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8">With this approach, you could design rich user interfaces without modifying the existent servlet by simply replacing some of them with ZUL components.</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Sta<text:span text:style-name="T2">tic HTML Pages</text:span></text:h>
      <text:p text:style-name="P18">If you prefer to modify a static HTML page directly by adding the rich content, you could use the Native namespace (<text:a xlink:type="simple" xlink:href="http://www.zkoss.org/2005/native"><text:span text:style-name="T23">http://www.zkoss.org/2005/native</text:span></text:a>) to specify the static content, and then use the XUL or XHTML component sets (<text:a xlink:type="simple" xlink:href="http://www.zkoss.org/2005/zul"><text:span text:style-name="T23">http://www.zkoss.org/2005/zul</text:span></text:a> and <text:a xlink:type="simple" xlink:href="http://www.w3.org/1999/xhtml"><text:span text:style-name="T23">http://www.w3.org/1999/xhtml</text:span></text:a>) for the content that are changed dynamically.</text:p>
      <text:p text:style-name="Code_20_Indent">&lt;!-- test.zhtml --&gt;</text:p>
      <text:p text:style-name="Code_20_Indent"><text:span text:style-name="T6">&lt;html xmlns="</text:span><text:a xlink:type="simple" xlink:href="http://www.zkoss.org/2005/native"><text:span text:style-name="T23">http://www.zkoss.org/2005/native</text:span></text:a><text:span text:style-name="T6">" xmlns:h="</text:span><text:a xlink:type="simple" xlink:href="http://www.w3.org/1999/xhtml"><text:span text:style-name="T23">http://www.w3.org/1999/xhtml</text:span></text:a><text:span text:style-name="T6">" xmlns:z="</text:span><text:a xlink:type="simple" xlink:href="http://www.zkoss.org/2005/zul"><text:span text:style-name="T23">http://www.zkoss.org/2005/zul</text:span></text:a><text:span text:style-name="T6">"&gt;</text:span></text:p>
      <text:p text:style-name="Code_20_Indent"><text:tab/>&lt;head&gt;</text:p>
      <text:p text:style-name="Code_20_Indent"><text:tab/><text:tab/>&lt;title&gt;Hi ZK&lt;/title&gt;</text:p>
      <text:p text:style-name="Code_20_Indent"><text:tab/>&lt;/head&gt;</text:p>
      <text:p text:style-name="Code_20_Indent">&lt;body&gt;</text:p>
      <text:p text:style-name="Code_20_Indent"><text:tab/>&lt;h:ul id="list"&gt;&lt;!-- dyn<text:span text:style-name="T2">amically changeable --&gt;</text:span></text:p>
      <text:p text:style-name="Code_20_Indent"><text:tab/><text:tab/>&lt;h:li&gt;&lt;z:textbox/&gt;&lt;/h:li&gt;</text:p>
      <text:p text:style-name="Code_20_Indent"><text:tab/>&lt;/h:ul&gt;</text:p>
      <text:p text:style-name="Code_20_Indent"><text:tab/>&lt;p&gt;Static content&lt;/p&gt;</text:p>
      <text:p text:style-name="Code_20_Indent">&lt;/body&gt;</text:p>
      <text:p text:style-name="Code_20_Indent">&lt;/html&gt;</text:p>
      <text:h text:style-name="Heading_20_3" text:outline-level="3">Use of ZK JSP Tags</text:h>
      <text:p text:style-name="P18">ZK provides an equivalent JSP tags for each ZUL component. If you'd like to use them in your JSP pages, simply following the following steps.</text:p>
      <text:list text:style-name="L43">
        <text:list-item>
          <text:p text:style-name="P131">Specify <text:a xlink:type="simple" xlink:href="http://www.zkoss.org/jsp/zul"><text:span text:style-name="T23">http://www.zkoss.org/jsp/zul</text:span></text:a> as the URI of the TLD file in the JSP pages with the <text:span text:style-name="T6">taglib</text:span> directive.</text:p>
        </text:list-item>
        <text:list-item>
          <text:p text:style-name="P131">Though optional, <text:s/>it is better to specify <text:span text:style-name="T6">DOCTYPE</text:span> as <text:span text:style-name="T6">XHTML 1.0 Transitional</text:span>, since ZK Client Engine assumes it.</text:p>
        </text:list-item>
        <text:list-item>
          <text:p text:style-name="P131">The top of ZK JSP tags must be the <text:span text:style-name="T6">page</text:span> tag (ZK's <text:span text:style-name="T6">org.zkoss.zul.jsp.PageTag</text:span>), which represents a ZK page.</text:p>
        </text:list-item>
      </text:list>
      <text:p text:style-name="P18">The following is a simple example.</text:p>
      <text:p text:style-name="Code_20_Indent">&lt;!DOCTYPE html PUBLIC "-//W3C//DTD XHTML 1.0 Transitional//EN"</text:p>
      <text:p text:style-name="Code_20_Indent">"<text:a xlink:type="simple" xlink:href="http://www.w3.org/TR/xhtml1/DTD/xhtml1-transitional.dtd">http://www.w3.org/TR/xhtml1/DTD/xhtml1-transitional.dtd</text:a>"&gt;</text:p>
      <text:p text:style-name="Code_20_Indent">&lt;%@ taglib uri="http://www.zkoss.org/jsp/zul" prefix="z" %&gt;</text:p>
      <text:p text:style-name="Code_20_Indent">&lt;html&gt;</text:p>
      <text:p text:style-name="Code_20_Indent"><text:tab/>&lt;head&gt;</text:p>
      <text:p text:style-name="Code_20_Indent"><text:tab/><text:tab/>&lt;title&gt;Test of ZUL on JSP&lt;/title&gt;</text:p>
      <text:p text:style-name="Code_20_Indent"><text:tab/>&lt;/head&gt;</text:p>
      <text:p text:style-name="Code_20_Indent"><text:tab/>&lt;body&gt;</text:p>
      <text:p text:style-name="Code_20_Indent"/>
      <text:p text:style-name="Code_20_Indent"><text:tab/>&lt;h1&gt;1. Header outside z:page&lt;/h1&gt;</text:p>
      <text:p text:style-name="Code_20_Indent"><text:tab/>&lt;z:page&gt;</text:p>
      <text:p text:style-name="Code_20_Indent"><text:span text:style-name="T8"><text:tab/></text:span>&lt;h2&gt;2. Header in z:page&lt;/h2&gt;</text:p>
      <text:p text:style-name="Code_20_Indent"><text:tab/>&lt;z:window id="win" title="Test" border="normal"&gt;</text:p>
      <text:p text:style-name="Code_20_Indent"><text:span text:style-name="T8"><text:tab/></text:span>&lt;p&gt;3. Content in z:window&lt;/p&gt;</text:p>
      <text:p text:style-name="Code_20_Indent"><text:tab/><text:tab/>&lt;z:button label="Overlap" onClick="win.doOverlapped()"/&gt;</text:p>
      <text:p text:style-name="Code_20_Indent"><text:tab/>&lt;/z:window&gt;</text:p>
      <text:p text:style-name="Code_20_Indent"><text:span text:style-name="T8"><text:tab/></text:span>&lt;p&gt;4. Content in z:page after z:window&lt;/h2&gt;</text:p>
      <text:p text:style-name="Code_20_Indent"><text:tab/>&lt;/z:page&gt;<text:tab/></text:p>
      <text:p text:style-name="Code_20_Indent"><text:span text:style-name="T8"><text:tab/></text:span>&lt;p&gt;5. Content after z:page&lt;/p&gt;</text:p>
      <text:p text:style-name="Code_20_Indent"><text:tab/>&lt;/body&gt;</text:p>
      <text:p text:style-name="Code_20_Indent">&lt;/html&gt;</text:p>
      <text:p text:style-name="P18">Each ZUL component is wrapped with a JSP tag and each property is wrapped with an attribute the JSP tag. Furthermore, you are free to mix ZK JSP tags with other tags. <text:s/>Thus, the use of ZK JSP tags is straightforward.</text:p>
      <text:h text:style-name="Heading_20_3" text:outline-level="3">Use of ZK JSF Components</text:h>
      <text:p text:style-name="P18">ZK provides an equivalent JSF component for each ZUL component. The use is similar to ZK JSP Tags, except the taglib URI is <text:a xlink:type="simple" xlink:href="http://www.zkoss.org/jsf/zul"><text:span text:style-name="T23">http://www.zkoss.org/jsf/zul</text:span></text:a>.</text:p>
      <text:p text:style-name="Code_20_Indent">&lt;!DOCTYPE html PUBLIC "-//W3C//DTD XHTML 1.0 Transitional//EN"<text:line-break/> "http://www.w3.org/TR/xhtml1/DTD/xhtml1-transitional.dtd"&gt;</text:p>
      <text:p text:style-name="Code_20_Indent">&lt;html&gt;</text:p>
      <text:p text:style-name="Code_20_Indent">&lt;head&gt;</text:p>
      <text:p text:style-name="Code_20_Indent">&lt;title&gt;Validator Example&lt;/title&gt;</text:p>
      <text:p text:style-name="Code_20_Indent">&lt;/head&gt;</text:p>
      <text:p text:style-name="Code_20_Indent">&lt;%@ taglib uri="http://java.sun.com/jsf/html" prefix="h"%&gt;</text:p>
      <text:p text:style-name="Code_20_Indent">&lt;%@ taglib uri="http://java.sun.com/jsf/core" prefix="f"%&gt;</text:p>
      <text:p text:style-name="Code_20_Indent">&lt;%@ taglib uri="http://www.zkoss.org/jsf/zul" prefix="z"%&gt;</text:p>
      <text:p text:style-name="Code_20_Indent">&lt;body&gt;</text:p>
      <text:p text:style-name="Code_20_Indent">&lt;f:view&gt;</text:p>
      <text:p text:style-name="Code_20_Indent"><text:tab/>&lt;h:form id="helloForm"&gt;</text:p>
      <text:p text:style-name="Code_20_Indent"><text:tab/><text:tab/><text:span text:style-name="T8">&lt;z:page&gt;</text:span></text:p>
      <text:p text:style-name="Code_20_Indent"><text:tab/><text:tab/><text:tab/><text:span text:style-name="T8">&lt;z:window z:title="Validator Example" width="500px" border="normal"&gt;</text:span></text:p>
      <text:p text:style-name="Code_20_Indent"><text:tab/><text:tab/><text:tab/><text:tab/>--Validate input day must in weekend--&lt;br/&gt;</text:p>
      <text:p text:style-name="Code_20_Indent"><text:tab/><text:tab/><text:tab/><text:tab/><text:span text:style-name="T8">&lt;z:datebox id="dbox" format="yyyy/MM/dd"</text:span></text:p>
      <text:p text:style-name="P132"><text:tab/><text:tab/><text:tab/><text:tab/><text:tab/>f:value="#{ValidatorBean.value}"</text:p>
      <text:p text:style-name="P132"><text:tab/><text:tab/><text:tab/><text:tab/><text:tab/>f:validator="#{ValidatorBean.validateDate}"/&gt;</text:p>
      <text:p text:style-name="Code_20_Indent"><text:span text:style-name="T8"><text:tab/><text:tab/><text:tab/></text:span>&lt;h:message</text:p>
      <text:p text:style-name="Code_20_Indent"><text:tab/><text:tab/><text:tab/><text:tab/>style="color: red; font-style: oblique;"</text:p>
      <text:p text:style-name="Code_20_Indent"><text:tab/><text:tab/><text:tab/><text:tab/><text:tab/>for="dbox" /&gt;</text:p>
      <text:p text:style-name="Code_20_Indent"><text:tab/><text:tab/><text:tab/><text:tab/>&lt;br/&gt;</text:p>
      <text:p text:style-name="Code_20_Indent"><text:tab/><text:tab/><text:tab/><text:tab/>&lt;h:commandButton id="submit" action="#{ValidatorBean.doSubmit}" value="Submit" /&gt;<text:tab/><text:tab/><text:tab/><text:tab/></text:p>
      <text:p text:style-name="Code_20_Indent"><text:tab/><text:tab/><text:tab/>&lt;/z:window&gt;</text:p>
      <text:p text:style-name="Code_20_Indent"><text:tab/><text:tab/><text:tab/>&lt;h:messages/&gt;</text:p>
      <text:p text:style-name="Code_20_Indent"><text:tab/><text:tab/><text:span text:style-name="T8">&lt;/z:page&gt;</text:span></text:p>
      <text:p text:style-name="Code_20_Indent"><text:tab/>&lt;/h:form&gt;</text:p>
      <text:p text:style-name="Code_20_Indent"><text:tab/>&lt;a href="../index.html"&gt;Back&lt;/a&gt;</text:p>
      <text:p text:style-name="Code_20_Indent">&lt;/f:view&gt;</text:p>
      <text:p text:style-name="Code_20_Indent">&lt;/body&gt;</text:p>
      <text:p text:style-name="Code_20_Indent">&lt;/html&gt;</text:p>
      <text:h text:style-name="Heading_20_3" text:outline-level="3">Enrich a Dynamically Generated Page with ZK Filter</text:h>
      <text:p text:style-name="P18">If you prefer to <text:span text:style-name="T14">ajax</text:span><text:span text:style-name="T16">-ize</text:span> a dynamically generated HTML page (e.g., the output of a Velocity Servlet), you could use the ZK Filter to process the generated page. To enable the ZK filter, you have to configure <text:span text:style-name="T6">web.xml</text:span>, as shown below.</text:p>
      <text:p text:style-name="Code_20_Indent">&lt;filter&gt;</text:p>
      <text:p text:style-name="Code_20_Indent"><text:tab/>&lt;filter-name&gt;zkFilter&lt;/filter-name&gt;</text:p>
      <text:p text:style-name="Code_20_Indent"><text:tab/>&lt;filter-class&gt;<text:span text:style-name="T8">org.zkoss.zk.ui.http.DHtmlLayoutFilter</text:span>&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where <text:span text:style-name="T6">url-pattern</text:span> is app<text:span text:style-name="T2">lication dependent. The </text:span><text:span text:style-name="T7">extension</text:span><text:span text:style-name="T2"> parameter (</text:span><text:span text:style-name="T7">init-param</text:span><text:span text:style-name="T2">) defines the language of the dynamical output. By default, it is </text:span><text:span text:style-name="T7">html</text:span><text:span text:style-name="T2">. If it is </text:span><text:span text:style-name="T7">xul/html</text:span><text:span text:style-name="T2">, specify </text:span><text:span text:style-name="T7">zul</text:span><text:span text:style-name="T2"> as the extension.</text:span></text:p>
      <text:p text:style-name="Tip"><text:span text:style-name="T3">Tip</text:span>: In most cases, ZK JSP tags are easier to use and con<text:span text:style-name="T2">sume less memory than the ZK filter. Refer to the </text:span><text:span text:style-name="T4">Performance Tips</text:span><text:span text:style-name="T2"> section in the </text:span><text:span text:style-name="T4">Advance Features</text:span><text:span text:style-name="T2"> chapter.</text:span></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Code_20_Indent">&lt;filter-mapping&gt;<text:line-break/><text:tab/>&lt;filter-name&gt;zkFilter&lt;/filter-name&gt;<text:line-break/><text:tab/>&lt;url-pattern&gt;/my/dyna/*&lt;/url-pattern&gt;</text:p>
      <text:p text:style-name="Code_20_Indent"><text:tab/>&lt;dispatcher&gt;REQUEST&lt;/dispatcher&gt;</text:p>
      <text:p text:style-name="Code_20_Indent"><text:tab/>&lt;dispatcher&gt;INCLUDE&lt;/dispatcher&gt;</text:p>
      <text:p text:style-name="Code_20_Indent"><text:tab/>&lt;dispatcher&gt;FORWARD&lt;/dispatcher&gt;</text:p>
      <text:p text:style-name="Code_20_Indent"><text:tab/>&lt;dispatcher&gt;ERROR&lt;/dispatcher&gt;<text:line-break/>&lt;/filter-mapping&gt;</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0">The former one is more flexible. It requires deeper understanding of ZK, so it is usually done by component developers. <text:s/>It is discussed in the <text:span text:style-name="T3">Component Development Guide</text:span>.</text:p>
      <text:p text:style-name="P20">On the other hand, implementing a new component by use of other components is straightforward. It works like composition, macro expansion, or inline replacement. For sake of convenience, we call this kind of components as <text:span text:style-name="T14">macro components</text:span>., while the others are called <text:span text:style-name="T14">primitive components</text:span>.</text:p>
      <text:p text:style-name="Tip"><text:span text:style-name="T3">Tip:</text:span> a macro component is <text:span text:style-name="T14">no different</text:span> from a <text:span text:style-name="T2">primi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4">
        <text:list-item>
          <text:p text:style-name="P133">Implements a macro component by a ZUML page.</text:p>
        </text:list-item>
        <text:list-item>
          <text:p text:style-name="P133">Declare the macro component in the page that is going to use it.</text:p>
        </text:list-item>
        <text:list-item>
          <text:p text:style-name="P133">Use the macro components, which is no difference that other components.</text:p>
        </text:list-item>
      </text:list>
      <text:p text:style-name="Tip"><text:span text:style-name="T4">Tip:</text:span><text:span text:style-name="T13">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8">All you need to do is to prepare a ZUML page that describes what the component consists of. In other words, the page is a template of the macro.</text:p>
      <text:p text:style-name="P18">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8">It is done!</text:p>
      <text:p text:style-name="P18">The ZUML page implementing a macro component is the same as any other pages, so any ZUML page can be used as a macro component.</text:p>
      <text:h text:style-name="Heading_20_3" text:outline-level="3">Step 2. The<text:span text:style-name="T2"> Declaration</text:span></text:h>
      <text:p text:style-name="P18">Before instantiating a macro component, you have to declare first. One of simplest way to declare is to use the component directives.</text:p>
      <text:p text:style-name="Code_20_Indent">&lt;?component name="username" macroURI="/WEB-INF/macros/username.zul"?&gt;</text:p>
      <text:p text:style-name="P18">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5" text:note-class="footnote"><text:note-citation>55</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Code_20_Indent_20_2">&lt;mycomp myprop="myval1" another="anotherval"/&gt;</text:p>
      <text:h text:style-name="Heading_20_3" text:outline-level="3">Step 3. The<text:span text:style-name="T2"> Use</text:span></text:h>
      <text:p text:style-name="P18">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56"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23">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23">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0">There are two kinds of macro components: inline<text:note text:id="ftn56" text:note-class="footnote"><text:note-citation>56</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0">An inline macro behaves like <text:span text:style-name="T14">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0"/>
      <text:p text:style-name="Text_20_body">use.zul: (target page)</text:p>
      <text:p text:style-name="Code">&lt;?component name="username" <text:span text:style-name="T8">inline="true"</text:span> macroURI="username.zul"?&gt;</text:p>
      <text:p text:style-name="Code">&lt;grid&gt;</text:p>
      <text:p text:style-name="Code"><text:tab/>&lt;rows&gt;</text:p>
      <text:p text:style-name="Code"><text:tab/><text:tab/>&lt;username id="ua" name="John"/&gt;</text:p>
      <text:p text:style-name="Code"><text:tab/>&lt;/rows&gt;</text:p>
      <text:p text:style-name="Code">&lt;/grid&gt;</text:p>
      <text:p text:style-name="Text_20_body">username.zul: (macro def<text:span text:style-name="T2">inition)</text:span></text:p>
      <text:p text:style-name="Code">&lt;row&gt;</text:p>
      <text:p text:style-name="Code"><text:tab/>Username</text:p>
      <text:p text:style-name="Code"><text:tab/>&lt;textbox id="${arg.id}" value="${arg.name}"/&gt;</text:p>
      <text:p text:style-name="Code">&lt;/row&gt;</text:p>
      <text:p text:style-name="P20">Equivalent page:</text:p>
      <text:p text:style-name="Code">&lt;grid&gt;</text:p>
      <text:p text:style-name="Code"><text:tab/>&lt;rows&gt;</text:p>
      <text:p text:style-name="Code">&lt;row&gt;</text:p>
      <text:p text:style-name="Code"><text:tab/>Username</text:p>
      <text:p text:style-name="Code"><text:tab/>&lt;textbox id="ua" value="John"/&gt;</text:p>
      <text:p text:style-name="Code">&lt;/row&gt;</text:p>
      <text:p text:style-name="Code"><text:tab/>&lt;/rows&gt;</text:p>
      <text:p text:style-name="Code">&lt;/grid&gt;</text:p>
      <text:p text:style-name="P20">All properties, including <text:span text:style-name="Source_20_Text">id</text:span>, are passed to the inline macro.</text:p>
      <text:p text:style-name="P20">On the other hand, ZK will create a real component (called a macro component) to represent the regular macro. That is, the macro component is created as the parent of the components that are defined in the macro.</text:p>
      <text:p text:style-name="P20">Inline macros are easier to integrate into sophisticated pages. For example, you <text:span text:style-name="T14">cannot</text:span> use <text:span text:style-name="T14">regular</text:span> components in the previous example since <text:span text:style-name="T6">rows</text:span> accepts only <text:span text:style-name="T33">row</text:span>, not macro components. It is easier to access to all components defined in a macro since they are in the same ID space. It also means the developers must be aware of the implementation to avoid name conflicts.</text:p>
      <text:p text:style-name="P20">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p>
      <text:p text:style-name="Code_20_Indent"><text:tab/>&lt;textbox value="${arg.col1}"/&gt;</text:p>
      <text:p text:style-name="Code_20_Indent"><text:tab/>&lt;textbox value="${arg.col2}"/&gt;</text:p>
      <text:p text:style-name="Code_20_Indent">&lt;/row&gt;</text:p>
      <text:p text:style-name="Text_20_body_20_indent"><text:span text:style-name="T6">useinline.zul</text:span>: (the target page)</text:p>
      <text:p text:style-name="Code_20_Indent">&lt;?component<text:tab/>name="myrow"<text:tab/>macroURI="inline.zul" <text:s/>inline="true"?&gt;</text:p>
      <text:p text:style-name="Code_20_Indent">&lt;window<text:tab/>title="Test of inline macros"<text:tab/>border="normal"&gt;</text:p>
      <text:p text:style-name="Code_20_Indent"><text:tab/>&lt;zscript&gt;&lt;![CDATA[</text:p>
      <text:p text:style-name="Code_20_Indent"><text:tab/>import<text:tab/>org.zkoss.util.Pair;</text:p>
      <text:p text:style-name="Code_20_Indent"/>
      <text:p text:style-name="Code_20_Indent"><text:tab/>List <text:s/>infos = new LinkedList();</text:p>
      <text:p text:style-name="Code_20_Indent"><text:tab/>for<text:tab/>(int j<text:tab/> = 0;j<text:tab/>&lt;10;++j){</text:p>
      <text:p text:style-name="Code_20_Indent"><text:tab/><text:tab/>infos.add(new Pair("A" + j, "B" +j));</text:p>
      <text:p text:style-name="Code_20_Indent"><text:tab/>}</text:p>
      <text:p text:style-name="Code_20_Indent"><text:tab/>]]&gt;&lt;/zscript&gt;</text:p>
      <text:p text:style-name="Code_20_Indent"><text:tab/>&lt;grid&gt;</text:p>
      <text:p text:style-name="Code_20_Indent"><text:tab/><text:tab/>&lt;rows&gt;</text:p>
      <text:p text:style-name="Code_20_Indent"><text:tab/><text:tab/><text:tab/>&lt;myrow<text:tab/>col1="${each.x}"<text:tab/>col2="${each.y}"<text:tab/>forEach="${infos}"/&gt;</text:p>
      <text:p text:style-name="Code_20_Indent"><text:tab/><text:tab/>&lt;/rows&gt;</text:p>
      <text:p text:style-name="Code_20_Indent"><text:tab/>&lt;/grid&gt;</text:p>
      <text:p text:style-name="Code_20_Indent">&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0">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14">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5">
        <text:list-header>
          <text:p text:style-name="P134">1. Use a special prefix for the identifiers of child components of a macro component. For example, <text:span text:style-name="T6">"mc_who"</text:span> instead of <text:span text:style-name="T6">"who"</text:span>.</text:p>
        </text:list-header>
      </text:list>
      <text:p text:style-name="Code_20_Indent_20_2">&lt;hbox&gt;</text:p>
      <text:p text:style-name="Code_20_Indent_20_2"><text:tab/>Username: &lt;textbox id="<text:span text:style-name="T8">mc_who</text:span>" value="${arg.who}"/&gt;</text:p>
      <text:p text:style-name="Code_20_Indent_20_2">&lt;/hbox&gt;</text:p>
      <text:list text:style-name="L45" text:continue-numbering="true">
        <text:list-header>
          <text:p text:style-name="P134">2. <text:s/>Use the <text:span text:style-name="T6">window</text:span> component to create an additional ID space.</text:p>
        </text:list-header>
      </text:list>
      <text:p text:style-name="Code_20_Indent_20_2">&lt;<text:span text:style-name="T8">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8">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50">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23">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7" text:note-class="footnote"><text:note-citation>57</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4">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p text:style-name="Text_20_body_20_indent_20_2">1. Implement a class by extending from the <text:span text:style-name="T6">org.zkoss.zk.ui.HtmlMacroComponent</text:span> class.</text:p>
      <text:p text:style-name="Code_20_Indent_20_3">//Username.java</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 //arg.who requires it</text:p>
      <text:p text:style-name="Code_20_Indent_20_3"><text:tab/><text:tab/>final Textbox tb = (Textbox)getFellow("mc_who");</text:p>
      <text:p text:style-name="Code_20_Indent_20_3"><text:tab/><text:tab/>if (tb != null) tb.setValue(name); //correct the child if available</text:p>
      <text:p text:style-name="Code_20_Indent_20_3"><text:tab/>}</text:p>
      <text:p text:style-name="Code_20_Indent_20_3"><text:tab/>public String getWho() {</text:p>
      <text:p text:style-name="Code_20_Indent_20_3"><text:tab/><text:tab/>return (String)getDynamicaProperty("who");</text:p>
      <text:p text:style-name="Code_20_Indent_20_3"><text:tab/>}</text:p>
      <text:p text:style-name="Code_20_Indent_20_3">}</text:p>
      <text:list text:style-name="L46">
        <text:list-item>
          <text:p text:style-name="P135">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35">Since the <text:span text:style-name="T6">setWho</text:span> method might be called before a macro component creates its children, you have to check whether <text:span text:style-name="T6">mc_who</text:span> exists.</text:p>
        </text:list-item>
        <text:list-item>
          <text:p text:style-name="P135">Since <text:span text:style-name="T6">mc_who</text:span>'s <text:span text:style-name="T6">setValue</text:span> is called, both the content and the visual presentation at the client are updated automatically, when <text:span text:style-name="T6">setWho</text:span> is called.</text:p>
        </text:list-item>
      </text:list>
      <text:list text:style-name="L47">
        <text:list-header>
          <text:p text:style-name="P136"><text:s text:c="4"/>2. <text:s/>Declare the class in the macro declaration with the <text:span text:style-name="T6">class</text:span> attribute.</text:p>
        </text:list-header>
      </text:list>
      <text:p text:style-name="Code_20_Indent_20_3">&lt;?component name="username" macroURI="/WEB-INF/macros/username.zul"</text:p>
      <text:p text:style-name="Code_20_Indent_20_3"><text:s text:c="2"/><text:span text:style-name="T8">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p text:style-name="Text_20_body_20_indent_20_2">1. You have to prepare a zscript file, say <text:span text:style-name="T6">/zs/username.zs</text:span>, for the class to implement. Notice that you can put any number of classes and functions in the same <text:span text:style-name="T6">zscript</text:span> file.</text:p>
      <text:p text:style-name="Code_20_Indent_20_3">//username.zs</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text:p>
      <text:p text:style-name="Code_20_Indent_20_3"><text:tab/><text:tab/>Textbox tb = getFellow("mc_who");</text:p>
      <text:p text:style-name="Code_20_Indent_20_3"><text:tab/><text:tab/>if (tb != null) tb.setValue(name);</text:p>
      <text:p text:style-name="Code_20_Indent_20_3"><text:tab/>}</text:p>
      <text:p text:style-name="Code_20_Indent_20_3"><text:tab/>public String getWho() {</text:p>
      <text:p text:style-name="Code_20_Indent_20_3"><text:tab/><text:tab/>return getDynamicProperty("who");</text:p>
      <text:p text:style-name="Code_20_Indent_20_3"><text:tab/>}</text:p>
      <text:p text:style-name="Code_20_Indent_20_3">}</text:p>
      <text:list text:style-name="L48">
        <text:list-header>
          <text:p text:style-name="P137"><text:s/>2. Use the <text:span text:style-name="T6">init</text:span> directive to load the <text:span text:style-name="T6">zscript</text:span> file, and then declare the component</text:p>
        </text:list-header>
      </text:list>
      <text:p text:style-name="Code_20_Indent_20_3">&lt;?init zscript="/zs/username.zs"?&gt;</text:p>
      <text:p text:style-name="Code_20_Indent_20_3">&lt;?component name="username" macroURI="/WEB-INF/macros/username.zul"</text:p>
      <text:p text:style-name="Code_20_Indent_20_3"><text:s text:c="2"/><text:span text:style-name="T8">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8">class="mypack.Username"</text:span>?&gt;</text:p>
      <text:p text:style-name="Code_20_Indent_20_2">&lt;zk&gt;</text:p>
      <text:p text:style-name="Code_20_Indent_20_2"><text:tab/><text:span text:style-name="T8">&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8">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18"/>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0">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Code">&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Code_20_Indent">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7">live</text:span><text:span text:style-name="T30">. So is the </text:span><text:span text:style-name="T51">getItems</text:span><text:span text:style-name="T30"> method of the </text:span><text:span text:style-name="T51">org.zkoss.zul.Listbox</text:span><text:span text:style-name="T30"> interface and others. In other words, you can manipulate it content directly. For example, the following statements are equivalent:</text:span></text:p>
      <text:p text:style-name="Code">com<text:span text:style-name="T2">p.getChildren().remove(0);</text:span></text:p>
      <text:p text:style-name="Code">((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0">To simplify the sorting of components, we therefore provide the <text:span text:style-name="T6">sort</text:span> method in the <text:span text:style-name="T6">org.zkoss.zk.ui.Components</text:span> class that works with the list of children.</text:p>
      <text:p text:style-name="P20">In the following example, we utilize the <text:span text:style-name="T6">sort</text:span> method and the <text:span text:style-name="T6">org.zkoss.zul.ListitemComparator</text:span> to provide the sorting for a list box.</text:p>
      <text:p text:style-name="P20">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3"><draw:image xlink:href="../imag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18">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p>
      <text:p text:style-name="Code_20_Indent"><text:tab/>&lt;rows&gt;</text:p>
      <text:p text:style-name="Code_20_Indent"><text:tab/><text:tab/>&lt;row&gt;Time Zone &lt;label id="tm"/&gt;&lt;/row&gt;</text:p>
      <text:p text:style-name="Code_20_Indent"><text:tab/><text:tab/>&lt;row&gt;Screen &lt;label id="scrn"/&gt;&lt;/row&gt;</text:p>
      <text:p text:style-name="Code_20_Indent"><text:tab/>&lt;/rows&gt;</text:p>
      <text:p text:style-name="Code_20_Indent"><text:tab/><text:tab/></text:p>
      <text:p text:style-name="Code_20_Indent"><text:tab/>&lt;zscript&gt;</text:p>
      <text:p text:style-name="Code_20_Indent"><text:tab/>void onClientInfo(ClientInfoEvent evt) {</text:p>
      <text:p text:style-name="Code_20_Indent"><text:tab/><text:tab/>tm.setValue(evt.getTimeZone().toString());</text:p>
      <text:p text:style-name="Code_20_Indent"><text:tab/><text:tab/>scrn.setValue(</text:p>
      <text:p text:style-name="Code_20_Indent"><text:tab/><text:tab/><text:tab/>evt.getScreenWidth()+"x"+evt.getScreenHeight()+"x"+evt.getColorDepth());</text:p>
      <text:p text:style-name="Code_20_Indent"><text:tab/>}</text:p>
      <text:p text:style-name="Code_20_Indent"><text:tab/>&lt;/zscript&gt;</text:p>
      <text:p text:style-name="Code_20_Indent">&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Code_20_Indent">...</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18">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18">In some situation, you might want to prevent or, at least, alert a user when he tries to close the window or browse to another URL. For example, when a user is composing a mail that is not saved yet.</text:p>
      <text:p text:style-name="Code_20_Indent">if (mai<text:span text:style-name="T2">l.isDirty()) {</text:span></text:p>
      <text:p text:style-name="Code_20_Indent"><text:tab/>Clients.confirmClose("Your message has not been sent.\nDiscard your message?");</text:p>
      <text:p text:style-name="Code_20_Indent">} else {</text:p>
      <text:p text:style-name="Code_20_Indent"><text:tab/>Clients.confirmClose(null);</text:p>
      <text:p text:style-name="Code_20_Indent">}</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18"><draw:frame draw:style-name="fr3" draw:name="graphics73" text:anchor-type="paragraph" svg:width="16.589cm" svg:height="4.803cm" draw:z-index="70"><draw:image xlink:href="../images/100000000000036D000000FE561CE3BC.png" xlink:type="simple" xlink:show="embed" xlink:actuate="onLoad"/></draw:frame> </text:p>
      <text:h text:style-name="Heading_20_2" text:outline-level="2">Browser's History Management</text:h>
      <text:p text:style-name="P20">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0">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0">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0">From application's viewpoint, it takes two steps to manage the browser's history:</text:p>
      <text:list text:style-name="L49">
        <text:list-item>
          <text:p text:style-name="P138">Add an item to the browser's history for each of the appropriate states of your desktop.</text:p>
        </text:list-item>
        <text:list-item>
          <text:p text:style-name="P138">Listen to the <text:span text:style-name="T6">onBookmarkChanged</text:span> event and manipulate the desktop accordingly.</text:p>
        </text:list-item>
      </text:list>
      <text:h text:style-name="P19" text:outline-level="3">Add the Appropriate States to Browser's History</text:h>
      <text:p text:style-name="P18">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8">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4">bookmarking</text:span>. Notice that it is <text:span text:style-name="T14">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8">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18"><draw:frame draw:style-name="fr4" draw:name="graphics55" text:anchor-type="paragraph" svg:x="1.979cm" svg:y="0.3cm" svg:width="13.631cm" svg:height="0.72cm" draw:z-index="54"><draw:image xlink:href="../images/1000000000000284000000226A7DEE65.png" xlink:type="simple" xlink:show="embed" xlink:actuate="onLoad"/></draw:frame>If you press the BACK button, you will see as follows.</text:p>
      <text:p text:style-name="Standard"><draw:frame draw:style-name="fr24" draw:name="graphics56" text:anchor-type="paragraph" svg:width="13.441cm" svg:height="0.593cm" draw:z-index="55"><draw:image xlink:href="../images/100000000000027B0000001CA1C78D7E.png" xlink:type="simple" xlink:show="embed" xlink:actuate="onLoad"/></draw:frame></text:p>
      <text:h text:style-name="Heading_20_3" text:outline-level="3">Listen to the <text:span text:style-name="T6">onBookmarkChanged</text:span> Event and Manipulate the Des<text:span text:style-name="T2">ktop</text:span> Accordingly</text:h>
      <text:p text:style-name="P18">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18">Unlike traditional multi-page Web applications, you have to manipulate the ZK desktop manually when the state is changed. It is application developer's job to manipulate the desktop to reflect the state that a bookmark represented.</text:p>
      <text:p text:style-name="P18">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Code_20_Indent"><text:tab/><text:tab/>if ("Step-2".equals(bookmark)) {</text:p>
      <text:p text:style-name="Code_20_Indent"><text:tab/><text:tab/><text:tab/>...//create components for Step 2</text:p>
      <text:p text:style-name="Code_20_Indent"><text:tab/><text:tab/>} else { //empty bookmark</text:p>
      <text:p text:style-name="Code_20_Indent"><text:tab/><text:tab/><text:tab/>...//create components for Step 1</text:p>
      <text:p text:style-name="Code_20_Indent"><text:tab/><text:tab/>}</text:p>
      <text:p text:style-name="Code_20_Indent"><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Code_20_Indent"><text:tab/>} catch (ComponentNotFoundException ex) {</text:p>
      <text:p text:style-name="Code_20_Indent"><text:tab/><text:tab/>//not created yet</text:p>
      <text:p text:style-name="Code_20_Indent"><text:tab/>}</text:p>
      <text:p text:style-name="Code_20_Indent"/>
      <text:p text:style-name="Code_20_Indent"><text:tab/>//2. Creates components belonging to Step 2</text:p>
      <text:p text:style-name="Code_20_Indent"><text:tab/>Executions.createComponents("/bk/step2.zul", self, null);</text:p>
      <text:p text:style-name="Code_20_Indent">}</text:p>
      <text:h text:style-name="Heading_20_3" text:outline-level="3">A Sim<text:span text:style-name="T2">ple Example</text:span></text:h>
      <text:p text:style-name="P18">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Listbox l = src.clone();</text:p>
      <text:p text:style-name="Code"><text:tab/>l.setId("dst" + ++cnt);</text:p>
      <text:p text:style-name="Code"><text:tab/>vb.insertBefore(l, self);</text:p>
      <text:p text:style-name="Code"><text:tab/><text:tab/>&lt;/attribute&gt;</text:p>
      <text:p text:style-name="Code"><text:tab/>&lt;/button&gt;</text:p>
      <text:p text:style-name="Code">&lt;/vbox&gt;</text:p>
      <text:list text:style-name="L50">
        <text:list-item>
          <text:p text:style-name="P139">Once a component is cloned, all its children and descendants are cloned, too.</text:p>
        </text:list-item>
        <text:list-item>
          <text:p text:style-name="P139">The cloned component doesn't belong to any page and parent. In other words, <text:span text:style-name="T6">src.clone().getParent()</text:span> returns null.</text:p>
        </text:list-item>
        <text:list-item>
          <text:p text:style-name="P139">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import java.io.*;</text:p>
      <text:p text:style-name="Code"><text:tab/>ByteArrayOutputStream boa = new ByteArrayOutputStream();</text:p>
      <text:p text:style-name="Code"><text:tab/>new ObjectOutputStream(boa).writeObject(src);</text:p>
      <text:p text:style-name="Code"><text:tab/>Listbox l = new ObjectInputStream(</text:p>
      <text:p text:style-name="Code"><text:tab/><text:tab/>new ByteArrayInputStream(boa.toByteArray())).readObject();</text:p>
      <text:p text:style-name="Code"><text:tab/>l.setId("dst" + ++cnt);</text:p>
      <text:p text:style-name="Code"><text:tab/>vb.insertBefore(l, self);</text:p>
      <text:p text:style-name="Code"><text:tab/><text:tab/>&lt;/attribute&gt;</text:p>
      <text:p text:style-name="Code"><text:tab/>&lt;/button&gt;</text:p>
      <text:p text:style-name="Code">&lt;/vbox&gt;</text:p>
      <text:p text:style-name="P20">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18">However, if you are sure all values stored in components are serializable, you can use a serializable implementation to represent a session.</text:p>
      <text:p text:style-name="P18">To configure ZK to use the serializable implementation, you have to configure the <text:span text:style-name="T6">ui-factory-class</text:span> element in <text:span text:style-name="T6">WEB-INF/zk.xml</text:span>, refer to <text:span text:style-name="T3">Appendix B</text:span><text:span text:style-name="T52"> in </text:span><text:span text:style-name="T3">the Developer's Reference</text:span><text:span text:style-name="T52"> for more details.</text:span></text:p>
      <text:h text:style-name="Heading_20_3" text:outline-level="3">Serialization Listeners</text:h>
      <text:p text:style-name="P18">The attributes, variables, and listeners stored in a component, a page, a desktop or a session are also serialized if they are serializable (and the corresponding component, page, desktop or session is serialized).</text:p>
      <text:p text:style-name="P18">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10">ComponentSerializationListener</text:span><text:span text:style-name="T2"> {</text:span></text:p>
      <text:p text:style-name="Code_20_Indent"><text:tab/>private transient Component _target; //no need to serialize it</text:p>
      <text:p text:style-name="Code_20_Indent"/>
      <text:p text:style-name="Code_20_Indent"><text:tab/>//ComponentSerializationListener//</text:p>
      <text:p text:style-name="Code_20_Indent"><text:tab/>public <text:span text:style-name="T8">willSerialize</text:span>(Component comp) {</text:p>
      <text:p text:style-name="Code_20_Indent"><text:tab/>}</text:p>
      <text:p text:style-name="Code_20_Indent"><text:tab/>public <text:span text:style-name="T8">didDeserialize</text:span>(Component comp) {</text:p>
      <text:p text:style-name="Code_20_Indent"><text:tab/><text:tab/>_target = comp; //restore it back</text:p>
      <text:p text:style-name="Code_20_Indent"><text:tab/>}</text:p>
      <text:p text:style-name="Code_20_Indent">}</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19" text:outline-level="3">Post and Send Events</text:h>
      <text:p text:style-name="P18">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8">Each component, page, desktop, session and Web application has an independent map of attributes. It is a good place to share data among components, pages, desktops and even sessions.</text:p>
      <text:p text:style-name="P18">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18">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Code_20_Indent">comp.getDesktop().getAttribute("some");</text:p>
      <text:h text:style-name="Heading_20_2" text:outline-level="2">Int<text:span text:style-name="T2">er-Web-Application Communication</text:span></text:h>
      <text:p text:style-name="P20">An EAR file could have multiple WAR files. Each of them is a Web application. There are no standard way to communicate between two Web applications.</text:p>
      <text:p text:style-name="P20">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19" text:outline-level="3">Web Resources from Classpath</text:h>
      <text:p text:style-name="P18">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h text:style-name="Heading_20_3" text:outline-level="3">Annotate ZUML Pages</text:h>
      <text:p text:style-name="Text_20_body_20_indent">Annotations can be applied to declarations of components and properties in ZUML pages. There are two way to annotate them: the classic way and the simple way.<text:span text:style-name="T2"> Which one to use depends on your favorite. You can mix them in the same page if you like.</text:span></text:p>
      <text:h text:style-name="Heading_20_4" text:outline-level="4">The Classic Way to ann<text:span text:style-name="T2">otate the Component Declarations</text:span></text:h>
      <text:p text:style-name="Text_20_body_20_indent_20_2">The annotation appears before the declaration of the element that you want to annotate:</text:p>
      <text:p text:style-name="Code_20_Indent_20_2">&lt;window <text:span text:style-name="T53">xmlns:a="</text:span><text:a xlink:type="simple" xlink:href="http://www.zkoss.org/2005/zk/annotation"><text:span text:style-name="T54">http://www.zkoss.org/2005/zk/annotation</text:span></text:a><text:span text:style-name="T53">"</text:span><text:span text:style-name="T6">&gt;</text:span></text:p>
      <text:p text:style-name="Code_20_Indent_20_2"><text:tab/>&lt;vbox&gt;</text:p>
      <text:p text:style-name="Code_20_Indent_20_2"><text:tab/><text:tab/><text:span text:style-name="T28">&lt;a:author name="John Magic" date="3/17/2006"/&gt;</text:span></text:p>
      <text:p text:style-name="Code_20_Indent_20_2"><text:tab/><text:tab/>&lt;listbox&gt;</text:p>
      <text:p text:style-name="Code_20_Indent_20_2"><text:tab/><text:tab/>&lt;/listbox&gt;</text:p>
      <text:p text:style-name="Code_20_Indent_20_2">...</text:p>
      <text:p text:style-name="Text_20_body_20_indent_20_2">The<text:span text:style-name="T2"> annotation is an element in the </text:span><text:a xlink:type="simple" xlink:href="http://www.zkoss.org/2005/zk/annotation"><text:span text:style-name="T22">http://www.zkoss.org/2005/zk/annotation</text:span></text:a><text:span text:style-name="T2"> namespace. The element name and attributes can be anything depending on the tool you use. You can annotate the same component declaration with several annotations:</text:span></text:p>
      <text:p text:style-name="Code_20_Indent_20_2">&lt;a:author name="John Magic"/&gt;</text:p>
      <text:p text:style-name="Code_20_Indent_20_2">&lt;a:editor name="Mary White" date="4/11/2006"/&gt;</text:p>
      <text:p text:style-name="Code_20_Indent_20_2">&lt;listbox/&gt;</text:p>
      <text:p text:style-name="Text_20_body_20_indent_20_2">where aut<text:span text:style-name="T2">hor and editor are the annotation names, while name and date are the attribute names. In other words, an annotation consists of a name and a map of attributes.</text:span></text:p>
      <text:p text:style-name="Text_20_body_20_indent_20_2">If the ann<text:span text:style-name="T2">otations annotating a declaration have the same name, they are merged as a single annotation. For example,</text:span></text:p>
      <text:p text:style-name="Code_20_Indent_20_2">&lt;a:define var1="auto"/&gt;</text:p>
      <text:p text:style-name="Code_20_Indent_20_2">&lt;a:define var2="123"/&gt;</text:p>
      <text:p text:style-name="Code_20_Indent_20_2">&lt;listbox/&gt;</text:p>
      <text:p text:style-name="Text_20_body_20_indent_20_2">is equ<text:span text:style-name="T2">ivalent to</text:span></text:p>
      <text:p text:style-name="Code_20_Indent_20_2">&lt;a:define var1="auto" var2="123"/&gt;</text:p>
      <text:p text:style-name="Code_20_Indent_20_2">&lt;listbox/&gt;</text:p>
      <text:p text:style-name="Tip"><text:span text:style-name="T3">Not</text:span><text:span text:style-name="T4">e</text:span><text:span text:style-name="T2">: Annotations don't support EL expressions.</text:span></text:p>
      <text:h text:style-name="Heading_20_4" text:outline-level="4">The Classic Way to Ann<text:span text:style-name="T2">otate the Property Declarations</text:span></text:h>
      <text:p text:style-name="Text_20_body_20_indent_20_2">To annotation a property declaration, you can put the annotation in front of the declaration of a property as shown below.</text:p>
      <text:p text:style-name="Code_20_Indent_20_2">&lt;listitem <text:span text:style-name="T28">a:bind="datasource='author',name='name'"</text:span> value="${author.name}"/&gt;</text:p>
      <text:p text:style-name="Text_20_body_20_indent_20_2">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_20_2">&lt;listitem&gt;</text:p>
      <text:p text:style-name="Code_20_Indent_20_2"><text:tab/><text:span text:style-name="T28">&lt;a:bind datasource="author" name="name"/&gt;</text:span></text:p>
      <text:p text:style-name="Code_20_Indent_20_2"><text:tab/>&lt;attribute name="value"&gt;${author.name}&lt;/attribute&gt;</text:p>
      <text:p text:style-name="Code_20_Indent_20_2">&lt;/listitem&gt;</text:p>
      <text:p text:style-name="Text_20_body_20_indent_20_2">Not<text:span text:style-name="T2">e: if the attribute name of a annotation is omitted, the name is assumed to be </text:span><text:span text:style-name="T7">value</text:span><text:span text:style-name="T2">. For example,</text:span></text:p>
      <text:p text:style-name="Code_20_Indent_20_2">&lt;listitem a:bind="<text:span text:style-name="T8">value</text:span>='selected'" val<text:span text:style-name="T2">ue=""/&gt;</text:span></text:p>
      <text:p text:style-name="Text_20_body_20_indent_20_2">is equivalent to</text:p>
      <text:p text:style-name="Code_20_Indent_20_2">&lt;listitem a:bind="selected" value=""/&gt;</text:p>
      <text:h text:style-name="Heading_20_4" text:outline-level="4">The Simple Way to Ann<text:span text:style-name="T2">otate the Property Declarations</text:span></text:h>
      <text:p text:style-name="Text_20_body_20_indent_20_2">In addition to annotating with the special XML namespace as described above, there is a simple way to annotate properties: specify a value with an annotation expression for the property to annotate, as show below.</text:p>
      <text:p text:style-name="Code_20_Indent_20_2">&lt;listitem label="@{bind(datasource='author',selected)}"/&gt;</text:p>
      <text:p text:style-name="Text_20_body_20_indent_20_2">The format of the annotation expression is <text:span text:style-name="T33">@{</text:span><text:span text:style-name="T27">annot-name</text:span><text:span text:style-name="T33">(</text:span><text:span text:style-name="T27">attr-name1</text:span><text:span text:style-name="T33">=</text:span><text:span text:style-name="T27">attr-value1, attr-name2=attr-value2</text:span><text:span text:style-name="T33">)}</text:span>. In other words, if the value of the property is an anntation expression, it is considered as the annotation for the corresponding property, rather than its value. In the above example, an annotation called <text:span text:style-name="T6">bind</text:span> is annotated to the <text:span text:style-name="T6">label</text:span> property<text:span text:style-name="T2">. Thus,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Heading_20_4" text:outline-level="4">The Simple Way to Ann<text:span text:style-name="T2">otate the Component Declarations</text:span></text:h>
      <text:p text:style-name="P23">Similarly, you can annotate a component by specifying the annotation expression to a specific attribute called <text:span text:style-name="T6">self</text:span> as shown below.</text:p>
      <text:p text:style-name="Code_20_Indent_20_2">&lt;listitem sel<text:span text:style-name="T2">f="@{bind(each=person)}"/&gt;</text:span></text:p>
      <text:p text:style-name="P23">where <text:span text:style-name="T6">self</text:span> is a keyword to denote the annotation is used to annotate the component declaration, rather than any property. In other words, it is equivalent to</text:p>
      <text:p text:style-name="Code_20_Indent_20_2">&lt;a:bind each="person"/&gt;</text:p>
      <text:p text:style-name="Code_20_Indent_20_2">&lt;listitem/&gt;</text:p>
      <text:h text:style-name="P19" text:outline-level="3">Annotate Components Created Manually</text:h>
      <text:p text:style-name="P18">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19" text:outline-level="3">Retrieve Annotations</text:h>
      <text:p text:style-name="P18">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18">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0">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0">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0">The choice between ZUML pages and richlets depends on your preference. For most developers, ZUML pages are better for the readability and simplicity.</text:p>
      <text:p text:style-name="P20">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18">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p>
      <text:p text:style-name="Code_20_Indent"/>
      <text:p text:style-name="Code_20_Indent">import org.zkoss.zk.ui.Page;</text:p>
      <text:p text:style-name="Code_20_Indent">import org.zkoss.zk.ui.GenericRichlet;</text:p>
      <text:p text:style-name="Code_20_Indent">import org.zkoss.zk.ui.event.*;</text:p>
      <text:p text:style-name="Code_20_Indent">import org.zkoss.zul.*;</text:p>
      <text:p text:style-name="Code_20_Indent"/>
      <text:p text:style-name="Code_20_Indent">public class TestRichlet extends GenericRichlet {</text:p>
      <text:p text:style-name="Code_20_Indent"><text:tab/>//Richlet//</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
      <text:p text:style-name="Code_20_Indent"><text:tab/><text:tab/>final Button b = new Button("Change");</text:p>
      <text:p text:style-name="Code_20_Indent"><text:tab/><text:tab/>b.addEventListener(Events.ON_CLICK,</text:p>
      <text:p text:style-name="Code_20_Indent"><text:tab/><text:tab/><text:tab/>new EventListener() {</text:p>
      <text:p text:style-name="Code_20_Indent"><text:tab/><text:tab/><text:tab/><text:tab/>int count;</text:p>
      <text:p text:style-name="Code_20_Indent"><text:tab/><text:tab/><text:tab/><text:tab/>public void onEvent(Event evt) {</text:p>
      <text:p text:style-name="Code_20_Indent"><text:tab/><text:tab/><text:tab/><text:tab/><text:tab/>l.setValue("" + ++count);</text:p>
      <text:p text:style-name="Code_20_Indent"><text:tab/><text:tab/><text:tab/><text:tab/>}</text:p>
      <text:p text:style-name="Code_20_Indent"><text:tab/><text:tab/><text:tab/>});</text:p>
      <text:p text:style-name="Code_20_Indent"><text:tab/><text:tab/>b.setParent(w);</text:p>
      <text:p text:style-name="Code_20_Indent"/>
      <text:p text:style-name="Code_20_Indent"><text:tab/><text:tab/>w.setPage(page);</text:p>
      <text:p text:style-name="Code_20_Indent"><text:tab/>}</text:p>
      <text:p text:style-name="Code_20_Indent">}</text:p>
      <text:p text:style-name="P18">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3">There are many ways to solve this issue. A typical one is to use another class for holding the components for each desktop, as illustrated below.</text:p>
      <text:p text:style-name="Code_20_Indent_20_2">class MyApp { //one per<text:span text:style-name="T2"> desktop</text:span></text:p>
      <text:p text:style-name="Code_20_Indent_20_2"><text:tab/>Window _main;</text:p>
      <text:p text:style-name="Code_20_Indent_20_2"><text:tab/>MyApp(Page page) {</text:p>
      <text:p text:style-name="Code_20_Indent_20_2"><text:tab/><text:tab/>_main = new Window();</text:p>
      <text:p text:style-name="Code_20_Indent_20_2"><text:tab/><text:tab/>_main.setPage(page);</text:p>
      <text:p text:style-name="Code_20_Indent_20_2"><text:tab/>}</text:p>
      <text:p text:style-name="Code_20_Indent_20_2">}</text:p>
      <text:p text:style-name="P60"/>
      <text:p text:style-name="P60">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18">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8">zk</text:span>/*&lt;/url-pattern&gt;<text:line-break/>&lt;/servlet-mapping&gt;</text:p>
      <text:p text:style-name="Text_20_body_20_indent"><text:span text:style-name="T2">Then, you can visit </text:span><text:a xlink:type="simple" xlink:href="http://localhost/zk/test"><text:span text:style-name="T22">http://localhost/</text:span></text:a><text:a xlink:type="simple" xlink:href="http://localhost/zk/test"><text:span text:style-name="T55">zk</text:span></text:a><text:a xlink:type="simple" xlink:href="http://localhost/zk/test"><text:span text:style-name="T22">/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p>
      <text:p text:style-name="Code"><text:tab/>&lt;device-type&gt;ajax&lt;/device-type&gt;</text:p>
      <text:p text:style-name="Code"><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20">If you prefer to reload the page instead of redirecting to other URI, you can specify an empty URI as follows.</text:p>
      <text:p text:style-name="Code">&lt;device-config&gt;</text:p>
      <text:p text:style-name="Code"><text:tab/>&lt;device-type&gt;ajax&lt;/device-type&gt;</text:p>
      <text:p text:style-name="Code"><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0">An exception might be thrown in two kinds of situations: loading pages and updating pages<text:note text:id="ftn58" text:note-class="footnote"><text:note-citation>58</text:note-citation><text:note-body><text:p text:style-name="P20">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18">By default, the Web server displays an error page showing the error message and stack trace.</text:p>
      <text:p text:style-name="P18"><draw:frame draw:style-name="fr3" draw:name="graphics60" text:anchor-type="paragraph" svg:width="9.999cm" svg:height="4.249cm" draw:z-index="57"><draw:image xlink:href="../imag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140">Req<text:span text:style-name="T2">uest Attribute</text:span></text:p>
            </table:table-cell>
            <table:table-cell table:style-name="Table1.B1" office:value-type="string">
              <text:p text:style-name="P140">Type</text:p>
            </table:table-cell>
          </table:table-row>
        </table:table-header-rows>
        <table:table-row>
          <table:table-cell table:style-name="Table1.A2" office:value-type="string">
            <text:p text:style-name="P45">javax.servlet.error.status_code</text:p>
          </table:table-cell>
          <table:table-cell table:style-name="Table1.B2" office:value-type="string">
            <text:p text:style-name="P45">java.lang.Integer</text:p>
          </table:table-cell>
        </table:table-row>
        <table:table-row>
          <table:table-cell table:style-name="Table1.A2" office:value-type="string">
            <text:p text:style-name="P45">javax.servlet.error.exception_type</text:p>
          </table:table-cell>
          <table:table-cell table:style-name="Table1.B2" office:value-type="string">
            <text:p text:style-name="P45">java.lang.Class</text:p>
          </table:table-cell>
        </table:table-row>
        <table:table-row>
          <table:table-cell table:style-name="Table1.A2" office:value-type="string">
            <text:p text:style-name="P45">javax.servlet.error.message</text:p>
          </table:table-cell>
          <table:table-cell table:style-name="Table1.B2" office:value-type="string">
            <text:p text:style-name="P45">java.lang.String</text:p>
          </table:table-cell>
        </table:table-row>
        <table:table-row>
          <table:table-cell table:style-name="Table1.A2" office:value-type="string">
            <text:p text:style-name="P45">javax.servlet.error.exception</text:p>
          </table:table-cell>
          <table:table-cell table:style-name="Table1.B2" office:value-type="string">
            <text:p text:style-name="P45">java.lang.Throwable</text:p>
          </table:table-cell>
        </table:table-row>
        <table:table-row>
          <table:table-cell table:style-name="Table1.A2" office:value-type="string">
            <text:p text:style-name="P45">javax.servlet.error.request_uri</text:p>
          </table:table-cell>
          <table:table-cell table:style-name="Table1.B2" office:value-type="string">
            <text:p text:style-name="P45">java.lang.String</text:p>
          </table:table-cell>
        </table:table-row>
        <table:table-row>
          <table:table-cell table:style-name="Table1.A2" office:value-type="string">
            <text:p text:style-name="P45">javax.servlet.error.servlet_name</text:p>
          </table:table-cell>
          <table:table-cell table:style-name="Table1.B2" office:value-type="string">
            <text:p text:style-name="P45">java.lang.String</text:p>
          </table:table-cell>
        </table:table-row>
      </table:table>
      <text:p text:style-name="P18">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Code_20_Indent_20_2"><text:tab/><text:tab/>Executions.forward("error.mil");</text:p>
      <text:p text:style-name="Code_20_Indent_20_2"><text:tab/>&lt;/zscript&gt;</text:p>
      <text:p text:style-name="Code_20_Indent_20_2"><text:tab/>&lt;window&gt;</text:p>
      <text:p text:style-name="Code_20_Indent_20_2"><text:tab/>....error message in ZUL</text:p>
      <text:p text:style-name="Code_20_Indent_20_2"><text:tab/>&lt;/window&gt;</text:p>
      <text:p text:style-name="Code_20_Indent_20_2">&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18"><draw:frame draw:style-name="fr3" draw:name="graphics61" text:anchor-type="paragraph" svg:width="9.999cm" svg:height="3.47cm" draw:z-index="58"><draw:image xlink:href="../imag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18">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18">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40">Req<text:span text:style-name="T2">uest Attribute</text:span></text:p>
            </table:table-cell>
            <table:table-cell table:style-name="Table2.B1" office:value-type="string">
              <text:p text:style-name="P140">Type</text:p>
            </table:table-cell>
          </table:table-row>
        </table:table-header-rows>
        <table:table-row>
          <table:table-cell table:style-name="Table2.A2" office:value-type="string">
            <text:p text:style-name="P45">javax.servlet.error.exception_type</text:p>
          </table:table-cell>
          <table:table-cell table:style-name="Table2.B2" office:value-type="string">
            <text:p text:style-name="P45">java.lang.Class</text:p>
          </table:table-cell>
        </table:table-row>
        <table:table-row>
          <table:table-cell table:style-name="Table2.A2" office:value-type="string">
            <text:p text:style-name="P45">javax.servlet.error.message</text:p>
          </table:table-cell>
          <table:table-cell table:style-name="Table2.B2" office:value-type="string">
            <text:p text:style-name="P45">java.lang.String</text:p>
          </table:table-cell>
        </table:table-row>
        <table:table-row>
          <table:table-cell table:style-name="Table2.A2" office:value-type="string">
            <text:p text:style-name="P45">javax.servlet.error.exception</text:p>
          </table:table-cell>
          <table:table-cell table:style-name="Table2.B2" office:value-type="string">
            <text:p text:style-name="P45">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 <text:span text:style-name="T8">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Code_20_Indent"><text:tab/><text:tab/>&lt;hbox style="margin-left:auto; margin-right:auto"&gt;</text:p>
      <text:p text:style-name="Code_20_Indent"><text:tab/><text:tab/><text:tab/>&lt;button label="Continue" onClick="spaceOwner.detach()"/&gt;</text:p>
      <text:p text:style-name="Code_20_Indent"><text:tab/><text:tab/><text:tab/>&lt;button label="Reload" onClick="Executions.sendRedirect(null)"/&gt;</text:p>
      <text:p text:style-name="Code_20_Indent"><text:tab/><text:tab/>&lt;/hbox&gt;</text:p>
      <text:p text:style-name="Code_20_Indent"><text:tab/>&lt;/vbox&gt;</text:p>
      <text:p text:style-name="Code_20_Indent"><text:tab/>&lt;zscript&gt;</text:p>
      <text:p text:style-name="Code_20_Indent"><text:tab/>org.zkoss.util.logging.Log.lookup("Fatal").log(</text:p>
      <text:p text:style-name="Code_20_Indent"><text:tab/><text:tab/>requestScope.get("<text:span text:style-name="T6">javax.servlet.error.exception"));</text:span></text:p>
      <text:p text:style-name="Code_20_Indent"><draw:frame draw:style-name="fr25" draw:name="graphics62" text:anchor-type="paragraph" svg:x="8.606cm" svg:y="0.183cm" svg:width="8.999cm" svg:height="3.08cm" draw:z-index="91"><draw:image xlink:href="../images/10000000000002B2000000ED94D31A2A.png" xlink:type="simple" xlink:show="embed" xlink:actuate="onLoad"/></draw:frame><text:tab/>&lt;/zscript&gt;</text:p>
      <text:p text:style-name="Code_20_Indent">&lt;/window&gt;</text:p>
      <text:p text:style-name="Tip"><text:span text:style-name="T3">Tip</text:span>: The<text:span text:style-name="T2"> error page is created at the same desktop that causes the error, so you can retrieve the relevant information from it.</text:span></text:p>
      <text:p text:style-name="P21"><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8">&lt;device-type&gt;mil&lt;/device-type&gt;</text:span></text:p>
      <text:p text:style-name="Code_20_Indent_20_2"><text:tab/>&lt;exception-type&gt;java.lang.Throwable&lt;/exception-type&gt;</text:p>
      <text:p text:style-name="Code_20_Indent_20_2"><text:tab/>&lt;location&gt;/WEB-INF/sys/error.zul&lt;/location&gt;</text:p>
      <text:p text:style-name="Code_20_Indent_20_2">&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141"><text:s text:c="2"/>&lt;device-type&gt;ajax&lt;/device-type&gt; &lt;!-- ajax is the default --&gt;</text:p>
      <text:h text:style-name="Heading_20_2" text:outline-level="2">Miscellaneous</text:h>
      <text:h text:style-name="P19" text:outline-level="3">Configure the ZK Loader Not to Compress the Output</text:h>
      <text:p text:style-name="P18">By default, the output of the ZK loader and filter is compressed, if the browser supports the content compression<text:note text:id="ftn59" text:note-class="footnote"><text:note-citation>59</text:note-citation><text:note-body><text:p text:style-name="Footnote">Ref<text:span text:style-name="T2">er to 14.3 Accept-Encoding in http://www.w3.org/Protocols/rfc2616/rfc2616-sec14.html</text:span></text:p></text:note-body></text:note> (and the output is not included by other Servlets). By compressing the output, the transmission time over a slow Internet connection is reduced dramatically.</text:p>
      <text:p text:style-name="P18">However, if you want to use a filter to post-process the output, the compression may not be applicable. In this case, you can disable it by specifying the <text:span text:style-name="T6">compress</text:span> parameter (<text:span text:style-name="T6">init-param</text:span>) to be true, when configuring the ZK loader in <text:span text:style-name="T6">WEB-INF/web.xml</text:span> as follows.</text:p>
      <text:p text:style-name="Code_20_Indent">&lt;servlet&gt;</text:p>
      <text:p text:style-name="Code_20_Indent"><text:tab/>&lt;servlet-name&gt;zkLoader&lt;/servlet-name&gt;</text:p>
      <text:p text:style-name="Code_20_Indent"><text:tab/>&lt;servlet-class&gt;org.zkoss.zk.ui.http.DHtmlLayoutServlet&lt;/servlet-class&gt;</text:p>
      <text:p text:style-name="Code_20_Indent"><text:tab/>&lt;init-param&gt;</text:p>
      <text:p text:style-name="Code_20_Indent"><text:tab/><text:tab/>&lt;param-name&gt;update-uri&lt;/param-name&gt;</text:p>
      <text:p text:style-name="Code_20_Indent"><text:tab/><text:tab/>&lt;param-value&gt;/zkau&lt;/param-value&gt;</text:p>
      <text:p text:style-name="Code_20_Indent"><text:tab/>&lt;/init-param&gt;</text:p>
      <text:p text:style-name="Code_20_Indent"><text:tab/>&lt;init-param&gt;</text:p>
      <text:p text:style-name="Code_20_Indent"><text:tab/><text:tab/>&lt;param-name&gt;compress&lt;/param-name&gt;</text:p>
      <text:p text:style-name="Code_20_Indent"><text:tab/><text:tab/>&lt;param-value&gt;false&lt;/param-value&gt;</text:p>
      <text:p text:style-name="Code_20_Indent"><text:tab/>&lt;/init-param&gt;</text:p>
      <text:p text:style-name="Code_20_Indent">&lt;/servlet&gt;</text:p>
      <text:p text:style-name="P18">Notice: you can configure multiple ZK loader in one Web application. Each of them with a different options.</text:p>
      <text:p text:style-name="Code_20_Indent">&lt;servlet&gt;</text:p>
      <text:p text:style-name="Code_20_Indent"><text:tab/>&lt;servlet-name&gt;zkLoader1&lt;/servlet-name&gt;</text:p>
      <text:p text:style-name="Code_20_Indent"><text:tab/>&lt;servlet-class&gt;org.zkoss.zk.ui.http.DHtmlLayoutServlet&lt;/servlet-class&gt;</text:p>
      <text:p text:style-name="Code_20_Indent">...</text:p>
      <text:p text:style-name="Code_20_Indent">&lt;/servlet&gt;</text:p>
      <text:p text:style-name="Code_20_Indent">&lt;servlet&gt;</text:p>
      <text:p text:style-name="Code_20_Indent"><text:tab/>&lt;servlet-name&gt;zkLoader2&lt;/servlet-name&gt;</text:p>
      <text:p text:style-name="Code_20_Indent"><text:tab/>&lt;servlet-class&gt;org.zkoss.zk.ui.http.DHtmlLayoutServlet&lt;/servlet-class&gt;</text:p>
      <text:p text:style-name="Code_20_Indent">...</text:p>
      <text:p text:style-name="Code_20_Indent">&lt;/servlet&gt;</text:p>
      <text:p text:style-name="Text_20_body_20_indent">Sim<text:span text:style-name="T2">ilarly, you can configure the ZK filter (</text:span><text:span text:style-name="T7">org.zkoss.zk.ui.http.DHtmlLayoutFilter</text:span><text:span text:style-name="T2">) not to compress the output, too.</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P132"><text:tab/>&lt;init-param&gt;</text:p>
      <text:p text:style-name="P132"><text:tab/><text:tab/>&lt;param-name&gt;compress&lt;/param-name&gt;</text:p>
      <text:p text:style-name="P132"><text:tab/><text:tab/>&lt;param-value&gt;false&lt;/param-value&gt;</text:p>
      <text:p text:style-name="P132"><text:tab/>&lt;/init-param&gt;</text:p>
      <text:p text:style-name="Code_20_Indent">&lt;/filter&gt;</text:p>
      <text:h text:style-name="P142" text:outline-level="1">11. Performance Tips</text:h>
      <text:p text:style-name="P143">This cha<text:span text:style-name="T2">pter describes the tips to make your ZK application running faster.</text:span></text:p>
      <text:h text:style-name="Heading_20_2" text:outline-level="2">Use Com<text:span text:style-name="T2">piled Java Codes</text:span></text:h>
      <text:p text:style-name="Text_20_body">It is convenient to use zscript in ZUML, but it comes with a price: slower performance. The degradation varies from one application from another. For large website, it is suggested not to use zscript if possible.</text:p>
      <text:h text:style-name="Heading_20_3" text:outline-level="3">Use the<text:span text:style-name="T2"> </text:span><text:span text:style-name="T7">deferred</text:span><text:span text:style-name="T2"> Attribute</text:span></text:h>
      <text:p text:style-name="Text_20_body_20_indent">If you still need to write zscript codes, you can specify the <text:span text:style-name="T6">deferred</text:span> a<text:span text:style-name="T2">ttribute</text:span> to defer the evaluation of zscript codes as follows.</text:p>
      <text:p text:style-name="Code_20_Indent">&lt;zscript def<text:span text:style-name="T2">erred="true"&gt;</text:span></text:p>
      <text:p text:style-name="Code_20_Indent">...</text:p>
      <text:p text:style-name="Text_20_body_20_indent">By spe<text:span text:style-name="T2">cifying the </text:span><text:span text:style-name="T7">deferred</text:span><text:span text:style-name="T2"> attribute, <text:s/>the zscript codes it contains will not be evaluated when ZK renders a pags. It means the interpreter won't be loaded when ZK renders a page. It saves memory and speeds up the page rendering.</text:span></text:p>
      <text:p text:style-name="P18">In the following example, the interpreter is loaded only when the button is clicked:</text:p>
      <text:p text:style-name="Code_20_Indent">&lt;window id="w"&gt;</text:p>
      <text:p text:style-name="Code_20_Indent"><text:tab/>&lt;zscript def<text:span text:style-name="T2">erred="true"&gt;</text:span></text:p>
      <text:p text:style-name="Code_20_Indent"><text:tab/>void addMore() {</text:p>
      <text:p text:style-name="Code_20_Indent"><text:tab/><text:tab/>new Label("More").setParent(w);</text:p>
      <text:p text:style-name="Code_20_Indent"><text:tab/>}</text:p>
      <text:p text:style-name="Code_20_Indent"><text:tab/>&lt;/zscript&gt;</text:p>
      <text:p text:style-name="Code_20_Indent"><text:tab/>&lt;button label="Add" onClick="addMore()"/&gt;</text:p>
      <text:p text:style-name="Code_20_Indent">&lt;/window&gt;</text:p>
      <text:h text:style-name="Heading_20_3" text:outline-level="3">The <text:span text:style-name="T6">deferred</text:span> Attribute and the <text:span text:style-name="T6">onCreate</text:span> Event</text:h>
      <text:p text:style-name="Text_20_body_20_indent">It is worth to notice that, if the <text:span text:style-name="T6">onCreate</text:span> event listener is written in zscript, the deferred option mentioned in the previous second becomes <text:span text:style-name="T14">useless</text:span>. It is because the <text:span text:style-name="T6">onCreate</text:span> event is sent when the page is loaded. In other words, all deferred zscript will be evaluated when the page is loaded if the <text:span text:style-name="T6">onCreate</text:span> event listener is written in zscript as shown below.</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Code_20_Indent"><text:tab/>public void onCreate() { //to process the onCreate event</text:p>
      <text:p text:style-name="Code_20_Indent">...</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Code_20_Indent">package my;</text:p>
      <text:p text:style-name="Code_20_Indent">public class MyWindow extends Window implements org.zkoss.zk.ui.ext.AfterCompose {</text:p>
      <text:p text:style-name="Code_20_Indent"><text:tab/>public void afterCompose() { //to initialize the window</text:p>
      <text:p text:style-name="Code_20_Indent">...</text:p>
      <text:h text:style-name="Heading_20_3" text:outline-level="3">Use the<text:span text:style-name="T2"> </text:span><text:span text:style-name="T7">forward</text:span><text:span text:style-name="T2"> Attribute</text:span></text:h>
      <text:p text:style-name="P18">To simplify the event flow, ZK components usually send the events to the component itself, rather than the parent or other targets. For example, when an user clicks a button, the <text:span text:style-name="T6">onClick</text:span> event is sent to the button. Developers usually forward the event to the window by use of the <text:span text:style-name="T6">onClick</text:span> event listener as follows.</text:p>
      <text:p text:style-name="Code_20_Indent">&lt;window id="w"&gt;</text:p>
      <text:p text:style-name="Code_20_Indent"><text:tab/>&lt;button label="OK" onClick="w.onOK"/&gt;</text:p>
      <text:p text:style-name="P18">As suggested in the previous sections, the performance can be improved by <text:span text:style-name="T14">not</text:span><text:span text:style-name="T16"> using zscript at all. Thus, you can rewrite the above code snippet either with </text:span><text:span text:style-name="T33">EventListener</text:span><text:span text:style-name="T16"> or by specifying the </text:span><text:span text:style-name="T33">forward</text:span><text:span text:style-name="T16"> attribute as follows.</text:span></text:p>
      <text:p text:style-name="Code_20_Indent">&lt;window&gt;</text:p>
      <text:p text:style-name="Code_20_Indent"><text:tab/>&lt;button label="OK" for<text:span text:style-name="T2">ward="onOK"/&gt;</text:span></text:p>
      <text:h text:style-name="Heading_20_2" text:outline-level="2">Use the<text:span text:style-name="T2"> Servlet Thread to Process Events</text:span></text:h>
      <text:p text:style-name="Text_20_body">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Text_20_body">However, it consumes more memory, especially if there are a lot suspended threads, and it may cause some challenge to integrate with other systems that storing information at the Servlet thread's local storage.</text:p>
      <text:p text:style-name="Text_20_body">ZK provides an option to let you disable the use of the event processing threads. In other words, you can force ZK to process events all in the Servlet threads <text:span text:style-name="T21">like other conventional frameworks</text:span>. <text:span text:style-name="T21">Of course, you cannot suspend the execution if the Servlet thread is used.</text:span></text:p>
      <text:p text:style-name="Text_20_body">To disable the use of the event processing threads, you have to specify the following content in <text:span text:style-name="T6">WEB-INF/zk.xml</text:span><text:span text:style-name="T9">.</text:span></text:p>
      <text:p text:style-name="Code">&lt;system-config&gt;</text:p>
      <text:p text:style-name="Code"><text:tab/>&lt;disable-event-thread/&gt;</text:p>
      <text:p text:style-name="Code">&lt;/system-config&gt;</text:p>
      <text:p text:style-name="Text_20_body">Here is the<text:span text:style-name="T2"> advantages and limitations about using the Servlet thread to process events. In the following sections we will talk more about the limitations and workarounds when using the Servlet thread.</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
            </table:table-cell>
            <table:table-cell table:style-name="Table3.A1" office:value-type="string">
              <text:p text:style-name="P41">Using Servlet Thread</text:p>
            </table:table-cell>
            <table:table-cell table:style-name="Table3.C1" office:value-type="string">
              <text:p text:style-name="P41">Using Event Processing Thread</text:p>
            </table:table-cell>
          </table:table-row>
        </table:table-header-rows>
        <table:table-row>
          <table:table-cell table:style-name="Table3.A2" office:value-type="string">
            <text:p text:style-name="P144">Integration</text:p>
          </table:table-cell>
          <table:table-cell table:style-name="Table3.B2" office:value-type="string">
            <text:p text:style-name="P39">Less integration issues.</text:p>
            <text:p text:style-name="P39">Many containers assume the HTTP request is handled in the servlet thread.</text:p>
          </table:table-cell>
          <table:table-cell table:style-name="Table3.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39">ZK and the community keep providing versatile implementations to solve the integration issue.</text:p>
          </table:table-cell>
        </table:table-row>
        <table:table-row>
          <table:table-cell table:style-name="Table3.A2" office:value-type="string">
            <text:p text:style-name="P144">Suspend<text:line-break/>Resume</text:p>
          </table:table-cell>
          <table:table-cell table:style-name="Table3.B2" office:value-type="string">
            <text:p text:style-name="P39">No way to suspend the execution of the event listener.</text:p>
            <text:p text:style-name="P39">For example, you cannot create a modal window.</text:p>
          </table:table-cell>
          <table:table-cell table:style-name="Table3.C2" office:value-type="string">
            <text:p text:style-name="Table_20_Contents">No lim<text:span text:style-name="T2">itation at all.</text:span></text:p>
          </table:table-cell>
        </table:table-row>
      </table:table>
      <text:h text:style-name="Heading_20_3" text:outline-level="3">Mod<text:span text:style-name="T2">al Windows</text:span></text:h>
      <text:p text:style-name="Text_20_body_20_indent">You can not use the modal window anymore. You can create the same visual effect with the highlighted mode. However, at the server side, it works just like the overlapped mode – it returns immediately without waiting for user's response.</text:p>
      <text:p text:style-name="Code_20_Indent">win.doHighlighted(); //returns once the<text:span text:style-name="T2"> mode is changed; not suspended</text:span></text:p>
      <text:h text:style-name="Heading_20_3" text:outline-level="3">Message Boxes</text:h>
      <text:p text:style-name="Text_20_body_20_indent">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if (Messagebox.show("Delete?", "Pro<text:span text:style-name="T2">mpt", Messagebox.YES|Messagebox.NO,</text:span></text:p>
      <text:p text:style-name="P25"><text:tab/>Messagebox.QUESTION) == Messagebox.YES) {</text:p>
      <text:p text:style-name="Code_20_Indent"><text:span text:style-name="T2"><text:tab/></text:span>this_never_executes();</text:p>
      <text:p text:style-name="Code_20_Indent">}</text:p>
      <text:h text:style-name="Heading_20_3" text:outline-level="3">File Upload</text:h>
      <text:p text:style-name="Text_20_body_20_indent">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12">fileupload</text:span><text:span text:style-name="T4"> Component</text:span><text:span text:style-name="T2"> section for more information.</text:span></text:p>
      <text:p text:style-name="Code_20_Indent">&lt;fileupload onUpload="handle(event)"/&gt;</text:p>
      <text:h text:style-name="Heading_20_2" text:outline-level="2">Use the Native Namespace instead of the XHTML Name<text:span text:style-name="T2">space</text:span></text:h>
      <text:p text:style-name="Text_20_body">As described in the <text:span text:style-name="T3">Work with HTML Tags</text:span> section of the <text:span text:style-name="T3">ZUML with the XUL Component Set</text:span> chapter, ZK creates a ZK component for each XML element specified with the XHTML namespace. In other words, ZK has to maintain their states at the server. Since the number of HTML tags are usually large, the performance will be improved dramatically if you use the Native namespace instead.</text:p>
      <text:p text:style-name="Text_20_body">For example, the following code snippet creates five components (one <text:span text:style-name="T6">table</text:span>, <text:span text:style-name="T6">tr</text:span>, <text:span text:style-name="T6">textbox</text:span> and two <text:span text:style-name="T6">td</text:span>).</text:p>
      <text:p text:style-name="Code">&lt;h:table xmlns:h="http://www.w3.org/1999/xhtml"&gt;</text:p>
      <text:p text:style-name="Code"><text:tab/>&lt;h:tr&gt;</text:p>
      <text:p text:style-name="Code"><text:tab/><text:tab/>&lt;h:td&gt;Name&lt;/h:td&gt;</text:p>
      <text:p text:style-name="Code"><text:tab/><text:tab/>&lt;h:td&gt;</text:p>
      <text:p text:style-name="Code"><text:tab/><text:tab/>&lt;textbox/&gt;</text:p>
      <text:p text:style-name="Code"><text:tab/><text:tab/>&lt;/h:td&gt;</text:p>
      <text:p text:style-name="Code"><text:tab/>&lt;/h:tr&gt;</text:p>
      <text:p text:style-name="Code">&lt;/h:table&gt;</text:p>
      <text:p text:style-name="Text_20_body">On the<text:span text:style-name="T2"> other hand, the following code snippet creates two components (one special component to generate </text:span><text:span text:style-name="T7">table</text:span><text:span text:style-name="T2">, </text:span><text:span text:style-name="T7">tr</text:span><text:span text:style-name="T2"> and </text:span><text:span text:style-name="T7">td</text:span><text:span text:style-name="T2"> to the client, and one </text:span><text:span text:style-name="T7">textbox</text:span><text:span text:style-name="T2">).</text:span></text:p>
      <text:p text:style-name="Code">&lt;n:table <text:span text:style-name="T38">xmlns:n="http://www.zkoss.org/2005/zk/native"&gt;</text:span></text:p>
      <text:p text:style-name="Code"><text:tab/>&lt;n:tr&gt;</text:p>
      <text:p text:style-name="Code"><text:tab/><text:tab/>&lt;n:td&gt;Name&lt;/n:td&gt;</text:p>
      <text:p text:style-name="Code"><text:tab/><text:tab/>&lt;n:td&gt;</text:p>
      <text:p text:style-name="Code"><text:tab/><text:tab/>&lt;textbox/&gt;</text:p>
      <text:p text:style-name="Code"><text:tab/><text:tab/>&lt;/n:td&gt;</text:p>
      <text:p text:style-name="Code"><text:tab/>&lt;/n:tr&gt;</text:p>
      <text:p text:style-name="Code">&lt;/n:table&gt;</text:p>
      <text:p text:style-name="Text_20_body">Notice that <text:span text:style-name="T6">table</text:span>, <text:span text:style-name="T6">tr</text:span> and <text:span text:style-name="T6">td</text:span> are generated directly to the client, so they don't<text:span text:style-name="T2"> have no counterpart at the client. Thus, you can not change it dynamically. For example, the following code snippet is incorrect.</text:span></text:p>
      <text:p text:style-name="Code">&lt;n:ul id="x" <text:span text:style-name="T38">xmlns:n="http://www.zkoss.org/2005/zk/native"</text:span>/&gt;</text:p>
      <text:p text:style-name="Code">&lt;button label="add" onClick="new Li().setParent(x)"/&gt;</text:p>
      <text:p text:style-name="Text_20_body">Rather, you have to use the <text:span text:style-name="T6">html</text:span> component or the XHTML namespace, if you want to change dynamically.</text:p>
      <text:h text:style-name="Heading_20_2" text:outline-level="2">Prolong the Period to Check Whether a File Is Modified</text:h>
      <text:p text:style-name="Text_20_body">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lt;desktop-config&gt;</text:p>
      <text:p text:style-name="Code"><text:tab/>&lt;file-check-period&gt;600&lt;/file-check-period&gt;&lt;!-- uni<text:span text:style-name="T2">t: seconds --&gt;</text:span></text:p>
      <text:p text:style-name="Code">&lt;/desktop-config&gt;</text:p>
      <text:h text:style-name="Heading_20_2" text:outline-level="2">Def<text:span text:style-name="T2">er the Creation of Child Components</text:span></text:h>
      <text:p text:style-name="Text_20_body">For sophisticated pages, the performance can be improved if we defer the creation of child components until they are becoming visible. The simplest way to do it is by use of the <text:span text:style-name="T6">fulfill</text:span> 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lt;tabbox&gt;</text:p>
      <text:p text:style-name="Code"><text:tab/>&lt;tabs&gt;</text:p>
      <text:p text:style-name="Code"><text:tab/><text:tab/>&lt;tab label="Preload" selected="true"/&gt;</text:p>
      <text:p text:style-name="Code"><text:tab/><text:tab/>&lt;tab id="tab2" label="OnDemand"/&gt;</text:p>
      <text:p text:style-name="Code"><text:tab/>&lt;/tabs&gt;</text:p>
      <text:p text:style-name="Code"><text:tab/>&lt;tabpanels&gt;</text:p>
      <text:p text:style-name="Code"><text:tab/><text:tab/>&lt;tabpanel&gt;</text:p>
      <text:p text:style-name="Code"><text:tab/>This panel is pre<text:span text:style-name="T2">-loaded since no fulfill specified</text:span></text:p>
      <text:p text:style-name="Code"><text:tab/><text:tab/>&lt;/tabpanel&gt;</text:p>
      <text:p text:style-name="Code"><text:tab/><text:tab/>&lt;tabpanel <text:span text:style-name="T8">fulfill="tab2.onSelect"</text:span>&gt;</text:p>
      <text:p text:style-name="Code"><text:tab/>This panel is loaded only tab2 receives the onSelect event</text:p>
      <text:p text:style-name="Code"><text:tab/><text:tab/>&lt;/tabpanel&gt;</text:p>
      <text:p text:style-name="Code"><text:tab/>&lt;/tabpanels&gt;</text:p>
      <text:p text:style-name="Code">&lt;/tabbox&gt;</text:p>
      <text:h text:style-name="Heading_20_2" text:outline-level="2">Use Live Data and Paging for<text:span text:style-name="T2"> Large List Boxes</text:span></text:h>
      <text:p text:style-name="Text_20_body">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Text_20_body">The performance will be improved more if you also use the paging mold.</text:p>
      <text:p text:style-name="Text_20_body">Refer to the <text:span text:style-name="T3">List Boxes</text:span> section in the <text:s/><text:span text:style-name="T3">ZUML with the XUL Component Set</text:span> chapter for more details.</text:p>
      <text:h text:style-name="Heading_20_2" text:outline-level="2">If It Takes Too Long to Ope<text:span text:style-name="T2">n a Modal Window</text:span></text:h>
      <text:p text:style-name="Text_20_body">When a modal window is opened, all components that do not belong to the modal window are disabled. However, if the page is very big, the performance may not be acceptable (depending on the JavaScript interpreter of the browsers and the speed of the client computer). If opening up a modal window is too slow for you, you can turn off this feature as follows.</text:p>
      <text:p text:style-name="Code">&lt;client-config&gt;</text:p>
      <text:p text:style-name="Code"><text:tab/>&lt;disable-behind-modal&gt;false&lt;/disable-behind-modal&gt;&lt;!-- def<text:span text:style-name="T2">ault: true --&gt;</text:span></text:p>
      <text:p text:style-name="Code">&lt;/client-config&gt;</text:p>
      <text:p text:style-name="Text_20_body">The side effect is that a user may use the TAB or shift-TAB key to move the focus to a component that shall be disabled. Notice that, no matter this feature is turned on or not, the user is always prevented from clicking any component that doesn't belong to the modal window.</text:p>
      <text:h text:style-name="Heading_20_2" text:outline-level="2">Use ZK JSP Tags or ZK JSF Components ins<text:span text:style-name="T2">tead of ZK Filter</text:span></text:h>
      <text:p text:style-name="Text_20_body">The ZK filter actually maps each HTML tag to the corresponding XHTML components. As described in the previous section, it consumes more memory than necessary since ZK has to maintain the states of all ZK components (including XUL and XHTML components).</text:p>
      <text:p text:style-name="Text_20_body">ZK JSP tags are introduced to eliminate the need of the ZK filter for JSP pages. With ZK JSP tags, a ZUL component is created for each ZK JSP tag. All other HTML tags are encapsulated as a special component.</text:p>
      <text:p text:style-name="Code">&lt;!-- a JSP page --&gt;</text:p>
      <text:p text:style-name="Code">&lt;z:page&gt;</text:p>
      <text:p text:style-name="Code"><text:tab/>&lt;table&gt;</text:p>
      <text:p text:style-name="Code"><text:tab/><text:tab/>&lt;tr&gt;</text:p>
      <text:p text:style-name="Code"><text:tab/><text:tab/><text:tab/>&lt;td&gt;Name&lt;/td&gt;</text:p>
      <text:p text:style-name="Code"><text:tab/><text:tab/><text:tab/>&lt;td&gt;&lt;z:textbox/&gt;&lt;/td&gt;</text:p>
      <text:p text:style-name="Code"><text:tab/><text:tab/>&lt;/tr&gt;</text:p>
      <text:p text:style-name="Code"><text:tab/>&lt;/table&gt;</text:p>
      <text:p text:style-name="Code">&lt;/z:page&gt;</text:p>
      <text:p text:style-name="Text_20_body">is equivalent to the following code snippet, if a ZUL page is used,</text:p>
      <text:p text:style-name="Code">&lt;!-- a ZUL<text:span text:style-name="T2"> page --&gt;</text:span></text:p>
      <text:p text:style-name="Code">&lt;n:table <text:span text:style-name="T38">xmlns:n="http://www.zkoss.org/2005/zk/native"</text:span>&gt;</text:p>
      <text:p text:style-name="Code"><text:tab/>&lt;n:tr&gt;</text:p>
      <text:p text:style-name="Code"><text:tab/><text:tab/>&lt;n:td&gt;Name&lt;/n:td&gt;</text:p>
      <text:p text:style-name="Code"><text:tab/><text:tab/>&lt;n:td&gt;<text:tab/>&lt;textbox/&gt;&lt;/n:td&gt;</text:p>
      <text:p text:style-name="Code"><text:tab/>&lt;/n:tr&gt;</text:p>
      <text:p text:style-name="Code">&lt;/n:table&gt;</text:p>
      <text:h text:style-name="P142" text:outline-level="1">12. Other Dev<text:span text:style-name="T2">ices and Output Formats</text:span></text:h>
      <text:p text:style-name="P145">In addition to Ajax browsers, mobile devices and XML output are also supported by ZK. This chapter describes them briefly. For detailed information, you have to reference the corresponding documents.</text:p>
      <text:h text:style-name="Heading_20_2" text:outline-level="2">ZK Mobile</text:h>
      <text:p text:style-name="P145">The ZK Mobile Computing is the ZK extension that enables reach of ZK applications to mobile devices with little programming. </text:p>
      <text:p text:style-name="P145">The ZK Mobile Computing is composed of two parts. In the mobile device side it is the ZK Mobile, a JavaMe Midlet thin client, that interacts with the ZK server and works as the client side user interface. In the server side it is a set of MIL (Mobile Interactive Language) components that you can control and manipulate when end users trigger actions from the mobile device. </text:p>
      <text:p text:style-name="P145">It is straightforward to develop ZK Mobile applications. Just download the ZK Mobile release and follow the ZK Mobile Quick Start Guide and you are ready to go.</text:p>
      <text:h text:style-name="Heading_20_3" text:outline-level="3"><text:span text:style-name="T40">The Mobile Component Set, </text:span><text:a xlink:type="simple" xlink:href="http://www.zkoss.org/2007/mil">http://www.zkoss.org/2007/mil</text:a></text:h>
      <text:p text:style-name="Text_20_body_20_indent"><draw:frame draw:style-name="fr26" draw:name="graphics99" text:anchor-type="paragraph" svg:x="13.547cm" svg:y="1.736cm" svg:width="4.131cm" svg:height="6.115cm" draw:z-index="96"><draw:image xlink:href="../images/10000000000000FC0000015034C5AED2.png" xlink:type="simple" xlink:show="embed" xlink:actuate="onLoad"/></draw:frame>You can write your ZK Mobile applications the same way as you have done with ZUL and ZHTML components. Only that this time you have to use the MIL components instead. Following is the classic Hello World example (hello.mil).</text:p>
      <text:p text:style-name="Code_20_Indent"><text:span text:style-name="Source_20_Text">&lt;frame title="My First Window" visible="true"&gt;</text:span></text:p>
      <text:p text:style-name="Code_20_Indent"><text:span text:style-name="Source_20_Text"><text:s text:c="2"/>Hello World!</text:span></text:p>
      <text:p text:style-name="Code_20_Indent"><text:span text:style-name="Source_20_Text">&lt;/frame&gt;</text:span></text:p>
      <text:p text:style-name="Text_20_body_20_indent">This is almost the same as the ZUL "Hello World" example. The &lt;frame&gt; tag indicates the frame of the mobile display and the "Hello World!" is the text inside the frame. </text:p>
      <text:p text:style-name="Text_20_body_20_indent">You can apply all your programming experiences with ZUL components on MIL components without problem. The only difference is that the former (ZUL components) is designed for showing on web Ajax browser while the latter (MIL components) is for showing on the ZK Mobile client. You can still use the ZK template attributes such as if, unless, forEach, each, etc. You can use multiple script languages in &lt;zscript&gt; tag. You can use EL expression and the annotated data binding. You can also choose coding with ZUML page or pure Java Richlet way. </text:p>
      <text:p text:style-name="Text_20_body_20_indent">In general, you will probably not just write a "pure" ZK Mobile application. Rather you might write an application with both a desktop web browser view and a mobile device view. It is quite natural to write different view for different client while all views can still share the same backend business logic and database models. </text:p>
      <text:h text:style-name="Heading_20_2" text:outline-level="2">XML Output</text:h>
      <text:p text:style-name="Text_20_body">Nowadays XML have become the standard format of man<text:span text:style-name="T2">y devices and protocols, such as RSS and <text:s/>SVG. It is straightforward to output XML with ZK.</text:span></text:p>
      <text:h text:style-name="Heading_20_3" text:outline-level="3">Three Steps to Gen<text:span text:style-name="T2">erate XML Output with a ZUML Page</text:span></text:h>
      <text:list text:style-name="L51">
        <text:list-item>
          <text:p text:style-name="P146">Uses the XML component set (<text:a xlink:type="simple" xlink:href="http://www.zkoss.org/2007/xml"><text:span text:style-name="T23">http://www.zkoss.org/2007/xml</text:span></text:a>).</text:p>
        </text:list-item>
        <text:list-item>
          <text:p text:style-name="P146">Maps the file extension to ZK Loader</text:p>
        </text:list-item>
        <text:list-item>
          <text:p text:style-name="P146">Maps the file extension to the XML component set</text:p>
        </text:list-item>
      </text:list>
      <text:h text:style-name="Heading_20_4" text:outline-level="4">Use the<text:span text:style-name="T2"> XML Component Set, </text:span><text:span text:style-name="T7">http://www.zkoss.org/2007/xml</text:span></text:h>
      <text:p text:style-name="Text_20_body_20_indent_20_2">The XML component set (aka., the XML language, in ZK terminology) is used to generate XML output. Unlike the XUL or XHTML component sets, all unknown<text:note text:id="ftn60" text:note-class="footnote"><text:note-citation>60</text:note-citation><text:note-body><text:p text:style-name="Footnote">By the unknown tag we mea<text:span text:style-name="T2">n a tag that is not associated with a namespace, or the namespace is unknown.</text:span></text:p></text:note-body></text:note> tags in a ZUML page are assumed to belong the Native namespace (<text:span text:style-name="T6">http://www.zkoss.org/2005/native</text:span>) rather than throwing an exception. <text:span text:style-name="T16">ZK generates them directly to the output without instantiating a ZK component for each of them.</text:span></text:p>
      <text:p text:style-name="Text_20_body_20_indent_20_2">The following is an example that generates the SVG output. It looks very similar to the XML output you want to generate, except you can use zscript, EL expressions, macro components and other ZK features.</text:p>
      <text:p text:style-name="Text_20_body_20_indent_20_2"/>
      <text:p text:style-name="Code_20_Indent_20_2"><draw:frame draw:style-name="fr5" draw:name="graphics98" text:anchor-type="paragraph" svg:x="15.291cm" svg:y="3.971cm" svg:width="1.672cm" svg:height="1.545cm" draw:z-index="95"><draw:image xlink:href="../images/100000000000004F00000049ABC5A9E2.png" xlink:type="simple" xlink:show="embed" xlink:actuate="onLoad"/></draw:frame>&lt;?page <text:span text:style-name="T8">contentType="image/svg+xml;charset=UTF-8"</text:span>?&gt;</text:p>
      <text:p text:style-name="Code_20_Indent_20_2"/>
      <text:p text:style-name="Code_20_Indent_20_2">&lt;svg width="100%" height="100%" version="1.1" xmlns<text:span text:style-name="T6">="</text:span><text:a xlink:type="simple" xlink:href="http://www.w3.org/2000/svg">http://www.w3.org/2000/svg</text:a><text:span text:style-name="T6">"</text:span></text:p>
      <text:p text:style-name="Code_20_Indent_20_2"><text:span text:style-name="T8">xmlns:z="</text:span><text:a xlink:type="simple" xlink:href="http://www.zkoss.org/2005/zk"><text:span text:style-name="T41">http://www.zkoss.org/2005/zk</text:span></text:a><text:span text:style-name="T8">"</text:span>&gt;</text:p>
      <text:p text:style-name="Code_20_Indent_20_2"><text:tab/>&lt;<text:span text:style-name="T8">z:zscript</text:span>&gt;&lt;![CDATA[</text:p>
      <text:p text:style-name="Code_20_Indent_20_2"><text:tab/>String[] bgnds = {"purple", "blue", "yellow"};</text:p>
      <text:p text:style-name="Code_20_Indent_20_2"><text:tab/>int[] rads = {30, 25, 20};</text:p>
      <text:p text:style-name="Code_20_Indent_20_2"><text:tab/>]]&gt;&lt;/<text:span text:style-name="T8">z:zscript</text:span>&gt;</text:p>
      <text:p text:style-name="Code_20_Indent_20_2"><text:tab/>&lt;circle style="fill:${each}" <text:span text:style-name="T8">z:forEach</text:span>="${bgnds}"</text:p>
      <text:p text:style-name="Code_20_Indent_20_2"><text:tab/><text:tab/>cx="${50+rads[forEachStatus.index]}"</text:p>
      <text:p text:style-name="Code_20_Indent_20_2"><text:tab/><text:tab/>cy="${20+rads[forEachStatus.index]}"</text:p>
      <text:p text:style-name="Code_20_Indent_20_2"><text:tab/><text:tab/>r="${rads[forEachStatus.index]}"/&gt;</text:p>
      <text:p text:style-name="Code_20_Indent_20_2">&lt;/svg&gt; </text:p>
      <text:p text:style-name="Text_20_body_20_indent_20_2">The generated output will be</text:p>
      <text:p text:style-name="Code_20_Indent_20_2">&lt;svg xmlns="http://www.w3.org/2000/svg" width="100%" height="100%" version="1.1"&gt;</text:p>
      <text:p text:style-name="Code_20_Indent_20_2">&lt;circle style="fill:purple" cx="80" cy="50" r="30"&gt;</text:p>
      <text:p text:style-name="Code_20_Indent_20_2">&lt;/circle&gt;</text:p>
      <text:p text:style-name="Code_20_Indent_20_2">&lt;circle style="fill:blue" cx="75" cy="45" r="25"&gt;</text:p>
      <text:p text:style-name="Code_20_Indent_20_2">&lt;/circle&gt;</text:p>
      <text:p text:style-name="Code_20_Indent_20_2">&lt;circle style="fill:yellow" cx="70" cy="40" r="20"&gt;</text:p>
      <text:p text:style-name="Code_20_Indent_20_2">&lt;/circle&gt;</text:p>
      <text:p text:style-name="Code_20_Indent_20_2">&lt;/svg&gt;</text:p>
      <text:p text:style-name="Text_20_body_20_indent_20_2">where</text:p>
      <text:list text:style-name="L52">
        <text:list-item>
          <text:p text:style-name="P147">The content type is specified with the <text:span text:style-name="T6">page</text:span> directive. For SVG, it is <text:span text:style-name="T6">image/svg+xml</text:span>. The <text:span text:style-name="T6">xml</text:span> processing instruction (<text:span text:style-name="T6">&lt;?xml?&gt;</text:span>) and <text:span text:style-name="T6">DOCTYPE</text:span> of the output are also specified in the <text:span text:style-name="T6">page</text:span> directive. Refer to the <text:span text:style-name="T3">Developer's Reference</text:span> for more about the <text:span text:style-name="T6">page</text:span> directive.</text:p>
        </text:list-item>
        <text:list-item>
          <text:p text:style-name="P147">All tags in this example, suc<text:span text:style-name="T2">h as </text:span><text:span text:style-name="T7">svg</text:span><text:span text:style-name="T2"> and </text:span><text:span text:style-name="T7">circle</text:span><text:span text:style-name="T2">, are associated with a namespace (</text:span><text:span text:style-name="T7">http://www.w3.org/2000/svg</text:span><text:span text:style-name="T2">) that is unknown to ZK Loader. </text:span><text:span text:style-name="T30">Thus, they are assumed to belong </text:span>the Native namespace. They are output directly rather than instantiating a ZK component for each of them. Refer to the <text:span text:style-name="T3">Native Namespace</text:span> section int the <text:span text:style-name="T3">ZUML with the XUL Component Set</text:span> chapter for more about the Native namespace.</text:p>
        </text:list-item>
        <text:list-item>
          <text:p text:style-name="P147">To use <text:span text:style-name="T6">zscript</text:span>, <text:span text:style-name="T6">forEach</text:span> and other ZK spe<text:span text:style-name="T2">cific</text:span> features, you have to specify the ZK namespace (<text:a xlink:type="simple" xlink:href="http://www.zkoss.org/2005/zk"><text:span text:style-name="T23">http://www.zkoss.org/2005/zk</text:span></text:a>).</text:p>
        </text:list-item>
      </text:list>
      <text:h text:style-name="Heading_20_4" text:outline-level="4">Maps the<text:span text:style-name="T2"> File Extension to ZK Loader</text:span></text:h>
      <text:p text:style-name="Text_20_body_20_indent_20_2">To let ZK Loader process the file, you have to associate it with the ZK Loader in <text:span text:style-name="T6">WEB-INF/web.xml</text:span>. In this example, we map all files with the <text:span text:style-name="T6">.svg</text:span> extension to ZK Loader<text:note text:id="ftn61" text:note-class="footnote"><text:note-citation>61</text:note-citation><text:note-body><text:p text:style-name="Footnote">We ass<text:span text:style-name="T2">ume ZK Loader (</text:span><text:span text:style-name="T7">zkLoader</text:span><text:span text:style-name="T2">) is mapped to </text:span><text:span text:style-name="T7">org.zkoss.zk.ui.http.DHtmlLayoutServlet</text:span><text:span text:style-name="T2">.</text:span></text:p></text:note-body></text:note>:</text:p>
      <text:p text:style-name="Code_20_Indent_20_2">&lt;servlet-mapping&gt;</text:p>
      <text:p text:style-name="Code_20_Indent_20_2"><text:tab/>&lt;servlet-name&gt;zkLoader&lt;/servlet-name&gt;</text:p>
      <text:p text:style-name="Code_20_Indent_20_2"><text:tab/>&lt;url-pattern&gt;*.svg&lt;/url-pattern&gt;</text:p>
      <text:p text:style-name="Code_20_Indent_20_2">&lt;/servlet-mapping&gt;</text:p>
      <text:h text:style-name="Heading_20_4" text:outline-level="4">Maps the<text:span text:style-name="T2"> File Extension to the XML Component Set</text:span></text:h>
      <text:p text:style-name="Text_20_body_20_indent_20_2">Unless the file extension is <text:span text:style-name="T6">.xml</text:span>, you have to associate it with the XML component set (aka., the XML language) explicitly in <text:span text:style-name="T6">WEB-INF/zk.xml</text:span>. In this example, we map <text:span text:style-name="T6">.svg</text:span> to the XML component set:</text:p>
      <text:p text:style-name="Code_20_Indent_20_2">&lt;language-mapping&gt;</text:p>
      <text:p text:style-name="Code_20_Indent_20_2"><text:tab/>&lt;language-name&gt;xml&lt;/language-name&gt;</text:p>
      <text:p text:style-name="Code_20_Indent_20_2"><text:tab/>&lt;extension&gt;svg&lt;/extension&gt;</text:p>
      <text:p text:style-name="Code_20_Indent_20_2">&lt;/language-mapping&gt;</text:p>
      <text:p text:style-name="Text_20_body_20_indent_20_2">where <text:span text:style-name="T6">xml</text:span> is the<text:span text:style-name="T2"> language name of the XML component set (</text:span><text:a xlink:type="simple" xlink:href="http://www.zkoss.org/2007/xml"><text:span text:style-name="T22">http://www.zkoss.org/2007/xml</text:span></text:a><text:span text:style-name="T2">). Thus, when ZK Loader parses a file with the </text:span><text:span text:style-name="T7">.svg</text:span><text:span text:style-name="T2"> extension, it knows the default language is the XML component set.</text:span></text:p>
      <text:h text:style-name="Heading_20_3" text:outline-level="3">The<text:span text:style-name="T2"> XML Component Set</text:span></text:h>
      <text:p text:style-name="P18">In addition to generating XML tags directly to the output, the XML component set provides a few components to simplify sophisticated tasks, such as XSLT.</text:p>
      <text:h text:style-name="Heading_20_4" text:outline-level="4">The<text:span text:style-name="T2"> XML Transformer</text:span></text:h>
      <text:p text:style-name="P23">To translate a XML document to another, you can use the <text:span text:style-name="T6">transformer</text:span> component as follows.</text:p>
      <text:p text:style-name="Code_20_Indent_20_2">&lt;?page contentType="text/html;charset=UTF-8"?&gt;</text:p>
      <text:p text:style-name="Code_20_Indent_20_2">&lt;<text:span text:style-name="T8">x:transformer</text:span> xsl="book.xsl" <text:span text:style-name="T8">xmlns:x="http://www.zkoss.org/2007/xml"</text:span>&gt;</text:p>
      <text:p text:style-name="Code_20_Indent_20_2"><text:tab/>&lt;book&gt;</text:p>
      <text:p text:style-name="Code_20_Indent_20_2"><text:tab/><text:tab/>&lt;title&gt;ZK - Ajax without the JavaScript Framework&lt;/title&gt;</text:p>
      <text:p text:style-name="Code_20_Indent_20_2"><text:tab/><text:tab/>&lt;for-who&gt;Web application designers and programmers who wish to implement rich Ajax web applications in the simplest way.&lt;/for-who&gt;</text:p>
      <text:p text:style-name="Code_20_Indent_20_2"><text:tab/><text:tab/>&lt;author&gt;Henri Chen and Robbie Cheng&lt;/author&gt;</text:p>
      <text:p text:style-name="Code_20_Indent_20_2"><text:tab/>&lt;/book&gt;</text:p>
      <text:p text:style-name="Code_20_Indent_20_2">&lt;/x:transformer&gt;</text:p>
      <text:p text:style-name="P23">where transformer is a component of the XML component set, so we have to specify the namespace. Otherwise, the Native namespace is assumed.</text:p>
      <text:p text:style-name="P23">Then, let us assume the content of <text:span text:style-name="T6">book.xsl</text:span> is as follows.</text:p>
      <text:p text:style-name="Code_20_Indent_20_2">&lt;xsl:stylesheet version="1.0"</text:p>
      <text:p text:style-name="Code_20_Indent_20_2">xmlns:xsl="http://www.w3.org/1999/XSL/Transform"&gt;</text:p>
      <text:p text:style-name="Code_20_Indent_20_2"><text:tab/>&lt;xsl:template match="/"&gt;</text:p>
      <text:p text:style-name="Code_20_Indent_20_2"><text:tab/><text:tab/>&lt;html&gt;</text:p>
      <text:p text:style-name="Code_20_Indent_20_2"><text:tab/><text:tab/><text:tab/>&lt;head&gt;</text:p>
      <text:p text:style-name="Code_20_Indent_20_2"><text:tab/><text:tab/><text:tab/><text:tab/>&lt;title&gt;Book Info&lt;/title&gt;</text:p>
      <text:p text:style-name="Code_20_Indent_20_2"><text:tab/><text:tab/><text:tab/>&lt;/head&gt;</text:p>
      <text:p text:style-name="Code_20_Indent_20_2"><text:tab/><text:tab/><text:tab/>&lt;body&gt;</text:p>
      <text:p text:style-name="Code_20_Indent_20_2"><text:tab/><text:tab/><text:tab/><text:tab/>&lt;h1&gt;Book Info&lt;/h1&gt;</text:p>
      <text:p text:style-name="Code_20_Indent_20_2"><text:tab/><text:tab/><text:tab/><text:tab/>&lt;xsl:apply-templates select="book"/&gt;</text:p>
      <text:p text:style-name="Code_20_Indent_20_2"><text:tab/><text:tab/><text:tab/>&lt;/body&gt;</text:p>
      <text:p text:style-name="Code_20_Indent_20_2"><text:tab/><text:tab/>&lt;/html&gt;</text:p>
      <text:p text:style-name="Code_20_Indent_20_2"><text:tab/>&lt;/xsl:template&gt;</text:p>
      <text:p text:style-name="Code_20_Indent_20_2"><text:tab/>&lt;xsl:template match="book"&gt;</text:p>
      <text:p text:style-name="Code_20_Indent_20_2"><text:tab/><text:tab/>&lt;dl&gt;</text:p>
      <text:p text:style-name="Code_20_Indent_20_2"><text:tab/><text:tab/><text:tab/>&lt;dt&gt;Title:&lt;/dt&gt;</text:p>
      <text:p text:style-name="Code_20_Indent_20_2"><text:tab/><text:tab/><text:tab/>&lt;dd&gt;&lt;xsl:value-of select="title"/&gt;&lt;/dd&gt;</text:p>
      <text:p text:style-name="Code_20_Indent_20_2"><text:tab/><text:tab/><text:tab/>&lt;dt&gt;Who is this book for:&lt;/dt&gt;</text:p>
      <text:p text:style-name="Code_20_Indent_20_2"><text:tab/><text:tab/><text:tab/>&lt;dd&gt;&lt;xsl:value-of select="for-who"/&gt;&lt;/dd&gt;</text:p>
      <text:p text:style-name="Code_20_Indent_20_2"><text:tab/><text:tab/><text:tab/>&lt;dt&gt;Authors&lt;/dt&gt;</text:p>
      <text:p text:style-name="Code_20_Indent_20_2"><text:tab/><text:tab/><text:tab/>&lt;dd&gt;&lt;xsl:value-of select="author"/&gt;&lt;/dd&gt;</text:p>
      <text:p text:style-name="Code_20_Indent_20_2"><text:tab/><text:tab/>&lt;/dl&gt;</text:p>
      <text:p text:style-name="Code_20_Indent_20_2"><text:tab/>&lt;/xsl:template&gt;</text:p>
      <text:p text:style-name="Code_20_Indent_20_2">&lt;/xsl:stylesheet&gt;</text:p>
      <text:p text:style-name="P23">Then, the generated XML output will be XHTML as follows.</text:p>
      <text:p text:style-name="Code_20_Indent_20_2">&lt;html&gt;</text:p>
      <text:p text:style-name="Code_20_Indent_20_2">&lt;head&gt;</text:p>
      <text:p text:style-name="Code_20_Indent_20_2">&lt;META http-equiv="Content-Type" content="text/html; charset=UTF-8"&gt;</text:p>
      <text:p text:style-name="Code_20_Indent_20_2">&lt;title&gt;Book Info&lt;/title&gt;</text:p>
      <text:p text:style-name="Code_20_Indent_20_2">&lt;/head&gt;</text:p>
      <text:p text:style-name="Code_20_Indent_20_2">&lt;body&gt;</text:p>
      <text:p text:style-name="Code_20_Indent_20_2">&lt;h1&gt;Book Info&lt;/h1&gt;</text:p>
      <text:p text:style-name="Code_20_Indent_20_2">&lt;dl&gt;</text:p>
      <text:p text:style-name="Code_20_Indent_20_2"/>
      <text:p text:style-name="Code_20_Indent_20_2">&lt;dt&gt;Title:&lt;/dt&gt;</text:p>
      <text:p text:style-name="Code_20_Indent_20_2">&lt;dd&gt;</text:p>
      <text:p text:style-name="Code_20_Indent_20_2">ZK - Ajax without the JavaScript Framework&lt;/dd&gt;</text:p>
      <text:p text:style-name="Code_20_Indent_20_2">&lt;dt&gt;Who is this book for:&lt;/dt&gt;</text:p>
      <text:p text:style-name="Code_20_Indent_20_2">&lt;dd&gt;</text:p>
      <text:p text:style-name="Code_20_Indent_20_2">Web application designers and programmers who wish to implement rich Ajax web applications in the simplest way.&lt;/dd&gt;</text:p>
      <text:p text:style-name="Code_20_Indent_20_2">&lt;dt&gt;Authors&lt;/dt&gt;</text:p>
      <text:p text:style-name="Code_20_Indent_20_2">&lt;dd&gt;</text:p>
      <text:p text:style-name="Code_20_Indent_20_2">Henri Chen and Robbie Cheng&lt;/dd&gt;</text:p>
      <text:p text:style-name="Code_20_Indent_20_2">&lt;/dl&gt;</text:p>
      <text:p text:style-name="Code_20_Indent_20_2">&lt;/body&gt;</text:p>
      <text:p text:style-name="Code_20_Indent_20_2">&lt;/html&gt;</text:p>
      <text:p text:style-name="P23"/>
      <text:h text:style-name="P142" text:outline-level="1">13.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0">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18">For example, you can do this when a user logins.</text:p>
      <text:p text:style-name="Code_20_Indent">void login(String username, String password) {</text:p>
      <text:p text:style-name="Code_20_Indent"><text:tab/>//check password</text:p>
      <text:p text:style-name="Code_20_Indent"><text:tab/>...</text:p>
      <text:p text:style-name="Code_20_Indent"><text:tab/>Locale preferredLocale = ...; //decide the locale (from, say, database)</text:p>
      <text:p text:style-name="Code_20_Indent"><text:tab/>session.setAttribute("px_preferred_locale", preferredLocale);</text:p>
      <text:p text:style-name="Code_20_Indent"><text:tab/>...</text:p>
      <text:p text:style-name="Code_20_Indent">}</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lements org.zkoss.zk.ui.util.RequestInterceptor {</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 locale</text:p>
      <text:p text:style-name="Code_20_Indent"><text:tab/><text:tab/><text:tab/><text:tab/><text:tab/>String val = cookies[j].getValue();</text:p>
      <text:p text:style-name="Code_20_Indent"><text:tab/><text:tab/><text:tab/><text:tab/><text:tab/>Locale locale = org.zkoss.util.Locales.getLocale(val);</text:p>
      <text:p text:style-name="Code_20_Indent"><text:tab/><text:tab/><text:tab/><text:tab/><text:tab/>sess.setAttribute(Attributes.PREFERRED_LOCALE, locale);</text:p>
      <text:p text:style-name="Code_20_Indent"><text:tab/><text:tab/><text:tab/><text:tab/><text:tab/>return;</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21"><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0">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21"><text:span text:style-name="T3">Tip</text:span>: To avoid typo, you can use the constant called <text:span text:style-name="T6">PREFERRED_TIME_ZONE</text:span> defined in the <text:span text:style-name="T6">org.zkoss.web.Attributes</text:span> class.</text:p>
      <text:h text:style-name="P19"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14">lang</text:span>_<text:span text:style-name="T14">CNTY</text:span>.properties under the <text:span text:style-name="T6">WEB-INF</text:span> directory, where <text:span text:style-name="T14">lang</text:span> is the language such as en and fr, and <text:span text:style-name="T14">CNTY</text:span><text:span text:style-name="T16"> is the country, such as US and FR</text:span>.</text:p>
      <text:p text:style-name="Text_20_body">To get a Locale-dependent property, you could use <text:span text:style-name="T6">org.zkoss.util.resource.Labels</text:span> in Java, or <text:span text:style-name="T6">${c:l('key')}</text:span> in EL expression. To use it in EL, you have to specify the TLD file with the <text:span text:style-name="T6">taglib</text:span> directive in your page as follows.</text:p>
      <text:p text:style-name="Code">&lt;?taglib uri="http://www.zkoss.org/dsp/web/core" prefix="c"?&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 You do </text:span><text:span text:style-name="T17">not</text:span><text:span text:style-name="T2"> need to copy it to your Web application.</text:span></text:p>
      <text:p text:style-name="Text_20_body">When a Locale-dependent label is about to retrieved, one of i3-label_<text:span text:style-name="T14">lang</text:span><text:span text:style-name="T16">_</text:span><text:span text:style-name="T14">CNTY</text:span><text:span text:style-name="T16">.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 Then, invoke the </text:span><text:span text:style-name="T7">register</text:span><text:span text:style-name="T2"> method of the </text:span><text:span text:style-name="T7">org.zkoss.util.resource.Labels</text:span><text:span text:style-name="T2"> class.</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53">
        <text:list-item>
          <text:p text:style-name="P148">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48">If two or more "*" are specified in an URI such as "/my*/lang*.css", then the first "*" will be rep<text:span text:style-name="T2">laced with </text:span>"<text:span text:style-name="T15">ie</text:span>" for Internet Explorer, "saf" for Safari, and "<text:span text:style-name="T15">moz</text:span>" for other browsers<text:note text:id="ftn62" text:note-class="footnote"><text:note-citation>62</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48">All other "*" are ignored.</text:p>
        </text:list-item>
      </text:list>
      <text:p text:style-name="Tip"><text:span text:style-name="T56">Note</text:span><text:span text:style-name="T57">:</text:span><text:span text:style-name="T13">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49">For example, "/my/lang.css*" is equivalent to "/my/lang.css".</text:p>
      <text:p text:style-name="P149">In other words, you can consider it as neutral to the Locale.</text:p>
      <text:p text:style-name="P21"><text:span text:style-name="T3">Tip</text:span>: We can apply this rule to specify an URI depending on the browser type, but not depending on the Locale. For example, "/my/lang*.css*" will be replaced with "/my/langie.css" if Internet Explorer is the current user's browser.</text:p>
      <text:p text:style-name="P18"/>
      <text:p text:style-name="P18">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4">
              <text:list-item>
                <text:p text:style-name="P150">/norm_de_DE.css</text:p>
              </text:list-item>
              <text:list-item>
                <text:p text:style-name="P150">/norm_de.css</text:p>
              </text:list-item>
              <text:list-item>
                <text:p text:style-name="P150">/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4">
              <text:list-item text:start-value="1">
                <text:p text:style-name="P150">/css-ie/norm_de_DE.css</text:p>
              </text:list-item>
              <text:list-item>
                <text:p text:style-name="P150">/css-ie/norm_de.css</text:p>
              </text:list-item>
              <text:list-item>
                <text:p text:style-name="P150">/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4">
              <text:list-item text:start-value="1">
                <text:p text:style-name="P150">/imgie/pic*/lang_de_DE.png</text:p>
              </text:list-item>
              <text:list-item>
                <text:p text:style-name="P150">/imgie/pic*/lang_de.png</text:p>
              </text:list-item>
              <text:list-item>
                <text:p text:style-name="P150">/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4">
              <text:list-item text:start-value="1">
                <text:p text:style-name="P150">/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5">
              <text:list-item>
                <text:p text:style-name="P151">/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6">
              <text:list-item>
                <text:p text:style-name="P152">/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7">
        <text:list-item>
          <text:p text:style-name="P153">The <text:span text:style-name="T6">enc</text:span><text:span text:style-name="T7">odeURL</text:span><text:span text:style-name="T21">, </text:span><text:span text:style-name="T7">forward</text:span><text:span text:style-name="T21">,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53">The <text:span text:style-name="T6">locate</text:span><text:span text:style-name="T21">, </text:span><text:span text:style-name="T7">forward</text:span><text:span text:style-name="T21">,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53">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8">
        <text:list-item>
          <text:p text:style-name="P154">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The<text:span text:style-name="T2">mes</text:span></text:h>
      <text:p text:style-name="P20">The XUL component set provides several sets of style sheet files for each browser type: smaller, larger and normal. By default, the normal set is used. You can configure <text:span text:style-name="T6">WEB-INF/zk.xml</text:span> to choose a different theme.</text:p>
      <text:h text:style-name="Heading_20_3" text:outline-level="3">Use the Theme with Smaller Fonts</text:h>
      <text:p text:style-name="P18">The theme with smaller fonts is called <text:span text:style-name="T6">normsm*.css.dsp</text:span>. You can configure <text:span text:style-name="T6">WEB-INF/zk.xml</text:span> to use it as follows.</text:p>
      <text:p text:style-name="Code_20_Indent">&lt;desktop-config&gt;<text:line-break/><text:tab/>&lt;disable-theme-uri&gt;~./zul/css/norm*.css.dsp*&lt;/disable-theme-uri&gt;<text:line-break/><text:tab/>&lt;theme-uri&gt;~./zul/css/normsm*.css.dsp*&lt;/theme-uri&gt;<text:line-break/>&lt;/desktop-config&gt;</text:p>
      <text:p text:style-name="Text_20_body_20_indent">Refer to the <text:span text:style-name="T3">Developer's Reference</text:span> for more about how to configure with <text:span text:style-name="T6">WEB-INF/zk.xml</text:span>.</text:p>
      <text:h text:style-name="Heading_20_3" text:outline-level="3">Use the Theme with Larger Fonts</text:h>
      <text:p text:style-name="P18">The theme with smaller fonts is called <text:span text:style-name="T6">normlg*.css.dsp</text:span>. You can configure <text:span text:style-name="T6">WEB-INF/zk.xml</text:span> to use it as follows.</text:p>
      <text:p text:style-name="Code_20_Indent">&lt;desktop-config&gt;<text:line-break/><text:tab/>&lt;disable-theme-uri&gt;~./zul/css/norm*.css.dsp*&lt;/disable-theme-uri&gt;<text:line-break/><text:tab/>&lt;theme-uri&gt;~./zul/css/normlg*.css.dsp*&lt;/theme-uri&gt;<text:line-break/>&lt;/desktop-config&gt;</text:p>
      <text:h text:style-name="Heading_20_3" text:outline-level="3">Use the Theme that Dep<text:span text:style-name="T2">ends on Locale</text:span></text:h>
      <text:p text:style-name="P18">It is common to use the larger font only for Chinese locales. You can configure <text:span text:style-name="T6">WEB-INF/zk.xml</text:span> to use it as follows.</text:p>
      <text:p text:style-name="Code_20_Indent">&lt;desktop-config&gt;<text:line-break/><text:tab/>&lt;disable-theme-uri&gt;~./zul/css/norm*.css.dsp*&lt;/disable-theme-uri&gt;<text:line-break/><text:tab/>&lt;theme-uri&gt;~./zul/css/norm**.css.dsp&lt;/theme-uri&gt;<text:line-break/>&lt;/desktop-config&gt;</text:p>
      <text:h text:style-name="P19" text:outline-level="3">Use Your Own Theme</text:h>
      <text:p text:style-name="P18">It is easy to customize the look and feel of the ZK XUL components by providing your own style sheets (CSS). You can refer to <text:span text:style-name="T6">norm.css.dsp</text:span> and <text:span text:style-name="T6">normie.css.dsp</text:span> in the zul project for examples. If you just want to change the font size, you can reference <text:span text:style-name="T6">normsm.css.dsp</text:span>.</text:p>
      <text:p text:style-name="Code_20_Indent">&lt;desktop-config&gt;</text:p>
      <text:p text:style-name="Code_20_Indent"><text:tab/>&lt;theme-uri&gt;/css/my-fine-font.css&lt;/theme-uri&gt;</text:p>
      <text:p text:style-name="Code_20_Indent">&lt;/desktop-config&gt;</text:p>
      <text:h text:style-name="P19" text:outline-level="3">The Theme Provider</text:h>
      <text:p text:style-name="P18">If you prefer to decide the theme at the run time depending on the current user, cookie, locale or others, you can implement a theme provider. A theme provider is a class that implements the <text:span text:style-name="T6">org.zkoss.zk.ui.util.ThemeProvider</text:span> interface.</text:p>
      <text:p text:style-name="Code_20_Indent">package my;</text:p>
      <text:p text:style-name="Code_20_Indent">public class MyThemeProvider imp<text:span text:style-name="T2">lements ThemeProvder {</text:span></text:p>
      <text:p text:style-name="Code_20_Indent"><text:tab/><text:tab/>public Collection getThemeURIs(Execution exec, List uris) {</text:p>
      <text:p text:style-name="Code_20_Indent"><text:tab/><text:tab/><text:tab/>for (Iterator it = uris.iterator(); it.hasNext();) {</text:p>
      <text:p text:style-name="Code_20_Indent"><text:tab/><text:tab/><text:tab/><text:tab/>if ("~./zul/css/norm*.css.dsp*".equals(it.next()))</text:p>
      <text:p text:style-name="Code_20_Indent"><text:tab/><text:tab/><text:tab/><text:tab/><text:tab/>it.remove(); //remove the default theme</text:p>
      <text:p text:style-name="Code_20_Indent"><text:tab/><text:tab/><text:tab/>}</text:p>
      <text:p text:style-name="Code_20_Indent"><text:tab/><text:tab/><text:tab/>HttpServletRequest req = (HttpServletRequest)exec.getNativeRequest();</text:p>
      <text:p text:style-name="Code_20_Indent"><text:tab/><text:tab/><text:tab/>uris.add(getMyThemeURI(req));</text:p>
      <text:p text:style-name="Code_20_Indent"><text:tab/><text:tab/><text:tab/>return uris;</text:p>
      <text:p text:style-name="Code_20_Indent"><text:tab/><text:tab/>}<text:line-break/>}</text:p>
      <text:p text:style-name="Text_20_body_20_indent">The<text:span text:style-name="T2">n, you configure </text:span><text:span text:style-name="T7">WEB-INF/zk.xml</text:span><text:span text:style-name="T2"> by adding the following lines.</text:span></text:p>
      <text:p text:style-name="Code_20_Indent">&lt;desktop-config&gt;</text:p>
      <text:p text:style-name="Code_20_Indent"><text:tab/>&lt;theme-provider-class&gt;my.MyThemeProvider&lt;/theme-provider-class&gt;</text:p>
      <text:p text:style-name="Code_20_Indent">&lt;/desktop-config&gt;</text:p>
      <text:h text:style-name="Heading_20_1" text:outline-level="1">14.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0">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63" text:note-class="footnote"><text:note-citation>63</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0">The simplest way to use JDBC, like any JDBC tutorial might suggest, is to use <text:span text:style-name="T6">java.sql.DriverManager</text:span>. Here is an example to store the name and email into a MySQL<text:note text:id="ftn64" text:note-class="footnote"><text:note-citation>64</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tab/>if (conn != null) {</text:p>
      <text:p text:style-name="Code"><text:tab/><text:tab/><text:tab/><text:tab/>try {</text:p>
      <text:p text:style-name="Code"><text:tab/><text:tab/><text:tab/><text:tab/><text:tab/>conn.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p>
      <text:p text:style-name="Code"><text:tab/>}</text:p>
      <text:p text:style-name="Code"><text:s text:c="4"/>]]&gt;</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0">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7">not recommended</text:span><text:span text:style-name="T2">.</text:span></text:p>
      <text:p text:style-name="P21">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1">To know when a desktop becomes invalid, you have to implement a listener by use of <text:span text:style-name="T6">org.zkoss.zk.ui.util.DesktopCleanup</text:span>.</text:p>
      <text:h text:style-name="Heading_20_2" text:outline-level="2">Use with Connection Pooling</text:h>
      <text:p text:style-name="P20">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0">There is no reason not to use connection pooling when developing Web-based applications, including ZK applications.</text:p>
      <text:p text:style-name="P20">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8">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 name, email;</text:p>
      <text:p text:style-name="Code_20_Indent"><text:tab/>public void onCreate() {</text:p>
      <text:p text:style-name="Code_20_Indent"><text:tab/><text:tab/>//initial name and email</text:p>
      <text:p text:style-name="Code_20_Indent"><text:tab/><text:tab/>name = getFellow("name");</text:p>
      <text:p text:style-name="Code_20_Indent"><text:tab/><text:tab/>email = getFellow("email");</text:p>
      <text:p text:style-name="Code_20_Indent"><text:tab/>}</text:p>
      <text:p text:style-name="Code_20_Indent"><text:tab/>public void onOK() throws Exception {</text:p>
      <text:p text:style-name="P132"><text:tab/><text:tab/><text:tab/>DataSource ds = (DataSource)new InitialContext()</text:p>
      <text:p text:style-name="P132"><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P132"><text:tab/><text:tab/><text:tab/>conn = ds.getConnection();</text:p>
      <text:p text:style-name="Code_20_Indent"><text:span text:style-name="T8"><text:tab/><text:tab/><text:tab/></text:span>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P25"><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55">Notes:</text:p>
      <text:list text:style-name="L59">
        <text:list-item>
          <text:p text:style-name="P156">It is important to close the statement and connection after use.</text:p>
        </text:list-item>
        <text:list-item>
          <text:p text:style-name="P156">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8">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3">To configure connection pooling for Tomcat 5.5, you have to edit <text:span text:style-name="T6">$TOMCAT_DIR/conf/context.xml</text:span><text:span text:style-name="T6"><text:note text:id="ftn65" text:note-class="footnote"><text:note-citation>65</text:note-citation><text:note-body><text:p text:style-name="P157">Thanks Thomas Muller (<text:a xlink:type="simple" xlink:href="http://asconet.org:8000/antville/oberinspector">http://asconet.org:8000/antville/oberinspector</text:a>) for<text:span text:style-name="T2"> correction.</text:span></text:p><text:p text:style-name="P157"><text:span text:style-name="T2">See also </text:span><text:a xlink:type="simple" xlink:href="http://tomcat.apache.org/tomcat-5.5-doc/jndi-resources-howto.html"><text:span text:style-name="T46">http://tomcat.apache.org/tomcat-5.5-doc/jndi-resources-howto.html</text:span></text:a><text:span text:style-name="T2"> and </text:span><text:a xlink:type="simple" xlink:href="http://en.wikibooks.org/wiki/ZK/How-Tos/HowToHandleHibernateSessions#Working_with_the_Hibernate_session"><text:span text:style-name="T46">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3">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5">org.zkoss</text:span><text:span text:style-name="T58">.zk.ui.event.EventThreadCleanup</text:span><text:span text:style-name="T21"> Interface</text:span></text:h>
      <text:p text:style-name="P18">As emphasized before, it is important to close the connection in the <text:span text:style-name="T6">finally</text:span> clause, such that every connection will be returned to connection pool correctly.</text:p>
      <text:p text:style-name="P18">To make your application more robust, you could implement the <text:span text:style-name="T6">org.zkoss.zk.ui.event.EventThreadCleanup</text:span><text:span text:style-name="T15"> interface to close any pending connections and statements, in case that some of your application codes might forget to close them in the </text:span><text:span text:style-name="T6">finally</text:span><text:span text:style-name="T15"> clause.</text:span></text:p>
      <text:p text:style-name="P158">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z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59"><text:tab/><text:tab/><text:tab/>conn = ds.getConnection();</text:p>
      <text:p text:style-name="Code_20_Indent_20_2"><text:span text:style-name="T25"><text:tab/><text:tab/><text:tab/></text:span>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P60"><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5">org.zkoss.zk.util.Ini</text:span><text:span text:style-name="T58">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4">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4">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4">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58">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21">oke its </text:span><text:span text:style-name="T7">rollback</text:span><text:span text:style-name="T21"> method. To commit, invoke its </text:span><text:span text:style-name="T7">commit</text:span><text:span text:style-name="T21"> method.</text:span></text:p>
      <text:h text:style-name="Heading_20_4" text:outline-level="4">Web Con<text:span text:style-name="T2">tainers and </text:span><text:span text:style-name="T58">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Code_20_Indent_20_2">import javax.sql.DataSource;</text:p>
      <text:p text:style-name="P60">import javax.naming.InitContext;</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5.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p>
      <text:p text:style-name="Code_20_Indent"><text:tab/>&lt;description&gt;ZK loader for ZUML pages&lt;/description&gt;</text:p>
      <text:p text:style-name="Code_20_Indent"><text:tab/>&lt;portlet-name&gt;zkPortletLoader&lt;/portlet-name&gt;</text:p>
      <text:p text:style-name="Code_20_Indent"><text:tab/>&lt;display-name&gt;ZK Portlet Loader&lt;/display-name&gt;</text:p>
      <text:p text:style-name="Code_20_Indent"/>
      <text:p text:style-name="Code_20_Indent"><text:tab/>&lt;portlet-class&gt;org.zkoss.zk.ui.http.DHtmlLayoutPortlet&lt;/portlet-class&gt;</text:p>
      <text:p text:style-name="Code_20_Indent"/>
      <text:p text:style-name="Code_20_Indent"><text:tab/>&lt;expiration-cache&gt;0&lt;/expiration-cache&gt;</text:p>
      <text:p text:style-name="Code_20_Indent"/>
      <text:p text:style-name="Code_20_Indent"><text:tab/>&lt;supports&gt;</text:p>
      <text:p text:style-name="Code_20_Indent"><text:tab/><text:tab/>&lt;mime-type&gt;text/html&lt;/mime-type&gt;</text:p>
      <text:p text:style-name="Code_20_Indent"><text:tab/><text:tab/>&lt;portlet-mode&gt;VIEW&lt;/portlet-mode&gt;</text:p>
      <text:p text:style-name="Code_20_Indent"><text:tab/>&lt;/supports&gt;</text:p>
      <text:p text:style-name="Code_20_Indent"/>
      <text:p text:style-name="Code_20_Indent"><text:tab/>&lt;supported-locale&gt;en&lt;/supported-locale&gt;</text:p>
      <text:p text:style-name="Code_20_Indent"/>
      <text:p text:style-name="Code_20_Indent"><text:tab/>&lt;portlet-info&gt;</text:p>
      <text:p text:style-name="Code_20_Indent"><text:tab/><text:tab/>&lt;title&gt;ZK&lt;/title&gt;</text:p>
      <text:p text:style-name="Code_20_Indent"><text:tab/><text:tab/>&lt;short-title&gt;ZK&lt;/short-title&gt;</text:p>
      <text:p text:style-name="Code_20_Indent"><text:tab/><text:tab/>&lt;keywords&gt;ZK,ZUML&lt;/keywords&gt;</text:p>
      <text:p text:style-name="Code_20_Indent"><text:tab/>&lt;/portlet-info&gt;</text:p>
      <text:p text:style-name="Code_20_Indent">&lt;/portlet&gt;</text:p>
      <text:h text:style-name="P19"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60">
        <text:list-item>
          <text:p text:style-name="P160">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61">The request attribute (<text:span text:style-name="T6">RenderRequest</text:span>'s <text:span text:style-name="T6">getAttribute</text:span>) called <text:span text:style-name="T6">zk_page</text:span>. If found, it is the path of the ZUML page.</text:p>
        </text:list-item>
        <text:list-item>
          <text:p text:style-name="P160"><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60">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61">The request attribute (<text:span text:style-name="T6">RenderRequest</text:span>'s <text:span text:style-name="T6">getAttribute</text:span>) called <text:span text:style-name="T6">zk_richlet</text:span>. If found, it is the path of the richlet.</text:p>
        </text:list-item>
        <text:list-item>
          <text:p text:style-name="P161">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61">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p>
      <text:p text:style-name="Code_20_Indent"><text:tab/>&lt;title&gt;ZK Porlet Demo&lt;/title&gt;</text:p>
      <text:p text:style-name="Code_20_Indent"><text:tab/>&lt;header name="Cache-Control" value="no-cache"/&gt;</text:p>
      <text:p text:style-name="Code_20_Indent"><text:tab/>&lt;header name="Pragma" value="no-cache"/&gt;</text:p>
      <text:p text:style-name="Code_20_Indent"/>
      <text:p text:style-name="Code_20_Indent"><text:tab/>&lt;vbox&gt;</text:p>
      <text:p text:style-name="Code_20_Indent"><text:tab/><text:tab/>&lt;hbox&gt;</text:p>
      <text:p text:style-name="Code_20_Indent"><text:tab/><text:tab/><text:tab/>&lt;servlet page="sample1.zul"/&gt;</text:p>
      <text:p text:style-name="Code_20_Indent"><text:tab/><text:tab/><text:tab/>&lt;portlet name="zkdemo.zkLoader"&gt;</text:p>
      <text:p text:style-name="Code_20_Indent"><text:tab/><text:tab/><text:tab/><text:tab/>&lt;attribute name="zk_page" value="/test/sample2.zul"/&gt;</text:p>
      <text:p text:style-name="Code_20_Indent"><text:tab/><text:tab/><text:tab/>&lt;/portlet&gt;</text:p>
      <text:p text:style-name="Code_20_Indent"><text:tab/><text:tab/>&lt;/hbox&gt;</text:p>
      <text:p text:style-name="Code_20_Indent"><text:tab/>&lt;/vbox&gt;</text:p>
      <text:p text:style-name="Code_20_Indent"/>
      <text:p text:style-name="Code_20_Indent"><text:tab/>&lt;molds uri="~./pxp/html/molds.xml"/&gt;</text:p>
      <text:p text:style-name="Code_20_Indent">&lt;/layout&gt;</text:p>
      <text:p text:style-name="P20"><draw:frame draw:style-name="fr3" draw:name="graphics38" text:anchor-type="paragraph" svg:width="13.885cm" svg:height="2.434cm" draw:z-index="37"><draw:image xlink:href="../images/1000000000000290000000735EEBE1FC.png" xlink:type="simple" xlink:show="embed" xlink:actuate="onLoad"/></draw:frame></text:p>
      <text:h text:style-name="Heading_20_1" text:outline-level="1">16.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0">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Code">class MyClass {</text:p>
      <text:p text:style-name="Code"><text:tab/>private static final Log log = Log.lookup(MyClass.class);</text:p>
      <text:p text:style-name="Code"><text:tab/>public void f(Object v) {</text:p>
      <text:p text:style-name="Code"><text:tab/><text:tab/>if (log.debugable()) log.debug("Value is "+v);</text:p>
      <text:p text:style-name="Code"><text:tab/>}</text:p>
      <text:p text:style-name="Code">}</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21"><text:tab/><text:span text:style-name="T6">Log.setHierarchy(true);</text:span></text:p>
      <text:p text:style-name="P21"><text:span text:style-name="T3">Note</text:span>: The hierarchy support is enabled automatically, if you configure the log level with <text:span text:style-name="T6">WEB-INF/zk.xml</text:span> as described in the following section.</text:p>
      <text:h text:style-name="P162"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lt;log-base&gt;<text:span text:style-name="T8">org.zkoss</text:span>&lt;/log-base&gt;</text:p>
      <text:p text:style-name="Code_20_Indent"><text:tab/>&lt;/log&gt;</text:p>
      <text:p text:style-name="Code_20_Indent">&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18">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67">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67">ERROR</text:p>
          </table:table-cell>
          <table:table-cell table:style-name="Table35.B2" office:value-type="string">
            <text:p text:style-name="P39">Indicates providing error messages.</text:p>
          </table:table-cell>
        </table:table-row>
        <table:table-row>
          <table:table-cell table:style-name="Table35.A2" office:value-type="string">
            <text:p text:style-name="P67">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67">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67">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67">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67">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7">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7">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18">Some logs are generated before loading <text:span text:style-name="T6">i3-log.conf</text:span>. If you want to disable all logs completely, you have to either configure the logging of the Web server<text:note text:id="ftn66" text:note-class="footnote"><text:note-citation>66</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p>
      <text:p text:style-name="Code_20_Indent"><text:tab/>&lt;servlet-class&gt;org.zkoss.zk.ui.http.DHtmlLayoutServlet&lt;/servlet-class&gt;</text:p>
      <text:p text:style-name="P132"><text:tab/><text:tab/>&lt;init-param&gt;</text:p>
      <text:p text:style-name="P132"><text:tab/><text:tab/><text:tab/>&lt;param-name&gt;log-level&lt;/param-name&gt;</text:p>
      <text:p text:style-name="P132"><text:tab/><text:tab/><text:tab/>&lt;param-value&gt;OFF&lt;/param-value&gt;</text:p>
      <text:p text:style-name="P132"><text:tab/><text:tab/>&lt;/init-param&gt;</text:p>
      <text:p text:style-name="Code_20_Indent">...</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0">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1">Though standard components of ZK use DSP as a template technology, they are handled directly by ZK loader.</text:p>
      <text:p text:style-name="P163"><text:span text:style-name="T2">Refer to the </text:span><text:span text:style-name="T4">Developer's Reference</text:span><text:span text:style-name="T2"> for more information.</text:span></text:p>
      <text:h text:style-name="Heading_20_2" text:outline-level="2">iDOM</text:h>
      <text:p text:style-name="Text_20_body">Package: <text:span text:style-name="T6">org.zkoss.idom</text:span></text:p>
      <text:p text:style-name="Text_20_body">An implementation of W3C DOM. It is inspired by JDOM<text:note text:id="ftn67" text:note-class="footnote"><text:note-citation>67</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4"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4"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176</text:page-number> of <text:page-count>254</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12-17T11:11:05</dc:date>
    <meta:printed-by>Henri Chen</meta:printed-by>
    <meta:print-date>2006-08-04T11:03:45</meta:print-date>
    <meta:keyword>ZK ZUL ZHTML</meta:keyword>
    <dc:language>en-US</dc:language>
    <meta:editing-cycles>4889</meta:editing-cycles>
    <meta:editing-duration>P19DT2H52M34S</meta:editing-duration>
    <meta:user-defined meta:name="Info 1"/>
    <meta:user-defined meta:name="Info 2"/>
    <meta:user-defined meta:name="Info 3"/>
    <meta:user-defined meta:name="Info 4"/>
    <meta:document-statistic meta:table-count="35" meta:image-count="110" meta:object-count="0" meta:page-count="254" meta:paragraph-count="6828" meta:word-count="61144" meta:character-count="395793"/>
  </office:meta>
</office:document-meta>
</file>